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3.552cm"/>
    </style:style>
    <style:style style:name="co4" style:family="table-column">
      <style:table-column-properties fo:break-before="auto" style:column-width="0.453cm"/>
    </style:style>
    <style:style style:name="co5" style:family="table-column">
      <style:table-column-properties fo:break-before="auto" style:column-width="3.639cm"/>
    </style:style>
    <style:style style:name="co6" style:family="table-column">
      <style:table-column-properties fo:break-before="auto" style:column-width="0.646cm"/>
    </style:style>
    <style:style style:name="co7" style:family="table-column">
      <style:table-column-properties fo:break-before="auto" style:column-width="2.69cm"/>
    </style:style>
    <style:style style:name="co8" style:family="table-column">
      <style:table-column-properties fo:break-before="auto" style:column-width="0.512cm"/>
    </style:style>
    <style:style style:name="co9" style:family="table-column">
      <style:table-column-properties fo:break-before="auto" style:column-width="0.543cm"/>
    </style:style>
    <style:style style:name="co10" style:family="table-column">
      <style:table-column-properties fo:break-before="auto" style:column-width="0.6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ackground-color="#808080"/>
    </style:style>
    <style:style style:name="ce5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b2b2b2"/>
    </style:style>
    <style:style style:name="ce22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acb20c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e6e905"/>
    </style:style>
    <style:style style:name="ce31" style:family="table-cell" style:parent-style-name="Default">
      <style:table-cell-properties fo:background-color="#acb20c"/>
    </style:style>
    <style:style style:name="ce18" style:family="table-cell" style:parent-style-name="Default">
      <style:table-cell-properties style:diagonal-bl-tr="none" fo:border="none"/>
    </style:style>
    <style:style style:name="ce19" style:family="table-cell" style:parent-style-name="Default">
      <style:table-cell-properties style:diagonal-bl-tr="none" fo:border="none"/>
      <style:paragraph-properties fo:margin-left="0cm"/>
    </style:style>
    <style:style style:name="ce20" style:family="table-cell" style:parent-style-name="Default">
      <style:table-cell-properties fo:background-color="#ffffff"/>
    </style:style>
    <style:style style:name="ce48" style:family="table-cell" style:parent-style-name="Default">
      <style:table-cell-properties fo:background-color="#333333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333333"/>
    </style:style>
    <style:style style:name="ce50" style:family="table-cell" style:parent-style-name="Default">
      <style:table-cell-properties fo:background-color="#333333" style:vertical-align="middle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c9211e"/>
      <style:text-properties fo:color="#ffffff"/>
    </style:style>
    <style:style style:name="ce46" style:family="table-cell" style:parent-style-name="Default">
      <style:table-cell-properties fo:background-color="#c9211e"/>
    </style:style>
    <style:style style:name="ce47" style:family="table-cell" style:parent-style-name="Default">
      <style:table-cell-properties fo:background-color="#ff6d6d"/>
    </style:style>
    <style:style style:name="ce49" style:family="table-cell" style:parent-style-name="Default">
      <style:table-cell-properties fo:background-color="#813709"/>
      <style:text-properties fo:color="#ffffff"/>
    </style:style>
    <style:style style:name="ce51" style:family="table-cell" style:parent-style-name="Default">
      <style:table-cell-properties fo:background-color="#813709"/>
    </style:style>
    <style:style style:name="ce52" style:family="table-cell" style:parent-style-name="Default">
      <style:table-cell-properties fo:background-color="#b85c00"/>
    </style:style>
    <style:style style:name="ce24" style:family="table-cell" style:parent-style-name="Default">
      <style:table-cell-properties fo:background-color="#dddddd"/>
    </style:style>
    <style:style style:name="ce54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ackground-color="#ffa6a6"/>
    </style:style>
    <style:style style:name="ce57" style:family="table-cell" style:parent-style-name="Default">
      <style:table-cell-properties fo:background-color="#ff972f"/>
    </style:style>
    <style:style style:name="ce25" style:family="table-cell" style:parent-style-name="Default">
      <style:table-cell-properties style:diagonal-bl-tr="none" style:text-align-source="fix" style:repeat-content="false" fo:border="none"/>
      <style:paragraph-properties fo:text-align="center" fo:margin-left="0cm"/>
    </style:style>
    <style:style style:name="ce26" style:family="table-cell" style:parent-style-name="Default">
      <style:table-cell-properties fo:background-color="#b2b2b2" style:diagonal-bl-tr="none" style:text-align-source="fix" style:repeat-content="false" fo:border="none"/>
      <style:paragraph-properties fo:text-align="center" fo:margin-left="0cm"/>
    </style:style>
    <style:style style:name="ce27" style:family="table-cell" style:parent-style-name="Default">
      <style:table-cell-properties fo:background-color="#cccccc" style:diagonal-bl-tr="none" style:text-align-source="fix" style:repeat-content="false" fo:border="none"/>
      <style:paragraph-properties fo:text-align="center" fo:margin-left="0cm"/>
    </style:style>
    <style:style style:name="ce28" style:family="table-cell" style:parent-style-name="Default">
      <style:table-cell-properties fo:background-color="#dddddd" style:diagonal-bl-tr="none" style:text-align-source="fix" style:repeat-content="false" fo:border="none"/>
      <style:paragraph-properties fo:text-align="center" fo:margin-left="0cm"/>
    </style:style>
    <style:style style:name="ce74" style:family="table-cell" style:parent-style-name="Default">
      <style:table-cell-properties fo:background-color="#999999"/>
    </style:style>
    <style:style style:name="ce75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ea7500"/>
    </style:style>
    <style:style style:name="ce77" style:family="table-cell" style:parent-style-name="Default">
      <style:table-cell-properties fo:background-color="#b2b2b2" style:text-align-source="fix" style:repeat-content="false"/>
      <style:paragraph-properties fo:text-align="end" fo:margin-left="0cm"/>
    </style:style>
    <style:style style:name="ce78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ackground-color="#ea7500"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fo:background-color="#ffa6a6" style:text-align-source="fix" style:repeat-content="false"/>
      <style:paragraph-properties fo:text-align="end" fo:margin-left="0cm"/>
    </style:style>
    <style:style style:name="ce81" style:family="table-cell" style:parent-style-name="Default">
      <style:table-cell-properties fo:background-color="#ea7500" style:text-align-source="fix" style:repeat-content="false"/>
      <style:paragraph-properties fo:text-align="start" fo:margin-left="0cm"/>
    </style:style>
    <style:style style:name="ce82" style:family="table-cell" style:parent-style-name="Default">
      <style:table-cell-properties fo:background-color="#ff972f" style:text-align-source="value-type" style:repeat-content="false"/>
      <style:paragraph-properties fo:margin-left="0cm"/>
    </style:style>
    <style:style style:name="ce83" style:family="table-cell" style:parent-style-name="Default">
      <style:table-cell-properties fo:background-color="#ff972f"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eus_FN_&amp;_FL_Parallel_N_Sequential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1" table:number-columns-repeated="2" table:default-cell-style-name="ce9"/>
        <table:table-column table:style-name="co4" table:default-cell-style-name="ce5"/>
        <table:table-column table:style-name="co1" table:default-cell-style-name="ce9"/>
        <table:table-column table:style-name="co1" table:default-cell-style-name="Default"/>
        <table:table-column table:style-name="co5" table:default-cell-style-name="ce9"/>
        <table:table-column table:style-name="co3" table:default-cell-style-name="ce9"/>
        <table:table-column table:style-name="co1" table:number-columns-repeated="2" table:default-cell-style-name="ce9"/>
        <table:table-column table:style-name="co1" table:number-columns-repeated="16371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10"/>
          <table:table-cell table:style-name="ce1" office:value-type="string" calcext:value-type="string">
            <text:p>Zeus</text:p>
          </table:table-cell>
          <table:table-cell table:style-name="ce10" office:value-type="string" calcext:value-type="string">
            <text:p>100 Frames</text:p>
          </table:table-cell>
          <table:table-cell table:number-columns-repeated="4"/>
          <table:table-cell table:style-name="ce10" office:value-type="string" calcext:value-type="string">
            <text:p>Zeus</text:p>
          </table:table-cell>
          <table:table-cell table:style-name="ce1" office:value-type="string" calcext:value-type="string">
            <text:p>100 Frames</text:p>
          </table:table-cell>
          <table:table-cell table:number-columns-repeated="16375"/>
        </table:table-row>
        <table:table-row table:style-name="ro1">
          <table:table-cell table:style-name="ce10"/>
          <table:table-cell table:style-name="ce1" office:value-type="string" calcext:value-type="string">
            <text:p>FN</text:p>
          </table:table-cell>
          <table:table-cell table:style-name="ce10"/>
          <table:table-cell table:number-columns-repeated="4"/>
          <table:table-cell table:style-name="ce10" office:value-type="string" calcext:value-type="string">
            <text:p>FL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" office:value-type="string" calcext:value-type="string">
            <text:p>Units</text:p>
          </table:table-cell>
          <table:table-cell table:style-name="ce10" office:value-type="string" calcext:value-type="string">
            <text:p>Media ET/F</text:p>
          </table:table-cell>
          <table:table-cell table:style-name="ce10" office:value-type="string" calcext:value-type="string">
            <text:p>Execution Time</text:p>
          </table:table-cell>
          <table:table-cell table:style-name="ce10" office:value-type="string" calcext:value-type="string">
            <text:p>A_FPS</text:p>
          </table:table-cell>
          <table:table-cell table:style-name="ce10" office:value-type="string" calcext:value-type="string">
            <text:p>Max_FPS </text:p>
          </table:table-cell>
          <table:table-cell/>
          <table:table-cell table:style-name="ce10" office:value-type="string" calcext:value-type="string">
            <text:p>Threads</text:p>
          </table:table-cell>
          <table:table-cell table:style-name="ce1" office:value-type="string" calcext:value-type="string">
            <text:p>Units</text:p>
          </table:table-cell>
          <table:table-cell table:style-name="ce10" office:value-type="string" calcext:value-type="string">
            <text:p>Media ET/F</text:p>
          </table:table-cell>
          <table:table-cell table:style-name="ce10" office:value-type="string" calcext:value-type="string">
            <text:p>Execution Time</text:p>
          </table:table-cell>
          <table:table-cell table:style-name="ce10" office:value-type="string" calcext:value-type="string">
            <text:p>A_FPS</text:p>
          </table:table-cell>
          <table:table-cell table:style-name="ce10" office:value-type="string" calcext:value-type="string">
            <text:p>Max_FPS </text:p>
          </table:table-cell>
          <table:table-cell table:style-name="ce1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26.15</text:p>
          </table:table-cell>
          <table:table-cell table:style-name="ce2" office:value-type="float" office:value="2615" calcext:value-type="float">
            <text:p>261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6" calcext:value-type="float">
            <text:p>56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146.67</text:p>
          </table:table-cell>
          <table:table-cell table:style-name="ce2" office:value-type="float" office:value="14667" calcext:value-type="float">
            <text:p>1466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25.28</text:p>
          </table:table-cell>
          <table:table-cell table:style-name="ce2" office:value-type="float" office:value="2528" calcext:value-type="float">
            <text:p>252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8" calcext:value-type="float">
            <text:p>4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164.69</text:p>
          </table:table-cell>
          <table:table-cell table:style-name="ce2" office:value-type="float" office:value="16469" calcext:value-type="float">
            <text:p>1646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25.16</text:p>
          </table:table-cell>
          <table:table-cell table:style-name="ce2" office:value-type="float" office:value="2516" calcext:value-type="float">
            <text:p>251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8" calcext:value-type="float">
            <text:p>4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159.86</text:p>
          </table:table-cell>
          <table:table-cell table:style-name="ce2" office:value-type="float" office:value="15986" calcext:value-type="float">
            <text:p>1598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25.17</text:p>
          </table:table-cell>
          <table:table-cell table:style-name="ce2" office:value-type="float" office:value="2517" calcext:value-type="float">
            <text:p>251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8" calcext:value-type="float">
            <text:p>4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148.66</text:p>
          </table:table-cell>
          <table:table-cell table:style-name="ce2" office:value-type="float" office:value="14866" calcext:value-type="float">
            <text:p>148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25.27</text:p>
          </table:table-cell>
          <table:table-cell table:style-name="ce2" office:value-type="float" office:value="2527" calcext:value-type="float">
            <text:p>252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9" calcext:value-type="float">
            <text:p>49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145.71</text:p>
          </table:table-cell>
          <table:table-cell table:style-name="ce2" office:value-type="float" office:value="14571" calcext:value-type="float">
            <text:p>1457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24.66</text:p>
          </table:table-cell>
          <table:table-cell table:style-name="ce2" office:value-type="float" office:value="2466" calcext:value-type="float">
            <text:p>246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9" calcext:value-type="float">
            <text:p>49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157.8</text:p>
          </table:table-cell>
          <table:table-cell table:style-name="ce2" office:value-type="float" office:value="15780" calcext:value-type="float">
            <text:p>1578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25.25</text:p>
          </table:table-cell>
          <table:table-cell table:style-name="ce2" office:value-type="float" office:value="2525" calcext:value-type="float">
            <text:p>252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8" calcext:value-type="float">
            <text:p>4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171.89</text:p>
          </table:table-cell>
          <table:table-cell table:style-name="ce2" office:value-type="float" office:value="17189" calcext:value-type="float">
            <text:p>1718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24.97</text:p>
          </table:table-cell>
          <table:table-cell table:style-name="ce2" office:value-type="float" office:value="2497" calcext:value-type="float">
            <text:p>249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6" calcext:value-type="float">
            <text:p>46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152.48</text:p>
          </table:table-cell>
          <table:table-cell table:style-name="ce2" office:value-type="float" office:value="15248" calcext:value-type="float">
            <text:p>1524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25.32</text:p>
          </table:table-cell>
          <table:table-cell table:style-name="ce2" office:value-type="float" office:value="2532" calcext:value-type="float">
            <text:p>253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7" calcext:value-type="float">
            <text:p>47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182.11</text:p>
          </table:table-cell>
          <table:table-cell table:style-name="ce2" office:value-type="float" office:value="18211" calcext:value-type="float">
            <text:p>182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24.71</text:p>
          </table:table-cell>
          <table:table-cell table:style-name="ce2" office:value-type="float" office:value="2471" calcext:value-type="float">
            <text:p>247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9" calcext:value-type="float">
            <text:p>49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169.51</text:p>
          </table:table-cell>
          <table:table-cell table:style-name="ce2" office:value-type="float" office:value="16951" calcext:value-type="float">
            <text:p>1695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25.32</text:p>
          </table:table-cell>
          <table:table-cell table:style-name="ce2" office:value-type="float" office:value="2532" calcext:value-type="float">
            <text:p>253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8" calcext:value-type="float">
            <text:p>4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166.56</text:p>
          </table:table-cell>
          <table:table-cell table:style-name="ce2" office:value-type="float" office:value="16656" calcext:value-type="float">
            <text:p>1665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style-name="ce8" table:number-columns-repeated="1636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25.13</text:p>
          </table:table-cell>
          <table:table-cell table:style-name="ce2" office:value-type="float" office:value="2513" calcext:value-type="float">
            <text:p>251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8" calcext:value-type="float">
            <text:p>4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157.62</text:p>
          </table:table-cell>
          <table:table-cell table:style-name="ce2" office:value-type="float" office:value="15762" calcext:value-type="float">
            <text:p>1576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style-name="ce8"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26.99</text:p>
          </table:table-cell>
          <table:table-cell table:style-name="ce4" office:value-type="float" office:value="2699" calcext:value-type="float">
            <text:p>2699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1" calcext:value-type="float">
            <text:p>41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176.31</text:p>
          </table:table-cell>
          <table:table-cell table:style-name="ce4" office:value-type="float" office:value="17631" calcext:value-type="float">
            <text:p>1763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28.2</text:p>
          </table:table-cell>
          <table:table-cell table:style-name="ce4" office:value-type="float" office:value="2820" calcext:value-type="float">
            <text:p>282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1" calcext:value-type="float">
            <text:p>41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181.38</text:p>
          </table:table-cell>
          <table:table-cell table:style-name="ce4" office:value-type="float" office:value="18138" calcext:value-type="float">
            <text:p>1813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28.04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1" calcext:value-type="float">
            <text:p>41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183.01</text:p>
          </table:table-cell>
          <table:table-cell table:style-name="ce4" office:value-type="float" office:value="18301" calcext:value-type="float">
            <text:p>1830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27.41</text:p>
          </table:table-cell>
          <table:table-cell table:style-name="ce4" office:value-type="float" office:value="2741" calcext:value-type="float">
            <text:p>274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1" calcext:value-type="float">
            <text:p>41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185.9</text:p>
          </table:table-cell>
          <table:table-cell table:style-name="ce4" office:value-type="float" office:value="18590" calcext:value-type="float">
            <text:p>1859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6" calcext:value-type="float">
            <text:p>16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28.16</text:p>
          </table:table-cell>
          <table:table-cell table:style-name="ce4" office:value-type="float" office:value="2816" calcext:value-type="float">
            <text:p>2816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1" calcext:value-type="float">
            <text:p>41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181.39</text:p>
          </table:table-cell>
          <table:table-cell table:style-name="ce4" office:value-type="float" office:value="18139" calcext:value-type="float">
            <text:p>1813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28.16</text:p>
          </table:table-cell>
          <table:table-cell table:style-name="ce4" office:value-type="float" office:value="2816" calcext:value-type="float">
            <text:p>281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1" calcext:value-type="float">
            <text:p>41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186.84</text:p>
          </table:table-cell>
          <table:table-cell table:style-name="ce4" office:value-type="float" office:value="18684" calcext:value-type="float">
            <text:p>1868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28.82</text:p>
          </table:table-cell>
          <table:table-cell table:style-name="ce4" office:value-type="float" office:value="2882" calcext:value-type="float">
            <text:p>288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1" calcext:value-type="float">
            <text:p>41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182.03</text:p>
          </table:table-cell>
          <table:table-cell table:style-name="ce4" office:value-type="float" office:value="18203" calcext:value-type="float">
            <text:p>1820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28.04</text:p>
          </table:table-cell>
          <table:table-cell table:style-name="ce4" office:value-type="float" office:value="2804" calcext:value-type="float">
            <text:p>280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1" calcext:value-type="float">
            <text:p>41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184.9</text:p>
          </table:table-cell>
          <table:table-cell table:style-name="ce4" office:value-type="float" office:value="18490" calcext:value-type="float">
            <text:p>1849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28.64</text:p>
          </table:table-cell>
          <table:table-cell table:style-name="ce4" office:value-type="float" office:value="2864" calcext:value-type="float">
            <text:p>286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1" calcext:value-type="float">
            <text:p>41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170.17</text:p>
          </table:table-cell>
          <table:table-cell table:style-name="ce4" office:value-type="float" office:value="17017" calcext:value-type="float">
            <text:p>170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style-name="ce8" table:number-columns-repeated="3"/>
          <table:table-cell table:style-name="ce7"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27.59</text:p>
          </table:table-cell>
          <table:table-cell table:style-name="ce4" office:value-type="float" office:value="2759" calcext:value-type="float">
            <text:p>2759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41" calcext:value-type="float">
            <text:p>41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174.23</text:p>
          </table:table-cell>
          <table:table-cell table:style-name="ce4" office:value-type="float" office:value="17423" calcext:value-type="float">
            <text:p>1742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8" table:number-columns-repeated="3"/>
          <table:table-cell table:style-name="ce7"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28.26</text:p>
          </table:table-cell>
          <table:table-cell table:style-name="ce4" office:value-type="float" office:value="2826" calcext:value-type="float">
            <text:p>2826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1" calcext:value-type="float">
            <text:p>41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175.2</text:p>
          </table:table-cell>
          <table:table-cell table:style-name="ce4" office:value-type="float" office:value="17520" calcext:value-type="float">
            <text:p>1752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7"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28.3</text:p>
          </table:table-cell>
          <table:table-cell table:style-name="ce4" office:value-type="float" office:value="2830" calcext:value-type="float">
            <text:p>28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1" calcext:value-type="float">
            <text:p>41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175.66</text:p>
          </table:table-cell>
          <table:table-cell table:style-name="ce4" office:value-type="float" office:value="17566" calcext:value-type="float">
            <text:p>1756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3"/>
          <table:table-cell table:style-name="ce7"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35.8</text:p>
          </table:table-cell>
          <table:table-cell table:style-name="ce2" office:value-type="float" office:value="3580" calcext:value-type="float">
            <text:p>358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5" calcext:value-type="float">
            <text:p>3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202.07</text:p>
          </table:table-cell>
          <table:table-cell table:style-name="ce2" office:value-type="float" office:value="20207" calcext:value-type="float">
            <text:p>2020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36.18</text:p>
          </table:table-cell>
          <table:table-cell table:style-name="ce2" office:value-type="float" office:value="3618" calcext:value-type="float">
            <text:p>361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5" calcext:value-type="float">
            <text:p>3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203.37</text:p>
          </table:table-cell>
          <table:table-cell table:style-name="ce2" office:value-type="float" office:value="20337" calcext:value-type="float">
            <text:p>2033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35.5</text:p>
          </table:table-cell>
          <table:table-cell table:style-name="ce2" office:value-type="float" office:value="3550" calcext:value-type="float">
            <text:p>355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5" calcext:value-type="float">
            <text:p>3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200.41</text:p>
          </table:table-cell>
          <table:table-cell table:style-name="ce2" office:value-type="float" office:value="20041" calcext:value-type="float">
            <text:p>2004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35.39</text:p>
          </table:table-cell>
          <table:table-cell table:style-name="ce2" office:value-type="float" office:value="3539" calcext:value-type="float">
            <text:p>353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6" calcext:value-type="float">
            <text:p>36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192.59</text:p>
          </table:table-cell>
          <table:table-cell table:style-name="ce2" office:value-type="float" office:value="19259" calcext:value-type="float">
            <text:p>1925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35.19</text:p>
          </table:table-cell>
          <table:table-cell table:style-name="ce2" office:value-type="float" office:value="3519" calcext:value-type="float">
            <text:p>351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6" calcext:value-type="float">
            <text:p>36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194.17</text:p>
          </table:table-cell>
          <table:table-cell table:style-name="ce2" office:value-type="float" office:value="19417" calcext:value-type="float">
            <text:p>194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35.99</text:p>
          </table:table-cell>
          <table:table-cell table:style-name="ce2" office:value-type="float" office:value="3599" calcext:value-type="float">
            <text:p>359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5" calcext:value-type="float">
            <text:p>3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201.67</text:p>
          </table:table-cell>
          <table:table-cell table:style-name="ce2" office:value-type="float" office:value="20167" calcext:value-type="float">
            <text:p>2016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35.67</text:p>
          </table:table-cell>
          <table:table-cell table:style-name="ce2" office:value-type="float" office:value="3567" calcext:value-type="float">
            <text:p>356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5" calcext:value-type="float">
            <text:p>3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186.95</text:p>
          </table:table-cell>
          <table:table-cell table:style-name="ce2" office:value-type="float" office:value="18695" calcext:value-type="float">
            <text:p>1869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3"/>
          <table:table-cell table:style-name="ce8"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35.36</text:p>
          </table:table-cell>
          <table:table-cell table:style-name="ce2" office:value-type="float" office:value="3536" calcext:value-type="float">
            <text:p>353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5" calcext:value-type="float">
            <text:p>3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210.08</text:p>
          </table:table-cell>
          <table:table-cell table:style-name="ce2" office:value-type="float" office:value="21008" calcext:value-type="float">
            <text:p>2100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3"/>
          <table:table-cell table:style-name="ce8"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34.82</text:p>
          </table:table-cell>
          <table:table-cell table:style-name="ce2" office:value-type="float" office:value="3482" calcext:value-type="float">
            <text:p>348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5" calcext:value-type="float">
            <text:p>3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206.12</text:p>
          </table:table-cell>
          <table:table-cell table:style-name="ce2" office:value-type="float" office:value="20612" calcext:value-type="float">
            <text:p>206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3"/>
          <table:table-cell table:style-name="ce8"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34.83</text:p>
          </table:table-cell>
          <table:table-cell table:style-name="ce2" office:value-type="float" office:value="3483" calcext:value-type="float">
            <text:p>348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5" calcext:value-type="float">
            <text:p>3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194.76</text:p>
          </table:table-cell>
          <table:table-cell table:style-name="ce2" office:value-type="float" office:value="19476" calcext:value-type="float">
            <text:p>1947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3"/>
          <table:table-cell table:style-name="ce8"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36.55</text:p>
          </table:table-cell>
          <table:table-cell table:style-name="ce2" office:value-type="float" office:value="3655" calcext:value-type="float">
            <text:p>365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5" calcext:value-type="float">
            <text:p>3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208.21</text:p>
          </table:table-cell>
          <table:table-cell table:style-name="ce2" office:value-type="float" office:value="20821" calcext:value-type="float">
            <text:p>208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style-name="ce8"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35.5</text:p>
          </table:table-cell>
          <table:table-cell table:style-name="ce2" office:value-type="float" office:value="3550" calcext:value-type="float">
            <text:p>355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5" calcext:value-type="float">
            <text:p>3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196.15</text:p>
          </table:table-cell>
          <table:table-cell table:style-name="ce2" office:value-type="float" office:value="19615" calcext:value-type="float">
            <text:p>196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style-name="ce8"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47.61</text:p>
          </table:table-cell>
          <table:table-cell table:style-name="ce4" office:value-type="float" office:value="4761" calcext:value-type="float">
            <text:p>476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3" calcext:value-type="float">
            <text:p>2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191.64</text:p>
          </table:table-cell>
          <table:table-cell table:style-name="ce4" office:value-type="float" office:value="19164" calcext:value-type="float">
            <text:p>1916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48.46</text:p>
          </table:table-cell>
          <table:table-cell table:style-name="ce4" office:value-type="float" office:value="4846" calcext:value-type="float">
            <text:p>484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3" calcext:value-type="float">
            <text:p>2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194.97</text:p>
          </table:table-cell>
          <table:table-cell table:style-name="ce4" office:value-type="float" office:value="19497" calcext:value-type="float">
            <text:p>1949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49.46</text:p>
          </table:table-cell>
          <table:table-cell table:style-name="ce4" office:value-type="float" office:value="4946" calcext:value-type="float">
            <text:p>494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3" calcext:value-type="float">
            <text:p>2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192.74</text:p>
          </table:table-cell>
          <table:table-cell table:style-name="ce4" office:value-type="float" office:value="19274" calcext:value-type="float">
            <text:p>1927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49.16</text:p>
          </table:table-cell>
          <table:table-cell table:style-name="ce4" office:value-type="float" office:value="4916" calcext:value-type="float">
            <text:p>491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3" calcext:value-type="float">
            <text:p>2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201.85</text:p>
          </table:table-cell>
          <table:table-cell table:style-name="ce4" office:value-type="float" office:value="20185" calcext:value-type="float">
            <text:p>2018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48.34</text:p>
          </table:table-cell>
          <table:table-cell table:style-name="ce4" office:value-type="float" office:value="4834" calcext:value-type="float">
            <text:p>4834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3" calcext:value-type="float">
            <text:p>2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190.86</text:p>
          </table:table-cell>
          <table:table-cell table:style-name="ce4" office:value-type="float" office:value="19086" calcext:value-type="float">
            <text:p>1908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8" table:number-columns-repeated="3"/>
          <table:table-cell table:style-name="ce7"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47.38</text:p>
          </table:table-cell>
          <table:table-cell table:style-name="ce4" office:value-type="float" office:value="4738" calcext:value-type="float">
            <text:p>473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3" calcext:value-type="float">
            <text:p>2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192.19</text:p>
          </table:table-cell>
          <table:table-cell table:style-name="ce4" office:value-type="float" office:value="19219" calcext:value-type="float">
            <text:p>1921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8" table:number-columns-repeated="3"/>
          <table:table-cell table:style-name="ce7"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47.83</text:p>
          </table:table-cell>
          <table:table-cell table:style-name="ce4" office:value-type="float" office:value="4783" calcext:value-type="float">
            <text:p>478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4" calcext:value-type="float">
            <text:p>2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185.29</text:p>
          </table:table-cell>
          <table:table-cell table:style-name="ce4" office:value-type="float" office:value="18529" calcext:value-type="float">
            <text:p>185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8" table:number-columns-repeated="3"/>
          <table:table-cell table:style-name="ce7"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49.01</text:p>
          </table:table-cell>
          <table:table-cell table:style-name="ce4" office:value-type="float" office:value="4901" calcext:value-type="float">
            <text:p>490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4" calcext:value-type="float">
            <text:p>2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195.92</text:p>
          </table:table-cell>
          <table:table-cell table:style-name="ce4" office:value-type="float" office:value="19592" calcext:value-type="float">
            <text:p>1959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8" table:number-columns-repeated="3"/>
          <table:table-cell table:style-name="ce7"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48.75</text:p>
          </table:table-cell>
          <table:table-cell table:style-name="ce4" office:value-type="float" office:value="4875" calcext:value-type="float">
            <text:p>487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3" calcext:value-type="float">
            <text:p>2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186.61</text:p>
          </table:table-cell>
          <table:table-cell table:style-name="ce4" office:value-type="float" office:value="18661" calcext:value-type="float">
            <text:p>1866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8" table:number-columns-repeated="3"/>
          <table:table-cell table:style-name="ce7"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49.18</text:p>
          </table:table-cell>
          <table:table-cell table:style-name="ce4" office:value-type="float" office:value="4918" calcext:value-type="float">
            <text:p>491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3" calcext:value-type="float">
            <text:p>2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193.31</text:p>
          </table:table-cell>
          <table:table-cell table:style-name="ce4" office:value-type="float" office:value="19331" calcext:value-type="float">
            <text:p>1933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8" table:number-columns-repeated="3"/>
          <table:table-cell table:style-name="ce7"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50.11</text:p>
          </table:table-cell>
          <table:table-cell table:style-name="ce4" office:value-type="float" office:value="5011" calcext:value-type="float">
            <text:p>501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3" calcext:value-type="float">
            <text:p>2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190.82</text:p>
          </table:table-cell>
          <table:table-cell table:style-name="ce4" office:value-type="float" office:value="19082" calcext:value-type="float">
            <text:p>1908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7"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48.01</text:p>
          </table:table-cell>
          <table:table-cell table:style-name="ce4" office:value-type="float" office:value="4801" calcext:value-type="float">
            <text:p>480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3" calcext:value-type="float">
            <text:p>2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192.48</text:p>
          </table:table-cell>
          <table:table-cell table:style-name="ce4" office:value-type="float" office:value="19248" calcext:value-type="float">
            <text:p>1924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7" table:number-columns-repeated="16368"/>
        </table:table-row>
        <table:table-row table:style-name="ro1">
          <table:table-cell table:style-name="ce13"/>
          <table:table-cell table:style-name="ce5"/>
          <table:table-cell table:style-name="ce13" table:number-columns-repeated="2"/>
          <table:table-cell table:style-name="ce5" table:number-columns-repeated="2"/>
          <table:table-cell/>
          <table:table-cell table:style-name="ce13"/>
          <table:table-cell table:style-name="ce5"/>
          <table:table-cell table:style-name="ce13" table:number-columns-repeated="4"/>
          <table:table-cell table:style-name="ce5" table:number-columns-repeated="3"/>
          <table:table-cell table:style-name="ce7" table:number-columns-repeated="1636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17.28</text:p>
          </table:table-cell>
          <table:table-cell table:style-name="ce2" office:value-type="float" office:value="1728" calcext:value-type="float">
            <text:p>172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63" calcext:value-type="float">
            <text:p>63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87.02</text:p>
          </table:table-cell>
          <table:table-cell table:style-name="ce2" office:value-type="float" office:value="8702" calcext:value-type="float">
            <text:p>870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8" calcext:value-type="float">
            <text:p>28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17.61</text:p>
          </table:table-cell>
          <table:table-cell table:style-name="ce2" office:value-type="float" office:value="1761" calcext:value-type="float">
            <text:p>176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3" calcext:value-type="float">
            <text:p>63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84.56</text:p>
          </table:table-cell>
          <table:table-cell table:style-name="ce2" office:value-type="float" office:value="8456" calcext:value-type="float">
            <text:p>845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7" calcext:value-type="float">
            <text:p>27</text:p>
          </table:table-cell>
          <table:table-cell table:style-name="ce7" table:number-columns-repeated="3"/>
          <table:table-cell table:style-name="ce5" table:number-columns-repeated="1636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17.03</text:p>
          </table:table-cell>
          <table:table-cell table:style-name="ce2" office:value-type="float" office:value="1703" calcext:value-type="float">
            <text:p>170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3" calcext:value-type="float">
            <text:p>63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94.63</text:p>
          </table:table-cell>
          <table:table-cell table:style-name="ce2" office:value-type="float" office:value="9463" calcext:value-type="float">
            <text:p>946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16.95</text:p>
          </table:table-cell>
          <table:table-cell table:style-name="ce2" office:value-type="float" office:value="1695" calcext:value-type="float">
            <text:p>169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3" calcext:value-type="float">
            <text:p>63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94.52</text:p>
          </table:table-cell>
          <table:table-cell table:style-name="ce2" office:value-type="float" office:value="9452" calcext:value-type="float">
            <text:p>945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9" calcext:value-type="float">
            <text:p>29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17.72</text:p>
          </table:table-cell>
          <table:table-cell table:style-name="ce2" office:value-type="float" office:value="1772" calcext:value-type="float">
            <text:p>177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62" calcext:value-type="float">
            <text:p>62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85.93</text:p>
          </table:table-cell>
          <table:table-cell table:style-name="ce2" office:value-type="float" office:value="8593" calcext:value-type="float">
            <text:p>859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9" calcext:value-type="float">
            <text:p>29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17.3</text:p>
          </table:table-cell>
          <table:table-cell table:style-name="ce2" office:value-type="float" office:value="1730" calcext:value-type="float">
            <text:p>173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63" calcext:value-type="float">
            <text:p>63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85.88</text:p>
          </table:table-cell>
          <table:table-cell table:style-name="ce2" office:value-type="float" office:value="8588" calcext:value-type="float">
            <text:p>858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1" calcext:value-type="float">
            <text:p>31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17.44</text:p>
          </table:table-cell>
          <table:table-cell table:style-name="ce2" office:value-type="float" office:value="1744" calcext:value-type="float">
            <text:p>174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63" calcext:value-type="float">
            <text:p>63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98.07</text:p>
          </table:table-cell>
          <table:table-cell table:style-name="ce2" office:value-type="float" office:value="9807" calcext:value-type="float">
            <text:p>980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8" calcext:value-type="float">
            <text:p>28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17.88</text:p>
          </table:table-cell>
          <table:table-cell table:style-name="ce2" office:value-type="float" office:value="1788" calcext:value-type="float">
            <text:p>178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3" calcext:value-type="float">
            <text:p>63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86.4</text:p>
          </table:table-cell>
          <table:table-cell table:style-name="ce2" office:value-type="float" office:value="8640" calcext:value-type="float">
            <text:p>864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9" calcext:value-type="float">
            <text:p>29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17.66</text:p>
          </table:table-cell>
          <table:table-cell table:style-name="ce2" office:value-type="float" office:value="1766" calcext:value-type="float">
            <text:p>176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3" calcext:value-type="float">
            <text:p>63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87.28</text:p>
          </table:table-cell>
          <table:table-cell table:style-name="ce2" office:value-type="float" office:value="8728" calcext:value-type="float">
            <text:p>872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6" calcext:value-type="float">
            <text:p>26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17.14</text:p>
          </table:table-cell>
          <table:table-cell table:style-name="ce2" office:value-type="float" office:value="1714" calcext:value-type="float">
            <text:p>1714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3" calcext:value-type="float">
            <text:p>63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98.07</text:p>
          </table:table-cell>
          <table:table-cell table:style-name="ce2" office:value-type="float" office:value="9807" calcext:value-type="float">
            <text:p>980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5" calcext:value-type="float">
            <text:p>25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17.01</text:p>
          </table:table-cell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91.18</text:p>
          </table:table-cell>
          <table:table-cell table:style-name="ce2" office:value-type="float" office:value="9118" calcext:value-type="float">
            <text:p>911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3"/>
          <table:table-cell table:style-name="ce7" table:number-columns-repeated="1636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17.85</text:p>
          </table:table-cell>
          <table:table-cell table:style-name="ce2" office:value-type="float" office:value="1785" calcext:value-type="float">
            <text:p>178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3" calcext:value-type="float">
            <text:p>63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101.65</text:p>
          </table:table-cell>
          <table:table-cell table:style-name="ce2" office:value-type="float" office:value="10165" calcext:value-type="float">
            <text:p>1016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table:style-name="ce7"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9.35</text:p>
          </table:table-cell>
          <table:table-cell table:style-name="ce4" office:value-type="float" office:value="1935" calcext:value-type="float">
            <text:p>1935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61" calcext:value-type="float">
            <text:p>61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18.89</text:p>
          </table:table-cell>
          <table:table-cell table:style-name="ce4" office:value-type="float" office:value="11889" calcext:value-type="float">
            <text:p>1188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8.78</text:p>
          </table:table-cell>
          <table:table-cell table:style-name="ce4" office:value-type="float" office:value="1878" calcext:value-type="float">
            <text:p>1878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3" calcext:value-type="float">
            <text:p>63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07.32</text:p>
          </table:table-cell>
          <table:table-cell table:style-name="ce4" office:value-type="float" office:value="10732" calcext:value-type="float">
            <text:p>107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9.21</text:p>
          </table:table-cell>
          <table:table-cell table:style-name="ce4" office:value-type="float" office:value="1921" calcext:value-type="float">
            <text:p>192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62" calcext:value-type="float">
            <text:p>62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14.26</text:p>
          </table:table-cell>
          <table:table-cell table:style-name="ce4" office:value-type="float" office:value="11426" calcext:value-type="float">
            <text:p>114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float" office:value="1950" calcext:value-type="float">
            <text:p>195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62" calcext:value-type="float">
            <text:p>62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13.66</text:p>
          </table:table-cell>
          <table:table-cell table:style-name="ce4" office:value-type="float" office:value="11366" calcext:value-type="float">
            <text:p>1136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20.01</text:p>
          </table:table-cell>
          <table:table-cell table:style-name="ce4" office:value-type="float" office:value="2001" calcext:value-type="float">
            <text:p>2001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62" calcext:value-type="float">
            <text:p>62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15.07</text:p>
          </table:table-cell>
          <table:table-cell table:style-name="ce4" office:value-type="float" office:value="11507" calcext:value-type="float">
            <text:p>115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8.89</text:p>
          </table:table-cell>
          <table:table-cell table:style-name="ce4" office:value-type="float" office:value="1889" calcext:value-type="float">
            <text:p>188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3" calcext:value-type="float">
            <text:p>63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11.56</text:p>
          </table:table-cell>
          <table:table-cell table:style-name="ce4" office:value-type="float" office:value="11156" calcext:value-type="float">
            <text:p>1115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9.13</text:p>
          </table:table-cell>
          <table:table-cell table:style-name="ce4" office:value-type="float" office:value="1913" calcext:value-type="float">
            <text:p>191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63" calcext:value-type="float">
            <text:p>63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97.29</text:p>
          </table:table-cell>
          <table:table-cell table:style-name="ce4" office:value-type="float" office:value="9729" calcext:value-type="float">
            <text:p>972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6" calcext:value-type="float">
            <text:p>26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9.09</text:p>
          </table:table-cell>
          <table:table-cell table:style-name="ce4" office:value-type="float" office:value="1909" calcext:value-type="float">
            <text:p>1909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62" calcext:value-type="float">
            <text:p>62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18.44</text:p>
          </table:table-cell>
          <table:table-cell table:style-name="ce4" office:value-type="float" office:value="11844" calcext:value-type="float">
            <text:p>1184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8.86</text:p>
          </table:table-cell>
          <table:table-cell table:style-name="ce4" office:value-type="float" office:value="1886" calcext:value-type="float">
            <text:p>1886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3" calcext:value-type="float">
            <text:p>63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06.47</text:p>
          </table:table-cell>
          <table:table-cell table:style-name="ce4" office:value-type="float" office:value="10647" calcext:value-type="float">
            <text:p>1064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4" calcext:value-type="float">
            <text:p>24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float" office:value="1880" calcext:value-type="float">
            <text:p>188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3" calcext:value-type="float">
            <text:p>63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10.31</text:p>
          </table:table-cell>
          <table:table-cell table:style-name="ce4" office:value-type="float" office:value="11031" calcext:value-type="float">
            <text:p>110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6" calcext:value-type="float">
            <text:p>26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float" office:value="1840" calcext:value-type="float">
            <text:p>184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3" calcext:value-type="float">
            <text:p>63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09.56</text:p>
          </table:table-cell>
          <table:table-cell table:style-name="ce4" office:value-type="float" office:value="10956" calcext:value-type="float">
            <text:p>1095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number-columns-repeated="3"/>
          <table:table-cell table:style-name="ce7"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9.51</text:p>
          </table:table-cell>
          <table:table-cell table:style-name="ce4" office:value-type="float" office:value="1951" calcext:value-type="float">
            <text:p>195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63" calcext:value-type="float">
            <text:p>63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15.67</text:p>
          </table:table-cell>
          <table:table-cell table:style-name="ce4" office:value-type="float" office:value="11567" calcext:value-type="float">
            <text:p>1156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3"/>
          <table:table-cell table:style-name="ce7"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4.51</text:p>
          </table:table-cell>
          <table:table-cell table:style-name="ce2" office:value-type="float" office:value="2451" calcext:value-type="float">
            <text:p>245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131.24</text:p>
          </table:table-cell>
          <table:table-cell table:style-name="ce2" office:value-type="float" office:value="13124" calcext:value-type="float">
            <text:p>131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4.33</text:p>
          </table:table-cell>
          <table:table-cell table:style-name="ce2" office:value-type="float" office:value="2433" calcext:value-type="float">
            <text:p>243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119.04</text:p>
          </table:table-cell>
          <table:table-cell table:style-name="ce2" office:value-type="float" office:value="11904" calcext:value-type="float">
            <text:p>119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4.76</text:p>
          </table:table-cell>
          <table:table-cell table:style-name="ce2" office:value-type="float" office:value="2476" calcext:value-type="float">
            <text:p>247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2" calcext:value-type="float">
            <text:p>52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127.63</text:p>
          </table:table-cell>
          <table:table-cell table:style-name="ce2" office:value-type="float" office:value="12763" calcext:value-type="float">
            <text:p>1276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4.16</text:p>
          </table:table-cell>
          <table:table-cell table:style-name="ce2" office:value-type="float" office:value="2416" calcext:value-type="float">
            <text:p>241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3" calcext:value-type="float">
            <text:p>5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126.54</text:p>
          </table:table-cell>
          <table:table-cell table:style-name="ce2" office:value-type="float" office:value="12654" calcext:value-type="float">
            <text:p>1265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.96</text:p>
          </table:table-cell>
          <table:table-cell table:style-name="ce2" office:value-type="float" office:value="2396" calcext:value-type="float">
            <text:p>239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3" calcext:value-type="float">
            <text:p>5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119.83</text:p>
          </table:table-cell>
          <table:table-cell table:style-name="ce2" office:value-type="float" office:value="11983" calcext:value-type="float">
            <text:p>119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4.6</text:p>
          </table:table-cell>
          <table:table-cell table:style-name="ce2" office:value-type="float" office:value="2460" calcext:value-type="float">
            <text:p>246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1" calcext:value-type="float">
            <text:p>51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124.78</text:p>
          </table:table-cell>
          <table:table-cell table:style-name="ce2" office:value-type="float" office:value="12478" calcext:value-type="float">
            <text:p>1247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1" calcext:value-type="float">
            <text:p>21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.64</text:p>
          </table:table-cell>
          <table:table-cell table:style-name="ce2" office:value-type="float" office:value="2364" calcext:value-type="float">
            <text:p>236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3" calcext:value-type="float">
            <text:p>5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147.71</text:p>
          </table:table-cell>
          <table:table-cell table:style-name="ce2" office:value-type="float" office:value="14771" calcext:value-type="float">
            <text:p>1477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4.73</text:p>
          </table:table-cell>
          <table:table-cell table:style-name="ce2" office:value-type="float" office:value="2473" calcext:value-type="float">
            <text:p>247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2" calcext:value-type="float">
            <text:p>52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125.02</text:p>
          </table:table-cell>
          <table:table-cell table:style-name="ce2" office:value-type="float" office:value="12502" calcext:value-type="float">
            <text:p>1250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4.5</text:p>
          </table:table-cell>
          <table:table-cell table:style-name="ce2" office:value-type="float" office:value="2450" calcext:value-type="float">
            <text:p>245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1" calcext:value-type="float">
            <text:p>51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125.47</text:p>
          </table:table-cell>
          <table:table-cell table:style-name="ce2" office:value-type="float" office:value="12547" calcext:value-type="float">
            <text:p>1254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3"/>
          <table:table-cell table:style-name="ce8"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4.03</text:p>
          </table:table-cell>
          <table:table-cell table:style-name="ce2" office:value-type="float" office:value="2403" calcext:value-type="float">
            <text:p>240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3" calcext:value-type="float">
            <text:p>5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123.75</text:p>
          </table:table-cell>
          <table:table-cell table:style-name="ce2" office:value-type="float" office:value="12375" calcext:value-type="float">
            <text:p>1237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3"/>
          <table:table-cell table:style-name="ce8"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5.63</text:p>
          </table:table-cell>
          <table:table-cell table:style-name="ce2" office:value-type="float" office:value="2563" calcext:value-type="float">
            <text:p>256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7" calcext:value-type="float">
            <text:p>47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116.5</text:p>
          </table:table-cell>
          <table:table-cell table:style-name="ce2" office:value-type="float" office:value="11650" calcext:value-type="float">
            <text:p>116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style-name="ce8"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4.75</text:p>
          </table:table-cell>
          <table:table-cell table:style-name="ce2" office:value-type="float" office:value="2475" calcext:value-type="float">
            <text:p>247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132.31</text:p>
          </table:table-cell>
          <table:table-cell table:style-name="ce2" office:value-type="float" office:value="13231" calcext:value-type="float">
            <text:p>1323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style-name="ce8"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30.07</text:p>
          </table:table-cell>
          <table:table-cell table:style-name="ce4" office:value-type="float" office:value="3007" calcext:value-type="float">
            <text:p>300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63.97</text:p>
          </table:table-cell>
          <table:table-cell table:style-name="ce4" office:value-type="float" office:value="16397" calcext:value-type="float">
            <text:p>1639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30.3</text:p>
          </table:table-cell>
          <table:table-cell table:style-name="ce4" office:value-type="float" office:value="3030" calcext:value-type="float">
            <text:p>303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58.15</text:p>
          </table:table-cell>
          <table:table-cell table:style-name="ce4" office:value-type="float" office:value="15815" calcext:value-type="float">
            <text:p>1581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" calcext:value-type="float">
            <text:p>14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30.56</text:p>
          </table:table-cell>
          <table:table-cell table:style-name="ce4" office:value-type="float" office:value="3056" calcext:value-type="float">
            <text:p>305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48.61</text:p>
          </table:table-cell>
          <table:table-cell table:style-name="ce4" office:value-type="float" office:value="14861" calcext:value-type="float">
            <text:p>1486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31.08</text:p>
          </table:table-cell>
          <table:table-cell table:style-name="ce4" office:value-type="float" office:value="3108" calcext:value-type="float">
            <text:p>310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53.55</text:p>
          </table:table-cell>
          <table:table-cell table:style-name="ce4" office:value-type="float" office:value="15355" calcext:value-type="float">
            <text:p>1535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32.38</text:p>
          </table:table-cell>
          <table:table-cell table:style-name="ce4" office:value-type="float" office:value="3238" calcext:value-type="float">
            <text:p>323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55.73</text:p>
          </table:table-cell>
          <table:table-cell table:style-name="ce4" office:value-type="float" office:value="15573" calcext:value-type="float">
            <text:p>1557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29.73</text:p>
          </table:table-cell>
          <table:table-cell table:style-name="ce4" office:value-type="float" office:value="2973" calcext:value-type="float">
            <text:p>297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56.43</text:p>
          </table:table-cell>
          <table:table-cell table:style-name="ce4" office:value-type="float" office:value="15643" calcext:value-type="float">
            <text:p>1564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29.79</text:p>
          </table:table-cell>
          <table:table-cell table:style-name="ce4" office:value-type="float" office:value="2979" calcext:value-type="float">
            <text:p>297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70.57</text:p>
          </table:table-cell>
          <table:table-cell table:style-name="ce4" office:value-type="float" office:value="17057" calcext:value-type="float">
            <text:p>1705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style-name="ce8" table:number-columns-repeated="3"/>
          <table:table-cell table:style-name="ce7"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32.28</text:p>
          </table:table-cell>
          <table:table-cell table:style-name="ce4" office:value-type="float" office:value="3228" calcext:value-type="float">
            <text:p>32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63.06</text:p>
          </table:table-cell>
          <table:table-cell table:style-name="ce4" office:value-type="float" office:value="16306" calcext:value-type="float">
            <text:p>1630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" calcext:value-type="float">
            <text:p>12</text:p>
          </table:table-cell>
          <table:table-cell table:style-name="ce8" table:number-columns-repeated="3"/>
          <table:table-cell table:style-name="ce7"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32.44</text:p>
          </table:table-cell>
          <table:table-cell table:style-name="ce4" office:value-type="float" office:value="3244" calcext:value-type="float">
            <text:p>324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60.41</text:p>
          </table:table-cell>
          <table:table-cell table:style-name="ce4" office:value-type="float" office:value="16041" calcext:value-type="float">
            <text:p>1604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style-name="ce8" table:number-columns-repeated="3"/>
          <table:table-cell table:style-name="ce7"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31.04</text:p>
          </table:table-cell>
          <table:table-cell table:style-name="ce4" office:value-type="float" office:value="3104" calcext:value-type="float">
            <text:p>310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63.79</text:p>
          </table:table-cell>
          <table:table-cell table:style-name="ce4" office:value-type="float" office:value="16379" calcext:value-type="float">
            <text:p>1637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8" table:number-columns-repeated="3"/>
          <table:table-cell table:style-name="ce7"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31.26</text:p>
          </table:table-cell>
          <table:table-cell table:style-name="ce4" office:value-type="float" office:value="3126" calcext:value-type="float">
            <text:p>312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60.54</text:p>
          </table:table-cell>
          <table:table-cell table:style-name="ce4" office:value-type="float" office:value="16054" calcext:value-type="float">
            <text:p>1605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7"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31.29</text:p>
          </table:table-cell>
          <table:table-cell table:style-name="ce4" office:value-type="float" office:value="3129" calcext:value-type="float">
            <text:p>3129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158.98</text:p>
          </table:table-cell>
          <table:table-cell table:style-name="ce4" office:value-type="float" office:value="15898" calcext:value-type="float">
            <text:p>1589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3"/>
          <table:table-cell table:style-name="ce7" table:number-columns-repeated="16368"/>
        </table:table-row>
        <table:table-row table:style-name="ro1">
          <table:table-cell table:style-name="ce13"/>
          <table:table-cell table:style-name="ce5"/>
          <table:table-cell table:style-name="ce13" table:number-columns-repeated="2"/>
          <table:table-cell table:style-name="ce5" table:number-columns-repeated="2"/>
          <table:table-cell/>
          <table:table-cell table:style-name="ce13"/>
          <table:table-cell table:style-name="ce5"/>
          <table:table-cell table:style-name="ce13" table:number-columns-repeated="4"/>
          <table:table-cell table:style-name="ce5" table:number-columns-repeated="3"/>
          <table:table-cell table:style-name="ce7" table:number-columns-repeated="1636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6.24</text:p>
          </table:table-cell>
          <table:table-cell table:style-name="ce2" office:value-type="float" office:value="1624" calcext:value-type="float">
            <text:p>162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0" calcext:value-type="float">
            <text:p>8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42.29</text:p>
          </table:table-cell>
          <table:table-cell table:style-name="ce2" office:value-type="float" office:value="4229" calcext:value-type="float">
            <text:p>422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0" calcext:value-type="float">
            <text:p>50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6.29</text:p>
          </table:table-cell>
          <table:table-cell table:style-name="ce2" office:value-type="float" office:value="1629" calcext:value-type="float">
            <text:p>162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79" calcext:value-type="float">
            <text:p>79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44.35</text:p>
          </table:table-cell>
          <table:table-cell table:style-name="ce2" office:value-type="float" office:value="4435" calcext:value-type="float">
            <text:p>443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9" calcext:value-type="float">
            <text:p>49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6.27</text:p>
          </table:table-cell>
          <table:table-cell table:style-name="ce2" office:value-type="float" office:value="1627" calcext:value-type="float">
            <text:p>162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79" calcext:value-type="float">
            <text:p>79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34.35</text:p>
          </table:table-cell>
          <table:table-cell table:style-name="ce2" office:value-type="float" office:value="3435" calcext:value-type="float">
            <text:p>343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8" calcext:value-type="float">
            <text:p>48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6.26</text:p>
          </table:table-cell>
          <table:table-cell table:style-name="ce2" office:value-type="float" office:value="1626" calcext:value-type="float">
            <text:p>162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7" calcext:value-type="float">
            <text:p>87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43.48</text:p>
          </table:table-cell>
          <table:table-cell table:style-name="ce2" office:value-type="float" office:value="4348" calcext:value-type="float">
            <text:p>434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3" calcext:value-type="float">
            <text:p>43</text:p>
          </table:table-cell>
          <table:table-cell table:style-name="ce7" table:number-columns-repeated="3"/>
          <table:table-cell table:style-name="ce5" table:number-columns-repeated="1636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6.23</text:p>
          </table:table-cell>
          <table:table-cell table:style-name="ce2" office:value-type="float" office:value="1623" calcext:value-type="float">
            <text:p>162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85" calcext:value-type="float">
            <text:p>85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52.53</text:p>
          </table:table-cell>
          <table:table-cell table:style-name="ce2" office:value-type="float" office:value="5253" calcext:value-type="float">
            <text:p>525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1" calcext:value-type="float">
            <text:p>41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6.22</text:p>
          </table:table-cell>
          <table:table-cell table:style-name="ce2" office:value-type="float" office:value="1622" calcext:value-type="float">
            <text:p>162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8" calcext:value-type="float">
            <text:p>8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35.03</text:p>
          </table:table-cell>
          <table:table-cell table:style-name="ce2" office:value-type="float" office:value="3503" calcext:value-type="float">
            <text:p>350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4" calcext:value-type="float">
            <text:p>44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6.19</text:p>
          </table:table-cell>
          <table:table-cell table:style-name="ce2" office:value-type="float" office:value="1619" calcext:value-type="float">
            <text:p>161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6" calcext:value-type="float">
            <text:p>96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61.81</text:p>
          </table:table-cell>
          <table:table-cell table:style-name="ce2" office:value-type="float" office:value="6181" calcext:value-type="float">
            <text:p>618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2" calcext:value-type="float">
            <text:p>42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6.19</text:p>
          </table:table-cell>
          <table:table-cell table:style-name="ce2" office:value-type="float" office:value="1619" calcext:value-type="float">
            <text:p>161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0" calcext:value-type="float">
            <text:p>8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36.93</text:p>
          </table:table-cell>
          <table:table-cell table:style-name="ce2" office:value-type="float" office:value="3693" calcext:value-type="float">
            <text:p>369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2" calcext:value-type="float">
            <text:p>42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6.16</text:p>
          </table:table-cell>
          <table:table-cell table:style-name="ce2" office:value-type="float" office:value="1616" calcext:value-type="float">
            <text:p>161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81" calcext:value-type="float">
            <text:p>81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35.12</text:p>
          </table:table-cell>
          <table:table-cell table:style-name="ce2" office:value-type="float" office:value="3512" calcext:value-type="float">
            <text:p>351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7" calcext:value-type="float">
            <text:p>47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6.19</text:p>
          </table:table-cell>
          <table:table-cell table:style-name="ce2" office:value-type="float" office:value="1619" calcext:value-type="float">
            <text:p>161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82" calcext:value-type="float">
            <text:p>82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44.48</text:p>
          </table:table-cell>
          <table:table-cell table:style-name="ce2" office:value-type="float" office:value="4448" calcext:value-type="float">
            <text:p>444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2" calcext:value-type="float">
            <text:p>42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6.25</text:p>
          </table:table-cell>
          <table:table-cell table:style-name="ce2" office:value-type="float" office:value="1625" calcext:value-type="float">
            <text:p>162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80" calcext:value-type="float">
            <text:p>8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53.88</text:p>
          </table:table-cell>
          <table:table-cell table:style-name="ce2" office:value-type="float" office:value="5388" calcext:value-type="float">
            <text:p>538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number-columns-repeated="3"/>
          <table:table-cell table:style-name="ce7" table:number-columns-repeated="1636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6.2</text:p>
          </table:table-cell>
          <table:table-cell table:style-name="ce2" office:value-type="float" office:value="1620" calcext:value-type="float">
            <text:p>162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80" calcext:value-type="float">
            <text:p>8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33.19</text:p>
          </table:table-cell>
          <table:table-cell table:style-name="ce2" office:value-type="float" office:value="3319" calcext:value-type="float">
            <text:p>331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3"/>
          <table:table-cell table:style-name="ce7"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16.36</text:p>
          </table:table-cell>
          <table:table-cell table:style-name="ce4" office:value-type="float" office:value="1636" calcext:value-type="float">
            <text:p>163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0" calcext:value-type="float">
            <text:p>80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42.67</text:p>
          </table:table-cell>
          <table:table-cell table:style-name="ce4" office:value-type="float" office:value="4267" calcext:value-type="float">
            <text:p>426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1" calcext:value-type="float">
            <text:p>41</text:p>
          </table:table-cell>
          <table:table-cell table:style-name="ce8" table:number-columns-repeated="3"/>
          <table:table-cell table:style-name="ce7"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16.17</text:p>
          </table:table-cell>
          <table:table-cell table:style-name="ce4" office:value-type="float" office:value="1617" calcext:value-type="float">
            <text:p>1617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9" calcext:value-type="float">
            <text:p>89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54.98</text:p>
          </table:table-cell>
          <table:table-cell table:style-name="ce4" office:value-type="float" office:value="5498" calcext:value-type="float">
            <text:p>549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40" calcext:value-type="float">
            <text:p>40</text:p>
          </table:table-cell>
          <table:table-cell table:style-name="ce8" table:number-columns-repeated="3"/>
          <table:table-cell table:style-name="ce7"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16.15</text:p>
          </table:table-cell>
          <table:table-cell table:style-name="ce4" office:value-type="float" office:value="1615" calcext:value-type="float">
            <text:p>1615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5" calcext:value-type="float">
            <text:p>85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43.21</text:p>
          </table:table-cell>
          <table:table-cell table:style-name="ce4" office:value-type="float" office:value="4321" calcext:value-type="float">
            <text:p>432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0" calcext:value-type="float">
            <text:p>40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16.15</text:p>
          </table:table-cell>
          <table:table-cell table:style-name="ce4" office:value-type="float" office:value="1615" calcext:value-type="float">
            <text:p>1615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5" calcext:value-type="float">
            <text:p>85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35.08</text:p>
          </table:table-cell>
          <table:table-cell table:style-name="ce4" office:value-type="float" office:value="3508" calcext:value-type="float">
            <text:p>3508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42" calcext:value-type="float">
            <text:p>42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16.16</text:p>
          </table:table-cell>
          <table:table-cell table:style-name="ce4" office:value-type="float" office:value="1616" calcext:value-type="float">
            <text:p>161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2" calcext:value-type="float">
            <text:p>82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44.13</text:p>
          </table:table-cell>
          <table:table-cell table:style-name="ce4" office:value-type="float" office:value="4413" calcext:value-type="float">
            <text:p>441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1" calcext:value-type="float">
            <text:p>41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16.18</text:p>
          </table:table-cell>
          <table:table-cell table:style-name="ce4" office:value-type="float" office:value="1618" calcext:value-type="float">
            <text:p>161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79" calcext:value-type="float">
            <text:p>79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48.57</text:p>
          </table:table-cell>
          <table:table-cell table:style-name="ce4" office:value-type="float" office:value="4857" calcext:value-type="float">
            <text:p>485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0" calcext:value-type="float">
            <text:p>40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16.23</text:p>
          </table:table-cell>
          <table:table-cell table:style-name="ce4" office:value-type="float" office:value="1623" calcext:value-type="float">
            <text:p>1623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5" calcext:value-type="float">
            <text:p>85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41.33</text:p>
          </table:table-cell>
          <table:table-cell table:style-name="ce4" office:value-type="float" office:value="4133" calcext:value-type="float">
            <text:p>413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3" calcext:value-type="float">
            <text:p>43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16.27</text:p>
          </table:table-cell>
          <table:table-cell table:style-name="ce4" office:value-type="float" office:value="1627" calcext:value-type="float">
            <text:p>162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0" calcext:value-type="float">
            <text:p>80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44.16</text:p>
          </table:table-cell>
          <table:table-cell table:style-name="ce4" office:value-type="float" office:value="4416" calcext:value-type="float">
            <text:p>441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0" calcext:value-type="float">
            <text:p>40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16.32</text:p>
          </table:table-cell>
          <table:table-cell table:style-name="ce4" office:value-type="float" office:value="1632" calcext:value-type="float">
            <text:p>1632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0" calcext:value-type="float">
            <text:p>80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57.81</text:p>
          </table:table-cell>
          <table:table-cell table:style-name="ce4" office:value-type="float" office:value="5781" calcext:value-type="float">
            <text:p>578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9" calcext:value-type="float">
            <text:p>39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16.17</text:p>
          </table:table-cell>
          <table:table-cell table:style-name="ce4" office:value-type="float" office:value="1617" calcext:value-type="float">
            <text:p>1617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7" calcext:value-type="float">
            <text:p>87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48.18</text:p>
          </table:table-cell>
          <table:table-cell table:style-name="ce4" office:value-type="float" office:value="4818" calcext:value-type="float">
            <text:p>48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1" calcext:value-type="float">
            <text:p>41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16.28</text:p>
          </table:table-cell>
          <table:table-cell table:style-name="ce4" office:value-type="float" office:value="1628" calcext:value-type="float">
            <text:p>162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4" calcext:value-type="float">
            <text:p>84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50.71</text:p>
          </table:table-cell>
          <table:table-cell table:style-name="ce4" office:value-type="float" office:value="5071" calcext:value-type="float">
            <text:p>507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number-columns-repeated="3"/>
          <table:table-cell table:style-name="ce8"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16.24</text:p>
          </table:table-cell>
          <table:table-cell table:style-name="ce4" office:value-type="float" office:value="1624" calcext:value-type="float">
            <text:p>162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0" calcext:value-type="float">
            <text:p>80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51.9</text:p>
          </table:table-cell>
          <table:table-cell table:style-name="ce4" office:value-type="float" office:value="5190" calcext:value-type="float">
            <text:p>519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8" calcext:value-type="float">
            <text:p>38</text:p>
          </table:table-cell>
          <table:table-cell table:style-name="ce4" table:number-columns-repeated="3"/>
          <table:table-cell table:style-name="ce8"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6.26</text:p>
          </table:table-cell>
          <table:table-cell table:style-name="ce2" office:value-type="float" office:value="1626" calcext:value-type="float">
            <text:p>162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87" calcext:value-type="float">
            <text:p>87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60.09</text:p>
          </table:table-cell>
          <table:table-cell table:style-name="ce2" office:value-type="float" office:value="6009" calcext:value-type="float">
            <text:p>600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6" calcext:value-type="float">
            <text:p>36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6.29</text:p>
          </table:table-cell>
          <table:table-cell table:style-name="ce2" office:value-type="float" office:value="1629" calcext:value-type="float">
            <text:p>162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84" calcext:value-type="float">
            <text:p>8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52.73</text:p>
          </table:table-cell>
          <table:table-cell table:style-name="ce2" office:value-type="float" office:value="5273" calcext:value-type="float">
            <text:p>527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9" calcext:value-type="float">
            <text:p>39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6.34</text:p>
          </table:table-cell>
          <table:table-cell table:style-name="ce2" office:value-type="float" office:value="1634" calcext:value-type="float">
            <text:p>163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76" calcext:value-type="float">
            <text:p>76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54.82</text:p>
          </table:table-cell>
          <table:table-cell table:style-name="ce2" office:value-type="float" office:value="5482" calcext:value-type="float">
            <text:p>548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8" calcext:value-type="float">
            <text:p>38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6.17</text:p>
          </table:table-cell>
          <table:table-cell table:style-name="ce2" office:value-type="float" office:value="1617" calcext:value-type="float">
            <text:p>1617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79" calcext:value-type="float">
            <text:p>79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47.62</text:p>
          </table:table-cell>
          <table:table-cell table:style-name="ce2" office:value-type="float" office:value="4762" calcext:value-type="float">
            <text:p>476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0" calcext:value-type="float">
            <text:p>40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6.22</text:p>
          </table:table-cell>
          <table:table-cell table:style-name="ce2" office:value-type="float" office:value="1622" calcext:value-type="float">
            <text:p>162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7" calcext:value-type="float">
            <text:p>87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49.75</text:p>
          </table:table-cell>
          <table:table-cell table:style-name="ce2" office:value-type="float" office:value="4975" calcext:value-type="float">
            <text:p>497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9" calcext:value-type="float">
            <text:p>39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6.29</text:p>
          </table:table-cell>
          <table:table-cell table:style-name="ce2" office:value-type="float" office:value="1629" calcext:value-type="float">
            <text:p>162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79" calcext:value-type="float">
            <text:p>79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59.5</text:p>
          </table:table-cell>
          <table:table-cell table:style-name="ce2" office:value-type="float" office:value="5950" calcext:value-type="float">
            <text:p>595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8" calcext:value-type="float">
            <text:p>38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6.22</text:p>
          </table:table-cell>
          <table:table-cell table:style-name="ce2" office:value-type="float" office:value="1622" calcext:value-type="float">
            <text:p>162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78" calcext:value-type="float">
            <text:p>78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71.29</text:p>
          </table:table-cell>
          <table:table-cell table:style-name="ce2" office:value-type="float" office:value="7129" calcext:value-type="float">
            <text:p>712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2" calcext:value-type="float">
            <text:p>42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6.3</text:p>
          </table:table-cell>
          <table:table-cell table:style-name="ce2" office:value-type="float" office:value="1630" calcext:value-type="float">
            <text:p>163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79" calcext:value-type="float">
            <text:p>79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69.76</text:p>
          </table:table-cell>
          <table:table-cell table:style-name="ce2" office:value-type="float" office:value="6976" calcext:value-type="float">
            <text:p>697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0" calcext:value-type="float">
            <text:p>30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6.22</text:p>
          </table:table-cell>
          <table:table-cell table:style-name="ce2" office:value-type="float" office:value="1622" calcext:value-type="float">
            <text:p>162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79" calcext:value-type="float">
            <text:p>79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54.38</text:p>
          </table:table-cell>
          <table:table-cell table:style-name="ce2" office:value-type="float" office:value="5438" calcext:value-type="float">
            <text:p>543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2" calcext:value-type="float">
            <text:p>42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6.45</text:p>
          </table:table-cell>
          <table:table-cell table:style-name="ce2" office:value-type="float" office:value="1645" calcext:value-type="float">
            <text:p>164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88" calcext:value-type="float">
            <text:p>88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68.31</text:p>
          </table:table-cell>
          <table:table-cell table:style-name="ce2" office:value-type="float" office:value="6831" calcext:value-type="float">
            <text:p>683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2" calcext:value-type="float">
            <text:p>32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6.46</text:p>
          </table:table-cell>
          <table:table-cell table:style-name="ce2" office:value-type="float" office:value="1646" calcext:value-type="float">
            <text:p>164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79" calcext:value-type="float">
            <text:p>79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52.53</text:p>
          </table:table-cell>
          <table:table-cell table:style-name="ce2" office:value-type="float" office:value="5253" calcext:value-type="float">
            <text:p>525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number-columns-repeated="3"/>
          <table:table-cell table:style-name="ce8"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6.22</text:p>
          </table:table-cell>
          <table:table-cell table:style-name="ce2" office:value-type="float" office:value="1622" calcext:value-type="float">
            <text:p>162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84" calcext:value-type="float">
            <text:p>8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57.51</text:p>
          </table:table-cell>
          <table:table-cell table:style-name="ce2" office:value-type="float" office:value="5751" calcext:value-type="float">
            <text:p>575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3"/>
          <table:table-cell table:style-name="ce8"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16.67</text:p>
          </table:table-cell>
          <table:table-cell table:style-name="ce4" office:value-type="float" office:value="1667" calcext:value-type="float">
            <text:p>1667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7" calcext:value-type="float">
            <text:p>6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78.58</text:p>
          </table:table-cell>
          <table:table-cell table:style-name="ce4" office:value-type="float" office:value="7858" calcext:value-type="float">
            <text:p>785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8" calcext:value-type="float">
            <text:p>28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16.7</text:p>
          </table:table-cell>
          <table:table-cell table:style-name="ce4" office:value-type="float" office:value="1670" calcext:value-type="float">
            <text:p>1670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7" calcext:value-type="float">
            <text:p>6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83.71</text:p>
          </table:table-cell>
          <table:table-cell table:style-name="ce4" office:value-type="float" office:value="8371" calcext:value-type="float">
            <text:p>837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7" calcext:value-type="float">
            <text:p>27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17.19</text:p>
          </table:table-cell>
          <table:table-cell table:style-name="ce4" office:value-type="float" office:value="1719" calcext:value-type="float">
            <text:p>1719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7" calcext:value-type="float">
            <text:p>6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86.74</text:p>
          </table:table-cell>
          <table:table-cell table:style-name="ce4" office:value-type="float" office:value="8674" calcext:value-type="float">
            <text:p>867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7" calcext:value-type="float">
            <text:p>27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18.03</text:p>
          </table:table-cell>
          <table:table-cell table:style-name="ce4" office:value-type="float" office:value="1803" calcext:value-type="float">
            <text:p>180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8" calcext:value-type="float">
            <text:p>68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89.08</text:p>
          </table:table-cell>
          <table:table-cell table:style-name="ce4" office:value-type="float" office:value="8908" calcext:value-type="float">
            <text:p>890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8" calcext:value-type="float">
            <text:p>28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17.47</text:p>
          </table:table-cell>
          <table:table-cell table:style-name="ce4" office:value-type="float" office:value="1747" calcext:value-type="float">
            <text:p>1747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66" calcext:value-type="float">
            <text:p>66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93.71</text:p>
          </table:table-cell>
          <table:table-cell table:style-name="ce4" office:value-type="float" office:value="9371" calcext:value-type="float">
            <text:p>937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3" calcext:value-type="float">
            <text:p>23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17.46</text:p>
          </table:table-cell>
          <table:table-cell table:style-name="ce4" office:value-type="float" office:value="1746" calcext:value-type="float">
            <text:p>1746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7" calcext:value-type="float">
            <text:p>6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83.71</text:p>
          </table:table-cell>
          <table:table-cell table:style-name="ce4" office:value-type="float" office:value="8371" calcext:value-type="float">
            <text:p>837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8" calcext:value-type="float">
            <text:p>28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16.92</text:p>
          </table:table-cell>
          <table:table-cell table:style-name="ce4" office:value-type="float" office:value="1692" calcext:value-type="float">
            <text:p>1692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8" calcext:value-type="float">
            <text:p>68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89.22</text:p>
          </table:table-cell>
          <table:table-cell table:style-name="ce4" office:value-type="float" office:value="8922" calcext:value-type="float">
            <text:p>892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8" calcext:value-type="float">
            <text:p>28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16.33</text:p>
          </table:table-cell>
          <table:table-cell table:style-name="ce4" office:value-type="float" office:value="1633" calcext:value-type="float">
            <text:p>1633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67" calcext:value-type="float">
            <text:p>6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76.14</text:p>
          </table:table-cell>
          <table:table-cell table:style-name="ce4" office:value-type="float" office:value="7614" calcext:value-type="float">
            <text:p>761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0" calcext:value-type="float">
            <text:p>30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17.74</text:p>
          </table:table-cell>
          <table:table-cell table:style-name="ce4" office:value-type="float" office:value="1774" calcext:value-type="float">
            <text:p>177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66" calcext:value-type="float">
            <text:p>66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85.7</text:p>
          </table:table-cell>
          <table:table-cell table:style-name="ce4" office:value-type="float" office:value="8570" calcext:value-type="float">
            <text:p>857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8" calcext:value-type="float">
            <text:p>28</text:p>
          </table:table-cell>
          <table:table-cell table:style-name="ce8" table:number-columns-repeated="3"/>
          <table:table-cell table:style-name="ce7"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17.17</text:p>
          </table:table-cell>
          <table:table-cell table:style-name="ce4" office:value-type="float" office:value="1717" calcext:value-type="float">
            <text:p>1717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7" calcext:value-type="float">
            <text:p>6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89.28</text:p>
          </table:table-cell>
          <table:table-cell table:style-name="ce4" office:value-type="float" office:value="8928" calcext:value-type="float">
            <text:p>892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0" calcext:value-type="float">
            <text:p>30</text:p>
          </table:table-cell>
          <table:table-cell table:style-name="ce8" table:number-columns-repeated="3"/>
          <table:table-cell table:style-name="ce7"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17.01</text:p>
          </table:table-cell>
          <table:table-cell table:style-name="ce4" office:value-type="float" office:value="1701" calcext:value-type="float">
            <text:p>1701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8" calcext:value-type="float">
            <text:p>68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84.84</text:p>
          </table:table-cell>
          <table:table-cell table:style-name="ce4" office:value-type="float" office:value="8484" calcext:value-type="float">
            <text:p>848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9" calcext:value-type="float">
            <text:p>29</text:p>
          </table:table-cell>
          <table:table-cell table:style-name="ce4" table:number-columns-repeated="3"/>
          <table:table-cell table:style-name="ce7"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17.81</text:p>
          </table:table-cell>
          <table:table-cell table:style-name="ce4" office:value-type="float" office:value="1781" calcext:value-type="float">
            <text:p>178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7" calcext:value-type="float">
            <text:p>6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84.28</text:p>
          </table:table-cell>
          <table:table-cell table:style-name="ce4" office:value-type="float" office:value="8428" calcext:value-type="float">
            <text:p>842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3"/>
          <table:table-cell table:style-name="ce7" table:number-columns-repeated="16368"/>
        </table:table-row>
        <table:table-row table:style-name="ro1">
          <table:table-cell table:style-name="ce13"/>
          <table:table-cell table:style-name="ce5"/>
          <table:table-cell table:style-name="ce13" table:number-columns-repeated="2"/>
          <table:table-cell table:style-name="ce5" table:number-columns-repeated="2"/>
          <table:table-cell/>
          <table:table-cell table:style-name="ce13"/>
          <table:table-cell table:style-name="ce5"/>
          <table:table-cell table:style-name="ce13" table:number-columns-repeated="4"/>
          <table:table-cell table:style-name="ce5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16.15</text:p>
          </table:table-cell>
          <table:table-cell table:style-name="ce2" office:value-type="float" office:value="1615" calcext:value-type="float">
            <text:p>161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8" calcext:value-type="float">
            <text:p>12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23.42</text:p>
          </table:table-cell>
          <table:table-cell table:style-name="ce2" office:value-type="float" office:value="2342" calcext:value-type="float">
            <text:p>234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8" calcext:value-type="float">
            <text:p>78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16.13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48" calcext:value-type="float">
            <text:p>14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21.66</text:p>
          </table:table-cell>
          <table:table-cell table:style-name="ce2" office:value-type="float" office:value="2166" calcext:value-type="float">
            <text:p>2166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75" calcext:value-type="float">
            <text:p>75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16.11</text:p>
          </table:table-cell>
          <table:table-cell table:style-name="ce2" office:value-type="float" office:value="1611" calcext:value-type="float">
            <text:p>161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27" calcext:value-type="float">
            <text:p>127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26.5</text:p>
          </table:table-cell>
          <table:table-cell table:style-name="ce2" office:value-type="float" office:value="2650" calcext:value-type="float">
            <text:p>265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73" calcext:value-type="float">
            <text:p>73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16.36</text:p>
          </table:table-cell>
          <table:table-cell table:style-name="ce2" office:value-type="float" office:value="1636" calcext:value-type="float">
            <text:p>163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07" calcext:value-type="float">
            <text:p>107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36.96</text:p>
          </table:table-cell>
          <table:table-cell table:style-name="ce2" office:value-type="float" office:value="3696" calcext:value-type="float">
            <text:p>369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72" calcext:value-type="float">
            <text:p>72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16.19</text:p>
          </table:table-cell>
          <table:table-cell table:style-name="ce2" office:value-type="float" office:value="1619" calcext:value-type="float">
            <text:p>161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38" calcext:value-type="float">
            <text:p>13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30.14</text:p>
          </table:table-cell>
          <table:table-cell table:style-name="ce2" office:value-type="float" office:value="3014" calcext:value-type="float">
            <text:p>301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5" calcext:value-type="float">
            <text:p>75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16.16</text:p>
          </table:table-cell>
          <table:table-cell table:style-name="ce2" office:value-type="float" office:value="1616" calcext:value-type="float">
            <text:p>161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6" calcext:value-type="float">
            <text:p>126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22.41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78" calcext:value-type="float">
            <text:p>78</text:p>
          </table:table-cell>
          <table:table-cell table:style-name="ce7" table:number-columns-repeated="3"/>
          <table:table-cell table:style-name="ce5" table:number-columns-repeated="1636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16.12</text:p>
          </table:table-cell>
          <table:table-cell table:style-name="ce2" office:value-type="float" office:value="1612" calcext:value-type="float">
            <text:p>161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41" calcext:value-type="float">
            <text:p>141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37.14</text:p>
          </table:table-cell>
          <table:table-cell table:style-name="ce2" office:value-type="float" office:value="3714" calcext:value-type="float">
            <text:p>371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76" calcext:value-type="float">
            <text:p>76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16.06</text:p>
          </table:table-cell>
          <table:table-cell table:style-name="ce2" office:value-type="float" office:value="1606" calcext:value-type="float">
            <text:p>160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5" calcext:value-type="float">
            <text:p>125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39.34</text:p>
          </table:table-cell>
          <table:table-cell table:style-name="ce2" office:value-type="float" office:value="3934" calcext:value-type="float">
            <text:p>393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71" calcext:value-type="float">
            <text:p>71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16.18</text:p>
          </table:table-cell>
          <table:table-cell table:style-name="ce2" office:value-type="float" office:value="1618" calcext:value-type="float">
            <text:p>161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34" calcext:value-type="float">
            <text:p>13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21.38</text:p>
          </table:table-cell>
          <table:table-cell table:style-name="ce2" office:value-type="float" office:value="2138" calcext:value-type="float">
            <text:p>213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74" calcext:value-type="float">
            <text:p>74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16.39</text:p>
          </table:table-cell>
          <table:table-cell table:style-name="ce2" office:value-type="float" office:value="1639" calcext:value-type="float">
            <text:p>163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25" calcext:value-type="float">
            <text:p>125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22.39</text:p>
          </table:table-cell>
          <table:table-cell table:style-name="ce2" office:value-type="float" office:value="2239" calcext:value-type="float">
            <text:p>223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77" calcext:value-type="float">
            <text:p>77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16.13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8" calcext:value-type="float">
            <text:p>12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21.51</text:p>
          </table:table-cell>
          <table:table-cell table:style-name="ce2" office:value-type="float" office:value="2151" calcext:value-type="float">
            <text:p>21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78" calcext:value-type="float">
            <text:p>78</text:p>
          </table:table-cell>
          <table:table-cell table:style-name="ce2" table:number-columns-repeated="3"/>
          <table:table-cell table:style-name="ce7" table:number-columns-repeated="1636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16.16</text:p>
          </table:table-cell>
          <table:table-cell table:style-name="ce2" office:value-type="float" office:value="1616" calcext:value-type="float">
            <text:p>161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5" calcext:value-type="float">
            <text:p>125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23.71</text:p>
          </table:table-cell>
          <table:table-cell table:style-name="ce2" office:value-type="float" office:value="2371" calcext:value-type="float">
            <text:p>237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8" calcext:value-type="float">
            <text:p>78</text:p>
          </table:table-cell>
          <table:table-cell table:style-name="ce2" table:number-columns-repeated="3"/>
          <table:table-cell table:style-name="ce7"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6.34</text:p>
          </table:table-cell>
          <table:table-cell table:style-name="ce4" office:value-type="float" office:value="1634" calcext:value-type="float">
            <text:p>163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27" calcext:value-type="float">
            <text:p>127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24.7</text:p>
          </table:table-cell>
          <table:table-cell table:style-name="ce4" office:value-type="float" office:value="2470" calcext:value-type="float">
            <text:p>2470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79" calcext:value-type="float">
            <text:p>79</text:p>
          </table:table-cell>
          <table:table-cell table:style-name="ce8" table:number-columns-repeated="3"/>
          <table:table-cell table:style-name="ce7"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6.09</text:p>
          </table:table-cell>
          <table:table-cell table:style-name="ce4" office:value-type="float" office:value="1609" calcext:value-type="float">
            <text:p>1609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24" calcext:value-type="float">
            <text:p>124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22.18</text:p>
          </table:table-cell>
          <table:table-cell table:style-name="ce4" office:value-type="float" office:value="2218" calcext:value-type="float">
            <text:p>2218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70" calcext:value-type="float">
            <text:p>70</text:p>
          </table:table-cell>
          <table:table-cell table:style-name="ce8" table:number-columns-repeated="3"/>
          <table:table-cell table:style-name="ce7"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6.16</text:p>
          </table:table-cell>
          <table:table-cell table:style-name="ce4" office:value-type="float" office:value="1616" calcext:value-type="float">
            <text:p>161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53" calcext:value-type="float">
            <text:p>153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21.71</text:p>
          </table:table-cell>
          <table:table-cell table:style-name="ce4" office:value-type="float" office:value="2171" calcext:value-type="float">
            <text:p>217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8" calcext:value-type="float">
            <text:p>78</text:p>
          </table:table-cell>
          <table:table-cell table:style-name="ce8" table:number-columns-repeated="3"/>
          <table:table-cell table:style-name="ce7"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6.23</text:p>
          </table:table-cell>
          <table:table-cell table:style-name="ce4" office:value-type="float" office:value="1623" calcext:value-type="float">
            <text:p>1623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36" calcext:value-type="float">
            <text:p>136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27.86</text:p>
          </table:table-cell>
          <table:table-cell table:style-name="ce4" office:value-type="float" office:value="2786" calcext:value-type="float">
            <text:p>2786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81" calcext:value-type="float">
            <text:p>81</text:p>
          </table:table-cell>
          <table:table-cell table:style-name="ce8" table:number-columns-repeated="3"/>
          <table:table-cell table:style-name="ce7"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float" office:value="1620" calcext:value-type="float">
            <text:p>1620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27" calcext:value-type="float">
            <text:p>127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28.42</text:p>
          </table:table-cell>
          <table:table-cell table:style-name="ce4" office:value-type="float" office:value="2842" calcext:value-type="float">
            <text:p>28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77" calcext:value-type="float">
            <text:p>77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6.03</text:p>
          </table:table-cell>
          <table:table-cell table:style-name="ce4" office:value-type="float" office:value="1603" calcext:value-type="float">
            <text:p>160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37" calcext:value-type="float">
            <text:p>137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29.1</text:p>
          </table:table-cell>
          <table:table-cell table:style-name="ce4" office:value-type="float" office:value="2910" calcext:value-type="float">
            <text:p>291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1" calcext:value-type="float">
            <text:p>71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6.06</text:p>
          </table:table-cell>
          <table:table-cell table:style-name="ce4" office:value-type="float" office:value="1606" calcext:value-type="float">
            <text:p>160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25" calcext:value-type="float">
            <text:p>125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32.22</text:p>
          </table:table-cell>
          <table:table-cell table:style-name="ce4" office:value-type="float" office:value="3222" calcext:value-type="float">
            <text:p>322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3" calcext:value-type="float">
            <text:p>73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6.11</text:p>
          </table:table-cell>
          <table:table-cell table:style-name="ce4" office:value-type="float" office:value="1611" calcext:value-type="float">
            <text:p>161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25" calcext:value-type="float">
            <text:p>125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23.51</text:p>
          </table:table-cell>
          <table:table-cell table:style-name="ce4" office:value-type="float" office:value="2351" calcext:value-type="float">
            <text:p>235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78" calcext:value-type="float">
            <text:p>78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6.1</text:p>
          </table:table-cell>
          <table:table-cell table:style-name="ce4" office:value-type="float" office:value="1610" calcext:value-type="float">
            <text:p>1610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26" calcext:value-type="float">
            <text:p>126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30.21</text:p>
          </table:table-cell>
          <table:table-cell table:style-name="ce4" office:value-type="float" office:value="3021" calcext:value-type="float">
            <text:p>302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0" calcext:value-type="float">
            <text:p>80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6.18</text:p>
          </table:table-cell>
          <table:table-cell table:style-name="ce4" office:value-type="float" office:value="1618" calcext:value-type="float">
            <text:p>161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41" calcext:value-type="float">
            <text:p>141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22.68</text:p>
          </table:table-cell>
          <table:table-cell table:style-name="ce4" office:value-type="float" office:value="2268" calcext:value-type="float">
            <text:p>2268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73" calcext:value-type="float">
            <text:p>73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6.13</text:p>
          </table:table-cell>
          <table:table-cell table:style-name="ce4" office:value-type="float" office:value="1613" calcext:value-type="float">
            <text:p>161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26" calcext:value-type="float">
            <text:p>126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26.84</text:p>
          </table:table-cell>
          <table:table-cell table:style-name="ce4" office:value-type="float" office:value="2684" calcext:value-type="float">
            <text:p>268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3"/>
          <table:table-cell table:style-name="ce8"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6.02</text:p>
          </table:table-cell>
          <table:table-cell table:style-name="ce4" office:value-type="float" office:value="1602" calcext:value-type="float">
            <text:p>1602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27" calcext:value-type="float">
            <text:p>127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22.89</text:p>
          </table:table-cell>
          <table:table-cell table:style-name="ce4" office:value-type="float" office:value="2289" calcext:value-type="float">
            <text:p>2289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3"/>
          <table:table-cell table:style-name="ce8"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16.18</text:p>
          </table:table-cell>
          <table:table-cell table:style-name="ce2" office:value-type="float" office:value="1618" calcext:value-type="float">
            <text:p>161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5" calcext:value-type="float">
            <text:p>12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37.2</text:p>
          </table:table-cell>
          <table:table-cell table:style-name="ce2" office:value-type="float" office:value="3720" calcext:value-type="float">
            <text:p>372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72" calcext:value-type="float">
            <text:p>72</text:p>
          </table:table-cell>
          <table:table-cell table:style-name="ce7" table:number-columns-repeated="3"/>
          <table:table-cell table:style-name="ce8"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16.19</text:p>
          </table:table-cell>
          <table:table-cell table:style-name="ce2" office:value-type="float" office:value="1619" calcext:value-type="float">
            <text:p>161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47" calcext:value-type="float">
            <text:p>147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22.26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74" calcext:value-type="float">
            <text:p>74</text:p>
          </table:table-cell>
          <table:table-cell table:style-name="ce7" table:number-columns-repeated="3"/>
          <table:table-cell table:style-name="ce8"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16.14</text:p>
          </table:table-cell>
          <table:table-cell table:style-name="ce2" office:value-type="float" office:value="1614" calcext:value-type="float">
            <text:p>161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35" calcext:value-type="float">
            <text:p>13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31.36</text:p>
          </table:table-cell>
          <table:table-cell table:style-name="ce2" office:value-type="float" office:value="3136" calcext:value-type="float">
            <text:p>313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80" calcext:value-type="float">
            <text:p>80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16.1</text:p>
          </table:table-cell>
          <table:table-cell table:style-name="ce2" office:value-type="float" office:value="1610" calcext:value-type="float">
            <text:p>161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40" calcext:value-type="float">
            <text:p>14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23.91</text:p>
          </table:table-cell>
          <table:table-cell table:style-name="ce2" office:value-type="float" office:value="2391" calcext:value-type="float">
            <text:p>239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9" calcext:value-type="float">
            <text:p>79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16.2</text:p>
          </table:table-cell>
          <table:table-cell table:style-name="ce2" office:value-type="float" office:value="1620" calcext:value-type="float">
            <text:p>162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41" calcext:value-type="float">
            <text:p>141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21.3</text:p>
          </table:table-cell>
          <table:table-cell table:style-name="ce2" office:value-type="float" office:value="2130" calcext:value-type="float">
            <text:p>213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79" calcext:value-type="float">
            <text:p>79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16.34</text:p>
          </table:table-cell>
          <table:table-cell table:style-name="ce2" office:value-type="float" office:value="1634" calcext:value-type="float">
            <text:p>163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23" calcext:value-type="float">
            <text:p>12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23.93</text:p>
          </table:table-cell>
          <table:table-cell table:style-name="ce2" office:value-type="float" office:value="2393" calcext:value-type="float">
            <text:p>239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4" calcext:value-type="float">
            <text:p>74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16.17</text:p>
          </table:table-cell>
          <table:table-cell table:style-name="ce2" office:value-type="float" office:value="1617" calcext:value-type="float">
            <text:p>161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36" calcext:value-type="float">
            <text:p>136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21.72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8" calcext:value-type="float">
            <text:p>78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16.2</text:p>
          </table:table-cell>
          <table:table-cell table:style-name="ce2" office:value-type="float" office:value="1620" calcext:value-type="float">
            <text:p>162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63" calcext:value-type="float">
            <text:p>16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37.79</text:p>
          </table:table-cell>
          <table:table-cell table:style-name="ce2" office:value-type="float" office:value="3779" calcext:value-type="float">
            <text:p>377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74" calcext:value-type="float">
            <text:p>74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16.33</text:p>
          </table:table-cell>
          <table:table-cell table:style-name="ce2" office:value-type="float" office:value="1633" calcext:value-type="float">
            <text:p>163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6" calcext:value-type="float">
            <text:p>126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22.01</text:p>
          </table:table-cell>
          <table:table-cell table:style-name="ce2" office:value-type="float" office:value="2201" calcext:value-type="float">
            <text:p>220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80" calcext:value-type="float">
            <text:p>80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16.08</text:p>
          </table:table-cell>
          <table:table-cell table:style-name="ce2" office:value-type="float" office:value="1608" calcext:value-type="float">
            <text:p>160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6" calcext:value-type="float">
            <text:p>126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23.22</text:p>
          </table:table-cell>
          <table:table-cell table:style-name="ce2" office:value-type="float" office:value="2322" calcext:value-type="float">
            <text:p>232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77" calcext:value-type="float">
            <text:p>77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16.08</text:p>
          </table:table-cell>
          <table:table-cell table:style-name="ce2" office:value-type="float" office:value="1608" calcext:value-type="float">
            <text:p>160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40" calcext:value-type="float">
            <text:p>14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22.23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5" calcext:value-type="float">
            <text:p>75</text:p>
          </table:table-cell>
          <table:table-cell table:style-name="ce2" table:number-columns-repeated="3"/>
          <table:table-cell table:style-name="ce7"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16.23</text:p>
          </table:table-cell>
          <table:table-cell table:style-name="ce2" office:value-type="float" office:value="1623" calcext:value-type="float">
            <text:p>162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42" calcext:value-type="float">
            <text:p>142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31.62</text:p>
          </table:table-cell>
          <table:table-cell table:style-name="ce2" office:value-type="float" office:value="3162" calcext:value-type="float">
            <text:p>316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71" calcext:value-type="float">
            <text:p>71</text:p>
          </table:table-cell>
          <table:table-cell table:style-name="ce2" table:number-columns-repeated="3"/>
          <table:table-cell table:style-name="ce7"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6.12</text:p>
          </table:table-cell>
          <table:table-cell table:style-name="ce4" office:value-type="float" office:value="1612" calcext:value-type="float">
            <text:p>1612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39" calcext:value-type="float">
            <text:p>139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45.08</text:p>
          </table:table-cell>
          <table:table-cell table:style-name="ce4" office:value-type="float" office:value="4508" calcext:value-type="float">
            <text:p>450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61" calcext:value-type="float">
            <text:p>61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6.06</text:p>
          </table:table-cell>
          <table:table-cell table:style-name="ce4" office:value-type="float" office:value="1606" calcext:value-type="float">
            <text:p>1606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41" calcext:value-type="float">
            <text:p>14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29.62</text:p>
          </table:table-cell>
          <table:table-cell table:style-name="ce4" office:value-type="float" office:value="2962" calcext:value-type="float">
            <text:p>296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4" calcext:value-type="float">
            <text:p>64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6.32</text:p>
          </table:table-cell>
          <table:table-cell table:style-name="ce4" office:value-type="float" office:value="1632" calcext:value-type="float">
            <text:p>1632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34" calcext:value-type="float">
            <text:p>13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27.23</text:p>
          </table:table-cell>
          <table:table-cell table:style-name="ce4" office:value-type="float" office:value="2723" calcext:value-type="float">
            <text:p>272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68" calcext:value-type="float">
            <text:p>68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6.1</text:p>
          </table:table-cell>
          <table:table-cell table:style-name="ce4" office:value-type="float" office:value="1610" calcext:value-type="float">
            <text:p>1610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25" calcext:value-type="float">
            <text:p>12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23.7</text:p>
          </table:table-cell>
          <table:table-cell table:style-name="ce4" office:value-type="float" office:value="2370" calcext:value-type="float">
            <text:p>2370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66" calcext:value-type="float">
            <text:p>66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6.07</text:p>
          </table:table-cell>
          <table:table-cell table:style-name="ce4" office:value-type="float" office:value="1607" calcext:value-type="float">
            <text:p>160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19" calcext:value-type="float">
            <text:p>119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24.99</text:p>
          </table:table-cell>
          <table:table-cell table:style-name="ce4" office:value-type="float" office:value="2499" calcext:value-type="float">
            <text:p>2499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68" calcext:value-type="float">
            <text:p>68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6.13</text:p>
          </table:table-cell>
          <table:table-cell table:style-name="ce4" office:value-type="float" office:value="1613" calcext:value-type="float">
            <text:p>161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37" calcext:value-type="float">
            <text:p>13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24.89</text:p>
          </table:table-cell>
          <table:table-cell table:style-name="ce4" office:value-type="float" office:value="2489" calcext:value-type="float">
            <text:p>2489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60" calcext:value-type="float">
            <text:p>60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6.12</text:p>
          </table:table-cell>
          <table:table-cell table:style-name="ce4" office:value-type="float" office:value="1612" calcext:value-type="float">
            <text:p>1612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37" calcext:value-type="float">
            <text:p>13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47.23</text:p>
          </table:table-cell>
          <table:table-cell table:style-name="ce4" office:value-type="float" office:value="4723" calcext:value-type="float">
            <text:p>47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52" calcext:value-type="float">
            <text:p>52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6.16</text:p>
          </table:table-cell>
          <table:table-cell table:style-name="ce4" office:value-type="float" office:value="1616" calcext:value-type="float">
            <text:p>161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18" calcext:value-type="float">
            <text:p>118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25.48</text:p>
          </table:table-cell>
          <table:table-cell table:style-name="ce4" office:value-type="float" office:value="2548" calcext:value-type="float">
            <text:p>2548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68" calcext:value-type="float">
            <text:p>68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6.15</text:p>
          </table:table-cell>
          <table:table-cell table:style-name="ce4" office:value-type="float" office:value="1615" calcext:value-type="float">
            <text:p>161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36" calcext:value-type="float">
            <text:p>136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24.53</text:p>
          </table:table-cell>
          <table:table-cell table:style-name="ce4" office:value-type="float" office:value="2453" calcext:value-type="float">
            <text:p>2453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60" calcext:value-type="float">
            <text:p>60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6.19</text:p>
          </table:table-cell>
          <table:table-cell table:style-name="ce4" office:value-type="float" office:value="1619" calcext:value-type="float">
            <text:p>1619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24" calcext:value-type="float">
            <text:p>12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26.68</text:p>
          </table:table-cell>
          <table:table-cell table:style-name="ce4" office:value-type="float" office:value="2668" calcext:value-type="float">
            <text:p>2668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1" calcext:value-type="float">
            <text:p>61</text:p>
          </table:table-cell>
          <table:table-cell table:style-name="ce8" table:number-columns-repeated="1637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6.09</text:p>
          </table:table-cell>
          <table:table-cell table:style-name="ce4" office:value-type="float" office:value="1609" calcext:value-type="float">
            <text:p>1609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39" calcext:value-type="float">
            <text:p>139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24.68</text:p>
          </table:table-cell>
          <table:table-cell table:style-name="ce4" office:value-type="float" office:value="2468" calcext:value-type="float">
            <text:p>2468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3"/>
          <table:table-cell table:style-name="ce7"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6.1</text:p>
          </table:table-cell>
          <table:table-cell table:style-name="ce4" office:value-type="float" office:value="1610" calcext:value-type="float">
            <text:p>1610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38" calcext:value-type="float">
            <text:p>138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25.24</text:p>
          </table:table-cell>
          <table:table-cell table:style-name="ce4" office:value-type="float" office:value="2524" calcext:value-type="float">
            <text:p>252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7" calcext:value-type="float">
            <text:p>57</text:p>
          </table:table-cell>
          <table:table-cell table:style-name="ce4" table:number-columns-repeated="3"/>
          <table:table-cell table:style-name="ce7" table:number-columns-repeated="16368"/>
        </table:table-row>
        <table:table-row table:style-name="ro1">
          <table:table-cell table:style-name="ce13"/>
          <table:table-cell table:style-name="ce5"/>
          <table:table-cell table:style-name="ce13" table:number-columns-repeated="2"/>
          <table:table-cell table:style-name="ce5" table:number-columns-repeated="2"/>
          <table:table-cell/>
          <table:table-cell table:style-name="ce13"/>
          <table:table-cell table:style-name="ce5"/>
          <table:table-cell table:style-name="ce13" table:number-columns-repeated="4"/>
          <table:table-cell table:style-name="ce5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6.23</text:p>
          </table:table-cell>
          <table:table-cell table:style-name="ce2" office:value-type="float" office:value="1623" calcext:value-type="float">
            <text:p>162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5" calcext:value-type="float">
            <text:p>205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7.16</text:p>
          </table:table-cell>
          <table:table-cell table:style-name="ce2" office:value-type="float" office:value="1716" calcext:value-type="float">
            <text:p>171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6" calcext:value-type="float">
            <text:p>96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6.15</text:p>
          </table:table-cell>
          <table:table-cell table:style-name="ce2" office:value-type="float" office:value="1615" calcext:value-type="float">
            <text:p>161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4" calcext:value-type="float">
            <text:p>20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7.46</text:p>
          </table:table-cell>
          <table:table-cell table:style-name="ce2" office:value-type="float" office:value="1746" calcext:value-type="float">
            <text:p>174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7" calcext:value-type="float">
            <text:p>97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6.09</text:p>
          </table:table-cell>
          <table:table-cell table:style-name="ce2" office:value-type="float" office:value="1609" calcext:value-type="float">
            <text:p>160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7" calcext:value-type="float">
            <text:p>207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7.35</text:p>
          </table:table-cell>
          <table:table-cell table:style-name="ce2" office:value-type="float" office:value="1735" calcext:value-type="float">
            <text:p>173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1" calcext:value-type="float">
            <text:p>91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6.07</text:p>
          </table:table-cell>
          <table:table-cell table:style-name="ce2" office:value-type="float" office:value="1607" calcext:value-type="float">
            <text:p>160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9" calcext:value-type="float">
            <text:p>209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7.32</text:p>
          </table:table-cell>
          <table:table-cell table:style-name="ce2" office:value-type="float" office:value="1732" calcext:value-type="float">
            <text:p>173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88" calcext:value-type="float">
            <text:p>88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6.32</text:p>
          </table:table-cell>
          <table:table-cell table:style-name="ce2" office:value-type="float" office:value="1632" calcext:value-type="float">
            <text:p>163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1" calcext:value-type="float">
            <text:p>181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7.29</text:p>
          </table:table-cell>
          <table:table-cell table:style-name="ce2" office:value-type="float" office:value="1729" calcext:value-type="float">
            <text:p>172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6.14</text:p>
          </table:table-cell>
          <table:table-cell table:style-name="ce2" office:value-type="float" office:value="1614" calcext:value-type="float">
            <text:p>161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6" calcext:value-type="float">
            <text:p>206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7.24</text:p>
          </table:table-cell>
          <table:table-cell table:style-name="ce2" office:value-type="float" office:value="1724" calcext:value-type="float">
            <text:p>172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3" calcext:value-type="float">
            <text:p>93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6.09</text:p>
          </table:table-cell>
          <table:table-cell table:style-name="ce2" office:value-type="float" office:value="1609" calcext:value-type="float">
            <text:p>160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2" calcext:value-type="float">
            <text:p>202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7.35</text:p>
          </table:table-cell>
          <table:table-cell table:style-name="ce2" office:value-type="float" office:value="1735" calcext:value-type="float">
            <text:p>173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84" calcext:value-type="float">
            <text:p>84</text:p>
          </table:table-cell>
          <table:table-cell table:style-name="ce7" table:number-columns-repeated="163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6.01</text:p>
          </table:table-cell>
          <table:table-cell table:style-name="ce2" office:value-type="float" office:value="1601" calcext:value-type="float">
            <text:p>160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1" calcext:value-type="float">
            <text:p>181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7.36</text:p>
          </table:table-cell>
          <table:table-cell table:style-name="ce2" office:value-type="float" office:value="1736" calcext:value-type="float">
            <text:p>173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5" calcext:value-type="float">
            <text:p>95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6.12</text:p>
          </table:table-cell>
          <table:table-cell table:style-name="ce2" office:value-type="float" office:value="1612" calcext:value-type="float">
            <text:p>161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9" calcext:value-type="float">
            <text:p>179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7.18</text:p>
          </table:table-cell>
          <table:table-cell table:style-name="ce2" office:value-type="float" office:value="1718" calcext:value-type="float">
            <text:p>171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7" calcext:value-type="float">
            <text:p>97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6.18</text:p>
          </table:table-cell>
          <table:table-cell table:style-name="ce2" office:value-type="float" office:value="1618" calcext:value-type="float">
            <text:p>161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67" calcext:value-type="float">
            <text:p>167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7.32</text:p>
          </table:table-cell>
          <table:table-cell table:style-name="ce2" office:value-type="float" office:value="1732" calcext:value-type="float">
            <text:p>173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4" calcext:value-type="float">
            <text:p>84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6.09</text:p>
          </table:table-cell>
          <table:table-cell table:style-name="ce2" office:value-type="float" office:value="1609" calcext:value-type="float">
            <text:p>160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8" calcext:value-type="float">
            <text:p>20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7.19</text:p>
          </table:table-cell>
          <table:table-cell table:style-name="ce2" office:value-type="float" office:value="1719" calcext:value-type="float">
            <text:p>171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7" calcext:value-type="float">
            <text:p>97</text:p>
          </table:table-cell>
          <table:table-cell table:style-name="ce2" table:number-columns-repeated="3"/>
          <table:table-cell table:number-columns-repeated="1636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6.22</text:p>
          </table:table-cell>
          <table:table-cell table:style-name="ce2" office:value-type="float" office:value="1622" calcext:value-type="float">
            <text:p>162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4" calcext:value-type="float">
            <text:p>20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7.42</text:p>
          </table:table-cell>
          <table:table-cell table:style-name="ce2" office:value-type="float" office:value="1742" calcext:value-type="float">
            <text:p>174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number-columns-repeated="3"/>
          <table:table-cell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6.1</text:p>
          </table:table-cell>
          <table:table-cell table:style-name="ce4" office:value-type="float" office:value="1610" calcext:value-type="float">
            <text:p>1610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07" calcext:value-type="float">
            <text:p>207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7.44</text:p>
          </table:table-cell>
          <table:table-cell table:style-name="ce4" office:value-type="float" office:value="1744" calcext:value-type="float">
            <text:p>174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4" calcext:value-type="float">
            <text:p>94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6.12</text:p>
          </table:table-cell>
          <table:table-cell table:style-name="ce4" office:value-type="float" office:value="1612" calcext:value-type="float">
            <text:p>1612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65" calcext:value-type="float">
            <text:p>165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7.17</text:p>
          </table:table-cell>
          <table:table-cell table:style-name="ce4" office:value-type="float" office:value="1717" calcext:value-type="float">
            <text:p>171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1" calcext:value-type="float">
            <text:p>91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6.15</text:p>
          </table:table-cell>
          <table:table-cell table:style-name="ce4" office:value-type="float" office:value="1615" calcext:value-type="float">
            <text:p>161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77" calcext:value-type="float">
            <text:p>177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7.24</text:p>
          </table:table-cell>
          <table:table-cell table:style-name="ce4" office:value-type="float" office:value="1724" calcext:value-type="float">
            <text:p>172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5" calcext:value-type="float">
            <text:p>85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6.17</text:p>
          </table:table-cell>
          <table:table-cell table:style-name="ce4" office:value-type="float" office:value="1617" calcext:value-type="float">
            <text:p>161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54" calcext:value-type="float">
            <text:p>154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7.38</text:p>
          </table:table-cell>
          <table:table-cell table:style-name="ce4" office:value-type="float" office:value="1738" calcext:value-type="float">
            <text:p>173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92" calcext:value-type="float">
            <text:p>92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6.13</text:p>
          </table:table-cell>
          <table:table-cell table:style-name="ce4" office:value-type="float" office:value="1613" calcext:value-type="float">
            <text:p>161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51" calcext:value-type="float">
            <text:p>151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7.41</text:p>
          </table:table-cell>
          <table:table-cell table:style-name="ce4" office:value-type="float" office:value="1741" calcext:value-type="float">
            <text:p>174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3" calcext:value-type="float">
            <text:p>93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6.11</text:p>
          </table:table-cell>
          <table:table-cell table:style-name="ce4" office:value-type="float" office:value="1611" calcext:value-type="float">
            <text:p>161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03" calcext:value-type="float">
            <text:p>203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7.24</text:p>
          </table:table-cell>
          <table:table-cell table:style-name="ce4" office:value-type="float" office:value="1724" calcext:value-type="float">
            <text:p>1724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95" calcext:value-type="float">
            <text:p>95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6.46</text:p>
          </table:table-cell>
          <table:table-cell table:style-name="ce4" office:value-type="float" office:value="1646" calcext:value-type="float">
            <text:p>1646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93" calcext:value-type="float">
            <text:p>193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7.26</text:p>
          </table:table-cell>
          <table:table-cell table:style-name="ce4" office:value-type="float" office:value="1726" calcext:value-type="float">
            <text:p>172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3" calcext:value-type="float">
            <text:p>93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6.08</text:p>
          </table:table-cell>
          <table:table-cell table:style-name="ce4" office:value-type="float" office:value="1608" calcext:value-type="float">
            <text:p>160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05" calcext:value-type="float">
            <text:p>205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7.23</text:p>
          </table:table-cell>
          <table:table-cell table:style-name="ce4" office:value-type="float" office:value="1723" calcext:value-type="float">
            <text:p>172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6" calcext:value-type="float">
            <text:p>86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6.14</text:p>
          </table:table-cell>
          <table:table-cell table:style-name="ce4" office:value-type="float" office:value="1614" calcext:value-type="float">
            <text:p>161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11" calcext:value-type="float">
            <text:p>211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7.35</text:p>
          </table:table-cell>
          <table:table-cell table:style-name="ce4" office:value-type="float" office:value="1735" calcext:value-type="float">
            <text:p>173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5" calcext:value-type="float">
            <text:p>95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5.99</text:p>
          </table:table-cell>
          <table:table-cell table:style-name="ce4" office:value-type="float" office:value="1599" calcext:value-type="float">
            <text:p>1599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12" calcext:value-type="float">
            <text:p>212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7.17</text:p>
          </table:table-cell>
          <table:table-cell table:style-name="ce4" office:value-type="float" office:value="1717" calcext:value-type="float">
            <text:p>171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6" calcext:value-type="float">
            <text:p>96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6.19</text:p>
          </table:table-cell>
          <table:table-cell table:style-name="ce4" office:value-type="float" office:value="1619" calcext:value-type="float">
            <text:p>1619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08" calcext:value-type="float">
            <text:p>208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7.35</text:p>
          </table:table-cell>
          <table:table-cell table:style-name="ce4" office:value-type="float" office:value="1735" calcext:value-type="float">
            <text:p>173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9" calcext:value-type="float">
            <text:p>89</text:p>
          </table:table-cell>
          <table:table-cell table:style-name="ce4" table:number-columns-repeated="3"/>
          <table:table-cell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6.06</text:p>
          </table:table-cell>
          <table:table-cell table:style-name="ce4" office:value-type="float" office:value="1606" calcext:value-type="float">
            <text:p>160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82" calcext:value-type="float">
            <text:p>182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7.18</text:p>
          </table:table-cell>
          <table:table-cell table:style-name="ce4" office:value-type="float" office:value="1718" calcext:value-type="float">
            <text:p>171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number-columns-repeated="3"/>
          <table:table-cell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6.05</text:p>
          </table:table-cell>
          <table:table-cell table:style-name="ce2" office:value-type="float" office:value="1605" calcext:value-type="float">
            <text:p>160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7" calcext:value-type="float">
            <text:p>207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7.39</text:p>
          </table:table-cell>
          <table:table-cell table:style-name="ce2" office:value-type="float" office:value="1739" calcext:value-type="float">
            <text:p>173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8" calcext:value-type="float">
            <text:p>98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6.08</text:p>
          </table:table-cell>
          <table:table-cell table:style-name="ce2" office:value-type="float" office:value="1608" calcext:value-type="float">
            <text:p>160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2" calcext:value-type="float">
            <text:p>172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7.08</text:p>
          </table:table-cell>
          <table:table-cell table:style-name="ce2" office:value-type="float" office:value="1708" calcext:value-type="float">
            <text:p>170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8" calcext:value-type="float">
            <text:p>98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6.05</text:p>
          </table:table-cell>
          <table:table-cell table:style-name="ce2" office:value-type="float" office:value="1605" calcext:value-type="float">
            <text:p>160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5" calcext:value-type="float">
            <text:p>20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7.22</text:p>
          </table:table-cell>
          <table:table-cell table:style-name="ce2" office:value-type="float" office:value="1722" calcext:value-type="float">
            <text:p>172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2" calcext:value-type="float">
            <text:p>92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6.08</text:p>
          </table:table-cell>
          <table:table-cell table:style-name="ce2" office:value-type="float" office:value="1608" calcext:value-type="float">
            <text:p>160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9" calcext:value-type="float">
            <text:p>179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7.23</text:p>
          </table:table-cell>
          <table:table-cell table:style-name="ce2" office:value-type="float" office:value="1723" calcext:value-type="float">
            <text:p>172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6.15</text:p>
          </table:table-cell>
          <table:table-cell table:style-name="ce2" office:value-type="float" office:value="1615" calcext:value-type="float">
            <text:p>161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7" calcext:value-type="float">
            <text:p>177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7.29</text:p>
          </table:table-cell>
          <table:table-cell table:style-name="ce2" office:value-type="float" office:value="1729" calcext:value-type="float">
            <text:p>172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7" calcext:value-type="float">
            <text:p>97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6.04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7.27</text:p>
          </table:table-cell>
          <table:table-cell table:style-name="ce2" office:value-type="float" office:value="1727" calcext:value-type="float">
            <text:p>1727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9" calcext:value-type="float">
            <text:p>99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6.15</text:p>
          </table:table-cell>
          <table:table-cell table:style-name="ce2" office:value-type="float" office:value="1615" calcext:value-type="float">
            <text:p>161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7" calcext:value-type="float">
            <text:p>207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7.37</text:p>
          </table:table-cell>
          <table:table-cell table:style-name="ce2" office:value-type="float" office:value="1737" calcext:value-type="float">
            <text:p>173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5" calcext:value-type="float">
            <text:p>95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6.06</text:p>
          </table:table-cell>
          <table:table-cell table:style-name="ce2" office:value-type="float" office:value="1606" calcext:value-type="float">
            <text:p>160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8" calcext:value-type="float">
            <text:p>208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7.27</text:p>
          </table:table-cell>
          <table:table-cell table:style-name="ce2" office:value-type="float" office:value="1727" calcext:value-type="float">
            <text:p>172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6.44</text:p>
          </table:table-cell>
          <table:table-cell table:style-name="ce2" office:value-type="float" office:value="1644" calcext:value-type="float">
            <text:p>164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5" calcext:value-type="float">
            <text:p>20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7.16</text:p>
          </table:table-cell>
          <table:table-cell table:style-name="ce2" office:value-type="float" office:value="1716" calcext:value-type="float">
            <text:p>171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6" calcext:value-type="float">
            <text:p>96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6.15</text:p>
          </table:table-cell>
          <table:table-cell table:style-name="ce2" office:value-type="float" office:value="1615" calcext:value-type="float">
            <text:p>161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9" calcext:value-type="float">
            <text:p>179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7.2</text:p>
          </table:table-cell>
          <table:table-cell table:style-name="ce2" office:value-type="float" office:value="1720" calcext:value-type="float">
            <text:p>172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5" calcext:value-type="float">
            <text:p>95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6.19</text:p>
          </table:table-cell>
          <table:table-cell table:style-name="ce2" office:value-type="float" office:value="1619" calcext:value-type="float">
            <text:p>161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4" calcext:value-type="float">
            <text:p>20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7.56</text:p>
          </table:table-cell>
          <table:table-cell table:style-name="ce2" office:value-type="float" office:value="1756" calcext:value-type="float">
            <text:p>175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96" calcext:value-type="float">
            <text:p>96</text:p>
          </table:table-cell>
          <table:table-cell table:style-name="ce2" table:number-columns-repeated="3"/>
          <table:table-cell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6.21</text:p>
          </table:table-cell>
          <table:table-cell table:style-name="ce2" office:value-type="float" office:value="1621" calcext:value-type="float">
            <text:p>162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7.17</text:p>
          </table:table-cell>
          <table:table-cell table:style-name="ce2" office:value-type="float" office:value="1717" calcext:value-type="float">
            <text:p>171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7" calcext:value-type="float">
            <text:p>87</text:p>
          </table:table-cell>
          <table:table-cell table:style-name="ce2" table:number-columns-repeated="3"/>
          <table:table-cell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6.13</text:p>
          </table:table-cell>
          <table:table-cell table:style-name="ce4" office:value-type="float" office:value="1613" calcext:value-type="float">
            <text:p>161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00" calcext:value-type="float">
            <text:p>20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7.54</text:p>
          </table:table-cell>
          <table:table-cell table:style-name="ce4" office:value-type="float" office:value="1754" calcext:value-type="float">
            <text:p>175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2" calcext:value-type="float">
            <text:p>92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6.1</text:p>
          </table:table-cell>
          <table:table-cell table:style-name="ce4" office:value-type="float" office:value="1610" calcext:value-type="float">
            <text:p>1610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79" calcext:value-type="float">
            <text:p>179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7.52</text:p>
          </table:table-cell>
          <table:table-cell table:style-name="ce4" office:value-type="float" office:value="1752" calcext:value-type="float">
            <text:p>1752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95" calcext:value-type="float">
            <text:p>95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6.1</text:p>
          </table:table-cell>
          <table:table-cell table:style-name="ce4" office:value-type="float" office:value="1610" calcext:value-type="float">
            <text:p>1610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76" calcext:value-type="float">
            <text:p>176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7.29</text:p>
          </table:table-cell>
          <table:table-cell table:style-name="ce4" office:value-type="float" office:value="1729" calcext:value-type="float">
            <text:p>172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92" calcext:value-type="float">
            <text:p>92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6.28</text:p>
          </table:table-cell>
          <table:table-cell table:style-name="ce4" office:value-type="float" office:value="1628" calcext:value-type="float">
            <text:p>162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04" calcext:value-type="float">
            <text:p>20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7.25</text:p>
          </table:table-cell>
          <table:table-cell table:style-name="ce4" office:value-type="float" office:value="1725" calcext:value-type="float">
            <text:p>172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5" calcext:value-type="float">
            <text:p>85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6.08</text:p>
          </table:table-cell>
          <table:table-cell table:style-name="ce4" office:value-type="float" office:value="1608" calcext:value-type="float">
            <text:p>160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07" calcext:value-type="float">
            <text:p>20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7.5</text:p>
          </table:table-cell>
          <table:table-cell table:style-name="ce4" office:value-type="float" office:value="1750" calcext:value-type="float">
            <text:p>1750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94" calcext:value-type="float">
            <text:p>94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6.46</text:p>
          </table:table-cell>
          <table:table-cell table:style-name="ce4" office:value-type="float" office:value="1646" calcext:value-type="float">
            <text:p>164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79" calcext:value-type="float">
            <text:p>179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7.37</text:p>
          </table:table-cell>
          <table:table-cell table:style-name="ce4" office:value-type="float" office:value="1737" calcext:value-type="float">
            <text:p>1737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97" calcext:value-type="float">
            <text:p>97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6.13</text:p>
          </table:table-cell>
          <table:table-cell table:style-name="ce4" office:value-type="float" office:value="1613" calcext:value-type="float">
            <text:p>161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59" calcext:value-type="float">
            <text:p>159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7.18</text:p>
          </table:table-cell>
          <table:table-cell table:style-name="ce4" office:value-type="float" office:value="1718" calcext:value-type="float">
            <text:p>171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96" calcext:value-type="float">
            <text:p>96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6.07</text:p>
          </table:table-cell>
          <table:table-cell table:style-name="ce4" office:value-type="float" office:value="1607" calcext:value-type="float">
            <text:p>160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09" calcext:value-type="float">
            <text:p>209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7.44</text:p>
          </table:table-cell>
          <table:table-cell table:style-name="ce4" office:value-type="float" office:value="1744" calcext:value-type="float">
            <text:p>174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4" calcext:value-type="float">
            <text:p>94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6.04</text:p>
          </table:table-cell>
          <table:table-cell table:style-name="ce4" office:value-type="float" office:value="1604" calcext:value-type="float">
            <text:p>160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98" calcext:value-type="float">
            <text:p>198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7.43</text:p>
          </table:table-cell>
          <table:table-cell table:style-name="ce4" office:value-type="float" office:value="1743" calcext:value-type="float">
            <text:p>174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5" calcext:value-type="float">
            <text:p>95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6.1</text:p>
          </table:table-cell>
          <table:table-cell table:style-name="ce4" office:value-type="float" office:value="1610" calcext:value-type="float">
            <text:p>1610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80" calcext:value-type="float">
            <text:p>18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7.65</text:p>
          </table:table-cell>
          <table:table-cell table:style-name="ce4" office:value-type="float" office:value="1765" calcext:value-type="float">
            <text:p>176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5" calcext:value-type="float">
            <text:p>95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6.12</text:p>
          </table:table-cell>
          <table:table-cell table:style-name="ce4" office:value-type="float" office:value="1612" calcext:value-type="float">
            <text:p>1612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77" calcext:value-type="float">
            <text:p>17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7.37</text:p>
          </table:table-cell>
          <table:table-cell table:style-name="ce4" office:value-type="float" office:value="1737" calcext:value-type="float">
            <text:p>173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4" calcext:value-type="float">
            <text:p>94</text:p>
          </table:table-cell>
          <table:table-cell table:style-name="ce4" table:number-columns-repeated="3"/>
          <table:table-cell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6.12</text:p>
          </table:table-cell>
          <table:table-cell table:style-name="ce4" office:value-type="float" office:value="1612" calcext:value-type="float">
            <text:p>1612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85" calcext:value-type="float">
            <text:p>18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17.18</text:p>
          </table:table-cell>
          <table:table-cell table:style-name="ce4" office:value-type="float" office:value="1718" calcext:value-type="float">
            <text:p>171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5" calcext:value-type="float">
            <text:p>85</text:p>
          </table:table-cell>
          <table:table-cell table:style-name="ce4" table:number-columns-repeated="3"/>
          <table:table-cell table:number-columns-repeated="16368"/>
        </table:table-row>
        <table:table-row table:style-name="ro1">
          <table:table-cell table:style-name="ce13"/>
          <table:table-cell table:style-name="ce5"/>
          <table:table-cell table:style-name="ce13" table:number-columns-repeated="4"/>
          <table:table-cell/>
          <table:table-cell table:style-name="ce13"/>
          <table:table-cell table:style-name="ce5"/>
          <table:table-cell table:style-name="ce13" table:number-columns-repeated="4"/>
          <table:table-cell table:style-name="ce5" table:number-columns-repeated="1637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533.3</text:p>
          </table:table-cell>
          <table:table-cell table:style-name="ce2" office:value-type="float" office:value="53330" calcext:value-type="float">
            <text:p>533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981.17</text:p>
          </table:table-cell>
          <table:table-cell table:style-name="ce2" office:value-type="float" office:value="98117" calcext:value-type="float">
            <text:p>981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5" calcext:value-type="float">
            <text:p>35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544.45</text:p>
          </table:table-cell>
          <table:table-cell table:style-name="ce2" office:value-type="float" office:value="54445" calcext:value-type="float">
            <text:p>544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977.38</text:p>
          </table:table-cell>
          <table:table-cell table:style-name="ce2" office:value-type="float" office:value="97738" calcext:value-type="float">
            <text:p>977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532.51</text:p>
          </table:table-cell>
          <table:table-cell table:style-name="ce2" office:value-type="float" office:value="53251" calcext:value-type="float">
            <text:p>532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973.57</text:p>
          </table:table-cell>
          <table:table-cell table:style-name="ce2" office:value-type="float" office:value="97357" calcext:value-type="float">
            <text:p>973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525.49</text:p>
          </table:table-cell>
          <table:table-cell table:style-name="ce2" office:value-type="float" office:value="52549" calcext:value-type="float">
            <text:p>525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967.67</text:p>
          </table:table-cell>
          <table:table-cell table:style-name="ce2" office:value-type="float" office:value="96767" calcext:value-type="float">
            <text:p>967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516.2</text:p>
          </table:table-cell>
          <table:table-cell table:style-name="ce2" office:value-type="float" office:value="51620" calcext:value-type="float">
            <text:p>516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989.84</text:p>
          </table:table-cell>
          <table:table-cell table:style-name="ce2" office:value-type="float" office:value="98984" calcext:value-type="float">
            <text:p>989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517.61</text:p>
          </table:table-cell>
          <table:table-cell table:style-name="ce2" office:value-type="float" office:value="51761" calcext:value-type="float">
            <text:p>517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975.15</text:p>
          </table:table-cell>
          <table:table-cell table:style-name="ce2" office:value-type="float" office:value="97515" calcext:value-type="float">
            <text:p>975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514.54</text:p>
          </table:table-cell>
          <table:table-cell table:style-name="ce2" office:value-type="float" office:value="51454" calcext:value-type="float">
            <text:p>514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982.81</text:p>
          </table:table-cell>
          <table:table-cell table:style-name="ce2" office:value-type="float" office:value="98281" calcext:value-type="float">
            <text:p>982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515.65</text:p>
          </table:table-cell>
          <table:table-cell table:style-name="ce2" office:value-type="float" office:value="51565" calcext:value-type="float">
            <text:p>515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985.73</text:p>
          </table:table-cell>
          <table:table-cell table:style-name="ce2" office:value-type="float" office:value="98573" calcext:value-type="float">
            <text:p>9857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514.6</text:p>
          </table:table-cell>
          <table:table-cell table:style-name="ce2" office:value-type="float" office:value="51460" calcext:value-type="float">
            <text:p>514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980.14</text:p>
          </table:table-cell>
          <table:table-cell table:style-name="ce2" office:value-type="float" office:value="98014" calcext:value-type="float">
            <text:p>980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524.54</text:p>
          </table:table-cell>
          <table:table-cell table:style-name="ce2" office:value-type="float" office:value="52454" calcext:value-type="float">
            <text:p>524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984.05</text:p>
          </table:table-cell>
          <table:table-cell table:style-name="ce2" office:value-type="float" office:value="98405" calcext:value-type="float">
            <text:p>984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517.17</text:p>
          </table:table-cell>
          <table:table-cell table:style-name="ce2" office:value-type="float" office:value="51717" calcext:value-type="float">
            <text:p>517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972.07</text:p>
          </table:table-cell>
          <table:table-cell table:style-name="ce2" office:value-type="float" office:value="97207" calcext:value-type="float">
            <text:p>972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512.95</text:p>
          </table:table-cell>
          <table:table-cell table:style-name="ce2" office:value-type="float" office:value="51295" calcext:value-type="float">
            <text:p>512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971.63</text:p>
          </table:table-cell>
          <table:table-cell table:style-name="ce2" office:value-type="float" office:value="97163" calcext:value-type="float">
            <text:p>971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296.44</text:p>
          </table:table-cell>
          <table:table-cell table:style-name="ce4" office:value-type="float" office:value="29644" calcext:value-type="float">
            <text:p>2964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569.23</text:p>
          </table:table-cell>
          <table:table-cell table:style-name="ce4" office:value-type="float" office:value="56923" calcext:value-type="float">
            <text:p>5692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297.15</text:p>
          </table:table-cell>
          <table:table-cell table:style-name="ce4" office:value-type="float" office:value="29715" calcext:value-type="float">
            <text:p>2971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572.61</text:p>
          </table:table-cell>
          <table:table-cell table:style-name="ce4" office:value-type="float" office:value="57261" calcext:value-type="float">
            <text:p>5726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298.26</text:p>
          </table:table-cell>
          <table:table-cell table:style-name="ce4" office:value-type="float" office:value="29826" calcext:value-type="float">
            <text:p>2982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571.37</text:p>
          </table:table-cell>
          <table:table-cell table:style-name="ce4" office:value-type="float" office:value="57137" calcext:value-type="float">
            <text:p>5713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295.59</text:p>
          </table:table-cell>
          <table:table-cell table:style-name="ce4" office:value-type="float" office:value="29559" calcext:value-type="float">
            <text:p>29559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574.92</text:p>
          </table:table-cell>
          <table:table-cell table:style-name="ce4" office:value-type="float" office:value="57492" calcext:value-type="float">
            <text:p>5749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297.22</text:p>
          </table:table-cell>
          <table:table-cell table:style-name="ce4" office:value-type="float" office:value="29722" calcext:value-type="float">
            <text:p>2972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572.31</text:p>
          </table:table-cell>
          <table:table-cell table:style-name="ce4" office:value-type="float" office:value="57231" calcext:value-type="float">
            <text:p>5723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303.53</text:p>
          </table:table-cell>
          <table:table-cell table:style-name="ce4" office:value-type="float" office:value="30353" calcext:value-type="float">
            <text:p>30353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575.77</text:p>
          </table:table-cell>
          <table:table-cell table:style-name="ce4" office:value-type="float" office:value="57577" calcext:value-type="float">
            <text:p>5757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302.24</text:p>
          </table:table-cell>
          <table:table-cell table:style-name="ce4" office:value-type="float" office:value="30224" calcext:value-type="float">
            <text:p>3022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572.86</text:p>
          </table:table-cell>
          <table:table-cell table:style-name="ce4" office:value-type="float" office:value="57286" calcext:value-type="float">
            <text:p>5728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302.46</text:p>
          </table:table-cell>
          <table:table-cell table:style-name="ce4" office:value-type="float" office:value="30246" calcext:value-type="float">
            <text:p>3024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573.29</text:p>
          </table:table-cell>
          <table:table-cell table:style-name="ce4" office:value-type="float" office:value="57329" calcext:value-type="float">
            <text:p>57329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300.37</text:p>
          </table:table-cell>
          <table:table-cell table:style-name="ce4" office:value-type="float" office:value="30037" calcext:value-type="float">
            <text:p>30037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571.91</text:p>
          </table:table-cell>
          <table:table-cell table:style-name="ce4" office:value-type="float" office:value="57191" calcext:value-type="float">
            <text:p>5719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298.78</text:p>
          </table:table-cell>
          <table:table-cell table:style-name="ce4" office:value-type="float" office:value="29878" calcext:value-type="float">
            <text:p>29878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573.45</text:p>
          </table:table-cell>
          <table:table-cell table:style-name="ce4" office:value-type="float" office:value="57345" calcext:value-type="float">
            <text:p>5734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298.35</text:p>
          </table:table-cell>
          <table:table-cell table:style-name="ce4" office:value-type="float" office:value="29835" calcext:value-type="float">
            <text:p>2983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577.01</text:p>
          </table:table-cell>
          <table:table-cell table:style-name="ce4" office:value-type="float" office:value="57701" calcext:value-type="float">
            <text:p>5770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299.22</text:p>
          </table:table-cell>
          <table:table-cell table:style-name="ce4" office:value-type="float" office:value="29922" calcext:value-type="float">
            <text:p>2992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574.86</text:p>
          </table:table-cell>
          <table:table-cell table:style-name="ce4" office:value-type="float" office:value="57486" calcext:value-type="float">
            <text:p>5748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38.8</text:p>
          </table:table-cell>
          <table:table-cell table:style-name="ce2" office:value-type="float" office:value="13880" calcext:value-type="float">
            <text:p>1388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297.92</text:p>
          </table:table-cell>
          <table:table-cell table:style-name="ce2" office:value-type="float" office:value="29792" calcext:value-type="float">
            <text:p>2979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40.64</text:p>
          </table:table-cell>
          <table:table-cell table:style-name="ce2" office:value-type="float" office:value="14064" calcext:value-type="float">
            <text:p>1406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297.04</text:p>
          </table:table-cell>
          <table:table-cell table:style-name="ce2" office:value-type="float" office:value="29704" calcext:value-type="float">
            <text:p>2970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39.3</text:p>
          </table:table-cell>
          <table:table-cell table:style-name="ce2" office:value-type="float" office:value="13930" calcext:value-type="float">
            <text:p>1393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298.38</text:p>
          </table:table-cell>
          <table:table-cell table:style-name="ce2" office:value-type="float" office:value="29838" calcext:value-type="float">
            <text:p>2983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100" calcext:value-type="float">
            <text:p>14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295.4</text:p>
          </table:table-cell>
          <table:table-cell table:style-name="ce2" office:value-type="float" office:value="29540" calcext:value-type="float">
            <text:p>2954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40.66</text:p>
          </table:table-cell>
          <table:table-cell table:style-name="ce2" office:value-type="float" office:value="14066" calcext:value-type="float">
            <text:p>1406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299.43</text:p>
          </table:table-cell>
          <table:table-cell table:style-name="ce2" office:value-type="float" office:value="29943" calcext:value-type="float">
            <text:p>29943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40.56</text:p>
          </table:table-cell>
          <table:table-cell table:style-name="ce2" office:value-type="float" office:value="14056" calcext:value-type="float">
            <text:p>1405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294.44</text:p>
          </table:table-cell>
          <table:table-cell table:style-name="ce2" office:value-type="float" office:value="29444" calcext:value-type="float">
            <text:p>2944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41.21</text:p>
          </table:table-cell>
          <table:table-cell table:style-name="ce2" office:value-type="float" office:value="14121" calcext:value-type="float">
            <text:p>141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295.52</text:p>
          </table:table-cell>
          <table:table-cell table:style-name="ce2" office:value-type="float" office:value="29552" calcext:value-type="float">
            <text:p>2955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39.66</text:p>
          </table:table-cell>
          <table:table-cell table:style-name="ce2" office:value-type="float" office:value="13966" calcext:value-type="float">
            <text:p>1396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298.24</text:p>
          </table:table-cell>
          <table:table-cell table:style-name="ce2" office:value-type="float" office:value="29824" calcext:value-type="float">
            <text:p>2982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40.29</text:p>
          </table:table-cell>
          <table:table-cell table:style-name="ce2" office:value-type="float" office:value="14029" calcext:value-type="float">
            <text:p>1402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296.38</text:p>
          </table:table-cell>
          <table:table-cell table:style-name="ce2" office:value-type="float" office:value="29638" calcext:value-type="float">
            <text:p>2963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40.03</text:p>
          </table:table-cell>
          <table:table-cell table:style-name="ce2" office:value-type="float" office:value="14003" calcext:value-type="float">
            <text:p>1400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296.38</text:p>
          </table:table-cell>
          <table:table-cell table:style-name="ce2" office:value-type="float" office:value="29638" calcext:value-type="float">
            <text:p>2963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41.17</text:p>
          </table:table-cell>
          <table:table-cell table:style-name="ce2" office:value-type="float" office:value="14117" calcext:value-type="float">
            <text:p>1411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294.47</text:p>
          </table:table-cell>
          <table:table-cell table:style-name="ce2" office:value-type="float" office:value="29447" calcext:value-type="float">
            <text:p>2944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138.84</text:p>
          </table:table-cell>
          <table:table-cell table:style-name="ce2" office:value-type="float" office:value="13884" calcext:value-type="float">
            <text:p>1388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296.44</text:p>
          </table:table-cell>
          <table:table-cell table:style-name="ce2" office:value-type="float" office:value="29644" calcext:value-type="float">
            <text:p>2964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43.23</text:p>
          </table:table-cell>
          <table:table-cell table:style-name="ce4" office:value-type="float" office:value="4323" calcext:value-type="float">
            <text:p>432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07.7</text:p>
          </table:table-cell>
          <table:table-cell table:style-name="ce4" office:value-type="float" office:value="10770" calcext:value-type="float">
            <text:p>1077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" calcext:value-type="float">
            <text:p>13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43.11</text:p>
          </table:table-cell>
          <table:table-cell table:style-name="ce4" office:value-type="float" office:value="4311" calcext:value-type="float">
            <text:p>431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03.8</text:p>
          </table:table-cell>
          <table:table-cell table:style-name="ce4" office:value-type="float" office:value="10380" calcext:value-type="float">
            <text:p>1038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43.02</text:p>
          </table:table-cell>
          <table:table-cell table:style-name="ce4" office:value-type="float" office:value="4302" calcext:value-type="float">
            <text:p>430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05.86</text:p>
          </table:table-cell>
          <table:table-cell table:style-name="ce4" office:value-type="float" office:value="10586" calcext:value-type="float">
            <text:p>1058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43.22</text:p>
          </table:table-cell>
          <table:table-cell table:style-name="ce4" office:value-type="float" office:value="4322" calcext:value-type="float">
            <text:p>43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01.46</text:p>
          </table:table-cell>
          <table:table-cell table:style-name="ce4" office:value-type="float" office:value="10146" calcext:value-type="float">
            <text:p>1014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43.11</text:p>
          </table:table-cell>
          <table:table-cell table:style-name="ce4" office:value-type="float" office:value="4311" calcext:value-type="float">
            <text:p>431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10.96</text:p>
          </table:table-cell>
          <table:table-cell table:style-name="ce4" office:value-type="float" office:value="11096" calcext:value-type="float">
            <text:p>1109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" calcext:value-type="float">
            <text:p>12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44.33</text:p>
          </table:table-cell>
          <table:table-cell table:style-name="ce4" office:value-type="float" office:value="4433" calcext:value-type="float">
            <text:p>443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3" calcext:value-type="float">
            <text:p>2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04.8</text:p>
          </table:table-cell>
          <table:table-cell table:style-name="ce4" office:value-type="float" office:value="10480" calcext:value-type="float">
            <text:p>1048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44.33</text:p>
          </table:table-cell>
          <table:table-cell table:style-name="ce4" office:value-type="float" office:value="4433" calcext:value-type="float">
            <text:p>443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3" calcext:value-type="float">
            <text:p>2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00.69</text:p>
          </table:table-cell>
          <table:table-cell table:style-name="ce4" office:value-type="float" office:value="10069" calcext:value-type="float">
            <text:p>1006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43.51</text:p>
          </table:table-cell>
          <table:table-cell table:style-name="ce4" office:value-type="float" office:value="4351" calcext:value-type="float">
            <text:p>435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06.61</text:p>
          </table:table-cell>
          <table:table-cell table:style-name="ce4" office:value-type="float" office:value="10661" calcext:value-type="float">
            <text:p>1066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43.35</text:p>
          </table:table-cell>
          <table:table-cell table:style-name="ce4" office:value-type="float" office:value="4335" calcext:value-type="float">
            <text:p>433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08.52</text:p>
          </table:table-cell>
          <table:table-cell table:style-name="ce4" office:value-type="float" office:value="10852" calcext:value-type="float">
            <text:p>108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" calcext:value-type="float">
            <text:p>12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300" calcext:value-type="float">
            <text:p>430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06.59</text:p>
          </table:table-cell>
          <table:table-cell table:style-name="ce4" office:value-type="float" office:value="10659" calcext:value-type="float">
            <text:p>106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" calcext:value-type="float">
            <text:p>12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43.13</text:p>
          </table:table-cell>
          <table:table-cell table:style-name="ce4" office:value-type="float" office:value="4313" calcext:value-type="float">
            <text:p>43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12.13</text:p>
          </table:table-cell>
          <table:table-cell table:style-name="ce4" office:value-type="float" office:value="11213" calcext:value-type="float">
            <text:p>1121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43.68</text:p>
          </table:table-cell>
          <table:table-cell table:style-name="ce4" office:value-type="float" office:value="4368" calcext:value-type="float">
            <text:p>436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103.8</text:p>
          </table:table-cell>
          <table:table-cell table:style-name="ce4" office:value-type="float" office:value="10380" calcext:value-type="float">
            <text:p>1038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7.77</text:p>
          </table:table-cell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44.78</text:p>
          </table:table-cell>
          <table:table-cell table:style-name="ce2" office:value-type="float" office:value="4478" calcext:value-type="float">
            <text:p>447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7.29</text:p>
          </table:table-cell>
          <table:table-cell table:style-name="ce2" office:value-type="float" office:value="1729" calcext:value-type="float">
            <text:p>172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9" calcext:value-type="float">
            <text:p>5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42.54</text:p>
          </table:table-cell>
          <table:table-cell table:style-name="ce2" office:value-type="float" office:value="4254" calcext:value-type="float">
            <text:p>425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8" calcext:value-type="float">
            <text:p>38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7.85</text:p>
          </table:table-cell>
          <table:table-cell table:style-name="ce2" office:value-type="float" office:value="1785" calcext:value-type="float">
            <text:p>178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9" calcext:value-type="float">
            <text:p>5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41.11</text:p>
          </table:table-cell>
          <table:table-cell table:style-name="ce2" office:value-type="float" office:value="4111" calcext:value-type="float">
            <text:p>411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7.61</text:p>
          </table:table-cell>
          <table:table-cell table:style-name="ce2" office:value-type="float" office:value="1761" calcext:value-type="float">
            <text:p>176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43.63</text:p>
          </table:table-cell>
          <table:table-cell table:style-name="ce2" office:value-type="float" office:value="4363" calcext:value-type="float">
            <text:p>436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7" calcext:value-type="float">
            <text:p>37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7.7</text:p>
          </table:table-cell>
          <table:table-cell table:style-name="ce2" office:value-type="float" office:value="1770" calcext:value-type="float">
            <text:p>177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9" calcext:value-type="float">
            <text:p>5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45.02</text:p>
          </table:table-cell>
          <table:table-cell table:style-name="ce2" office:value-type="float" office:value="4502" calcext:value-type="float">
            <text:p>450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5" calcext:value-type="float">
            <text:p>35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7.8</text:p>
          </table:table-cell>
          <table:table-cell table:style-name="ce2" office:value-type="float" office:value="1780" calcext:value-type="float">
            <text:p>178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9" calcext:value-type="float">
            <text:p>5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43.92</text:p>
          </table:table-cell>
          <table:table-cell table:style-name="ce2" office:value-type="float" office:value="4392" calcext:value-type="float">
            <text:p>439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6" calcext:value-type="float">
            <text:p>36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7.87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42.85</text:p>
          </table:table-cell>
          <table:table-cell table:style-name="ce2" office:value-type="float" office:value="4285" calcext:value-type="float">
            <text:p>428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5" calcext:value-type="float">
            <text:p>35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9.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45.58</text:p>
          </table:table-cell>
          <table:table-cell table:style-name="ce2" office:value-type="float" office:value="4558" calcext:value-type="float">
            <text:p>455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8.03</text:p>
          </table:table-cell>
          <table:table-cell table:style-name="ce2" office:value-type="float" office:value="1803" calcext:value-type="float">
            <text:p>180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9" calcext:value-type="float">
            <text:p>5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44.77</text:p>
          </table:table-cell>
          <table:table-cell table:style-name="ce2" office:value-type="float" office:value="4477" calcext:value-type="float">
            <text:p>447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8.69</text:p>
          </table:table-cell>
          <table:table-cell table:style-name="ce2" office:value-type="float" office:value="1869" calcext:value-type="float">
            <text:p>186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41.99</text:p>
          </table:table-cell>
          <table:table-cell table:style-name="ce2" office:value-type="float" office:value="4199" calcext:value-type="float">
            <text:p>419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7" calcext:value-type="float">
            <text:p>37</text:p>
          </table:table-cell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8.19</text:p>
          </table:table-cell>
          <table:table-cell table:style-name="ce2" office:value-type="float" office:value="1819" calcext:value-type="float">
            <text:p>181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44.19</text:p>
          </table:table-cell>
          <table:table-cell table:style-name="ce2" office:value-type="float" office:value="4419" calcext:value-type="float">
            <text:p>441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8.24</text:p>
          </table:table-cell>
          <table:table-cell table:style-name="ce2" office:value-type="float" office:value="1824" calcext:value-type="float">
            <text:p>182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9" calcext:value-type="float">
            <text:p>5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number-columns-repeated="3"/>
          <table:table-cell table:number-columns-repeated="16368"/>
        </table:table-row>
        <table:table-row table:style-name="ro1">
          <table:table-cell table:style-name="ce13"/>
          <table:table-cell table:style-name="ce5"/>
          <table:table-cell table:style-name="ce13" table:number-columns-repeated="4"/>
          <table:table-cell/>
          <table:table-cell table:style-name="ce13"/>
          <table:table-cell table:style-name="ce5"/>
          <table:table-cell table:style-name="ce13" table:number-columns-repeated="4"/>
          <table:table-cell table:style-name="ce5" table:number-columns-repeated="16371"/>
        </table:table-row>
        <table:table-row table:style-name="ro1" table:number-rows-repeated="10482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Zeus_FN_&amp;_FL_Parallel_N_Sequential_2" table:style-name="ta1">
        <table:table-column table:style-name="co1" table:default-cell-style-name="ce9"/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1" table:number-columns-repeated="2" table:default-cell-style-name="ce9"/>
        <table:table-column table:style-name="co4" table:default-cell-style-name="ce5"/>
        <table:table-column table:style-name="co1" table:default-cell-style-name="ce9"/>
        <table:table-column table:style-name="co1" table:default-cell-style-name="Default"/>
        <table:table-column table:style-name="co5" table:default-cell-style-name="ce9"/>
        <table:table-column table:style-name="co3" table:default-cell-style-name="ce9"/>
        <table:table-column table:style-name="co1" table:number-columns-repeated="2" table:default-cell-style-name="ce9"/>
        <table:table-column table:style-name="co1" table:number-columns-repeated="16371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10"/>
          <table:table-cell table:style-name="ce1" office:value-type="string" calcext:value-type="string">
            <text:p>Zeus</text:p>
          </table:table-cell>
          <table:table-cell table:style-name="ce10" office:value-type="string" calcext:value-type="string">
            <text:p>100 Frames</text:p>
          </table:table-cell>
          <table:table-cell table:number-columns-repeated="4"/>
          <table:table-cell table:style-name="ce10" office:value-type="string" calcext:value-type="string">
            <text:p>Zeus</text:p>
          </table:table-cell>
          <table:table-cell table:style-name="ce1" office:value-type="string" calcext:value-type="string">
            <text:p>100 Frames</text:p>
          </table:table-cell>
          <table:table-cell table:number-columns-repeated="16375"/>
        </table:table-row>
        <table:table-row table:style-name="ro1">
          <table:table-cell table:style-name="ce10"/>
          <table:table-cell table:style-name="ce1" office:value-type="string" calcext:value-type="string">
            <text:p>FN</text:p>
          </table:table-cell>
          <table:table-cell table:style-name="ce10"/>
          <table:table-cell table:number-columns-repeated="4"/>
          <table:table-cell table:style-name="ce10" office:value-type="string" calcext:value-type="string">
            <text:p>FL</text:p>
          </table:table-cell>
          <table:table-cell table:style-name="ce1"/>
          <table:table-cell table:number-columns-repeated="1637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" office:value-type="string" calcext:value-type="string">
            <text:p>Units</text:p>
          </table:table-cell>
          <table:table-cell table:style-name="ce10" office:value-type="string" calcext:value-type="string">
            <text:p>Media ET/F</text:p>
          </table:table-cell>
          <table:table-cell table:style-name="ce10" office:value-type="string" calcext:value-type="string">
            <text:p>Execution Time</text:p>
          </table:table-cell>
          <table:table-cell table:style-name="ce10" office:value-type="string" calcext:value-type="string">
            <text:p>A_FPS</text:p>
          </table:table-cell>
          <table:table-cell table:style-name="ce10" office:value-type="string" calcext:value-type="string">
            <text:p>Max_FPS </text:p>
          </table:table-cell>
          <table:table-cell/>
          <table:table-cell table:style-name="ce10" office:value-type="string" calcext:value-type="string">
            <text:p>Threads</text:p>
          </table:table-cell>
          <table:table-cell table:style-name="ce1" office:value-type="string" calcext:value-type="string">
            <text:p>Units</text:p>
          </table:table-cell>
          <table:table-cell table:style-name="ce10" office:value-type="string" calcext:value-type="string">
            <text:p>Media ET/F</text:p>
          </table:table-cell>
          <table:table-cell table:style-name="ce10" office:value-type="string" calcext:value-type="string">
            <text:p>Execution Time</text:p>
          </table:table-cell>
          <table:table-cell table:style-name="ce10" office:value-type="string" calcext:value-type="string">
            <text:p>A_FPS</text:p>
          </table:table-cell>
          <table:table-cell table:style-name="ce10" office:value-type="string" calcext:value-type="string">
            <text:p>Max_FPS </text:p>
          </table:table-cell>
          <table:table-cell table:style-name="ce1" table:number-columns-repeated="22"/>
          <table:table-cell table:number-columns-repeated="16349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52.70</text:p>
          </table:table-cell>
          <table:table-cell table:style-name="ce22" office:value-type="float" office:value="5270" calcext:value-type="float">
            <text:p>5270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1" calcext:value-type="float">
            <text:p>21</text:p>
          </table:table-cell>
          <table:table-cell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7.24</text:p>
          </table:table-cell>
          <table:table-cell table:style-name="ce22" office:value-type="float" office:value="21724" calcext:value-type="float">
            <text:p>2172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48.94</text:p>
          </table:table-cell>
          <table:table-cell table:style-name="ce22" office:value-type="float" office:value="4894" calcext:value-type="float">
            <text:p>4894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2" calcext:value-type="float">
            <text:p>22</text:p>
          </table:table-cell>
          <table:table-cell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09.49</text:p>
          </table:table-cell>
          <table:table-cell table:style-name="ce22" office:value-type="float" office:value="20949" calcext:value-type="float">
            <text:p>20949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68.51</text:p>
          </table:table-cell>
          <table:table-cell table:style-name="ce22" office:value-type="float" office:value="6851" calcext:value-type="float">
            <text:p>685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3" calcext:value-type="float">
            <text:p>23</text:p>
          </table:table-cell>
          <table:table-cell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199.30</text:p>
          </table:table-cell>
          <table:table-cell table:style-name="ce22" office:value-type="float" office:value="19930" calcext:value-type="float">
            <text:p>1993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50.00</text:p>
          </table:table-cell>
          <table:table-cell table:style-name="ce22" office:value-type="float" office:value="5000" calcext:value-type="float">
            <text:p>500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1" calcext:value-type="float">
            <text:p>21</text:p>
          </table:table-cell>
          <table:table-cell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25.20</text:p>
          </table:table-cell>
          <table:table-cell table:style-name="ce22" office:value-type="float" office:value="22520" calcext:value-type="float">
            <text:p>2252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52.04</text:p>
          </table:table-cell>
          <table:table-cell table:style-name="ce22" office:value-type="float" office:value="5204" calcext:value-type="float">
            <text:p>5204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0" calcext:value-type="float">
            <text:p>20</text:p>
          </table:table-cell>
          <table:table-cell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20.78</text:p>
          </table:table-cell>
          <table:table-cell table:style-name="ce22" office:value-type="float" office:value="22078" calcext:value-type="float">
            <text:p>2207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49.76</text:p>
          </table:table-cell>
          <table:table-cell table:style-name="ce22" office:value-type="float" office:value="4976" calcext:value-type="float">
            <text:p>4976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2" calcext:value-type="float">
            <text:p>22</text:p>
          </table:table-cell>
          <table:table-cell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4.71</text:p>
          </table:table-cell>
          <table:table-cell table:style-name="ce22" office:value-type="float" office:value="21471" calcext:value-type="float">
            <text:p>2147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50.24</text:p>
          </table:table-cell>
          <table:table-cell table:style-name="ce22" office:value-type="float" office:value="5024" calcext:value-type="float">
            <text:p>5024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2" calcext:value-type="float">
            <text:p>22</text:p>
          </table:table-cell>
          <table:table-cell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6.01</text:p>
          </table:table-cell>
          <table:table-cell table:style-name="ce22" office:value-type="float" office:value="21601" calcext:value-type="float">
            <text:p>2160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49.33</text:p>
          </table:table-cell>
          <table:table-cell table:style-name="ce22" office:value-type="float" office:value="4933" calcext:value-type="float">
            <text:p>4933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4" calcext:value-type="float">
            <text:p>24</text:p>
          </table:table-cell>
          <table:table-cell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9.79</text:p>
          </table:table-cell>
          <table:table-cell table:style-name="ce22" office:value-type="float" office:value="21979" calcext:value-type="float">
            <text:p>21979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49.74</text:p>
          </table:table-cell>
          <table:table-cell table:style-name="ce22" office:value-type="float" office:value="4974" calcext:value-type="float">
            <text:p>4974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0" calcext:value-type="float">
            <text:p>20</text:p>
          </table:table-cell>
          <table:table-cell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1.61</text:p>
          </table:table-cell>
          <table:table-cell table:style-name="ce22" office:value-type="float" office:value="21161" calcext:value-type="float">
            <text:p>2116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52.09</text:p>
          </table:table-cell>
          <table:table-cell table:style-name="ce22" office:value-type="float" office:value="5209" calcext:value-type="float">
            <text:p>5209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0" calcext:value-type="float">
            <text:p>20</text:p>
          </table:table-cell>
          <table:table-cell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8.47</text:p>
          </table:table-cell>
          <table:table-cell table:style-name="ce22" office:value-type="float" office:value="21847" calcext:value-type="float">
            <text:p>21847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51.99</text:p>
          </table:table-cell>
          <table:table-cell table:style-name="ce22" office:value-type="float" office:value="5199" calcext:value-type="float">
            <text:p>5199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0" calcext:value-type="float">
            <text:p>20</text:p>
          </table:table-cell>
          <table:table-cell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7.28</text:p>
          </table:table-cell>
          <table:table-cell table:style-name="ce22" office:value-type="float" office:value="21728" calcext:value-type="float">
            <text:p>2172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number-columns-repeated="3"/>
          <table:table-cell table:style-name="ce30" table:number-columns-repeated="16368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51.87</text:p>
          </table:table-cell>
          <table:table-cell table:style-name="ce22" office:value-type="float" office:value="5187" calcext:value-type="float">
            <text:p>5187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0" calcext:value-type="float">
            <text:p>20</text:p>
          </table:table-cell>
          <table:table-cell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25.74</text:p>
          </table:table-cell>
          <table:table-cell table:style-name="ce22" office:value-type="float" office:value="22574" calcext:value-type="float">
            <text:p>2257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number-columns-repeated="3"/>
          <table:table-cell table:style-name="ce30" table:number-columns-repeated="16368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62.05</text:p>
          </table:table-cell>
          <table:table-cell table:style-name="ce23" office:value-type="float" office:value="6205" calcext:value-type="float">
            <text:p>6205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9" calcext:value-type="float">
            <text:p>19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22.12</text:p>
          </table:table-cell>
          <table:table-cell table:style-name="ce23" office:value-type="float" office:value="22212" calcext:value-type="float">
            <text:p>222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61.40</text:p>
          </table:table-cell>
          <table:table-cell table:style-name="ce23" office:value-type="float" office:value="6140" calcext:value-type="float">
            <text:p>614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20" calcext:value-type="float">
            <text:p>20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20.22</text:p>
          </table:table-cell>
          <table:table-cell table:style-name="ce23" office:value-type="float" office:value="22022" calcext:value-type="float">
            <text:p>2202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59.63</text:p>
          </table:table-cell>
          <table:table-cell table:style-name="ce23" office:value-type="float" office:value="5963" calcext:value-type="float">
            <text:p>5963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21" calcext:value-type="float">
            <text:p>21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05.44</text:p>
          </table:table-cell>
          <table:table-cell table:style-name="ce23" office:value-type="float" office:value="20544" calcext:value-type="float">
            <text:p>20544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62.35</text:p>
          </table:table-cell>
          <table:table-cell table:style-name="ce23" office:value-type="float" office:value="6235" calcext:value-type="float">
            <text:p>6235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9" calcext:value-type="float">
            <text:p>19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02.24</text:p>
          </table:table-cell>
          <table:table-cell table:style-name="ce23" office:value-type="float" office:value="20224" calcext:value-type="float">
            <text:p>20224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60.00</text:p>
          </table:table-cell>
          <table:table-cell table:style-name="ce23" office:value-type="float" office:value="6000" calcext:value-type="float">
            <text:p>600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9" calcext:value-type="float">
            <text:p>19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10.76</text:p>
          </table:table-cell>
          <table:table-cell table:style-name="ce23" office:value-type="float" office:value="21076" calcext:value-type="float">
            <text:p>2107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62.36</text:p>
          </table:table-cell>
          <table:table-cell table:style-name="ce23" office:value-type="float" office:value="6236" calcext:value-type="float">
            <text:p>6236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20" calcext:value-type="float">
            <text:p>20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16.70</text:p>
          </table:table-cell>
          <table:table-cell table:style-name="ce23" office:value-type="float" office:value="21670" calcext:value-type="float">
            <text:p>2167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58.38</text:p>
          </table:table-cell>
          <table:table-cell table:style-name="ce23" office:value-type="float" office:value="5838" calcext:value-type="float">
            <text:p>5838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20" calcext:value-type="float">
            <text:p>20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08.04</text:p>
          </table:table-cell>
          <table:table-cell table:style-name="ce23" office:value-type="float" office:value="20804" calcext:value-type="float">
            <text:p>20804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59.97</text:p>
          </table:table-cell>
          <table:table-cell table:style-name="ce23" office:value-type="float" office:value="5997" calcext:value-type="float">
            <text:p>5997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9" calcext:value-type="float">
            <text:p>19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15.04</text:p>
          </table:table-cell>
          <table:table-cell table:style-name="ce23" office:value-type="float" office:value="21504" calcext:value-type="float">
            <text:p>21504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61.26</text:p>
          </table:table-cell>
          <table:table-cell table:style-name="ce23" office:value-type="float" office:value="6126" calcext:value-type="float">
            <text:p>6126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20" calcext:value-type="float">
            <text:p>20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17.08</text:p>
          </table:table-cell>
          <table:table-cell table:style-name="ce23" office:value-type="float" office:value="21708" calcext:value-type="float">
            <text:p>21708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58.19</text:p>
          </table:table-cell>
          <table:table-cell table:style-name="ce23" office:value-type="float" office:value="5819" calcext:value-type="float">
            <text:p>5819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0" calcext:value-type="float">
            <text:p>20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14.34</text:p>
          </table:table-cell>
          <table:table-cell table:style-name="ce23" office:value-type="float" office:value="21434" calcext:value-type="float">
            <text:p>21434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62.47</text:p>
          </table:table-cell>
          <table:table-cell table:style-name="ce23" office:value-type="float" office:value="6247" calcext:value-type="float">
            <text:p>6247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9" calcext:value-type="float">
            <text:p>19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13.58</text:p>
          </table:table-cell>
          <table:table-cell table:style-name="ce23" office:value-type="float" office:value="21358" calcext:value-type="float">
            <text:p>21358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3"/>
          <table:table-cell table:style-name="ce31" table:number-columns-repeated="16368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60.58</text:p>
          </table:table-cell>
          <table:table-cell table:style-name="ce23" office:value-type="float" office:value="6058" calcext:value-type="float">
            <text:p>6058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9" calcext:value-type="float">
            <text:p>19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13.60</text:p>
          </table:table-cell>
          <table:table-cell table:style-name="ce23" office:value-type="float" office:value="21360" calcext:value-type="float">
            <text:p>2136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3"/>
          <table:table-cell table:style-name="ce31" table:number-columns-repeated="16368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67.98</text:p>
          </table:table-cell>
          <table:table-cell table:style-name="ce22" office:value-type="float" office:value="6798" calcext:value-type="float">
            <text:p>6798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7" calcext:value-type="float">
            <text:p>17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05.51</text:p>
          </table:table-cell>
          <table:table-cell table:style-name="ce22" office:value-type="float" office:value="20551" calcext:value-type="float">
            <text:p>2055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67.55</text:p>
          </table:table-cell>
          <table:table-cell table:style-name="ce22" office:value-type="float" office:value="6755" calcext:value-type="float">
            <text:p>6755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7" calcext:value-type="float">
            <text:p>17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23.45</text:p>
          </table:table-cell>
          <table:table-cell table:style-name="ce22" office:value-type="float" office:value="22345" calcext:value-type="float">
            <text:p>2234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67.71</text:p>
          </table:table-cell>
          <table:table-cell table:style-name="ce22" office:value-type="float" office:value="6771" calcext:value-type="float">
            <text:p>6771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7" calcext:value-type="float">
            <text:p>17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07.24</text:p>
          </table:table-cell>
          <table:table-cell table:style-name="ce22" office:value-type="float" office:value="20724" calcext:value-type="float">
            <text:p>2072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69.66</text:p>
          </table:table-cell>
          <table:table-cell table:style-name="ce22" office:value-type="float" office:value="6966" calcext:value-type="float">
            <text:p>696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7" calcext:value-type="float">
            <text:p>17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26.25</text:p>
          </table:table-cell>
          <table:table-cell table:style-name="ce22" office:value-type="float" office:value="22625" calcext:value-type="float">
            <text:p>2262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67.48</text:p>
          </table:table-cell>
          <table:table-cell table:style-name="ce22" office:value-type="float" office:value="6748" calcext:value-type="float">
            <text:p>6748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7" calcext:value-type="float">
            <text:p>17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2.83</text:p>
          </table:table-cell>
          <table:table-cell table:style-name="ce22" office:value-type="float" office:value="21283" calcext:value-type="float">
            <text:p>2128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67.33</text:p>
          </table:table-cell>
          <table:table-cell table:style-name="ce22" office:value-type="float" office:value="6733" calcext:value-type="float">
            <text:p>6733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7" calcext:value-type="float">
            <text:p>17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8.91</text:p>
          </table:table-cell>
          <table:table-cell table:style-name="ce22" office:value-type="float" office:value="21891" calcext:value-type="float">
            <text:p>2189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70.30</text:p>
          </table:table-cell>
          <table:table-cell table:style-name="ce22" office:value-type="float" office:value="7030" calcext:value-type="float">
            <text:p>703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7" calcext:value-type="float">
            <text:p>17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0.48</text:p>
          </table:table-cell>
          <table:table-cell table:style-name="ce22" office:value-type="float" office:value="21048" calcext:value-type="float">
            <text:p>2104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67.72</text:p>
          </table:table-cell>
          <table:table-cell table:style-name="ce22" office:value-type="float" office:value="6772" calcext:value-type="float">
            <text:p>677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7" calcext:value-type="float">
            <text:p>17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22.65</text:p>
          </table:table-cell>
          <table:table-cell table:style-name="ce22" office:value-type="float" office:value="22265" calcext:value-type="float">
            <text:p>2226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67.24</text:p>
          </table:table-cell>
          <table:table-cell table:style-name="ce22" office:value-type="float" office:value="6724" calcext:value-type="float">
            <text:p>6724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7" calcext:value-type="float">
            <text:p>17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31.31</text:p>
          </table:table-cell>
          <table:table-cell table:style-name="ce22" office:value-type="float" office:value="23131" calcext:value-type="float">
            <text:p>2313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67.27</text:p>
          </table:table-cell>
          <table:table-cell table:style-name="ce22" office:value-type="float" office:value="6727" calcext:value-type="float">
            <text:p>6727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7" calcext:value-type="float">
            <text:p>17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9.30</text:p>
          </table:table-cell>
          <table:table-cell table:style-name="ce22" office:value-type="float" office:value="21930" calcext:value-type="float">
            <text:p>2193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68.52</text:p>
          </table:table-cell>
          <table:table-cell table:style-name="ce22" office:value-type="float" office:value="6852" calcext:value-type="float">
            <text:p>685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7" calcext:value-type="float">
            <text:p>17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21.28</text:p>
          </table:table-cell>
          <table:table-cell table:style-name="ce22" office:value-type="float" office:value="22128" calcext:value-type="float">
            <text:p>2212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3"/>
          <table:table-cell table:style-name="ce30" table:number-columns-repeated="16368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67.35</text:p>
          </table:table-cell>
          <table:table-cell table:style-name="ce22" office:value-type="float" office:value="6735" calcext:value-type="float">
            <text:p>6735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8" calcext:value-type="float">
            <text:p>18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7.26</text:p>
          </table:table-cell>
          <table:table-cell table:style-name="ce22" office:value-type="float" office:value="21726" calcext:value-type="float">
            <text:p>2172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3"/>
          <table:table-cell table:style-name="ce30" table:number-columns-repeated="16368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93.37</text:p>
          </table:table-cell>
          <table:table-cell table:style-name="ce23" office:value-type="float" office:value="9337" calcext:value-type="float">
            <text:p>9337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4" calcext:value-type="float">
            <text:p>14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54.43</text:p>
          </table:table-cell>
          <table:table-cell table:style-name="ce23" office:value-type="float" office:value="25443" calcext:value-type="float">
            <text:p>2544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88.62</text:p>
          </table:table-cell>
          <table:table-cell table:style-name="ce23" office:value-type="float" office:value="8862" calcext:value-type="float">
            <text:p>886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50.75</text:p>
          </table:table-cell>
          <table:table-cell table:style-name="ce23" office:value-type="float" office:value="25075" calcext:value-type="float">
            <text:p>2507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87.68</text:p>
          </table:table-cell>
          <table:table-cell table:style-name="ce23" office:value-type="float" office:value="8768" calcext:value-type="float">
            <text:p>876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55.71</text:p>
          </table:table-cell>
          <table:table-cell table:style-name="ce23" office:value-type="float" office:value="25571" calcext:value-type="float">
            <text:p>2557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94.19</text:p>
          </table:table-cell>
          <table:table-cell table:style-name="ce23" office:value-type="float" office:value="9419" calcext:value-type="float">
            <text:p>9419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2" calcext:value-type="float">
            <text:p>12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53.96</text:p>
          </table:table-cell>
          <table:table-cell table:style-name="ce23" office:value-type="float" office:value="25396" calcext:value-type="float">
            <text:p>2539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90.02</text:p>
          </table:table-cell>
          <table:table-cell table:style-name="ce23" office:value-type="float" office:value="9002" calcext:value-type="float">
            <text:p>900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52.88</text:p>
          </table:table-cell>
          <table:table-cell table:style-name="ce23" office:value-type="float" office:value="25288" calcext:value-type="float">
            <text:p>2528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93.78</text:p>
          </table:table-cell>
          <table:table-cell table:style-name="ce23" office:value-type="float" office:value="9378" calcext:value-type="float">
            <text:p>937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2" calcext:value-type="float">
            <text:p>12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53.83</text:p>
          </table:table-cell>
          <table:table-cell table:style-name="ce23" office:value-type="float" office:value="25383" calcext:value-type="float">
            <text:p>2538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92.45</text:p>
          </table:table-cell>
          <table:table-cell table:style-name="ce23" office:value-type="float" office:value="9245" calcext:value-type="float">
            <text:p>924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53.61</text:p>
          </table:table-cell>
          <table:table-cell table:style-name="ce23" office:value-type="float" office:value="25361" calcext:value-type="float">
            <text:p>2536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95.01</text:p>
          </table:table-cell>
          <table:table-cell table:style-name="ce23" office:value-type="float" office:value="9501" calcext:value-type="float">
            <text:p>9501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2" calcext:value-type="float">
            <text:p>12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49.44</text:p>
          </table:table-cell>
          <table:table-cell table:style-name="ce23" office:value-type="float" office:value="24944" calcext:value-type="float">
            <text:p>2494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90.52</text:p>
          </table:table-cell>
          <table:table-cell table:style-name="ce23" office:value-type="float" office:value="9052" calcext:value-type="float">
            <text:p>905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51.07</text:p>
          </table:table-cell>
          <table:table-cell table:style-name="ce23" office:value-type="float" office:value="25107" calcext:value-type="float">
            <text:p>2510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92.67</text:p>
          </table:table-cell>
          <table:table-cell table:style-name="ce23" office:value-type="float" office:value="9267" calcext:value-type="float">
            <text:p>9267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44.07</text:p>
          </table:table-cell>
          <table:table-cell table:style-name="ce23" office:value-type="float" office:value="24407" calcext:value-type="float">
            <text:p>2440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94.14</text:p>
          </table:table-cell>
          <table:table-cell table:style-name="ce23" office:value-type="float" office:value="9414" calcext:value-type="float">
            <text:p>9414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2" calcext:value-type="float">
            <text:p>12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48.04</text:p>
          </table:table-cell>
          <table:table-cell table:style-name="ce23" office:value-type="float" office:value="24804" calcext:value-type="float">
            <text:p>2480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31" table:number-columns-repeated="16368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93.59</text:p>
          </table:table-cell>
          <table:table-cell table:style-name="ce23" office:value-type="float" office:value="9359" calcext:value-type="float">
            <text:p>9359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2" calcext:value-type="float">
            <text:p>12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48.36</text:p>
          </table:table-cell>
          <table:table-cell table:style-name="ce23" office:value-type="float" office:value="24836" calcext:value-type="float">
            <text:p>2483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31" table:number-columns-repeated="16368"/>
        </table:table-row>
        <table:table-row table:style-name="ro1">
          <table:table-cell table:style-name="ce13"/>
          <table:table-cell table:style-name="ce5"/>
          <table:table-cell table:style-name="ce13" table:number-columns-repeated="2"/>
          <table:table-cell table:style-name="ce5" table:number-columns-repeated="2"/>
          <table:table-cell/>
          <table:table-cell table:style-name="ce13"/>
          <table:table-cell table:style-name="ce5"/>
          <table:table-cell table:style-name="ce13" table:number-columns-repeated="4"/>
          <table:table-cell table:style-name="ce5" table:number-columns-repeated="3"/>
          <table:table-cell table:style-name="ce7" table:number-columns-repeated="19"/>
          <table:table-cell table:number-columns-repeated="16349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42.49</text:p>
          </table:table-cell>
          <table:table-cell table:style-name="ce22" office:value-type="float" office:value="4249" calcext:value-type="float">
            <text:p>4249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5" calcext:value-type="float">
            <text:p>25</text:p>
          </table:table-cell>
          <table:table-cell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16.94</text:p>
          </table:table-cell>
          <table:table-cell table:style-name="ce22" office:value-type="float" office:value="21694" calcext:value-type="float">
            <text:p>2169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42.13</text:p>
          </table:table-cell>
          <table:table-cell table:style-name="ce22" office:value-type="float" office:value="4213" calcext:value-type="float">
            <text:p>4213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9" calcext:value-type="float">
            <text:p>29</text:p>
          </table:table-cell>
          <table:table-cell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08.78</text:p>
          </table:table-cell>
          <table:table-cell table:style-name="ce22" office:value-type="float" office:value="20878" calcext:value-type="float">
            <text:p>20878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42.36</text:p>
          </table:table-cell>
          <table:table-cell table:style-name="ce22" office:value-type="float" office:value="4236" calcext:value-type="float">
            <text:p>4236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5" calcext:value-type="float">
            <text:p>25</text:p>
          </table:table-cell>
          <table:table-cell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23.23</text:p>
          </table:table-cell>
          <table:table-cell table:style-name="ce22" office:value-type="float" office:value="22323" calcext:value-type="float">
            <text:p>2232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42.74</text:p>
          </table:table-cell>
          <table:table-cell table:style-name="ce22" office:value-type="float" office:value="4274" calcext:value-type="float">
            <text:p>4274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6" calcext:value-type="float">
            <text:p>26</text:p>
          </table:table-cell>
          <table:table-cell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13.53</text:p>
          </table:table-cell>
          <table:table-cell table:style-name="ce22" office:value-type="float" office:value="21353" calcext:value-type="float">
            <text:p>2135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42.02</text:p>
          </table:table-cell>
          <table:table-cell table:style-name="ce22" office:value-type="float" office:value="4202" calcext:value-type="float">
            <text:p>4202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30" calcext:value-type="float">
            <text:p>30</text:p>
          </table:table-cell>
          <table:table-cell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10.75</text:p>
          </table:table-cell>
          <table:table-cell table:style-name="ce22" office:value-type="float" office:value="21075" calcext:value-type="float">
            <text:p>2107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42.40</text:p>
          </table:table-cell>
          <table:table-cell table:style-name="ce22" office:value-type="float" office:value="4240" calcext:value-type="float">
            <text:p>424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5" calcext:value-type="float">
            <text:p>25</text:p>
          </table:table-cell>
          <table:table-cell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13.76</text:p>
          </table:table-cell>
          <table:table-cell table:style-name="ce22" office:value-type="float" office:value="21376" calcext:value-type="float">
            <text:p>2137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42.56</text:p>
          </table:table-cell>
          <table:table-cell table:style-name="ce22" office:value-type="float" office:value="4256" calcext:value-type="float">
            <text:p>4256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5" calcext:value-type="float">
            <text:p>25</text:p>
          </table:table-cell>
          <table:table-cell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16.20</text:p>
          </table:table-cell>
          <table:table-cell table:style-name="ce22" office:value-type="float" office:value="21620" calcext:value-type="float">
            <text:p>2162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42.25</text:p>
          </table:table-cell>
          <table:table-cell table:style-name="ce22" office:value-type="float" office:value="4225" calcext:value-type="float">
            <text:p>4225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9" calcext:value-type="float">
            <text:p>29</text:p>
          </table:table-cell>
          <table:table-cell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23.02</text:p>
          </table:table-cell>
          <table:table-cell table:style-name="ce22" office:value-type="float" office:value="22302" calcext:value-type="float">
            <text:p>2230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42.30</text:p>
          </table:table-cell>
          <table:table-cell table:style-name="ce22" office:value-type="float" office:value="4230" calcext:value-type="float">
            <text:p>423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7" calcext:value-type="float">
            <text:p>27</text:p>
          </table:table-cell>
          <table:table-cell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07.17</text:p>
          </table:table-cell>
          <table:table-cell table:style-name="ce22" office:value-type="float" office:value="20717" calcext:value-type="float">
            <text:p>20717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42.09</text:p>
          </table:table-cell>
          <table:table-cell table:style-name="ce22" office:value-type="float" office:value="4209" calcext:value-type="float">
            <text:p>4209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30" calcext:value-type="float">
            <text:p>30</text:p>
          </table:table-cell>
          <table:table-cell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17.04</text:p>
          </table:table-cell>
          <table:table-cell table:style-name="ce22" office:value-type="float" office:value="21704" calcext:value-type="float">
            <text:p>2170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42.00</text:p>
          </table:table-cell>
          <table:table-cell table:style-name="ce22" office:value-type="float" office:value="4200" calcext:value-type="float">
            <text:p>420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9" calcext:value-type="float">
            <text:p>29</text:p>
          </table:table-cell>
          <table:table-cell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10.95</text:p>
          </table:table-cell>
          <table:table-cell table:style-name="ce22" office:value-type="float" office:value="21095" calcext:value-type="float">
            <text:p>2109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number-columns-repeated="3"/>
          <table:table-cell table:style-name="ce30" table:number-columns-repeated="16368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42.34</text:p>
          </table:table-cell>
          <table:table-cell table:style-name="ce22" office:value-type="float" office:value="4234" calcext:value-type="float">
            <text:p>4234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8" calcext:value-type="float">
            <text:p>28</text:p>
          </table:table-cell>
          <table:table-cell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11.32</text:p>
          </table:table-cell>
          <table:table-cell table:style-name="ce22" office:value-type="float" office:value="21132" calcext:value-type="float">
            <text:p>2113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number-columns-repeated="3"/>
          <table:table-cell table:style-name="ce30" table:number-columns-repeated="16368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45.39</text:p>
          </table:table-cell>
          <table:table-cell table:style-name="ce23" office:value-type="float" office:value="4539" calcext:value-type="float">
            <text:p>453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5" calcext:value-type="float">
            <text:p>25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10.63</text:p>
          </table:table-cell>
          <table:table-cell table:style-name="ce23" office:value-type="float" office:value="21063" calcext:value-type="float">
            <text:p>2106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46.72</text:p>
          </table:table-cell>
          <table:table-cell table:style-name="ce23" office:value-type="float" office:value="4672" calcext:value-type="float">
            <text:p>4672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3" calcext:value-type="float">
            <text:p>23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07.82</text:p>
          </table:table-cell>
          <table:table-cell table:style-name="ce23" office:value-type="float" office:value="20782" calcext:value-type="float">
            <text:p>2078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9" calcext:value-type="float">
            <text:p>9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45.45</text:p>
          </table:table-cell>
          <table:table-cell table:style-name="ce23" office:value-type="float" office:value="4545" calcext:value-type="float">
            <text:p>4545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6" calcext:value-type="float">
            <text:p>26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07.42</text:p>
          </table:table-cell>
          <table:table-cell table:style-name="ce23" office:value-type="float" office:value="20742" calcext:value-type="float">
            <text:p>2074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9" calcext:value-type="float">
            <text:p>9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45.43</text:p>
          </table:table-cell>
          <table:table-cell table:style-name="ce23" office:value-type="float" office:value="4543" calcext:value-type="float">
            <text:p>4543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3" calcext:value-type="float">
            <text:p>23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07.83</text:p>
          </table:table-cell>
          <table:table-cell table:style-name="ce23" office:value-type="float" office:value="20783" calcext:value-type="float">
            <text:p>2078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9" calcext:value-type="float">
            <text:p>9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44.82</text:p>
          </table:table-cell>
          <table:table-cell table:style-name="ce23" office:value-type="float" office:value="4482" calcext:value-type="float">
            <text:p>4482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3" calcext:value-type="float">
            <text:p>23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10.03</text:p>
          </table:table-cell>
          <table:table-cell table:style-name="ce23" office:value-type="float" office:value="21003" calcext:value-type="float">
            <text:p>2100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46.86</text:p>
          </table:table-cell>
          <table:table-cell table:style-name="ce23" office:value-type="float" office:value="4686" calcext:value-type="float">
            <text:p>4686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3" calcext:value-type="float">
            <text:p>23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07.75</text:p>
          </table:table-cell>
          <table:table-cell table:style-name="ce23" office:value-type="float" office:value="20775" calcext:value-type="float">
            <text:p>2077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9" calcext:value-type="float">
            <text:p>9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47.19</text:p>
          </table:table-cell>
          <table:table-cell table:style-name="ce23" office:value-type="float" office:value="4719" calcext:value-type="float">
            <text:p>4719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2" calcext:value-type="float">
            <text:p>22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01.37</text:p>
          </table:table-cell>
          <table:table-cell table:style-name="ce23" office:value-type="float" office:value="20137" calcext:value-type="float">
            <text:p>2013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" calcext:value-type="float">
            <text:p>8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46.35</text:p>
          </table:table-cell>
          <table:table-cell table:style-name="ce23" office:value-type="float" office:value="4635" calcext:value-type="float">
            <text:p>4635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3" calcext:value-type="float">
            <text:p>23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04.57</text:p>
          </table:table-cell>
          <table:table-cell table:style-name="ce23" office:value-type="float" office:value="20457" calcext:value-type="float">
            <text:p>2045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9" calcext:value-type="float">
            <text:p>9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46.93</text:p>
          </table:table-cell>
          <table:table-cell table:style-name="ce23" office:value-type="float" office:value="4693" calcext:value-type="float">
            <text:p>4693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1" calcext:value-type="float">
            <text:p>21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10.05</text:p>
          </table:table-cell>
          <table:table-cell table:style-name="ce23" office:value-type="float" office:value="21005" calcext:value-type="float">
            <text:p>2100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" calcext:value-type="float">
            <text:p>8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46.76</text:p>
          </table:table-cell>
          <table:table-cell table:style-name="ce23" office:value-type="float" office:value="4676" calcext:value-type="float">
            <text:p>4676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3" calcext:value-type="float">
            <text:p>23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02.24</text:p>
          </table:table-cell>
          <table:table-cell table:style-name="ce23" office:value-type="float" office:value="20224" calcext:value-type="float">
            <text:p>2022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9" calcext:value-type="float">
            <text:p>9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47.84</text:p>
          </table:table-cell>
          <table:table-cell table:style-name="ce23" office:value-type="float" office:value="4784" calcext:value-type="float">
            <text:p>4784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3" calcext:value-type="float">
            <text:p>23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15.74</text:p>
          </table:table-cell>
          <table:table-cell table:style-name="ce23" office:value-type="float" office:value="21574" calcext:value-type="float">
            <text:p>2157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31" table:number-columns-repeated="16368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46.68</text:p>
          </table:table-cell>
          <table:table-cell table:style-name="ce23" office:value-type="float" office:value="4668" calcext:value-type="float">
            <text:p>466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3" calcext:value-type="float">
            <text:p>23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05.72</text:p>
          </table:table-cell>
          <table:table-cell table:style-name="ce23" office:value-type="float" office:value="20572" calcext:value-type="float">
            <text:p>2057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3"/>
          <table:table-cell table:style-name="ce31" table:number-columns-repeated="16368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55.67</text:p>
          </table:table-cell>
          <table:table-cell table:style-name="ce22" office:value-type="float" office:value="5567" calcext:value-type="float">
            <text:p>5567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1" calcext:value-type="float">
            <text:p>21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07.45</text:p>
          </table:table-cell>
          <table:table-cell table:style-name="ce22" office:value-type="float" office:value="20745" calcext:value-type="float">
            <text:p>2074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56.86</text:p>
          </table:table-cell>
          <table:table-cell table:style-name="ce22" office:value-type="float" office:value="5686" calcext:value-type="float">
            <text:p>568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0" calcext:value-type="float">
            <text:p>20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193.54</text:p>
          </table:table-cell>
          <table:table-cell table:style-name="ce22" office:value-type="float" office:value="19354" calcext:value-type="float">
            <text:p>1935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55.48</text:p>
          </table:table-cell>
          <table:table-cell table:style-name="ce22" office:value-type="float" office:value="5548" calcext:value-type="float">
            <text:p>554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1" calcext:value-type="float">
            <text:p>21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13.96</text:p>
          </table:table-cell>
          <table:table-cell table:style-name="ce22" office:value-type="float" office:value="21396" calcext:value-type="float">
            <text:p>2139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56.71</text:p>
          </table:table-cell>
          <table:table-cell table:style-name="ce22" office:value-type="float" office:value="5671" calcext:value-type="float">
            <text:p>5671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1" calcext:value-type="float">
            <text:p>21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07.85</text:p>
          </table:table-cell>
          <table:table-cell table:style-name="ce22" office:value-type="float" office:value="20785" calcext:value-type="float">
            <text:p>2078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56.20</text:p>
          </table:table-cell>
          <table:table-cell table:style-name="ce22" office:value-type="float" office:value="5620" calcext:value-type="float">
            <text:p>5620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1" calcext:value-type="float">
            <text:p>21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10.20</text:p>
          </table:table-cell>
          <table:table-cell table:style-name="ce22" office:value-type="float" office:value="21020" calcext:value-type="float">
            <text:p>2102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55.68</text:p>
          </table:table-cell>
          <table:table-cell table:style-name="ce22" office:value-type="float" office:value="5568" calcext:value-type="float">
            <text:p>556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2" calcext:value-type="float">
            <text:p>22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06.00</text:p>
          </table:table-cell>
          <table:table-cell table:style-name="ce22" office:value-type="float" office:value="20600" calcext:value-type="float">
            <text:p>2060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55.79</text:p>
          </table:table-cell>
          <table:table-cell table:style-name="ce22" office:value-type="float" office:value="5579" calcext:value-type="float">
            <text:p>5579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2" calcext:value-type="float">
            <text:p>22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14.66</text:p>
          </table:table-cell>
          <table:table-cell table:style-name="ce22" office:value-type="float" office:value="21466" calcext:value-type="float">
            <text:p>2146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55.64</text:p>
          </table:table-cell>
          <table:table-cell table:style-name="ce22" office:value-type="float" office:value="5564" calcext:value-type="float">
            <text:p>5564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1" calcext:value-type="float">
            <text:p>21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06.89</text:p>
          </table:table-cell>
          <table:table-cell table:style-name="ce22" office:value-type="float" office:value="20689" calcext:value-type="float">
            <text:p>20689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55.97</text:p>
          </table:table-cell>
          <table:table-cell table:style-name="ce22" office:value-type="float" office:value="5597" calcext:value-type="float">
            <text:p>5597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2" calcext:value-type="float">
            <text:p>22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08.03</text:p>
          </table:table-cell>
          <table:table-cell table:style-name="ce22" office:value-type="float" office:value="20803" calcext:value-type="float">
            <text:p>2080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55.92</text:p>
          </table:table-cell>
          <table:table-cell table:style-name="ce22" office:value-type="float" office:value="5592" calcext:value-type="float">
            <text:p>559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4" calcext:value-type="float">
            <text:p>24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197.53</text:p>
          </table:table-cell>
          <table:table-cell table:style-name="ce22" office:value-type="float" office:value="19753" calcext:value-type="float">
            <text:p>1975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55.39</text:p>
          </table:table-cell>
          <table:table-cell table:style-name="ce22" office:value-type="float" office:value="5539" calcext:value-type="float">
            <text:p>5539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3" calcext:value-type="float">
            <text:p>23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08.64</text:p>
          </table:table-cell>
          <table:table-cell table:style-name="ce22" office:value-type="float" office:value="20864" calcext:value-type="float">
            <text:p>2086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3"/>
          <table:table-cell table:style-name="ce30" table:number-columns-repeated="16368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56.59</text:p>
          </table:table-cell>
          <table:table-cell table:style-name="ce22" office:value-type="float" office:value="5659" calcext:value-type="float">
            <text:p>5659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8" calcext:value-type="float">
            <text:p>18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12.77</text:p>
          </table:table-cell>
          <table:table-cell table:style-name="ce22" office:value-type="float" office:value="21277" calcext:value-type="float">
            <text:p>21277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3"/>
          <table:table-cell table:style-name="ce30" table:number-columns-repeated="16368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74.00</text:p>
          </table:table-cell>
          <table:table-cell table:style-name="ce23" office:value-type="float" office:value="7400" calcext:value-type="float">
            <text:p>7400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6" calcext:value-type="float">
            <text:p>16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09.98</text:p>
          </table:table-cell>
          <table:table-cell table:style-name="ce23" office:value-type="float" office:value="20998" calcext:value-type="float">
            <text:p>20998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72.31</text:p>
          </table:table-cell>
          <table:table-cell table:style-name="ce23" office:value-type="float" office:value="7231" calcext:value-type="float">
            <text:p>723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5" calcext:value-type="float">
            <text:p>15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11.67</text:p>
          </table:table-cell>
          <table:table-cell table:style-name="ce23" office:value-type="float" office:value="21167" calcext:value-type="float">
            <text:p>2116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71.36</text:p>
          </table:table-cell>
          <table:table-cell table:style-name="ce23" office:value-type="float" office:value="7136" calcext:value-type="float">
            <text:p>713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5" calcext:value-type="float">
            <text:p>15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12.73</text:p>
          </table:table-cell>
          <table:table-cell table:style-name="ce23" office:value-type="float" office:value="21273" calcext:value-type="float">
            <text:p>2127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73.28</text:p>
          </table:table-cell>
          <table:table-cell table:style-name="ce23" office:value-type="float" office:value="7328" calcext:value-type="float">
            <text:p>7328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5" calcext:value-type="float">
            <text:p>15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25.94</text:p>
          </table:table-cell>
          <table:table-cell table:style-name="ce23" office:value-type="float" office:value="22594" calcext:value-type="float">
            <text:p>22594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74.42</text:p>
          </table:table-cell>
          <table:table-cell table:style-name="ce23" office:value-type="float" office:value="7442" calcext:value-type="float">
            <text:p>7442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5" calcext:value-type="float">
            <text:p>15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14.41</text:p>
          </table:table-cell>
          <table:table-cell table:style-name="ce23" office:value-type="float" office:value="21441" calcext:value-type="float">
            <text:p>2144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72.06</text:p>
          </table:table-cell>
          <table:table-cell table:style-name="ce23" office:value-type="float" office:value="7206" calcext:value-type="float">
            <text:p>720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5" calcext:value-type="float">
            <text:p>15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12.53</text:p>
          </table:table-cell>
          <table:table-cell table:style-name="ce23" office:value-type="float" office:value="21253" calcext:value-type="float">
            <text:p>2125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71.58</text:p>
          </table:table-cell>
          <table:table-cell table:style-name="ce23" office:value-type="float" office:value="7158" calcext:value-type="float">
            <text:p>7158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5" calcext:value-type="float">
            <text:p>15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14.88</text:p>
          </table:table-cell>
          <table:table-cell table:style-name="ce23" office:value-type="float" office:value="21488" calcext:value-type="float">
            <text:p>21488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70.93</text:p>
          </table:table-cell>
          <table:table-cell table:style-name="ce23" office:value-type="float" office:value="7093" calcext:value-type="float">
            <text:p>7093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5" calcext:value-type="float">
            <text:p>15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15.45</text:p>
          </table:table-cell>
          <table:table-cell table:style-name="ce23" office:value-type="float" office:value="21545" calcext:value-type="float">
            <text:p>2154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71.86</text:p>
          </table:table-cell>
          <table:table-cell table:style-name="ce23" office:value-type="float" office:value="7186" calcext:value-type="float">
            <text:p>718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5" calcext:value-type="float">
            <text:p>15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18.99</text:p>
          </table:table-cell>
          <table:table-cell table:style-name="ce23" office:value-type="float" office:value="21899" calcext:value-type="float">
            <text:p>21899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68.34</text:p>
          </table:table-cell>
          <table:table-cell table:style-name="ce23" office:value-type="float" office:value="6834" calcext:value-type="float">
            <text:p>6834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6" calcext:value-type="float">
            <text:p>16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14.23</text:p>
          </table:table-cell>
          <table:table-cell table:style-name="ce23" office:value-type="float" office:value="21423" calcext:value-type="float">
            <text:p>2142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71.67</text:p>
          </table:table-cell>
          <table:table-cell table:style-name="ce23" office:value-type="float" office:value="7167" calcext:value-type="float">
            <text:p>7167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6" calcext:value-type="float">
            <text:p>16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14.63</text:p>
          </table:table-cell>
          <table:table-cell table:style-name="ce23" office:value-type="float" office:value="21463" calcext:value-type="float">
            <text:p>2146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31" table:number-columns-repeated="16368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71.82</text:p>
          </table:table-cell>
          <table:table-cell table:style-name="ce23" office:value-type="float" office:value="7182" calcext:value-type="float">
            <text:p>7182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6" calcext:value-type="float">
            <text:p>16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19.88</text:p>
          </table:table-cell>
          <table:table-cell table:style-name="ce23" office:value-type="float" office:value="21988" calcext:value-type="float">
            <text:p>21988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3"/>
          <table:table-cell table:style-name="ce31" table:number-columns-repeated="16368"/>
        </table:table-row>
        <table:table-row table:style-name="ro1">
          <table:table-cell table:style-name="ce13"/>
          <table:table-cell table:style-name="ce5"/>
          <table:table-cell table:style-name="ce13" table:number-columns-repeated="2"/>
          <table:table-cell table:style-name="ce5" table:number-columns-repeated="2"/>
          <table:table-cell/>
          <table:table-cell table:style-name="ce13"/>
          <table:table-cell table:style-name="ce5"/>
          <table:table-cell table:style-name="ce13" table:number-columns-repeated="4"/>
          <table:table-cell table:style-name="ce5" table:number-columns-repeated="3"/>
          <table:table-cell table:style-name="ce7" table:number-columns-repeated="19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3"/>
          <table:table-cell table:style-name="ce5" table:number-columns-repeated="19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7"/>
          <table:table-cell table:style-name="ce7" table:number-columns-repeated="19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7"/>
          <table:table-cell table:style-name="ce7" table:number-columns-repeated="19"/>
          <table:table-cell table:number-columns-repeated="1634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3"/>
          <table:table-cell table:style-name="ce7" table:number-columns-repeated="19"/>
          <table:table-cell table:number-columns-repeated="1634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3"/>
          <table:table-cell table:style-name="ce7" table:number-columns-repeated="19"/>
          <table:table-cell table:number-columns-repeated="1634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22"/>
          <table:table-cell table:number-columns-repeated="1634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22"/>
          <table:table-cell table:number-columns-repeated="1634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22"/>
          <table:table-cell table:number-columns-repeated="1634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22"/>
          <table:table-cell table:number-columns-repeated="1634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22"/>
          <table:table-cell table:number-columns-repeated="1634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22"/>
          <table:table-cell table:number-columns-repeated="1634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22"/>
          <table:table-cell table:number-columns-repeated="1634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22"/>
          <table:table-cell table:number-columns-repeated="1634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7"/>
          <table:table-cell table:style-name="ce8" table:number-columns-repeated="19"/>
          <table:table-cell table:number-columns-repeated="1634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7"/>
          <table:table-cell table:style-name="ce8" table:number-columns-repeated="19"/>
          <table:table-cell table:number-columns-repeated="1634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7"/>
          <table:table-cell table:style-name="ce8" table:number-columns-repeated="19"/>
          <table:table-cell table:number-columns-repeated="1634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7"/>
          <table:table-cell table:style-name="ce8" table:number-columns-repeated="19"/>
          <table:table-cell table:number-columns-repeated="1634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22"/>
          <table:table-cell table:number-columns-repeated="1634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22"/>
          <table:table-cell table:number-columns-repeated="1634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22"/>
          <table:table-cell table:number-columns-repeated="1634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22"/>
          <table:table-cell table:number-columns-repeated="1634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22"/>
          <table:table-cell table:number-columns-repeated="1634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22"/>
          <table:table-cell table:number-columns-repeated="1634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22"/>
          <table:table-cell table:number-columns-repeated="1634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22"/>
          <table:table-cell table:number-columns-repeated="1634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3"/>
          <table:table-cell table:style-name="ce7" table:number-columns-repeated="19"/>
          <table:table-cell table:number-columns-repeated="1634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3"/>
          <table:table-cell table:style-name="ce7" table:number-columns-repeated="19"/>
          <table:table-cell table:number-columns-repeated="1634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7"/>
          <table:table-cell table:style-name="ce7" table:number-columns-repeated="19"/>
          <table:table-cell table:number-columns-repeated="1634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7"/>
          <table:table-cell table:style-name="ce7" table:number-columns-repeated="19"/>
          <table:table-cell table:number-columns-repeated="16349"/>
        </table:table-row>
        <table:table-row table:style-name="ro1">
          <table:table-cell table:style-name="ce13"/>
          <table:table-cell table:style-name="ce5"/>
          <table:table-cell table:style-name="ce13" table:number-columns-repeated="2"/>
          <table:table-cell table:style-name="ce5" table:number-columns-repeated="2"/>
          <table:table-cell/>
          <table:table-cell table:style-name="ce13"/>
          <table:table-cell table:style-name="ce5"/>
          <table:table-cell table:style-name="ce13" table:number-columns-repeated="4"/>
          <table:table-cell table:style-name="ce5" table:number-columns-repeated="22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3"/>
          <table:table-cell table:style-name="ce5" table:number-columns-repeated="19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7"/>
          <table:table-cell table:style-name="ce7" table:number-columns-repeated="19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7"/>
          <table:table-cell table:style-name="ce7" table:number-columns-repeated="19"/>
          <table:table-cell table:number-columns-repeated="1634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3"/>
          <table:table-cell table:style-name="ce7" table:number-columns-repeated="19"/>
          <table:table-cell table:number-columns-repeated="1634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3"/>
          <table:table-cell table:style-name="ce7" table:number-columns-repeated="19"/>
          <table:table-cell table:number-columns-repeated="1634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3"/>
          <table:table-cell table:style-name="ce7" table:number-columns-repeated="19"/>
          <table:table-cell table:number-columns-repeated="1634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3"/>
          <table:table-cell table:style-name="ce7" table:number-columns-repeated="19"/>
          <table:table-cell table:number-columns-repeated="1634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22"/>
          <table:table-cell table:number-columns-repeated="1634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22"/>
          <table:table-cell table:number-columns-repeated="1634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22"/>
          <table:table-cell table:number-columns-repeated="1634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22"/>
          <table:table-cell table:number-columns-repeated="1634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22"/>
          <table:table-cell table:number-columns-repeated="1634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22"/>
          <table:table-cell table:number-columns-repeated="1634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7"/>
          <table:table-cell table:style-name="ce8" table:number-columns-repeated="19"/>
          <table:table-cell table:number-columns-repeated="1634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7"/>
          <table:table-cell table:style-name="ce8" table:number-columns-repeated="19"/>
          <table:table-cell table:number-columns-repeated="1634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3"/>
          <table:table-cell table:style-name="ce8" table:number-columns-repeated="19"/>
          <table:table-cell table:number-columns-repeated="1634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3"/>
          <table:table-cell table:style-name="ce8" table:number-columns-repeated="19"/>
          <table:table-cell table:number-columns-repeated="1634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7"/>
          <table:table-cell table:style-name="ce7" table:number-columns-repeated="19"/>
          <table:table-cell table:number-columns-repeated="1634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7"/>
          <table:table-cell table:style-name="ce7" table:number-columns-repeated="19"/>
          <table:table-cell table:number-columns-repeated="1634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22"/>
          <table:table-cell table:number-columns-repeated="1634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22"/>
          <table:table-cell table:number-columns-repeated="1634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22"/>
          <table:table-cell table:number-columns-repeated="1634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22"/>
          <table:table-cell table:number-columns-repeated="1634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22"/>
          <table:table-cell table:number-columns-repeated="1634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22"/>
          <table:table-cell table:number-columns-repeated="1634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22"/>
          <table:table-cell table:number-columns-repeated="1634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22"/>
          <table:table-cell table:number-columns-repeated="1634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22"/>
          <table:table-cell table:number-columns-repeated="1634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22"/>
          <table:table-cell table:number-columns-repeated="1634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7"/>
          <table:table-cell table:style-name="ce7" table:number-columns-repeated="19"/>
          <table:table-cell table:number-columns-repeated="1634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7"/>
          <table:table-cell table:style-name="ce7" table:number-columns-repeated="19"/>
          <table:table-cell table:number-columns-repeated="16349"/>
        </table:table-row>
        <table:table-row table:style-name="ro1">
          <table:table-cell table:style-name="ce13"/>
          <table:table-cell table:style-name="ce5"/>
          <table:table-cell table:style-name="ce13" table:number-columns-repeated="2"/>
          <table:table-cell table:style-name="ce5" table:number-columns-repeated="2"/>
          <table:table-cell/>
          <table:table-cell table:style-name="ce13"/>
          <table:table-cell table:style-name="ce5"/>
          <table:table-cell table:style-name="ce13" table:number-columns-repeated="4"/>
          <table:table-cell table:style-name="ce5" table:number-columns-repeated="22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22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7"/>
          <table:table-cell table:number-columns-repeated="1636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7"/>
          <table:table-cell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7"/>
          <table:table-cell table:number-columns-repeated="1636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7"/>
          <table:table-cell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7"/>
          <table:table-cell table:number-columns-repeated="1636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7"/>
          <table:table-cell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7"/>
          <table:table-cell table:number-columns-repeated="1636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7"/>
          <table:table-cell table:number-columns-repeated="16368"/>
        </table:table-row>
        <table:table-row table:style-name="ro1">
          <table:table-cell table:style-name="ce13"/>
          <table:table-cell table:style-name="ce5"/>
          <table:table-cell table:style-name="ce13" table:number-columns-repeated="4"/>
          <table:table-cell/>
          <table:table-cell table:style-name="ce13"/>
          <table:table-cell table:style-name="ce5"/>
          <table:table-cell table:style-name="ce13" table:number-columns-repeated="4"/>
          <table:table-cell table:style-name="ce5" table:number-columns-repeated="22"/>
          <table:table-cell table:number-columns-repeated="16349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1264.69</text:p>
          </table:table-cell>
          <table:table-cell table:style-name="ce22" office:value-type="float" office:value="126469" calcext:value-type="float">
            <text:p>12646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264.40</text:p>
          </table:table-cell>
          <table:table-cell table:style-name="ce22" office:value-type="float" office:value="226440" calcext:value-type="float">
            <text:p>22644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1264.73</text:p>
          </table:table-cell>
          <table:table-cell table:style-name="ce22" office:value-type="float" office:value="126473" calcext:value-type="float">
            <text:p>12647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63.02</text:p>
          </table:table-cell>
          <table:table-cell table:style-name="ce22" office:value-type="float" office:value="216302" calcext:value-type="float">
            <text:p>21630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1269.38</text:p>
          </table:table-cell>
          <table:table-cell table:style-name="ce22" office:value-type="float" office:value="126938" calcext:value-type="float">
            <text:p>126938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232.07</text:p>
          </table:table-cell>
          <table:table-cell table:style-name="ce22" office:value-type="float" office:value="223207" calcext:value-type="float">
            <text:p>223207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1260.39</text:p>
          </table:table-cell>
          <table:table-cell table:style-name="ce22" office:value-type="float" office:value="126039" calcext:value-type="float">
            <text:p>126039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227.66</text:p>
          </table:table-cell>
          <table:table-cell table:style-name="ce22" office:value-type="float" office:value="222766" calcext:value-type="float">
            <text:p>222766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1248.02</text:p>
          </table:table-cell>
          <table:table-cell table:style-name="ce22" office:value-type="float" office:value="124802" calcext:value-type="float">
            <text:p>12480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82.60</text:p>
          </table:table-cell>
          <table:table-cell table:style-name="ce22" office:value-type="float" office:value="218260" calcext:value-type="float">
            <text:p>2182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1264.27</text:p>
          </table:table-cell>
          <table:table-cell table:style-name="ce22" office:value-type="float" office:value="126427" calcext:value-type="float">
            <text:p>126427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268.11</text:p>
          </table:table-cell>
          <table:table-cell table:style-name="ce22" office:value-type="float" office:value="226811" calcext:value-type="float">
            <text:p>22681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1264.51</text:p>
          </table:table-cell>
          <table:table-cell table:style-name="ce22" office:value-type="float" office:value="126451" calcext:value-type="float">
            <text:p>12645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98.30</text:p>
          </table:table-cell>
          <table:table-cell table:style-name="ce22" office:value-type="float" office:value="219830" calcext:value-type="float">
            <text:p>2198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1253.36</text:p>
          </table:table-cell>
          <table:table-cell table:style-name="ce22" office:value-type="float" office:value="125336" calcext:value-type="float">
            <text:p>125336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98.06</text:p>
          </table:table-cell>
          <table:table-cell table:style-name="ce22" office:value-type="float" office:value="219806" calcext:value-type="float">
            <text:p>219806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1255.90</text:p>
          </table:table-cell>
          <table:table-cell table:style-name="ce22" office:value-type="float" office:value="125590" calcext:value-type="float">
            <text:p>12559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270.28</text:p>
          </table:table-cell>
          <table:table-cell table:style-name="ce22" office:value-type="float" office:value="227028" calcext:value-type="float">
            <text:p>227028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1212.44</text:p>
          </table:table-cell>
          <table:table-cell table:style-name="ce22" office:value-type="float" office:value="121244" calcext:value-type="float">
            <text:p>121244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70.81</text:p>
          </table:table-cell>
          <table:table-cell table:style-name="ce22" office:value-type="float" office:value="217081" calcext:value-type="float">
            <text:p>21708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0" table:number-columns-repeated="16371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1257.92</text:p>
          </table:table-cell>
          <table:table-cell table:style-name="ce22" office:value-type="float" office:value="125792" calcext:value-type="float">
            <text:p>12579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229.51</text:p>
          </table:table-cell>
          <table:table-cell table:style-name="ce22" office:value-type="float" office:value="222951" calcext:value-type="float">
            <text:p>22295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table:number-columns-repeated="3"/>
          <table:table-cell table:style-name="ce30" table:number-columns-repeated="1636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1252.90</text:p>
          </table:table-cell>
          <table:table-cell table:style-name="ce22" office:value-type="float" office:value="125290" calcext:value-type="float">
            <text:p>12529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232.06</text:p>
          </table:table-cell>
          <table:table-cell table:style-name="ce22" office:value-type="float" office:value="223206" calcext:value-type="float">
            <text:p>223206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table:number-columns-repeated="3"/>
          <table:table-cell table:style-name="ce30" table:number-columns-repeated="16368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845.31</text:p>
          </table:table-cell>
          <table:table-cell table:style-name="ce23" office:value-type="float" office:value="84531" calcext:value-type="float">
            <text:p>8453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1525.21</text:p>
          </table:table-cell>
          <table:table-cell table:style-name="ce23" office:value-type="float" office:value="152521" calcext:value-type="float">
            <text:p>15252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842.21</text:p>
          </table:table-cell>
          <table:table-cell table:style-name="ce23" office:value-type="float" office:value="84221" calcext:value-type="float">
            <text:p>8422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1552.76</text:p>
          </table:table-cell>
          <table:table-cell table:style-name="ce23" office:value-type="float" office:value="155276" calcext:value-type="float">
            <text:p>15527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840.05</text:p>
          </table:table-cell>
          <table:table-cell table:style-name="ce23" office:value-type="float" office:value="84005" calcext:value-type="float">
            <text:p>84005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1580.16</text:p>
          </table:table-cell>
          <table:table-cell table:style-name="ce23" office:value-type="float" office:value="158016" calcext:value-type="float">
            <text:p>1580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873.95</text:p>
          </table:table-cell>
          <table:table-cell table:style-name="ce23" office:value-type="float" office:value="87395" calcext:value-type="float">
            <text:p>87395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1544.83</text:p>
          </table:table-cell>
          <table:table-cell table:style-name="ce23" office:value-type="float" office:value="154483" calcext:value-type="float">
            <text:p>154483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872.22</text:p>
          </table:table-cell>
          <table:table-cell table:style-name="ce23" office:value-type="float" office:value="87222" calcext:value-type="float">
            <text:p>87222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1520.25</text:p>
          </table:table-cell>
          <table:table-cell table:style-name="ce23" office:value-type="float" office:value="152025" calcext:value-type="float">
            <text:p>152025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876.99</text:p>
          </table:table-cell>
          <table:table-cell table:style-name="ce23" office:value-type="float" office:value="87699" calcext:value-type="float">
            <text:p>87699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1564.59</text:p>
          </table:table-cell>
          <table:table-cell table:style-name="ce23" office:value-type="float" office:value="156459" calcext:value-type="float">
            <text:p>156459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841.31</text:p>
          </table:table-cell>
          <table:table-cell table:style-name="ce23" office:value-type="float" office:value="84131" calcext:value-type="float">
            <text:p>8413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1592.20</text:p>
          </table:table-cell>
          <table:table-cell table:style-name="ce23" office:value-type="float" office:value="159220" calcext:value-type="float">
            <text:p>15922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839.66</text:p>
          </table:table-cell>
          <table:table-cell table:style-name="ce23" office:value-type="float" office:value="83966" calcext:value-type="float">
            <text:p>83966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1541.77</text:p>
          </table:table-cell>
          <table:table-cell table:style-name="ce23" office:value-type="float" office:value="154177" calcext:value-type="float">
            <text:p>15417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844.87</text:p>
          </table:table-cell>
          <table:table-cell table:style-name="ce23" office:value-type="float" office:value="84487" calcext:value-type="float">
            <text:p>84487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1526.18</text:p>
          </table:table-cell>
          <table:table-cell table:style-name="ce23" office:value-type="float" office:value="152618" calcext:value-type="float">
            <text:p>152618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883.41</text:p>
          </table:table-cell>
          <table:table-cell table:style-name="ce23" office:value-type="float" office:value="88341" calcext:value-type="float">
            <text:p>8834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1572.70</text:p>
          </table:table-cell>
          <table:table-cell table:style-name="ce23" office:value-type="float" office:value="157270" calcext:value-type="float">
            <text:p>15727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1" table:number-columns-repeated="1637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881.43</text:p>
          </table:table-cell>
          <table:table-cell table:style-name="ce23" office:value-type="float" office:value="88143" calcext:value-type="float">
            <text:p>88143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1597.88</text:p>
          </table:table-cell>
          <table:table-cell table:style-name="ce23" office:value-type="float" office:value="159788" calcext:value-type="float">
            <text:p>159788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31" table:number-columns-repeated="16368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862.26</text:p>
          </table:table-cell>
          <table:table-cell table:style-name="ce23" office:value-type="float" office:value="86226" calcext:value-type="float">
            <text:p>86226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1514.42</text:p>
          </table:table-cell>
          <table:table-cell table:style-name="ce23" office:value-type="float" office:value="151442" calcext:value-type="float">
            <text:p>15144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31"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7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7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3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7"/>
          <table:table-cell table:number-columns-repeated="1636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7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style-name="ce7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7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7"/>
          <table:table-cell table:number-columns-repeated="16368"/>
        </table:table-row>
        <table:table-row table:style-name="ro1">
          <table:table-cell table:style-name="ce13"/>
          <table:table-cell table:style-name="ce5"/>
          <table:table-cell table:style-name="ce13" table:number-columns-repeated="4"/>
          <table:table-cell/>
          <table:table-cell table:style-name="ce13"/>
          <table:table-cell table:style-name="ce5"/>
          <table:table-cell table:style-name="ce13" table:number-columns-repeated="4"/>
          <table:table-cell table:style-name="ce5" table:number-columns-repeated="22"/>
          <table:table-cell table:number-columns-repeated="16349"/>
        </table:table-row>
        <table:table-row table:style-name="ro1" table:number-rows-repeated="10482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Zeus_FN_&amp;_FL_Parallel_N_Sequential_Medias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1" table:number-columns-repeated="2" table:default-cell-style-name="ce9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5"/>
        <table:table-column table:style-name="co1" table:default-cell-style-name="ce9"/>
        <table:table-column table:style-name="co1" table:default-cell-style-name="Default"/>
        <table:table-column table:style-name="co5" table:default-cell-style-name="ce9"/>
        <table:table-column table:style-name="co3" table:default-cell-style-name="ce9"/>
        <table:table-column table:style-name="co1" table:number-columns-repeated="2" table:default-cell-style-name="ce9"/>
        <table:table-column table:style-name="co6" table:default-cell-style-name="ce18"/>
        <table:table-column table:style-name="co1" table:number-columns-repeated="11" table:default-cell-style-name="ce18"/>
        <table:table-column table:style-name="co1" table:number-columns-repeated="111" table:default-cell-style-name="ce20"/>
        <table:table-column table:style-name="co1" table:number-columns-repeated="16241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10"/>
          <table:table-cell table:style-name="ce1" office:value-type="string" calcext:value-type="string">
            <text:p>Zeus</text:p>
          </table:table-cell>
          <table:table-cell table:style-name="ce10" office:value-type="string" calcext:value-type="string">
            <text:p>100 Frames</text:p>
          </table:table-cell>
          <table:table-cell table:number-columns-repeated="11"/>
          <table:table-cell table:style-name="ce10" office:value-type="string" calcext:value-type="string">
            <text:p>Zeus</text:p>
          </table:table-cell>
          <table:table-cell table:style-name="ce1" office:value-type="string" calcext:value-type="string">
            <text:p>100 Frames</text:p>
          </table:table-cell>
          <table:table-cell table:number-columns-repeated="16368"/>
        </table:table-row>
        <table:table-row table:style-name="ro1">
          <table:table-cell table:style-name="ce10"/>
          <table:table-cell table:style-name="ce1" office:value-type="string" calcext:value-type="string">
            <text:p>FN</text:p>
          </table:table-cell>
          <table:table-cell table:style-name="ce10"/>
          <table:table-cell table:number-columns-repeated="4"/>
          <table:table-cell office:value-type="string" calcext:value-type="string">
            <text:p>Medias</text:p>
          </table:table-cell>
          <table:table-cell table:number-columns-repeated="6"/>
          <table:table-cell table:style-name="ce10" office:value-type="string" calcext:value-type="string">
            <text:p>FL</text:p>
          </table:table-cell>
          <table:table-cell table:style-name="ce1"/>
          <table:table-cell table:number-columns-repeated="16368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" office:value-type="string" calcext:value-type="string">
            <text:p>Units</text:p>
          </table:table-cell>
          <table:table-cell table:style-name="ce10" office:value-type="string" calcext:value-type="string">
            <text:p>Media ET/F</text:p>
          </table:table-cell>
          <table:table-cell table:style-name="ce10" office:value-type="string" calcext:value-type="string">
            <text:p>Execution Time</text:p>
          </table:table-cell>
          <table:table-cell table:style-name="ce10" office:value-type="string" calcext:value-type="string">
            <text:p>A_FPS</text:p>
          </table:table-cell>
          <table:table-cell table:style-name="ce10" office:value-type="string" calcext:value-type="string">
            <text:p>Max_FPS </text:p>
          </table:table-cell>
          <table:table-cell/>
          <table:table-cell office:value-type="string" calcext:value-type="string">
            <text:p>Media ET/F</text:p>
          </table:table-cell>
          <table:table-cell office:value-type="string" calcext:value-type="string">
            <text:p>Media ET</text:p>
          </table:table-cell>
          <table:table-cell office:value-type="string" calcext:value-type="string">
            <text:p>Media AFPS</text:p>
          </table:table-cell>
          <table:table-cell office:value-type="string" calcext:value-type="string">
            <text:p>Media MaxFPS</text:p>
          </table:table-cell>
          <table:table-cell table:number-columns-repeated="3"/>
          <table:table-cell table:style-name="ce10" office:value-type="string" calcext:value-type="string">
            <text:p>Threads</text:p>
          </table:table-cell>
          <table:table-cell table:style-name="ce1" office:value-type="string" calcext:value-type="string">
            <text:p>Units</text:p>
          </table:table-cell>
          <table:table-cell table:style-name="ce10" office:value-type="string" calcext:value-type="string">
            <text:p>Media ET/F</text:p>
          </table:table-cell>
          <table:table-cell table:style-name="ce10" office:value-type="string" calcext:value-type="string">
            <text:p>Execution Time</text:p>
          </table:table-cell>
          <table:table-cell table:style-name="ce10" office:value-type="string" calcext:value-type="string">
            <text:p>A_FPS</text:p>
          </table:table-cell>
          <table:table-cell table:style-name="ce10" office:value-type="string" calcext:value-type="string">
            <text:p>Max_FPS </text:p>
          </table:table-cell>
          <table:table-cell/>
          <table:table-cell office:value-type="string" calcext:value-type="string">
            <text:p>Media ET/F</text:p>
          </table:table-cell>
          <table:table-cell office:value-type="string" calcext:value-type="string">
            <text:p>Media ET</text:p>
          </table:table-cell>
          <table:table-cell office:value-type="string" calcext:value-type="string">
            <text:p>Media_AFPS</text:p>
          </table:table-cell>
          <table:table-cell office:value-type="string" calcext:value-type="string">
            <text:p>Meda_MaxFPS</text:p>
          </table:table-cell>
          <table:table-cell table:number-columns-repeated="118"/>
          <table:table-cell table:style-name="ce1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26.15" calcext:value-type="float">
            <text:p>26,15</text:p>
          </table:table-cell>
          <table:table-cell table:style-name="ce2" office:value-type="float" office:value="2615" calcext:value-type="float">
            <text:p>261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6" calcext:value-type="float">
            <text:p>56</text:p>
          </table:table-cell>
          <table:table-cell/>
          <table:table-cell table:formula="of:=AVERAGE([.C5:.C16])" office:value-type="float" office:value="25.1991666666667" calcext:value-type="float">
            <text:p>25,1991666666667</text:p>
          </table:table-cell>
          <table:table-cell table:formula="of:=AVERAGE([.D5:.D16])" office:value-type="float" office:value="2519.91666666667" calcext:value-type="float">
            <text:p>2519,91666666667</text:p>
          </table:table-cell>
          <table:table-cell table:formula="of:=AVERAGE([.E5:.E16])" office:value-type="float" office:value="37.0833333333333" calcext:value-type="float">
            <text:p>37,0833333333333</text:p>
          </table:table-cell>
          <table:table-cell table:formula="of:=AVERAGE([.F5:.F16])" office:value-type="float" office:value="48.6666666666667" calcext:value-type="float">
            <text:p>48,6666666666667</text:p>
          </table:table-cell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146.67" calcext:value-type="float">
            <text:p>146,67</text:p>
          </table:table-cell>
          <table:table-cell table:style-name="ce2" office:value-type="float" office:value="14667" calcext:value-type="float">
            <text:p>1466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/>
          <table:table-cell table:formula="of:=AVERAGE([.Q5:.Q16])" office:value-type="float" office:value="160.296666666667" calcext:value-type="float">
            <text:p>160,296666666667</text:p>
          </table:table-cell>
          <table:table-cell table:formula="of:=AVERAGE([.R5:.R16])" office:value-type="float" office:value="16029.6666666667" calcext:value-type="float">
            <text:p>16029,6666666667</text:p>
          </table:table-cell>
          <table:table-cell table:formula="of:=AVERAGE([.S5:.S16])" office:value-type="float" office:value="7.33333333333333" calcext:value-type="float">
            <text:p>7,33333333333333</text:p>
          </table:table-cell>
          <table:table-cell table:formula="of:=AVERAGE([.T5:.T16])" office:value-type="float" office:value="15.3333333333333" calcext:value-type="float">
            <text:p>15,3333333333333</text:p>
          </table:table-cell>
          <table:table-cell table:number-columns-repeated="118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25.28" calcext:value-type="float">
            <text:p>25,28</text:p>
          </table:table-cell>
          <table:table-cell table:style-name="ce2" office:value-type="float" office:value="2528" calcext:value-type="float">
            <text:p>252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164.69" calcext:value-type="float">
            <text:p>164,69</text:p>
          </table:table-cell>
          <table:table-cell table:style-name="ce2" office:value-type="float" office:value="16469" calcext:value-type="float">
            <text:p>1646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25.16" calcext:value-type="float">
            <text:p>25,16</text:p>
          </table:table-cell>
          <table:table-cell table:style-name="ce2" office:value-type="float" office:value="2516" calcext:value-type="float">
            <text:p>251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159.86" calcext:value-type="float">
            <text:p>159,86</text:p>
          </table:table-cell>
          <table:table-cell table:style-name="ce2" office:value-type="float" office:value="15986" calcext:value-type="float">
            <text:p>1598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25.17" calcext:value-type="float">
            <text:p>25,17</text:p>
          </table:table-cell>
          <table:table-cell table:style-name="ce2" office:value-type="float" office:value="2517" calcext:value-type="float">
            <text:p>251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148.66" calcext:value-type="float">
            <text:p>148,66</text:p>
          </table:table-cell>
          <table:table-cell table:style-name="ce2" office:value-type="float" office:value="14866" calcext:value-type="float">
            <text:p>148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25.27" calcext:value-type="float">
            <text:p>25,27</text:p>
          </table:table-cell>
          <table:table-cell table:style-name="ce2" office:value-type="float" office:value="2527" calcext:value-type="float">
            <text:p>252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145.71" calcext:value-type="float">
            <text:p>145,71</text:p>
          </table:table-cell>
          <table:table-cell table:style-name="ce2" office:value-type="float" office:value="14571" calcext:value-type="float">
            <text:p>1457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24.66" calcext:value-type="float">
            <text:p>24,66</text:p>
          </table:table-cell>
          <table:table-cell table:style-name="ce2" office:value-type="float" office:value="2466" calcext:value-type="float">
            <text:p>246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157.8" calcext:value-type="float">
            <text:p>157,8</text:p>
          </table:table-cell>
          <table:table-cell table:style-name="ce2" office:value-type="float" office:value="15780" calcext:value-type="float">
            <text:p>1578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25.25" calcext:value-type="float">
            <text:p>25,25</text:p>
          </table:table-cell>
          <table:table-cell table:style-name="ce2" office:value-type="float" office:value="2525" calcext:value-type="float">
            <text:p>252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171.89" calcext:value-type="float">
            <text:p>171,89</text:p>
          </table:table-cell>
          <table:table-cell table:style-name="ce2" office:value-type="float" office:value="17189" calcext:value-type="float">
            <text:p>1718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24.97" calcext:value-type="float">
            <text:p>24,97</text:p>
          </table:table-cell>
          <table:table-cell table:style-name="ce2" office:value-type="float" office:value="2497" calcext:value-type="float">
            <text:p>249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152.48" calcext:value-type="float">
            <text:p>152,48</text:p>
          </table:table-cell>
          <table:table-cell table:style-name="ce2" office:value-type="float" office:value="15248" calcext:value-type="float">
            <text:p>1524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25.32" calcext:value-type="float">
            <text:p>25,32</text:p>
          </table:table-cell>
          <table:table-cell table:style-name="ce2" office:value-type="float" office:value="2532" calcext:value-type="float">
            <text:p>253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182.11" calcext:value-type="float">
            <text:p>182,11</text:p>
          </table:table-cell>
          <table:table-cell table:style-name="ce2" office:value-type="float" office:value="18211" calcext:value-type="float">
            <text:p>182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24.71" calcext:value-type="float">
            <text:p>24,71</text:p>
          </table:table-cell>
          <table:table-cell table:style-name="ce2" office:value-type="float" office:value="2471" calcext:value-type="float">
            <text:p>247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169.51" calcext:value-type="float">
            <text:p>169,51</text:p>
          </table:table-cell>
          <table:table-cell table:style-name="ce2" office:value-type="float" office:value="16951" calcext:value-type="float">
            <text:p>1695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636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25.32" calcext:value-type="float">
            <text:p>25,32</text:p>
          </table:table-cell>
          <table:table-cell table:style-name="ce2" office:value-type="float" office:value="2532" calcext:value-type="float">
            <text:p>253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166.56" calcext:value-type="float">
            <text:p>166,56</text:p>
          </table:table-cell>
          <table:table-cell table:style-name="ce2" office:value-type="float" office:value="16656" calcext:value-type="float">
            <text:p>1665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style-name="ce19" table:number-columns-repeated="3"/>
          <table:table-cell table:number-columns-repeated="120"/>
          <table:table-cell table:style-name="ce8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25.13" calcext:value-type="float">
            <text:p>25,13</text:p>
          </table:table-cell>
          <table:table-cell table:style-name="ce2" office:value-type="float" office:value="2513" calcext:value-type="float">
            <text:p>251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157.62" calcext:value-type="float">
            <text:p>157,62</text:p>
          </table:table-cell>
          <table:table-cell table:style-name="ce2" office:value-type="float" office:value="15762" calcext:value-type="float">
            <text:p>1576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19" table:number-columns-repeated="3"/>
          <table:table-cell table:number-columns-repeated="120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26.99" calcext:value-type="float">
            <text:p>26,99</text:p>
          </table:table-cell>
          <table:table-cell table:style-name="ce4" office:value-type="float" office:value="2699" calcext:value-type="float">
            <text:p>2699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1" calcext:value-type="float">
            <text:p>41</text:p>
          </table:table-cell>
          <table:table-cell/>
          <table:table-cell table:formula="of:=AVERAGE([.C17:.C28])" office:value-type="float" office:value="28.0508333333333" calcext:value-type="float">
            <text:p>28,0508333333333</text:p>
          </table:table-cell>
          <table:table-cell table:formula="of:=AVERAGE([.D17:.D28])" office:value-type="float" office:value="2804.75" calcext:value-type="float">
            <text:p>2804,75</text:p>
          </table:table-cell>
          <table:table-cell table:formula="of:=AVERAGE([.E17:.E28])" office:value-type="float" office:value="33" calcext:value-type="float">
            <text:p>33</text:p>
          </table:table-cell>
          <table:table-cell table:formula="of:=AVERAGE([.F17:.F28])" office:value-type="float" office:value="41" calcext:value-type="float">
            <text:p>41</text:p>
          </table:table-cell>
          <table:table-cell table:number-columns-repeated="3"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176.31" calcext:value-type="float">
            <text:p>176,31</text:p>
          </table:table-cell>
          <table:table-cell table:style-name="ce4" office:value-type="float" office:value="17631" calcext:value-type="float">
            <text:p>1763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/>
          <table:table-cell table:formula="of:=AVERAGE([.Q17:.Q28])" office:value-type="float" office:value="179.751666666667" calcext:value-type="float">
            <text:p>179,751666666667</text:p>
          </table:table-cell>
          <table:table-cell table:formula="of:=AVERAGE([.R17:.R28])" office:value-type="float" office:value="17975.1666666667" calcext:value-type="float">
            <text:p>17975,1666666667</text:p>
          </table:table-cell>
          <table:table-cell table:formula="of:=AVERAGE([.S17:.S28])" office:value-type="float" office:value="6.16666666666667" calcext:value-type="float">
            <text:p>6,16666666666667</text:p>
          </table:table-cell>
          <table:table-cell table:formula="of:=AVERAGE([.T17:.T28])" office:value-type="float" office:value="13.9166666666667" calcext:value-type="float">
            <text:p>13,9166666666667</text:p>
          </table:table-cell>
          <table:table-cell table:number-columns-repeated="118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28.2" calcext:value-type="float">
            <text:p>28,2</text:p>
          </table:table-cell>
          <table:table-cell table:style-name="ce4" office:value-type="float" office:value="2820" calcext:value-type="float">
            <text:p>282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181.38" calcext:value-type="float">
            <text:p>181,38</text:p>
          </table:table-cell>
          <table:table-cell table:style-name="ce4" office:value-type="float" office:value="18138" calcext:value-type="float">
            <text:p>1813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28.04" calcext:value-type="float">
            <text:p>28,04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183.01" calcext:value-type="float">
            <text:p>183,01</text:p>
          </table:table-cell>
          <table:table-cell table:style-name="ce4" office:value-type="float" office:value="18301" calcext:value-type="float">
            <text:p>1830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27.41" calcext:value-type="float">
            <text:p>27,41</text:p>
          </table:table-cell>
          <table:table-cell table:style-name="ce4" office:value-type="float" office:value="2741" calcext:value-type="float">
            <text:p>274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185.9" calcext:value-type="float">
            <text:p>185,9</text:p>
          </table:table-cell>
          <table:table-cell table:style-name="ce4" office:value-type="float" office:value="18590" calcext:value-type="float">
            <text:p>1859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28.16" calcext:value-type="float">
            <text:p>28,16</text:p>
          </table:table-cell>
          <table:table-cell table:style-name="ce4" office:value-type="float" office:value="2816" calcext:value-type="float">
            <text:p>2816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181.39" calcext:value-type="float">
            <text:p>181,39</text:p>
          </table:table-cell>
          <table:table-cell table:style-name="ce4" office:value-type="float" office:value="18139" calcext:value-type="float">
            <text:p>1813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28.16" calcext:value-type="float">
            <text:p>28,16</text:p>
          </table:table-cell>
          <table:table-cell table:style-name="ce4" office:value-type="float" office:value="2816" calcext:value-type="float">
            <text:p>281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186.84" calcext:value-type="float">
            <text:p>186,84</text:p>
          </table:table-cell>
          <table:table-cell table:style-name="ce4" office:value-type="float" office:value="18684" calcext:value-type="float">
            <text:p>1868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28.82" calcext:value-type="float">
            <text:p>28,82</text:p>
          </table:table-cell>
          <table:table-cell table:style-name="ce4" office:value-type="float" office:value="2882" calcext:value-type="float">
            <text:p>288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182.03" calcext:value-type="float">
            <text:p>182,03</text:p>
          </table:table-cell>
          <table:table-cell table:style-name="ce4" office:value-type="float" office:value="18203" calcext:value-type="float">
            <text:p>1820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28.04" calcext:value-type="float">
            <text:p>28,04</text:p>
          </table:table-cell>
          <table:table-cell table:style-name="ce4" office:value-type="float" office:value="2804" calcext:value-type="float">
            <text:p>280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184.9" calcext:value-type="float">
            <text:p>184,9</text:p>
          </table:table-cell>
          <table:table-cell table:style-name="ce4" office:value-type="float" office:value="18490" calcext:value-type="float">
            <text:p>1849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28.64" calcext:value-type="float">
            <text:p>28,64</text:p>
          </table:table-cell>
          <table:table-cell table:style-name="ce4" office:value-type="float" office:value="2864" calcext:value-type="float">
            <text:p>286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170.17" calcext:value-type="float">
            <text:p>170,17</text:p>
          </table:table-cell>
          <table:table-cell table:style-name="ce4" office:value-type="float" office:value="17017" calcext:value-type="float">
            <text:p>170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27.59" calcext:value-type="float">
            <text:p>27,59</text:p>
          </table:table-cell>
          <table:table-cell table:style-name="ce4" office:value-type="float" office:value="2759" calcext:value-type="float">
            <text:p>2759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174.23" calcext:value-type="float">
            <text:p>174,23</text:p>
          </table:table-cell>
          <table:table-cell table:style-name="ce4" office:value-type="float" office:value="17423" calcext:value-type="float">
            <text:p>1742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28.26" calcext:value-type="float">
            <text:p>28,26</text:p>
          </table:table-cell>
          <table:table-cell table:style-name="ce4" office:value-type="float" office:value="2826" calcext:value-type="float">
            <text:p>2826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175.2" calcext:value-type="float">
            <text:p>175,2</text:p>
          </table:table-cell>
          <table:table-cell table:style-name="ce4" office:value-type="float" office:value="17520" calcext:value-type="float">
            <text:p>1752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style-name="ce19" table:number-columns-repeated="3"/>
          <table:table-cell table:number-columns-repeated="120"/>
          <table:table-cell table:style-name="ce7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28.3" calcext:value-type="float">
            <text:p>28,3</text:p>
          </table:table-cell>
          <table:table-cell table:style-name="ce4" office:value-type="float" office:value="2830" calcext:value-type="float">
            <text:p>28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175.66" calcext:value-type="float">
            <text:p>175,66</text:p>
          </table:table-cell>
          <table:table-cell table:style-name="ce4" office:value-type="float" office:value="17566" calcext:value-type="float">
            <text:p>1756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" calcext:value-type="float">
            <text:p>14</text:p>
          </table:table-cell>
          <table:table-cell table:style-name="ce19" table:number-columns-repeated="3"/>
          <table:table-cell table:number-columns-repeated="120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35.8" calcext:value-type="float">
            <text:p>35,8</text:p>
          </table:table-cell>
          <table:table-cell table:style-name="ce2" office:value-type="float" office:value="3580" calcext:value-type="float">
            <text:p>358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5" calcext:value-type="float">
            <text:p>35</text:p>
          </table:table-cell>
          <table:table-cell/>
          <table:table-cell table:formula="of:=AVERAGE([.C29:.C40])" office:value-type="float" office:value="35.565" calcext:value-type="float">
            <text:p>35,565</text:p>
          </table:table-cell>
          <table:table-cell table:formula="of:=AVERAGE([.D29:.D40])" office:value-type="float" office:value="3556.5" calcext:value-type="float">
            <text:p>3556,5</text:p>
          </table:table-cell>
          <table:table-cell table:formula="of:=AVERAGE([.E29:.E40])" office:value-type="float" office:value="26.0833333333333" calcext:value-type="float">
            <text:p>26,0833333333333</text:p>
          </table:table-cell>
          <table:table-cell table:formula="of:=AVERAGE([.F29:.F40])" office:value-type="float" office:value="35.1666666666667" calcext:value-type="float">
            <text:p>35,1666666666667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202.07" calcext:value-type="float">
            <text:p>202,07</text:p>
          </table:table-cell>
          <table:table-cell table:style-name="ce2" office:value-type="float" office:value="20207" calcext:value-type="float">
            <text:p>2020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table:formula="of:=AVERAGE([.Q29:.Q40])" office:value-type="float" office:value="199.7125" calcext:value-type="float">
            <text:p>199,7125</text:p>
          </table:table-cell>
          <table:table-cell table:formula="of:=AVERAGE([.R29:.R40])" office:value-type="float" office:value="19971.25" calcext:value-type="float">
            <text:p>19971,25</text:p>
          </table:table-cell>
          <table:table-cell table:formula="of:=AVERAGE([.S29:.S40])" office:value-type="float" office:value="5.08333333333333" calcext:value-type="float">
            <text:p>5,08333333333333</text:p>
          </table:table-cell>
          <table:table-cell table:formula="of:=AVERAGE([.T29:.T40])" office:value-type="float" office:value="11.4166666666667" calcext:value-type="float">
            <text:p>11,4166666666667</text:p>
          </table:table-cell>
          <table:table-cell table:number-columns-repeated="118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36.18" calcext:value-type="float">
            <text:p>36,18</text:p>
          </table:table-cell>
          <table:table-cell table:style-name="ce2" office:value-type="float" office:value="3618" calcext:value-type="float">
            <text:p>361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203.37" calcext:value-type="float">
            <text:p>203,37</text:p>
          </table:table-cell>
          <table:table-cell table:style-name="ce2" office:value-type="float" office:value="20337" calcext:value-type="float">
            <text:p>2033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35.5" calcext:value-type="float">
            <text:p>35,5</text:p>
          </table:table-cell>
          <table:table-cell table:style-name="ce2" office:value-type="float" office:value="3550" calcext:value-type="float">
            <text:p>355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200.41" calcext:value-type="float">
            <text:p>200,41</text:p>
          </table:table-cell>
          <table:table-cell table:style-name="ce2" office:value-type="float" office:value="20041" calcext:value-type="float">
            <text:p>2004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35.39" calcext:value-type="float">
            <text:p>35,39</text:p>
          </table:table-cell>
          <table:table-cell table:style-name="ce2" office:value-type="float" office:value="3539" calcext:value-type="float">
            <text:p>353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192.59" calcext:value-type="float">
            <text:p>192,59</text:p>
          </table:table-cell>
          <table:table-cell table:style-name="ce2" office:value-type="float" office:value="19259" calcext:value-type="float">
            <text:p>1925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35.19" calcext:value-type="float">
            <text:p>35,19</text:p>
          </table:table-cell>
          <table:table-cell table:style-name="ce2" office:value-type="float" office:value="3519" calcext:value-type="float">
            <text:p>351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194.17" calcext:value-type="float">
            <text:p>194,17</text:p>
          </table:table-cell>
          <table:table-cell table:style-name="ce2" office:value-type="float" office:value="19417" calcext:value-type="float">
            <text:p>194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35.99" calcext:value-type="float">
            <text:p>35,99</text:p>
          </table:table-cell>
          <table:table-cell table:style-name="ce2" office:value-type="float" office:value="3599" calcext:value-type="float">
            <text:p>359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201.67" calcext:value-type="float">
            <text:p>201,67</text:p>
          </table:table-cell>
          <table:table-cell table:style-name="ce2" office:value-type="float" office:value="20167" calcext:value-type="float">
            <text:p>2016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35.67" calcext:value-type="float">
            <text:p>35,67</text:p>
          </table:table-cell>
          <table:table-cell table:style-name="ce2" office:value-type="float" office:value="3567" calcext:value-type="float">
            <text:p>356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186.95" calcext:value-type="float">
            <text:p>186,95</text:p>
          </table:table-cell>
          <table:table-cell table:style-name="ce2" office:value-type="float" office:value="18695" calcext:value-type="float">
            <text:p>1869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35.36" calcext:value-type="float">
            <text:p>35,36</text:p>
          </table:table-cell>
          <table:table-cell table:style-name="ce2" office:value-type="float" office:value="3536" calcext:value-type="float">
            <text:p>353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210.08" calcext:value-type="float">
            <text:p>210,08</text:p>
          </table:table-cell>
          <table:table-cell table:style-name="ce2" office:value-type="float" office:value="21008" calcext:value-type="float">
            <text:p>2100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34.82" calcext:value-type="float">
            <text:p>34,82</text:p>
          </table:table-cell>
          <table:table-cell table:style-name="ce2" office:value-type="float" office:value="3482" calcext:value-type="float">
            <text:p>348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206.12" calcext:value-type="float">
            <text:p>206,12</text:p>
          </table:table-cell>
          <table:table-cell table:style-name="ce2" office:value-type="float" office:value="20612" calcext:value-type="float">
            <text:p>206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34.83" calcext:value-type="float">
            <text:p>34,83</text:p>
          </table:table-cell>
          <table:table-cell table:style-name="ce2" office:value-type="float" office:value="3483" calcext:value-type="float">
            <text:p>348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194.76" calcext:value-type="float">
            <text:p>194,76</text:p>
          </table:table-cell>
          <table:table-cell table:style-name="ce2" office:value-type="float" office:value="19476" calcext:value-type="float">
            <text:p>1947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36.55" calcext:value-type="float">
            <text:p>36,55</text:p>
          </table:table-cell>
          <table:table-cell table:style-name="ce2" office:value-type="float" office:value="3655" calcext:value-type="float">
            <text:p>365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208.21" calcext:value-type="float">
            <text:p>208,21</text:p>
          </table:table-cell>
          <table:table-cell table:style-name="ce2" office:value-type="float" office:value="20821" calcext:value-type="float">
            <text:p>208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19" table:number-columns-repeated="3"/>
          <table:table-cell table:number-columns-repeated="120"/>
          <table:table-cell table:style-name="ce8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35.5" calcext:value-type="float">
            <text:p>35,5</text:p>
          </table:table-cell>
          <table:table-cell table:style-name="ce2" office:value-type="float" office:value="3550" calcext:value-type="float">
            <text:p>355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196.15" calcext:value-type="float">
            <text:p>196,15</text:p>
          </table:table-cell>
          <table:table-cell table:style-name="ce2" office:value-type="float" office:value="19615" calcext:value-type="float">
            <text:p>196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19" table:number-columns-repeated="3"/>
          <table:table-cell table:number-columns-repeated="120"/>
          <table:table-cell table:style-name="ce8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47.61" calcext:value-type="float">
            <text:p>47,61</text:p>
          </table:table-cell>
          <table:table-cell table:style-name="ce4" office:value-type="float" office:value="4761" calcext:value-type="float">
            <text:p>476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3" calcext:value-type="float">
            <text:p>23</text:p>
          </table:table-cell>
          <table:table-cell/>
          <table:table-cell table:formula="of:=AVERAGE([.C41:.C52])" office:value-type="float" office:value="48.6083333333333" calcext:value-type="float">
            <text:p>48,6083333333333</text:p>
          </table:table-cell>
          <table:table-cell table:formula="of:=AVERAGE([.D41:.D52])" office:value-type="float" office:value="4860.83333333333" calcext:value-type="float">
            <text:p>4860,83333333333</text:p>
          </table:table-cell>
          <table:table-cell table:formula="of:=AVERAGE([.E41:.E52])" office:value-type="float" office:value="18.8333333333333" calcext:value-type="float">
            <text:p>18,8333333333333</text:p>
          </table:table-cell>
          <table:table-cell table:formula="of:=AVERAGE([.F41:.F52])" office:value-type="float" office:value="23.1666666666667" calcext:value-type="float">
            <text:p>23,1666666666667</text:p>
          </table:table-cell>
          <table:table-cell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191.64" calcext:value-type="float">
            <text:p>191,64</text:p>
          </table:table-cell>
          <table:table-cell table:style-name="ce4" office:value-type="float" office:value="19164" calcext:value-type="float">
            <text:p>1916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formula="of:=AVERAGE([.Q41:.Q52])" office:value-type="float" office:value="192.39" calcext:value-type="float">
            <text:p>192,39</text:p>
          </table:table-cell>
          <table:table-cell table:formula="of:=AVERAGE([.R41:.R52])" office:value-type="float" office:value="19239" calcext:value-type="float">
            <text:p>19239</text:p>
          </table:table-cell>
          <table:table-cell table:formula="of:=AVERAGE([.S41:.S52])" office:value-type="float" office:value="5" calcext:value-type="float">
            <text:p>5</text:p>
          </table:table-cell>
          <table:table-cell table:formula="of:=AVERAGE([.T41:.T52])" office:value-type="float" office:value="8.5" calcext:value-type="float">
            <text:p>8,5</text:p>
          </table:table-cell>
          <table:table-cell table:number-columns-repeated="118"/>
          <table:table-cell table:style-name="ce8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48.46" calcext:value-type="float">
            <text:p>48,46</text:p>
          </table:table-cell>
          <table:table-cell table:style-name="ce4" office:value-type="float" office:value="4846" calcext:value-type="float">
            <text:p>484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194.97" calcext:value-type="float">
            <text:p>194,97</text:p>
          </table:table-cell>
          <table:table-cell table:style-name="ce4" office:value-type="float" office:value="19497" calcext:value-type="float">
            <text:p>1949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49.46" calcext:value-type="float">
            <text:p>49,46</text:p>
          </table:table-cell>
          <table:table-cell table:style-name="ce4" office:value-type="float" office:value="4946" calcext:value-type="float">
            <text:p>494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192.74" calcext:value-type="float">
            <text:p>192,74</text:p>
          </table:table-cell>
          <table:table-cell table:style-name="ce4" office:value-type="float" office:value="19274" calcext:value-type="float">
            <text:p>1927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49.16" calcext:value-type="float">
            <text:p>49,16</text:p>
          </table:table-cell>
          <table:table-cell table:style-name="ce4" office:value-type="float" office:value="4916" calcext:value-type="float">
            <text:p>491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201.85" calcext:value-type="float">
            <text:p>201,85</text:p>
          </table:table-cell>
          <table:table-cell table:style-name="ce4" office:value-type="float" office:value="20185" calcext:value-type="float">
            <text:p>2018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48.34" calcext:value-type="float">
            <text:p>48,34</text:p>
          </table:table-cell>
          <table:table-cell table:style-name="ce4" office:value-type="float" office:value="4834" calcext:value-type="float">
            <text:p>4834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190.86" calcext:value-type="float">
            <text:p>190,86</text:p>
          </table:table-cell>
          <table:table-cell table:style-name="ce4" office:value-type="float" office:value="19086" calcext:value-type="float">
            <text:p>1908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47.38" calcext:value-type="float">
            <text:p>47,38</text:p>
          </table:table-cell>
          <table:table-cell table:style-name="ce4" office:value-type="float" office:value="4738" calcext:value-type="float">
            <text:p>473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192.19" calcext:value-type="float">
            <text:p>192,19</text:p>
          </table:table-cell>
          <table:table-cell table:style-name="ce4" office:value-type="float" office:value="19219" calcext:value-type="float">
            <text:p>1921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47.83" calcext:value-type="float">
            <text:p>47,83</text:p>
          </table:table-cell>
          <table:table-cell table:style-name="ce4" office:value-type="float" office:value="4783" calcext:value-type="float">
            <text:p>478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185.29" calcext:value-type="float">
            <text:p>185,29</text:p>
          </table:table-cell>
          <table:table-cell table:style-name="ce4" office:value-type="float" office:value="18529" calcext:value-type="float">
            <text:p>185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49.01" calcext:value-type="float">
            <text:p>49,01</text:p>
          </table:table-cell>
          <table:table-cell table:style-name="ce4" office:value-type="float" office:value="4901" calcext:value-type="float">
            <text:p>490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195.92" calcext:value-type="float">
            <text:p>195,92</text:p>
          </table:table-cell>
          <table:table-cell table:style-name="ce4" office:value-type="float" office:value="19592" calcext:value-type="float">
            <text:p>1959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48.75" calcext:value-type="float">
            <text:p>48,75</text:p>
          </table:table-cell>
          <table:table-cell table:style-name="ce4" office:value-type="float" office:value="4875" calcext:value-type="float">
            <text:p>487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186.61" calcext:value-type="float">
            <text:p>186,61</text:p>
          </table:table-cell>
          <table:table-cell table:style-name="ce4" office:value-type="float" office:value="18661" calcext:value-type="float">
            <text:p>1866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49.18" calcext:value-type="float">
            <text:p>49,18</text:p>
          </table:table-cell>
          <table:table-cell table:style-name="ce4" office:value-type="float" office:value="4918" calcext:value-type="float">
            <text:p>491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193.31" calcext:value-type="float">
            <text:p>193,31</text:p>
          </table:table-cell>
          <table:table-cell table:style-name="ce4" office:value-type="float" office:value="19331" calcext:value-type="float">
            <text:p>1933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50.11" calcext:value-type="float">
            <text:p>50,11</text:p>
          </table:table-cell>
          <table:table-cell table:style-name="ce4" office:value-type="float" office:value="5011" calcext:value-type="float">
            <text:p>501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190.82" calcext:value-type="float">
            <text:p>190,82</text:p>
          </table:table-cell>
          <table:table-cell table:style-name="ce4" office:value-type="float" office:value="19082" calcext:value-type="float">
            <text:p>1908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19" table:number-columns-repeated="3"/>
          <table:table-cell table:number-columns-repeated="120"/>
          <table:table-cell table:style-name="ce7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48.01" calcext:value-type="float">
            <text:p>48,01</text:p>
          </table:table-cell>
          <table:table-cell table:style-name="ce4" office:value-type="float" office:value="4801" calcext:value-type="float">
            <text:p>480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192.48" calcext:value-type="float">
            <text:p>192,48</text:p>
          </table:table-cell>
          <table:table-cell table:style-name="ce4" office:value-type="float" office:value="19248" calcext:value-type="float">
            <text:p>1924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19" table:number-columns-repeated="3"/>
          <table:table-cell table:number-columns-repeated="120"/>
          <table:table-cell table:style-name="ce7" table:number-columns-repeated="16241"/>
        </table:table-row>
        <table:table-row table:style-name="ro1">
          <table:table-cell table:style-name="ce13"/>
          <table:table-cell table:style-name="ce5"/>
          <table:table-cell table:style-name="ce13" table:number-columns-repeated="2"/>
          <table:table-cell table:style-name="ce5" table:number-columns-repeated="2"/>
          <table:table-cell table:number-columns-repeated="8"/>
          <table:table-cell table:style-name="ce13"/>
          <table:table-cell table:style-name="ce5"/>
          <table:table-cell table:style-name="ce13" table:number-columns-repeated="4"/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7.28" calcext:value-type="float">
            <text:p>17,28</text:p>
          </table:table-cell>
          <table:table-cell table:style-name="ce2" office:value-type="float" office:value="1728" calcext:value-type="float">
            <text:p>172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63" calcext:value-type="float">
            <text:p>63</text:p>
          </table:table-cell>
          <table:table-cell/>
          <table:table-cell table:formula="of:=AVERAGE([.C54:.C65])" office:value-type="float" office:value="17.4058333333333" calcext:value-type="float">
            <text:p>17,4058333333333</text:p>
          </table:table-cell>
          <table:table-cell table:formula="of:=AVERAGE([.D54:.D65])" office:value-type="float" office:value="1740.58333333333" calcext:value-type="float">
            <text:p>1740,58333333333</text:p>
          </table:table-cell>
          <table:table-cell table:formula="of:=AVERAGE([.E54:.E65])" office:value-type="float" office:value="53.1666666666667" calcext:value-type="float">
            <text:p>53,1666666666667</text:p>
          </table:table-cell>
          <table:table-cell table:formula="of:=AVERAGE([.F54:.F65])" office:value-type="float" office:value="63" calcext:value-type="float">
            <text:p>63</text:p>
          </table:table-cell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87.02" calcext:value-type="float">
            <text:p>87,02</text:p>
          </table:table-cell>
          <table:table-cell table:style-name="ce2" office:value-type="float" office:value="8702" calcext:value-type="float">
            <text:p>870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8" calcext:value-type="float">
            <text:p>28</text:p>
          </table:table-cell>
          <table:table-cell/>
          <table:table-cell table:formula="of:=AVERAGE([.Q54:.Q65])" office:value-type="float" office:value="91.2658333333333" calcext:value-type="float">
            <text:p>91,2658333333333</text:p>
          </table:table-cell>
          <table:table-cell table:formula="of:=AVERAGE([.R54:.R65])" office:value-type="float" office:value="9126.58333333333" calcext:value-type="float">
            <text:p>9126,58333333333</text:p>
          </table:table-cell>
          <table:table-cell table:formula="of:=AVERAGE([.S54:.S65])" office:value-type="float" office:value="13.5" calcext:value-type="float">
            <text:p>13,5</text:p>
          </table:table-cell>
          <table:table-cell table:formula="of:=AVERAGE([.T54:.T65])" office:value-type="float" office:value="27.4166666666667" calcext:value-type="float">
            <text:p>27,4166666666667</text:p>
          </table:table-cell>
          <table:table-cell table:number-columns-repeated="118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7.61" calcext:value-type="float">
            <text:p>17,61</text:p>
          </table:table-cell>
          <table:table-cell table:style-name="ce2" office:value-type="float" office:value="1761" calcext:value-type="float">
            <text:p>176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84.56" calcext:value-type="float">
            <text:p>84,56</text:p>
          </table:table-cell>
          <table:table-cell table:style-name="ce2" office:value-type="float" office:value="8456" calcext:value-type="float">
            <text:p>845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23"/>
          <table:table-cell table:style-name="ce5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7.03" calcext:value-type="float">
            <text:p>17,03</text:p>
          </table:table-cell>
          <table:table-cell table:style-name="ce2" office:value-type="float" office:value="1703" calcext:value-type="float">
            <text:p>170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94.63" calcext:value-type="float">
            <text:p>94,63</text:p>
          </table:table-cell>
          <table:table-cell table:style-name="ce2" office:value-type="float" office:value="9463" calcext:value-type="float">
            <text:p>946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6.95" calcext:value-type="float">
            <text:p>16,95</text:p>
          </table:table-cell>
          <table:table-cell table:style-name="ce2" office:value-type="float" office:value="1695" calcext:value-type="float">
            <text:p>169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94.52" calcext:value-type="float">
            <text:p>94,52</text:p>
          </table:table-cell>
          <table:table-cell table:style-name="ce2" office:value-type="float" office:value="9452" calcext:value-type="float">
            <text:p>945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7.72" calcext:value-type="float">
            <text:p>17,72</text:p>
          </table:table-cell>
          <table:table-cell table:style-name="ce2" office:value-type="float" office:value="1772" calcext:value-type="float">
            <text:p>177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85.93" calcext:value-type="float">
            <text:p>85,93</text:p>
          </table:table-cell>
          <table:table-cell table:style-name="ce2" office:value-type="float" office:value="8593" calcext:value-type="float">
            <text:p>859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7.3" calcext:value-type="float">
            <text:p>17,3</text:p>
          </table:table-cell>
          <table:table-cell table:style-name="ce2" office:value-type="float" office:value="1730" calcext:value-type="float">
            <text:p>173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85.88" calcext:value-type="float">
            <text:p>85,88</text:p>
          </table:table-cell>
          <table:table-cell table:style-name="ce2" office:value-type="float" office:value="8588" calcext:value-type="float">
            <text:p>858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7.44" calcext:value-type="float">
            <text:p>17,44</text:p>
          </table:table-cell>
          <table:table-cell table:style-name="ce2" office:value-type="float" office:value="1744" calcext:value-type="float">
            <text:p>174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98.07" calcext:value-type="float">
            <text:p>98,07</text:p>
          </table:table-cell>
          <table:table-cell table:style-name="ce2" office:value-type="float" office:value="9807" calcext:value-type="float">
            <text:p>980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7.88" calcext:value-type="float">
            <text:p>17,88</text:p>
          </table:table-cell>
          <table:table-cell table:style-name="ce2" office:value-type="float" office:value="1788" calcext:value-type="float">
            <text:p>178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86.4" calcext:value-type="float">
            <text:p>86,4</text:p>
          </table:table-cell>
          <table:table-cell table:style-name="ce2" office:value-type="float" office:value="8640" calcext:value-type="float">
            <text:p>864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7.66" calcext:value-type="float">
            <text:p>17,66</text:p>
          </table:table-cell>
          <table:table-cell table:style-name="ce2" office:value-type="float" office:value="1766" calcext:value-type="float">
            <text:p>176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87.28" calcext:value-type="float">
            <text:p>87,28</text:p>
          </table:table-cell>
          <table:table-cell table:style-name="ce2" office:value-type="float" office:value="8728" calcext:value-type="float">
            <text:p>872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7.14" calcext:value-type="float">
            <text:p>17,14</text:p>
          </table:table-cell>
          <table:table-cell table:style-name="ce2" office:value-type="float" office:value="1714" calcext:value-type="float">
            <text:p>1714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98.07" calcext:value-type="float">
            <text:p>98,07</text:p>
          </table:table-cell>
          <table:table-cell table:style-name="ce2" office:value-type="float" office:value="9807" calcext:value-type="float">
            <text:p>980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7.01" calcext:value-type="float">
            <text:p>17,01</text:p>
          </table:table-cell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91.18" calcext:value-type="float">
            <text:p>91,18</text:p>
          </table:table-cell>
          <table:table-cell table:style-name="ce2" office:value-type="float" office:value="9118" calcext:value-type="float">
            <text:p>911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5" calcext:value-type="float">
            <text:p>25</text:p>
          </table:table-cell>
          <table:table-cell table:style-name="ce19" table:number-columns-repeated="3"/>
          <table:table-cell table:number-columns-repeated="120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7.85" calcext:value-type="float">
            <text:p>17,85</text:p>
          </table:table-cell>
          <table:table-cell table:style-name="ce2" office:value-type="float" office:value="1785" calcext:value-type="float">
            <text:p>178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01.65" calcext:value-type="float">
            <text:p>101,65</text:p>
          </table:table-cell>
          <table:table-cell table:style-name="ce2" office:value-type="float" office:value="10165" calcext:value-type="float">
            <text:p>1016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4" calcext:value-type="float">
            <text:p>24</text:p>
          </table:table-cell>
          <table:table-cell table:style-name="ce19" table:number-columns-repeated="3"/>
          <table:table-cell table:number-columns-repeated="120"/>
          <table:table-cell table:style-name="ce7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9.35" calcext:value-type="float">
            <text:p>19,35</text:p>
          </table:table-cell>
          <table:table-cell table:style-name="ce4" office:value-type="float" office:value="1935" calcext:value-type="float">
            <text:p>1935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61" calcext:value-type="float">
            <text:p>61</text:p>
          </table:table-cell>
          <table:table-cell/>
          <table:table-cell table:formula="of:=AVERAGE([.C66:.C77])" office:value-type="float" office:value="19.1275" calcext:value-type="float">
            <text:p>19,1275</text:p>
          </table:table-cell>
          <table:table-cell table:formula="of:=AVERAGE([.D66:.D77])" office:value-type="float" office:value="1912.75" calcext:value-type="float">
            <text:p>1912,75</text:p>
          </table:table-cell>
          <table:table-cell table:formula="of:=AVERAGE([.E66:.E77])" office:value-type="float" office:value="49.0833333333333" calcext:value-type="float">
            <text:p>49,0833333333333</text:p>
          </table:table-cell>
          <table:table-cell table:formula="of:=AVERAGE([.F66:.F77])" office:value-type="float" office:value="62.5" calcext:value-type="float">
            <text:p>62,5</text:p>
          </table:table-cell>
          <table:table-cell table:number-columns-repeated="3"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18.89" calcext:value-type="float">
            <text:p>118,89</text:p>
          </table:table-cell>
          <table:table-cell table:style-name="ce4" office:value-type="float" office:value="11889" calcext:value-type="float">
            <text:p>1188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formula="of:=AVERAGE([.Q66:.Q77])" office:value-type="float" office:value="111.541666666667" calcext:value-type="float">
            <text:p>111,541666666667</text:p>
          </table:table-cell>
          <table:table-cell table:formula="of:=AVERAGE([.R66:.R77])" office:value-type="float" office:value="11154.1666666667" calcext:value-type="float">
            <text:p>11154,1666666667</text:p>
          </table:table-cell>
          <table:table-cell table:formula="of:=AVERAGE([.S66:.S77])" office:value-type="float" office:value="2.08333333333333" calcext:value-type="float">
            <text:p>2,08333333333333</text:p>
          </table:table-cell>
          <table:table-cell table:formula="of:=AVERAGE([.T66:.T77])" office:value-type="float" office:value="23.1666666666667" calcext:value-type="float">
            <text:p>23,1666666666667</text:p>
          </table:table-cell>
          <table:table-cell table:number-columns-repeated="118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8.78" calcext:value-type="float">
            <text:p>18,78</text:p>
          </table:table-cell>
          <table:table-cell table:style-name="ce4" office:value-type="float" office:value="1878" calcext:value-type="float">
            <text:p>1878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3" calcext:value-type="float">
            <text:p>63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07.32" calcext:value-type="float">
            <text:p>107,32</text:p>
          </table:table-cell>
          <table:table-cell table:style-name="ce4" office:value-type="float" office:value="10732" calcext:value-type="float">
            <text:p>107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9.21" calcext:value-type="float">
            <text:p>19,21</text:p>
          </table:table-cell>
          <table:table-cell table:style-name="ce4" office:value-type="float" office:value="1921" calcext:value-type="float">
            <text:p>192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62" calcext:value-type="float">
            <text:p>62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14.26" calcext:value-type="float">
            <text:p>114,26</text:p>
          </table:table-cell>
          <table:table-cell table:style-name="ce4" office:value-type="float" office:value="11426" calcext:value-type="float">
            <text:p>114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9.5" calcext:value-type="float">
            <text:p>19,5</text:p>
          </table:table-cell>
          <table:table-cell table:style-name="ce4" office:value-type="float" office:value="1950" calcext:value-type="float">
            <text:p>195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62" calcext:value-type="float">
            <text:p>62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13.66" calcext:value-type="float">
            <text:p>113,66</text:p>
          </table:table-cell>
          <table:table-cell table:style-name="ce4" office:value-type="float" office:value="11366" calcext:value-type="float">
            <text:p>1136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20.01" calcext:value-type="float">
            <text:p>20,01</text:p>
          </table:table-cell>
          <table:table-cell table:style-name="ce4" office:value-type="float" office:value="2001" calcext:value-type="float">
            <text:p>2001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62" calcext:value-type="float">
            <text:p>62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15.07" calcext:value-type="float">
            <text:p>115,07</text:p>
          </table:table-cell>
          <table:table-cell table:style-name="ce4" office:value-type="float" office:value="11507" calcext:value-type="float">
            <text:p>115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8.89" calcext:value-type="float">
            <text:p>18,89</text:p>
          </table:table-cell>
          <table:table-cell table:style-name="ce4" office:value-type="float" office:value="1889" calcext:value-type="float">
            <text:p>188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3" calcext:value-type="float">
            <text:p>63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11.56" calcext:value-type="float">
            <text:p>111,56</text:p>
          </table:table-cell>
          <table:table-cell table:style-name="ce4" office:value-type="float" office:value="11156" calcext:value-type="float">
            <text:p>1115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9.13" calcext:value-type="float">
            <text:p>19,13</text:p>
          </table:table-cell>
          <table:table-cell table:style-name="ce4" office:value-type="float" office:value="1913" calcext:value-type="float">
            <text:p>191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63" calcext:value-type="float">
            <text:p>63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97.29" calcext:value-type="float">
            <text:p>97,29</text:p>
          </table:table-cell>
          <table:table-cell table:style-name="ce4" office:value-type="float" office:value="9729" calcext:value-type="float">
            <text:p>972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9.09" calcext:value-type="float">
            <text:p>19,09</text:p>
          </table:table-cell>
          <table:table-cell table:style-name="ce4" office:value-type="float" office:value="1909" calcext:value-type="float">
            <text:p>1909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62" calcext:value-type="float">
            <text:p>62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18.44" calcext:value-type="float">
            <text:p>118,44</text:p>
          </table:table-cell>
          <table:table-cell table:style-name="ce4" office:value-type="float" office:value="11844" calcext:value-type="float">
            <text:p>1184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8.86" calcext:value-type="float">
            <text:p>18,86</text:p>
          </table:table-cell>
          <table:table-cell table:style-name="ce4" office:value-type="float" office:value="1886" calcext:value-type="float">
            <text:p>1886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3" calcext:value-type="float">
            <text:p>63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06.47" calcext:value-type="float">
            <text:p>106,47</text:p>
          </table:table-cell>
          <table:table-cell table:style-name="ce4" office:value-type="float" office:value="10647" calcext:value-type="float">
            <text:p>1064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8.8" calcext:value-type="float">
            <text:p>18,8</text:p>
          </table:table-cell>
          <table:table-cell table:style-name="ce4" office:value-type="float" office:value="1880" calcext:value-type="float">
            <text:p>188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3" calcext:value-type="float">
            <text:p>63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10.31" calcext:value-type="float">
            <text:p>110,31</text:p>
          </table:table-cell>
          <table:table-cell table:style-name="ce4" office:value-type="float" office:value="11031" calcext:value-type="float">
            <text:p>110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8.4" calcext:value-type="float">
            <text:p>18,4</text:p>
          </table:table-cell>
          <table:table-cell table:style-name="ce4" office:value-type="float" office:value="1840" calcext:value-type="float">
            <text:p>184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3" calcext:value-type="float">
            <text:p>63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09.56" calcext:value-type="float">
            <text:p>109,56</text:p>
          </table:table-cell>
          <table:table-cell table:style-name="ce4" office:value-type="float" office:value="10956" calcext:value-type="float">
            <text:p>1095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6" calcext:value-type="float">
            <text:p>26</text:p>
          </table:table-cell>
          <table:table-cell table:style-name="ce19" table:number-columns-repeated="3"/>
          <table:table-cell table:number-columns-repeated="120"/>
          <table:table-cell table:style-name="ce7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9.51" calcext:value-type="float">
            <text:p>19,51</text:p>
          </table:table-cell>
          <table:table-cell table:style-name="ce4" office:value-type="float" office:value="1951" calcext:value-type="float">
            <text:p>195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63" calcext:value-type="float">
            <text:p>63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15.67" calcext:value-type="float">
            <text:p>115,67</text:p>
          </table:table-cell>
          <table:table-cell table:style-name="ce4" office:value-type="float" office:value="11567" calcext:value-type="float">
            <text:p>1156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19" table:number-columns-repeated="3"/>
          <table:table-cell table:number-columns-repeated="120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24.51" calcext:value-type="float">
            <text:p>24,51</text:p>
          </table:table-cell>
          <table:table-cell table:style-name="ce2" office:value-type="float" office:value="2451" calcext:value-type="float">
            <text:p>245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/>
          <table:table-cell table:formula="of:=AVERAGE([.C78:.C89])" office:value-type="float" office:value="24.4666666666667" calcext:value-type="float">
            <text:p>24,4666666666667</text:p>
          </table:table-cell>
          <table:table-cell table:formula="of:=AVERAGE([.D78:.D89])" office:value-type="float" office:value="2446.66666666667" calcext:value-type="float">
            <text:p>2446,66666666667</text:p>
          </table:table-cell>
          <table:table-cell table:formula="of:=AVERAGE([.E78:.E89])" office:value-type="float" office:value="37.5" calcext:value-type="float">
            <text:p>37,5</text:p>
          </table:table-cell>
          <table:table-cell table:formula="of:=AVERAGE([.F78:.F89])" office:value-type="float" office:value="52" calcext:value-type="float">
            <text:p>52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31.24" calcext:value-type="float">
            <text:p>131,24</text:p>
          </table:table-cell>
          <table:table-cell table:style-name="ce2" office:value-type="float" office:value="13124" calcext:value-type="float">
            <text:p>131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7" calcext:value-type="float">
            <text:p>17</text:p>
          </table:table-cell>
          <table:table-cell/>
          <table:table-cell table:formula="of:=AVERAGE([.Q78:.Q89])" office:value-type="float" office:value="126.651666666667" calcext:value-type="float">
            <text:p>126,651666666667</text:p>
          </table:table-cell>
          <table:table-cell table:formula="of:=AVERAGE([.R78:.R89])" office:value-type="float" office:value="12665.1666666667" calcext:value-type="float">
            <text:p>12665,1666666667</text:p>
          </table:table-cell>
          <table:table-cell table:formula="of:=AVERAGE([.S78:.S89])" office:value-type="float" office:value="6.58333333333333" calcext:value-type="float">
            <text:p>6,58333333333333</text:p>
          </table:table-cell>
          <table:table-cell table:formula="of:=AVERAGE([.T78:.T89])" office:value-type="float" office:value="17.8333333333333" calcext:value-type="float">
            <text:p>17,8333333333333</text:p>
          </table:table-cell>
          <table:table-cell table:number-columns-repeated="118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24.33" calcext:value-type="float">
            <text:p>24,33</text:p>
          </table:table-cell>
          <table:table-cell table:style-name="ce2" office:value-type="float" office:value="2433" calcext:value-type="float">
            <text:p>243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19.04" calcext:value-type="float">
            <text:p>119,04</text:p>
          </table:table-cell>
          <table:table-cell table:style-name="ce2" office:value-type="float" office:value="11904" calcext:value-type="float">
            <text:p>119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24.76" calcext:value-type="float">
            <text:p>24,76</text:p>
          </table:table-cell>
          <table:table-cell table:style-name="ce2" office:value-type="float" office:value="2476" calcext:value-type="float">
            <text:p>247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27.63" calcext:value-type="float">
            <text:p>127,63</text:p>
          </table:table-cell>
          <table:table-cell table:style-name="ce2" office:value-type="float" office:value="12763" calcext:value-type="float">
            <text:p>1276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24.16" calcext:value-type="float">
            <text:p>24,16</text:p>
          </table:table-cell>
          <table:table-cell table:style-name="ce2" office:value-type="float" office:value="2416" calcext:value-type="float">
            <text:p>241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26.54" calcext:value-type="float">
            <text:p>126,54</text:p>
          </table:table-cell>
          <table:table-cell table:style-name="ce2" office:value-type="float" office:value="12654" calcext:value-type="float">
            <text:p>1265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23.96" calcext:value-type="float">
            <text:p>23,96</text:p>
          </table:table-cell>
          <table:table-cell table:style-name="ce2" office:value-type="float" office:value="2396" calcext:value-type="float">
            <text:p>239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19.83" calcext:value-type="float">
            <text:p>119,83</text:p>
          </table:table-cell>
          <table:table-cell table:style-name="ce2" office:value-type="float" office:value="11983" calcext:value-type="float">
            <text:p>119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24.6" calcext:value-type="float">
            <text:p>24,6</text:p>
          </table:table-cell>
          <table:table-cell table:style-name="ce2" office:value-type="float" office:value="2460" calcext:value-type="float">
            <text:p>246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24.78" calcext:value-type="float">
            <text:p>124,78</text:p>
          </table:table-cell>
          <table:table-cell table:style-name="ce2" office:value-type="float" office:value="12478" calcext:value-type="float">
            <text:p>1247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23.64" calcext:value-type="float">
            <text:p>23,64</text:p>
          </table:table-cell>
          <table:table-cell table:style-name="ce2" office:value-type="float" office:value="2364" calcext:value-type="float">
            <text:p>236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47.71" calcext:value-type="float">
            <text:p>147,71</text:p>
          </table:table-cell>
          <table:table-cell table:style-name="ce2" office:value-type="float" office:value="14771" calcext:value-type="float">
            <text:p>1477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24.73" calcext:value-type="float">
            <text:p>24,73</text:p>
          </table:table-cell>
          <table:table-cell table:style-name="ce2" office:value-type="float" office:value="2473" calcext:value-type="float">
            <text:p>247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25.02" calcext:value-type="float">
            <text:p>125,02</text:p>
          </table:table-cell>
          <table:table-cell table:style-name="ce2" office:value-type="float" office:value="12502" calcext:value-type="float">
            <text:p>1250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24.5" calcext:value-type="float">
            <text:p>24,5</text:p>
          </table:table-cell>
          <table:table-cell table:style-name="ce2" office:value-type="float" office:value="2450" calcext:value-type="float">
            <text:p>245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25.47" calcext:value-type="float">
            <text:p>125,47</text:p>
          </table:table-cell>
          <table:table-cell table:style-name="ce2" office:value-type="float" office:value="12547" calcext:value-type="float">
            <text:p>1254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24.03" calcext:value-type="float">
            <text:p>24,03</text:p>
          </table:table-cell>
          <table:table-cell table:style-name="ce2" office:value-type="float" office:value="2403" calcext:value-type="float">
            <text:p>240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23.75" calcext:value-type="float">
            <text:p>123,75</text:p>
          </table:table-cell>
          <table:table-cell table:style-name="ce2" office:value-type="float" office:value="12375" calcext:value-type="float">
            <text:p>1237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25.63" calcext:value-type="float">
            <text:p>25,63</text:p>
          </table:table-cell>
          <table:table-cell table:style-name="ce2" office:value-type="float" office:value="2563" calcext:value-type="float">
            <text:p>256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16.5" calcext:value-type="float">
            <text:p>116,5</text:p>
          </table:table-cell>
          <table:table-cell table:style-name="ce2" office:value-type="float" office:value="11650" calcext:value-type="float">
            <text:p>116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19" table:number-columns-repeated="3"/>
          <table:table-cell table:number-columns-repeated="120"/>
          <table:table-cell table:style-name="ce8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24.75" calcext:value-type="float">
            <text:p>24,75</text:p>
          </table:table-cell>
          <table:table-cell table:style-name="ce2" office:value-type="float" office:value="2475" calcext:value-type="float">
            <text:p>247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32.31" calcext:value-type="float">
            <text:p>132,31</text:p>
          </table:table-cell>
          <table:table-cell table:style-name="ce2" office:value-type="float" office:value="13231" calcext:value-type="float">
            <text:p>1323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" calcext:value-type="float">
            <text:p>18</text:p>
          </table:table-cell>
          <table:table-cell table:style-name="ce19" table:number-columns-repeated="3"/>
          <table:table-cell table:number-columns-repeated="120"/>
          <table:table-cell table:style-name="ce8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30.07" calcext:value-type="float">
            <text:p>30,07</text:p>
          </table:table-cell>
          <table:table-cell table:style-name="ce4" office:value-type="float" office:value="3007" calcext:value-type="float">
            <text:p>300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table:formula="of:=AVERAGE([.C90:.C101])" office:value-type="float" office:value="31.0183333333333" calcext:value-type="float">
            <text:p>31,0183333333333</text:p>
          </table:table-cell>
          <table:table-cell table:formula="of:=AVERAGE([.D90:.D101])" office:value-type="float" office:value="3101.83333333333" calcext:value-type="float">
            <text:p>3101,83333333333</text:p>
          </table:table-cell>
          <table:table-cell table:formula="of:=AVERAGE([.E90:.E101])" office:value-type="float" office:value="29.8333333333333" calcext:value-type="float">
            <text:p>29,8333333333333</text:p>
          </table:table-cell>
          <table:table-cell table:formula="of:=AVERAGE([.F90:.F101])" office:value-type="float" office:value="37" calcext:value-type="float">
            <text:p>37</text:p>
          </table:table-cell>
          <table:table-cell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63.97" calcext:value-type="float">
            <text:p>163,97</text:p>
          </table:table-cell>
          <table:table-cell table:style-name="ce4" office:value-type="float" office:value="16397" calcext:value-type="float">
            <text:p>1639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/>
          <table:table-cell table:formula="of:=AVERAGE([.Q90:.Q101])" office:value-type="float" office:value="159.4825" calcext:value-type="float">
            <text:p>159,4825</text:p>
          </table:table-cell>
          <table:table-cell table:formula="of:=AVERAGE([.R90:.R101])" office:value-type="float" office:value="15948.25" calcext:value-type="float">
            <text:p>15948,25</text:p>
          </table:table-cell>
          <table:table-cell table:formula="of:=AVERAGE([.S90:.S101])" office:value-type="float" office:value="6.41666666666667" calcext:value-type="float">
            <text:p>6,41666666666667</text:p>
          </table:table-cell>
          <table:table-cell table:formula="of:=AVERAGE([.T90:.T101])" office:value-type="float" office:value="13.1666666666667" calcext:value-type="float">
            <text:p>13,1666666666667</text:p>
          </table:table-cell>
          <table:table-cell table:number-columns-repeated="118"/>
          <table:table-cell table:style-name="ce8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30.3" calcext:value-type="float">
            <text:p>30,3</text:p>
          </table:table-cell>
          <table:table-cell table:style-name="ce4" office:value-type="float" office:value="3030" calcext:value-type="float">
            <text:p>303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58.15" calcext:value-type="float">
            <text:p>158,15</text:p>
          </table:table-cell>
          <table:table-cell table:style-name="ce4" office:value-type="float" office:value="15815" calcext:value-type="float">
            <text:p>1581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30.56" calcext:value-type="float">
            <text:p>30,56</text:p>
          </table:table-cell>
          <table:table-cell table:style-name="ce4" office:value-type="float" office:value="3056" calcext:value-type="float">
            <text:p>305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48.61" calcext:value-type="float">
            <text:p>148,61</text:p>
          </table:table-cell>
          <table:table-cell table:style-name="ce4" office:value-type="float" office:value="14861" calcext:value-type="float">
            <text:p>1486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31.08" calcext:value-type="float">
            <text:p>31,08</text:p>
          </table:table-cell>
          <table:table-cell table:style-name="ce4" office:value-type="float" office:value="3108" calcext:value-type="float">
            <text:p>310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53.55" calcext:value-type="float">
            <text:p>153,55</text:p>
          </table:table-cell>
          <table:table-cell table:style-name="ce4" office:value-type="float" office:value="15355" calcext:value-type="float">
            <text:p>1535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32.38" calcext:value-type="float">
            <text:p>32,38</text:p>
          </table:table-cell>
          <table:table-cell table:style-name="ce4" office:value-type="float" office:value="3238" calcext:value-type="float">
            <text:p>323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55.73" calcext:value-type="float">
            <text:p>155,73</text:p>
          </table:table-cell>
          <table:table-cell table:style-name="ce4" office:value-type="float" office:value="15573" calcext:value-type="float">
            <text:p>1557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29.73" calcext:value-type="float">
            <text:p>29,73</text:p>
          </table:table-cell>
          <table:table-cell table:style-name="ce4" office:value-type="float" office:value="2973" calcext:value-type="float">
            <text:p>297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56.43" calcext:value-type="float">
            <text:p>156,43</text:p>
          </table:table-cell>
          <table:table-cell table:style-name="ce4" office:value-type="float" office:value="15643" calcext:value-type="float">
            <text:p>1564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29.79" calcext:value-type="float">
            <text:p>29,79</text:p>
          </table:table-cell>
          <table:table-cell table:style-name="ce4" office:value-type="float" office:value="2979" calcext:value-type="float">
            <text:p>297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70.57" calcext:value-type="float">
            <text:p>170,57</text:p>
          </table:table-cell>
          <table:table-cell table:style-name="ce4" office:value-type="float" office:value="17057" calcext:value-type="float">
            <text:p>1705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32.28" calcext:value-type="float">
            <text:p>32,28</text:p>
          </table:table-cell>
          <table:table-cell table:style-name="ce4" office:value-type="float" office:value="3228" calcext:value-type="float">
            <text:p>32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63.06" calcext:value-type="float">
            <text:p>163,06</text:p>
          </table:table-cell>
          <table:table-cell table:style-name="ce4" office:value-type="float" office:value="16306" calcext:value-type="float">
            <text:p>1630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32.44" calcext:value-type="float">
            <text:p>32,44</text:p>
          </table:table-cell>
          <table:table-cell table:style-name="ce4" office:value-type="float" office:value="3244" calcext:value-type="float">
            <text:p>324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60.41" calcext:value-type="float">
            <text:p>160,41</text:p>
          </table:table-cell>
          <table:table-cell table:style-name="ce4" office:value-type="float" office:value="16041" calcext:value-type="float">
            <text:p>1604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31.04" calcext:value-type="float">
            <text:p>31,04</text:p>
          </table:table-cell>
          <table:table-cell table:style-name="ce4" office:value-type="float" office:value="3104" calcext:value-type="float">
            <text:p>310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63.79" calcext:value-type="float">
            <text:p>163,79</text:p>
          </table:table-cell>
          <table:table-cell table:style-name="ce4" office:value-type="float" office:value="16379" calcext:value-type="float">
            <text:p>1637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31.26" calcext:value-type="float">
            <text:p>31,26</text:p>
          </table:table-cell>
          <table:table-cell table:style-name="ce4" office:value-type="float" office:value="3126" calcext:value-type="float">
            <text:p>312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60.54" calcext:value-type="float">
            <text:p>160,54</text:p>
          </table:table-cell>
          <table:table-cell table:style-name="ce4" office:value-type="float" office:value="16054" calcext:value-type="float">
            <text:p>1605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style-name="ce19" table:number-columns-repeated="3"/>
          <table:table-cell table:number-columns-repeated="120"/>
          <table:table-cell table:style-name="ce7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31.29" calcext:value-type="float">
            <text:p>31,29</text:p>
          </table:table-cell>
          <table:table-cell table:style-name="ce4" office:value-type="float" office:value="3129" calcext:value-type="float">
            <text:p>3129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58.98" calcext:value-type="float">
            <text:p>158,98</text:p>
          </table:table-cell>
          <table:table-cell table:style-name="ce4" office:value-type="float" office:value="15898" calcext:value-type="float">
            <text:p>1589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19" table:number-columns-repeated="3"/>
          <table:table-cell table:number-columns-repeated="120"/>
          <table:table-cell table:style-name="ce7" table:number-columns-repeated="16241"/>
        </table:table-row>
        <table:table-row table:style-name="ro1">
          <table:table-cell table:style-name="ce13"/>
          <table:table-cell table:style-name="ce5"/>
          <table:table-cell table:style-name="ce13" table:number-columns-repeated="2"/>
          <table:table-cell table:style-name="ce5" table:number-columns-repeated="2"/>
          <table:table-cell table:number-columns-repeated="8"/>
          <table:table-cell table:style-name="ce13"/>
          <table:table-cell table:style-name="ce5"/>
          <table:table-cell table:style-name="ce13" table:number-columns-repeated="4"/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6.24" calcext:value-type="float">
            <text:p>16,24</text:p>
          </table:table-cell>
          <table:table-cell table:style-name="ce2" office:value-type="float" office:value="1624" calcext:value-type="float">
            <text:p>162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0" calcext:value-type="float">
            <text:p>80</text:p>
          </table:table-cell>
          <table:table-cell/>
          <table:table-cell table:formula="of:=AVERAGE([.C103:.C114])" office:value-type="float" office:value="16.2241666666667" calcext:value-type="float">
            <text:p>16,2241666666667</text:p>
          </table:table-cell>
          <table:table-cell table:formula="of:=AVERAGE([.D103:.D114])" office:value-type="float" office:value="1622.41666666667" calcext:value-type="float">
            <text:p>1622,41666666667</text:p>
          </table:table-cell>
          <table:table-cell table:formula="of:=AVERAGE([.E103:.E114])" office:value-type="float" office:value="56.5833333333333" calcext:value-type="float">
            <text:p>56,5833333333333</text:p>
          </table:table-cell>
          <table:table-cell table:formula="of:=AVERAGE([.F103:.F114])" office:value-type="float" office:value="83.0833333333333" calcext:value-type="float">
            <text:p>83,0833333333333</text:p>
          </table:table-cell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42.29" calcext:value-type="float">
            <text:p>42,29</text:p>
          </table:table-cell>
          <table:table-cell table:style-name="ce2" office:value-type="float" office:value="4229" calcext:value-type="float">
            <text:p>422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0" calcext:value-type="float">
            <text:p>50</text:p>
          </table:table-cell>
          <table:table-cell/>
          <table:table-cell table:formula="of:=AVERAGE([.Q103:.Q114])" office:value-type="float" office:value="43.12" calcext:value-type="float">
            <text:p>43,12</text:p>
          </table:table-cell>
          <table:table-cell table:formula="of:=AVERAGE([.R103:.R114])" office:value-type="float" office:value="4312" calcext:value-type="float">
            <text:p>4312</text:p>
          </table:table-cell>
          <table:table-cell table:formula="of:=AVERAGE([.S103:.S114])" office:value-type="float" office:value="29.8333333333333" calcext:value-type="float">
            <text:p>29,8333333333333</text:p>
          </table:table-cell>
          <table:table-cell table:formula="of:=AVERAGE([.T103:.T114])" office:value-type="float" office:value="45.4166666666667" calcext:value-type="float">
            <text:p>45,4166666666667</text:p>
          </table:table-cell>
          <table:table-cell table:number-columns-repeated="118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6.29" calcext:value-type="float">
            <text:p>16,29</text:p>
          </table:table-cell>
          <table:table-cell table:style-name="ce2" office:value-type="float" office:value="1629" calcext:value-type="float">
            <text:p>162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44.35" calcext:value-type="float">
            <text:p>44,35</text:p>
          </table:table-cell>
          <table:table-cell table:style-name="ce2" office:value-type="float" office:value="4435" calcext:value-type="float">
            <text:p>443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6.27" calcext:value-type="float">
            <text:p>16,27</text:p>
          </table:table-cell>
          <table:table-cell table:style-name="ce2" office:value-type="float" office:value="1627" calcext:value-type="float">
            <text:p>162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34.35" calcext:value-type="float">
            <text:p>34,35</text:p>
          </table:table-cell>
          <table:table-cell table:style-name="ce2" office:value-type="float" office:value="3435" calcext:value-type="float">
            <text:p>343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6.26" calcext:value-type="float">
            <text:p>16,26</text:p>
          </table:table-cell>
          <table:table-cell table:style-name="ce2" office:value-type="float" office:value="1626" calcext:value-type="float">
            <text:p>162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43.48" calcext:value-type="float">
            <text:p>43,48</text:p>
          </table:table-cell>
          <table:table-cell table:style-name="ce2" office:value-type="float" office:value="4348" calcext:value-type="float">
            <text:p>434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23"/>
          <table:table-cell table:style-name="ce5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6.23" calcext:value-type="float">
            <text:p>16,23</text:p>
          </table:table-cell>
          <table:table-cell table:style-name="ce2" office:value-type="float" office:value="1623" calcext:value-type="float">
            <text:p>162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52.53" calcext:value-type="float">
            <text:p>52,53</text:p>
          </table:table-cell>
          <table:table-cell table:style-name="ce2" office:value-type="float" office:value="5253" calcext:value-type="float">
            <text:p>525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6.22" calcext:value-type="float">
            <text:p>16,22</text:p>
          </table:table-cell>
          <table:table-cell table:style-name="ce2" office:value-type="float" office:value="1622" calcext:value-type="float">
            <text:p>162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35.03" calcext:value-type="float">
            <text:p>35,03</text:p>
          </table:table-cell>
          <table:table-cell table:style-name="ce2" office:value-type="float" office:value="3503" calcext:value-type="float">
            <text:p>350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6.19" calcext:value-type="float">
            <text:p>16,19</text:p>
          </table:table-cell>
          <table:table-cell table:style-name="ce2" office:value-type="float" office:value="1619" calcext:value-type="float">
            <text:p>161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61.81" calcext:value-type="float">
            <text:p>61,81</text:p>
          </table:table-cell>
          <table:table-cell table:style-name="ce2" office:value-type="float" office:value="6181" calcext:value-type="float">
            <text:p>618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6.19" calcext:value-type="float">
            <text:p>16,19</text:p>
          </table:table-cell>
          <table:table-cell table:style-name="ce2" office:value-type="float" office:value="1619" calcext:value-type="float">
            <text:p>161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36.93" calcext:value-type="float">
            <text:p>36,93</text:p>
          </table:table-cell>
          <table:table-cell table:style-name="ce2" office:value-type="float" office:value="3693" calcext:value-type="float">
            <text:p>369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6.16" calcext:value-type="float">
            <text:p>16,16</text:p>
          </table:table-cell>
          <table:table-cell table:style-name="ce2" office:value-type="float" office:value="1616" calcext:value-type="float">
            <text:p>161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35.12" calcext:value-type="float">
            <text:p>35,12</text:p>
          </table:table-cell>
          <table:table-cell table:style-name="ce2" office:value-type="float" office:value="3512" calcext:value-type="float">
            <text:p>351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6.19" calcext:value-type="float">
            <text:p>16,19</text:p>
          </table:table-cell>
          <table:table-cell table:style-name="ce2" office:value-type="float" office:value="1619" calcext:value-type="float">
            <text:p>161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44.48" calcext:value-type="float">
            <text:p>44,48</text:p>
          </table:table-cell>
          <table:table-cell table:style-name="ce2" office:value-type="float" office:value="4448" calcext:value-type="float">
            <text:p>444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6.25" calcext:value-type="float">
            <text:p>16,25</text:p>
          </table:table-cell>
          <table:table-cell table:style-name="ce2" office:value-type="float" office:value="1625" calcext:value-type="float">
            <text:p>162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53.88" calcext:value-type="float">
            <text:p>53,88</text:p>
          </table:table-cell>
          <table:table-cell table:style-name="ce2" office:value-type="float" office:value="5388" calcext:value-type="float">
            <text:p>538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7" calcext:value-type="float">
            <text:p>47</text:p>
          </table:table-cell>
          <table:table-cell table:style-name="ce19" table:number-columns-repeated="3"/>
          <table:table-cell table:number-columns-repeated="120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6.2" calcext:value-type="float">
            <text:p>16,2</text:p>
          </table:table-cell>
          <table:table-cell table:style-name="ce2" office:value-type="float" office:value="1620" calcext:value-type="float">
            <text:p>162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33.19" calcext:value-type="float">
            <text:p>33,19</text:p>
          </table:table-cell>
          <table:table-cell table:style-name="ce2" office:value-type="float" office:value="3319" calcext:value-type="float">
            <text:p>331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0" calcext:value-type="float">
            <text:p>50</text:p>
          </table:table-cell>
          <table:table-cell table:style-name="ce19" table:number-columns-repeated="3"/>
          <table:table-cell table:number-columns-repeated="120"/>
          <table:table-cell table:style-name="ce7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6.36" calcext:value-type="float">
            <text:p>16,36</text:p>
          </table:table-cell>
          <table:table-cell table:style-name="ce4" office:value-type="float" office:value="1636" calcext:value-type="float">
            <text:p>163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0" calcext:value-type="float">
            <text:p>80</text:p>
          </table:table-cell>
          <table:table-cell/>
          <table:table-cell table:formula="of:=AVERAGE([.C115:.C126])" office:value-type="float" office:value="16.2233333333333" calcext:value-type="float">
            <text:p>16,2233333333333</text:p>
          </table:table-cell>
          <table:table-cell table:formula="of:=AVERAGE([.D115:.D126])" office:value-type="float" office:value="1622.33333333333" calcext:value-type="float">
            <text:p>1622,33333333333</text:p>
          </table:table-cell>
          <table:table-cell table:formula="of:=AVERAGE([.E115:.E126])" office:value-type="float" office:value="56.6666666666667" calcext:value-type="float">
            <text:p>56,6666666666667</text:p>
          </table:table-cell>
          <table:table-cell table:formula="of:=AVERAGE([.F115:.F126])" office:value-type="float" office:value="83" calcext:value-type="float">
            <text:p>83</text:p>
          </table:table-cell>
          <table:table-cell table:number-columns-repeated="3"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42.67" calcext:value-type="float">
            <text:p>42,67</text:p>
          </table:table-cell>
          <table:table-cell table:style-name="ce4" office:value-type="float" office:value="4267" calcext:value-type="float">
            <text:p>426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1" calcext:value-type="float">
            <text:p>41</text:p>
          </table:table-cell>
          <table:table-cell/>
          <table:table-cell table:formula="of:=AVERAGE([.Q115:.Q126])" office:value-type="float" office:value="46.8941666666667" calcext:value-type="float">
            <text:p>46,8941666666667</text:p>
          </table:table-cell>
          <table:table-cell table:formula="of:=AVERAGE([.R115:.R126])" office:value-type="float" office:value="4689.41666666667" calcext:value-type="float">
            <text:p>4689,41666666667</text:p>
          </table:table-cell>
          <table:table-cell table:formula="of:=AVERAGE([.S115:.S126])" office:value-type="float" office:value="26.8333333333333" calcext:value-type="float">
            <text:p>26,8333333333333</text:p>
          </table:table-cell>
          <table:table-cell table:formula="of:=AVERAGE([.T115:.T126])" office:value-type="float" office:value="40.3333333333333" calcext:value-type="float">
            <text:p>40,3333333333333</text:p>
          </table:table-cell>
          <table:table-cell table:number-columns-repeated="118"/>
          <table:table-cell table:style-name="ce7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6.17" calcext:value-type="float">
            <text:p>16,17</text:p>
          </table:table-cell>
          <table:table-cell table:style-name="ce4" office:value-type="float" office:value="1617" calcext:value-type="float">
            <text:p>1617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9" calcext:value-type="float">
            <text:p>89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54.98" calcext:value-type="float">
            <text:p>54,98</text:p>
          </table:table-cell>
          <table:table-cell table:style-name="ce4" office:value-type="float" office:value="5498" calcext:value-type="float">
            <text:p>549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6.15" calcext:value-type="float">
            <text:p>16,15</text:p>
          </table:table-cell>
          <table:table-cell table:style-name="ce4" office:value-type="float" office:value="1615" calcext:value-type="float">
            <text:p>1615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43.21" calcext:value-type="float">
            <text:p>43,21</text:p>
          </table:table-cell>
          <table:table-cell table:style-name="ce4" office:value-type="float" office:value="4321" calcext:value-type="float">
            <text:p>432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6.15" calcext:value-type="float">
            <text:p>16,15</text:p>
          </table:table-cell>
          <table:table-cell table:style-name="ce4" office:value-type="float" office:value="1615" calcext:value-type="float">
            <text:p>1615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35.08" calcext:value-type="float">
            <text:p>35,08</text:p>
          </table:table-cell>
          <table:table-cell table:style-name="ce4" office:value-type="float" office:value="3508" calcext:value-type="float">
            <text:p>3508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6.16" calcext:value-type="float">
            <text:p>16,16</text:p>
          </table:table-cell>
          <table:table-cell table:style-name="ce4" office:value-type="float" office:value="1616" calcext:value-type="float">
            <text:p>161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44.13" calcext:value-type="float">
            <text:p>44,13</text:p>
          </table:table-cell>
          <table:table-cell table:style-name="ce4" office:value-type="float" office:value="4413" calcext:value-type="float">
            <text:p>441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6.18" calcext:value-type="float">
            <text:p>16,18</text:p>
          </table:table-cell>
          <table:table-cell table:style-name="ce4" office:value-type="float" office:value="1618" calcext:value-type="float">
            <text:p>161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79" calcext:value-type="float">
            <text:p>79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48.57" calcext:value-type="float">
            <text:p>48,57</text:p>
          </table:table-cell>
          <table:table-cell table:style-name="ce4" office:value-type="float" office:value="4857" calcext:value-type="float">
            <text:p>485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6.23" calcext:value-type="float">
            <text:p>16,23</text:p>
          </table:table-cell>
          <table:table-cell table:style-name="ce4" office:value-type="float" office:value="1623" calcext:value-type="float">
            <text:p>1623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41.33" calcext:value-type="float">
            <text:p>41,33</text:p>
          </table:table-cell>
          <table:table-cell table:style-name="ce4" office:value-type="float" office:value="4133" calcext:value-type="float">
            <text:p>413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6.27" calcext:value-type="float">
            <text:p>16,27</text:p>
          </table:table-cell>
          <table:table-cell table:style-name="ce4" office:value-type="float" office:value="1627" calcext:value-type="float">
            <text:p>162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44.16" calcext:value-type="float">
            <text:p>44,16</text:p>
          </table:table-cell>
          <table:table-cell table:style-name="ce4" office:value-type="float" office:value="4416" calcext:value-type="float">
            <text:p>441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6.32" calcext:value-type="float">
            <text:p>16,32</text:p>
          </table:table-cell>
          <table:table-cell table:style-name="ce4" office:value-type="float" office:value="1632" calcext:value-type="float">
            <text:p>1632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57.81" calcext:value-type="float">
            <text:p>57,81</text:p>
          </table:table-cell>
          <table:table-cell table:style-name="ce4" office:value-type="float" office:value="5781" calcext:value-type="float">
            <text:p>578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6.17" calcext:value-type="float">
            <text:p>16,17</text:p>
          </table:table-cell>
          <table:table-cell table:style-name="ce4" office:value-type="float" office:value="1617" calcext:value-type="float">
            <text:p>1617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48.18" calcext:value-type="float">
            <text:p>48,18</text:p>
          </table:table-cell>
          <table:table-cell table:style-name="ce4" office:value-type="float" office:value="4818" calcext:value-type="float">
            <text:p>48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6.28" calcext:value-type="float">
            <text:p>16,28</text:p>
          </table:table-cell>
          <table:table-cell table:style-name="ce4" office:value-type="float" office:value="1628" calcext:value-type="float">
            <text:p>162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50.71" calcext:value-type="float">
            <text:p>50,71</text:p>
          </table:table-cell>
          <table:table-cell table:style-name="ce4" office:value-type="float" office:value="5071" calcext:value-type="float">
            <text:p>507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9" calcext:value-type="float">
            <text:p>39</text:p>
          </table:table-cell>
          <table:table-cell table:style-name="ce19" table:number-columns-repeated="3"/>
          <table:table-cell table:number-columns-repeated="120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6.24" calcext:value-type="float">
            <text:p>16,24</text:p>
          </table:table-cell>
          <table:table-cell table:style-name="ce4" office:value-type="float" office:value="1624" calcext:value-type="float">
            <text:p>162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51.9" calcext:value-type="float">
            <text:p>51,9</text:p>
          </table:table-cell>
          <table:table-cell table:style-name="ce4" office:value-type="float" office:value="5190" calcext:value-type="float">
            <text:p>519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8" calcext:value-type="float">
            <text:p>38</text:p>
          </table:table-cell>
          <table:table-cell table:style-name="ce19" table:number-columns-repeated="3"/>
          <table:table-cell table:number-columns-repeated="120"/>
          <table:table-cell table:style-name="ce8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6.26" calcext:value-type="float">
            <text:p>16,26</text:p>
          </table:table-cell>
          <table:table-cell table:style-name="ce2" office:value-type="float" office:value="1626" calcext:value-type="float">
            <text:p>162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87" calcext:value-type="float">
            <text:p>87</text:p>
          </table:table-cell>
          <table:table-cell/>
          <table:table-cell table:formula="of:=AVERAGE([.C127:.C138])" office:value-type="float" office:value="16.2866666666667" calcext:value-type="float">
            <text:p>16,2866666666667</text:p>
          </table:table-cell>
          <table:table-cell table:formula="of:=AVERAGE([.D127:.D138])" office:value-type="float" office:value="1628.66666666667" calcext:value-type="float">
            <text:p>1628,66666666667</text:p>
          </table:table-cell>
          <table:table-cell table:formula="of:=AVERAGE([.E127:.E138])" office:value-type="float" office:value="57" calcext:value-type="float">
            <text:p>57</text:p>
          </table:table-cell>
          <table:table-cell table:formula="of:=AVERAGE([.F127:.F138])" office:value-type="float" office:value="81.5833333333333" calcext:value-type="float">
            <text:p>81,5833333333333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60.09" calcext:value-type="float">
            <text:p>60,09</text:p>
          </table:table-cell>
          <table:table-cell table:style-name="ce2" office:value-type="float" office:value="6009" calcext:value-type="float">
            <text:p>600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6" calcext:value-type="float">
            <text:p>36</text:p>
          </table:table-cell>
          <table:table-cell/>
          <table:table-cell table:formula="of:=AVERAGE([.Q127:.Q138])" office:value-type="float" office:value="58.1908333333333" calcext:value-type="float">
            <text:p>58,1908333333333</text:p>
          </table:table-cell>
          <table:table-cell table:formula="of:=AVERAGE([.R127:.R138])" office:value-type="float" office:value="5819.08333333333" calcext:value-type="float">
            <text:p>5819,08333333333</text:p>
          </table:table-cell>
          <table:table-cell table:formula="of:=AVERAGE([.S127:.S138])" office:value-type="float" office:value="21.9166666666667" calcext:value-type="float">
            <text:p>21,9166666666667</text:p>
          </table:table-cell>
          <table:table-cell table:formula="of:=AVERAGE([.T127:.T138])" office:value-type="float" office:value="38.0833333333333" calcext:value-type="float">
            <text:p>38,0833333333333</text:p>
          </table:table-cell>
          <table:table-cell table:number-columns-repeated="118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6.29" calcext:value-type="float">
            <text:p>16,29</text:p>
          </table:table-cell>
          <table:table-cell table:style-name="ce2" office:value-type="float" office:value="1629" calcext:value-type="float">
            <text:p>162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52.73" calcext:value-type="float">
            <text:p>52,73</text:p>
          </table:table-cell>
          <table:table-cell table:style-name="ce2" office:value-type="float" office:value="5273" calcext:value-type="float">
            <text:p>527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6.34" calcext:value-type="float">
            <text:p>16,34</text:p>
          </table:table-cell>
          <table:table-cell table:style-name="ce2" office:value-type="float" office:value="1634" calcext:value-type="float">
            <text:p>163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54.82" calcext:value-type="float">
            <text:p>54,82</text:p>
          </table:table-cell>
          <table:table-cell table:style-name="ce2" office:value-type="float" office:value="5482" calcext:value-type="float">
            <text:p>548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6.17" calcext:value-type="float">
            <text:p>16,17</text:p>
          </table:table-cell>
          <table:table-cell table:style-name="ce2" office:value-type="float" office:value="1617" calcext:value-type="float">
            <text:p>1617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47.62" calcext:value-type="float">
            <text:p>47,62</text:p>
          </table:table-cell>
          <table:table-cell table:style-name="ce2" office:value-type="float" office:value="4762" calcext:value-type="float">
            <text:p>476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6.22" calcext:value-type="float">
            <text:p>16,22</text:p>
          </table:table-cell>
          <table:table-cell table:style-name="ce2" office:value-type="float" office:value="1622" calcext:value-type="float">
            <text:p>162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49.75" calcext:value-type="float">
            <text:p>49,75</text:p>
          </table:table-cell>
          <table:table-cell table:style-name="ce2" office:value-type="float" office:value="4975" calcext:value-type="float">
            <text:p>497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6.29" calcext:value-type="float">
            <text:p>16,29</text:p>
          </table:table-cell>
          <table:table-cell table:style-name="ce2" office:value-type="float" office:value="1629" calcext:value-type="float">
            <text:p>162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59.5" calcext:value-type="float">
            <text:p>59,5</text:p>
          </table:table-cell>
          <table:table-cell table:style-name="ce2" office:value-type="float" office:value="5950" calcext:value-type="float">
            <text:p>595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6.22" calcext:value-type="float">
            <text:p>16,22</text:p>
          </table:table-cell>
          <table:table-cell table:style-name="ce2" office:value-type="float" office:value="1622" calcext:value-type="float">
            <text:p>162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71.29" calcext:value-type="float">
            <text:p>71,29</text:p>
          </table:table-cell>
          <table:table-cell table:style-name="ce2" office:value-type="float" office:value="7129" calcext:value-type="float">
            <text:p>712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6.3" calcext:value-type="float">
            <text:p>16,3</text:p>
          </table:table-cell>
          <table:table-cell table:style-name="ce2" office:value-type="float" office:value="1630" calcext:value-type="float">
            <text:p>163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69.76" calcext:value-type="float">
            <text:p>69,76</text:p>
          </table:table-cell>
          <table:table-cell table:style-name="ce2" office:value-type="float" office:value="6976" calcext:value-type="float">
            <text:p>697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6.22" calcext:value-type="float">
            <text:p>16,22</text:p>
          </table:table-cell>
          <table:table-cell table:style-name="ce2" office:value-type="float" office:value="1622" calcext:value-type="float">
            <text:p>162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54.38" calcext:value-type="float">
            <text:p>54,38</text:p>
          </table:table-cell>
          <table:table-cell table:style-name="ce2" office:value-type="float" office:value="5438" calcext:value-type="float">
            <text:p>543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6.45" calcext:value-type="float">
            <text:p>16,45</text:p>
          </table:table-cell>
          <table:table-cell table:style-name="ce2" office:value-type="float" office:value="1645" calcext:value-type="float">
            <text:p>164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68.31" calcext:value-type="float">
            <text:p>68,31</text:p>
          </table:table-cell>
          <table:table-cell table:style-name="ce2" office:value-type="float" office:value="6831" calcext:value-type="float">
            <text:p>683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6.46" calcext:value-type="float">
            <text:p>16,46</text:p>
          </table:table-cell>
          <table:table-cell table:style-name="ce2" office:value-type="float" office:value="1646" calcext:value-type="float">
            <text:p>164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52.53" calcext:value-type="float">
            <text:p>52,53</text:p>
          </table:table-cell>
          <table:table-cell table:style-name="ce2" office:value-type="float" office:value="5253" calcext:value-type="float">
            <text:p>525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1" calcext:value-type="float">
            <text:p>41</text:p>
          </table:table-cell>
          <table:table-cell table:style-name="ce19" table:number-columns-repeated="3"/>
          <table:table-cell table:number-columns-repeated="120"/>
          <table:table-cell table:style-name="ce8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6.22" calcext:value-type="float">
            <text:p>16,22</text:p>
          </table:table-cell>
          <table:table-cell table:style-name="ce2" office:value-type="float" office:value="1622" calcext:value-type="float">
            <text:p>162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57.51" calcext:value-type="float">
            <text:p>57,51</text:p>
          </table:table-cell>
          <table:table-cell table:style-name="ce2" office:value-type="float" office:value="5751" calcext:value-type="float">
            <text:p>575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0" calcext:value-type="float">
            <text:p>40</text:p>
          </table:table-cell>
          <table:table-cell table:style-name="ce19" table:number-columns-repeated="3"/>
          <table:table-cell table:number-columns-repeated="120"/>
          <table:table-cell table:style-name="ce8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6.67" calcext:value-type="float">
            <text:p>16,67</text:p>
          </table:table-cell>
          <table:table-cell table:style-name="ce4" office:value-type="float" office:value="1667" calcext:value-type="float">
            <text:p>1667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7" calcext:value-type="float">
            <text:p>67</text:p>
          </table:table-cell>
          <table:table-cell/>
          <table:table-cell table:formula="of:=AVERAGE([.C139:.C150])" office:value-type="float" office:value="17.2083333333333" calcext:value-type="float">
            <text:p>17,2083333333333</text:p>
          </table:table-cell>
          <table:table-cell table:formula="of:=AVERAGE([.D139:.D150])" office:value-type="float" office:value="1720.83333333333" calcext:value-type="float">
            <text:p>1720,83333333333</text:p>
          </table:table-cell>
          <table:table-cell table:formula="of:=AVERAGE([.E139:.E150])" office:value-type="float" office:value="53.9166666666667" calcext:value-type="float">
            <text:p>53,9166666666667</text:p>
          </table:table-cell>
          <table:table-cell table:formula="of:=AVERAGE([.F139:.F150])" office:value-type="float" office:value="67.0833333333333" calcext:value-type="float">
            <text:p>67,0833333333333</text:p>
          </table:table-cell>
          <table:table-cell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78.58" calcext:value-type="float">
            <text:p>78,58</text:p>
          </table:table-cell>
          <table:table-cell table:style-name="ce4" office:value-type="float" office:value="7858" calcext:value-type="float">
            <text:p>785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8" calcext:value-type="float">
            <text:p>28</text:p>
          </table:table-cell>
          <table:table-cell/>
          <table:table-cell table:formula="of:=AVERAGE([.Q139:.Q150])" office:value-type="float" office:value="85.4158333333333" calcext:value-type="float">
            <text:p>85,4158333333333</text:p>
          </table:table-cell>
          <table:table-cell table:formula="of:=AVERAGE([.R139:.R150])" office:value-type="float" office:value="8541.58333333333" calcext:value-type="float">
            <text:p>8541,58333333333</text:p>
          </table:table-cell>
          <table:table-cell table:formula="of:=AVERAGE([.S139:.S150])" office:value-type="float" office:value="13.8333333333333" calcext:value-type="float">
            <text:p>13,8333333333333</text:p>
          </table:table-cell>
          <table:table-cell table:formula="of:=AVERAGE([.T139:.T150])" office:value-type="float" office:value="28.0833333333333" calcext:value-type="float">
            <text:p>28,0833333333333</text:p>
          </table:table-cell>
          <table:table-cell table:number-columns-repeated="118"/>
          <table:table-cell table:style-name="ce8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6.7" calcext:value-type="float">
            <text:p>16,7</text:p>
          </table:table-cell>
          <table:table-cell table:style-name="ce4" office:value-type="float" office:value="1670" calcext:value-type="float">
            <text:p>1670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7" calcext:value-type="float">
            <text:p>67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83.71" calcext:value-type="float">
            <text:p>83,71</text:p>
          </table:table-cell>
          <table:table-cell table:style-name="ce4" office:value-type="float" office:value="8371" calcext:value-type="float">
            <text:p>837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7.19" calcext:value-type="float">
            <text:p>17,19</text:p>
          </table:table-cell>
          <table:table-cell table:style-name="ce4" office:value-type="float" office:value="1719" calcext:value-type="float">
            <text:p>1719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7" calcext:value-type="float">
            <text:p>67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86.74" calcext:value-type="float">
            <text:p>86,74</text:p>
          </table:table-cell>
          <table:table-cell table:style-name="ce4" office:value-type="float" office:value="8674" calcext:value-type="float">
            <text:p>867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8.03" calcext:value-type="float">
            <text:p>18,03</text:p>
          </table:table-cell>
          <table:table-cell table:style-name="ce4" office:value-type="float" office:value="1803" calcext:value-type="float">
            <text:p>180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8" calcext:value-type="float">
            <text:p>68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89.08" calcext:value-type="float">
            <text:p>89,08</text:p>
          </table:table-cell>
          <table:table-cell table:style-name="ce4" office:value-type="float" office:value="8908" calcext:value-type="float">
            <text:p>890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7.47" calcext:value-type="float">
            <text:p>17,47</text:p>
          </table:table-cell>
          <table:table-cell table:style-name="ce4" office:value-type="float" office:value="1747" calcext:value-type="float">
            <text:p>1747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93.71" calcext:value-type="float">
            <text:p>93,71</text:p>
          </table:table-cell>
          <table:table-cell table:style-name="ce4" office:value-type="float" office:value="9371" calcext:value-type="float">
            <text:p>937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7.46" calcext:value-type="float">
            <text:p>17,46</text:p>
          </table:table-cell>
          <table:table-cell table:style-name="ce4" office:value-type="float" office:value="1746" calcext:value-type="float">
            <text:p>1746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7" calcext:value-type="float">
            <text:p>67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83.71" calcext:value-type="float">
            <text:p>83,71</text:p>
          </table:table-cell>
          <table:table-cell table:style-name="ce4" office:value-type="float" office:value="8371" calcext:value-type="float">
            <text:p>837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6.92" calcext:value-type="float">
            <text:p>16,92</text:p>
          </table:table-cell>
          <table:table-cell table:style-name="ce4" office:value-type="float" office:value="1692" calcext:value-type="float">
            <text:p>1692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8" calcext:value-type="float">
            <text:p>68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89.22" calcext:value-type="float">
            <text:p>89,22</text:p>
          </table:table-cell>
          <table:table-cell table:style-name="ce4" office:value-type="float" office:value="8922" calcext:value-type="float">
            <text:p>892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6.33" calcext:value-type="float">
            <text:p>16,33</text:p>
          </table:table-cell>
          <table:table-cell table:style-name="ce4" office:value-type="float" office:value="1633" calcext:value-type="float">
            <text:p>1633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67" calcext:value-type="float">
            <text:p>67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76.14" calcext:value-type="float">
            <text:p>76,14</text:p>
          </table:table-cell>
          <table:table-cell table:style-name="ce4" office:value-type="float" office:value="7614" calcext:value-type="float">
            <text:p>761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7.74" calcext:value-type="float">
            <text:p>17,74</text:p>
          </table:table-cell>
          <table:table-cell table:style-name="ce4" office:value-type="float" office:value="1774" calcext:value-type="float">
            <text:p>177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85.7" calcext:value-type="float">
            <text:p>85,7</text:p>
          </table:table-cell>
          <table:table-cell table:style-name="ce4" office:value-type="float" office:value="8570" calcext:value-type="float">
            <text:p>857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7.17" calcext:value-type="float">
            <text:p>17,17</text:p>
          </table:table-cell>
          <table:table-cell table:style-name="ce4" office:value-type="float" office:value="1717" calcext:value-type="float">
            <text:p>1717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7" calcext:value-type="float">
            <text:p>67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89.28" calcext:value-type="float">
            <text:p>89,28</text:p>
          </table:table-cell>
          <table:table-cell table:style-name="ce4" office:value-type="float" office:value="8928" calcext:value-type="float">
            <text:p>892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7.01" calcext:value-type="float">
            <text:p>17,01</text:p>
          </table:table-cell>
          <table:table-cell table:style-name="ce4" office:value-type="float" office:value="1701" calcext:value-type="float">
            <text:p>1701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8" calcext:value-type="float">
            <text:p>68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84.84" calcext:value-type="float">
            <text:p>84,84</text:p>
          </table:table-cell>
          <table:table-cell table:style-name="ce4" office:value-type="float" office:value="8484" calcext:value-type="float">
            <text:p>848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9" calcext:value-type="float">
            <text:p>29</text:p>
          </table:table-cell>
          <table:table-cell table:style-name="ce19" table:number-columns-repeated="3"/>
          <table:table-cell table:number-columns-repeated="120"/>
          <table:table-cell table:style-name="ce7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7.81" calcext:value-type="float">
            <text:p>17,81</text:p>
          </table:table-cell>
          <table:table-cell table:style-name="ce4" office:value-type="float" office:value="1781" calcext:value-type="float">
            <text:p>178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7" calcext:value-type="float">
            <text:p>67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84.28" calcext:value-type="float">
            <text:p>84,28</text:p>
          </table:table-cell>
          <table:table-cell table:style-name="ce4" office:value-type="float" office:value="8428" calcext:value-type="float">
            <text:p>842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1" calcext:value-type="float">
            <text:p>31</text:p>
          </table:table-cell>
          <table:table-cell table:style-name="ce19" table:number-columns-repeated="3"/>
          <table:table-cell table:number-columns-repeated="120"/>
          <table:table-cell table:style-name="ce7" table:number-columns-repeated="16241"/>
        </table:table-row>
        <table:table-row table:style-name="ro1">
          <table:table-cell table:style-name="ce13"/>
          <table:table-cell table:style-name="ce5"/>
          <table:table-cell table:style-name="ce13" table:number-columns-repeated="2"/>
          <table:table-cell table:style-name="ce5" table:number-columns-repeated="2"/>
          <table:table-cell table:number-columns-repeated="8"/>
          <table:table-cell table:style-name="ce13"/>
          <table:table-cell table:style-name="ce5"/>
          <table:table-cell table:style-name="ce13" table:number-columns-repeated="4"/>
          <table:table-cell table:number-columns-repeated="123"/>
          <table:table-cell table:style-name="ce5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6.15" calcext:value-type="float">
            <text:p>16,15</text:p>
          </table:table-cell>
          <table:table-cell table:style-name="ce2" office:value-type="float" office:value="1615" calcext:value-type="float">
            <text:p>161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8" calcext:value-type="float">
            <text:p>128</text:p>
          </table:table-cell>
          <table:table-cell/>
          <table:table-cell table:formula="of:=AVERAGE([.C152:.C163])" office:value-type="float" office:value="16.1783333333333" calcext:value-type="float">
            <text:p>16,1783333333333</text:p>
          </table:table-cell>
          <table:table-cell table:formula="of:=AVERAGE([.D152:.D163])" office:value-type="float" office:value="1617.83333333333" calcext:value-type="float">
            <text:p>1617,83333333333</text:p>
          </table:table-cell>
          <table:table-cell table:formula="of:=AVERAGE([.E152:.E163])" office:value-type="float" office:value="55.75" calcext:value-type="float">
            <text:p>55,75</text:p>
          </table:table-cell>
          <table:table-cell table:formula="of:=AVERAGE([.F152:.F163])" office:value-type="float" office:value="129.333333333333" calcext:value-type="float">
            <text:p>129,333333333333</text:p>
          </table:table-cell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3.42" calcext:value-type="float">
            <text:p>23,42</text:p>
          </table:table-cell>
          <table:table-cell table:style-name="ce2" office:value-type="float" office:value="2342" calcext:value-type="float">
            <text:p>234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8" calcext:value-type="float">
            <text:p>78</text:p>
          </table:table-cell>
          <table:table-cell/>
          <table:table-cell table:formula="of:=AVERAGE([.Q152:.Q163])" office:value-type="float" office:value="27.2133333333333" calcext:value-type="float">
            <text:p>27,2133333333333</text:p>
          </table:table-cell>
          <table:table-cell table:formula="of:=AVERAGE([.R152:.R163])" office:value-type="float" office:value="2721.33333333333" calcext:value-type="float">
            <text:p>2721,33333333333</text:p>
          </table:table-cell>
          <table:table-cell table:formula="of:=AVERAGE([.S152:.S163])" office:value-type="float" office:value="44.4166666666667" calcext:value-type="float">
            <text:p>44,4166666666667</text:p>
          </table:table-cell>
          <table:table-cell table:formula="of:=AVERAGE([.T152:.T163])" office:value-type="float" office:value="75.4166666666667" calcext:value-type="float">
            <text:p>75,4166666666667</text:p>
          </table:table-cell>
          <table:table-cell table:number-columns-repeated="118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6.13" calcext:value-type="float">
            <text:p>16,13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48" calcext:value-type="float">
            <text:p>148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1.66" calcext:value-type="float">
            <text:p>21,66</text:p>
          </table:table-cell>
          <table:table-cell table:style-name="ce2" office:value-type="float" office:value="2166" calcext:value-type="float">
            <text:p>2166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6.11" calcext:value-type="float">
            <text:p>16,11</text:p>
          </table:table-cell>
          <table:table-cell table:style-name="ce2" office:value-type="float" office:value="1611" calcext:value-type="float">
            <text:p>161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27" calcext:value-type="float">
            <text:p>127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6.5" calcext:value-type="float">
            <text:p>26,5</text:p>
          </table:table-cell>
          <table:table-cell table:style-name="ce2" office:value-type="float" office:value="2650" calcext:value-type="float">
            <text:p>265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6.36" calcext:value-type="float">
            <text:p>16,36</text:p>
          </table:table-cell>
          <table:table-cell table:style-name="ce2" office:value-type="float" office:value="1636" calcext:value-type="float">
            <text:p>163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07" calcext:value-type="float">
            <text:p>107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36.96" calcext:value-type="float">
            <text:p>36,96</text:p>
          </table:table-cell>
          <table:table-cell table:style-name="ce2" office:value-type="float" office:value="3696" calcext:value-type="float">
            <text:p>369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6.19" calcext:value-type="float">
            <text:p>16,19</text:p>
          </table:table-cell>
          <table:table-cell table:style-name="ce2" office:value-type="float" office:value="1619" calcext:value-type="float">
            <text:p>161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30.14" calcext:value-type="float">
            <text:p>30,14</text:p>
          </table:table-cell>
          <table:table-cell table:style-name="ce2" office:value-type="float" office:value="3014" calcext:value-type="float">
            <text:p>301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6.16" calcext:value-type="float">
            <text:p>16,16</text:p>
          </table:table-cell>
          <table:table-cell table:style-name="ce2" office:value-type="float" office:value="1616" calcext:value-type="float">
            <text:p>161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6" calcext:value-type="float">
            <text:p>126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2.41" calcext:value-type="float">
            <text:p>22,41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23"/>
          <table:table-cell table:style-name="ce5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6.12" calcext:value-type="float">
            <text:p>16,12</text:p>
          </table:table-cell>
          <table:table-cell table:style-name="ce2" office:value-type="float" office:value="1612" calcext:value-type="float">
            <text:p>161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41" calcext:value-type="float">
            <text:p>141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37.14" calcext:value-type="float">
            <text:p>37,14</text:p>
          </table:table-cell>
          <table:table-cell table:style-name="ce2" office:value-type="float" office:value="3714" calcext:value-type="float">
            <text:p>371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6.06" calcext:value-type="float">
            <text:p>16,06</text:p>
          </table:table-cell>
          <table:table-cell table:style-name="ce2" office:value-type="float" office:value="1606" calcext:value-type="float">
            <text:p>160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39.34" calcext:value-type="float">
            <text:p>39,34</text:p>
          </table:table-cell>
          <table:table-cell table:style-name="ce2" office:value-type="float" office:value="3934" calcext:value-type="float">
            <text:p>393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6.18" calcext:value-type="float">
            <text:p>16,18</text:p>
          </table:table-cell>
          <table:table-cell table:style-name="ce2" office:value-type="float" office:value="1618" calcext:value-type="float">
            <text:p>161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34" calcext:value-type="float">
            <text:p>134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1.38" calcext:value-type="float">
            <text:p>21,38</text:p>
          </table:table-cell>
          <table:table-cell table:style-name="ce2" office:value-type="float" office:value="2138" calcext:value-type="float">
            <text:p>213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6.39" calcext:value-type="float">
            <text:p>16,39</text:p>
          </table:table-cell>
          <table:table-cell table:style-name="ce2" office:value-type="float" office:value="1639" calcext:value-type="float">
            <text:p>163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2.39" calcext:value-type="float">
            <text:p>22,39</text:p>
          </table:table-cell>
          <table:table-cell table:style-name="ce2" office:value-type="float" office:value="2239" calcext:value-type="float">
            <text:p>223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6.13" calcext:value-type="float">
            <text:p>16,13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1.51" calcext:value-type="float">
            <text:p>21,51</text:p>
          </table:table-cell>
          <table:table-cell table:style-name="ce2" office:value-type="float" office:value="2151" calcext:value-type="float">
            <text:p>21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78" calcext:value-type="float">
            <text:p>78</text:p>
          </table:table-cell>
          <table:table-cell table:style-name="ce19" table:number-columns-repeated="3"/>
          <table:table-cell table:number-columns-repeated="120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6.16" calcext:value-type="float">
            <text:p>16,16</text:p>
          </table:table-cell>
          <table:table-cell table:style-name="ce2" office:value-type="float" office:value="1616" calcext:value-type="float">
            <text:p>161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3.71" calcext:value-type="float">
            <text:p>23,71</text:p>
          </table:table-cell>
          <table:table-cell table:style-name="ce2" office:value-type="float" office:value="2371" calcext:value-type="float">
            <text:p>237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8" calcext:value-type="float">
            <text:p>78</text:p>
          </table:table-cell>
          <table:table-cell table:style-name="ce19" table:number-columns-repeated="3"/>
          <table:table-cell table:number-columns-repeated="120"/>
          <table:table-cell table:style-name="ce7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6.34" calcext:value-type="float">
            <text:p>16,34</text:p>
          </table:table-cell>
          <table:table-cell table:style-name="ce4" office:value-type="float" office:value="1634" calcext:value-type="float">
            <text:p>163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27" calcext:value-type="float">
            <text:p>127</text:p>
          </table:table-cell>
          <table:table-cell/>
          <table:table-cell table:formula="of:=AVERAGE([.C164:.C175])" office:value-type="float" office:value="16.1375" calcext:value-type="float">
            <text:p>16,1375</text:p>
          </table:table-cell>
          <table:table-cell table:formula="of:=AVERAGE([.D164:.D175])" office:value-type="float" office:value="1613.75" calcext:value-type="float">
            <text:p>1613,75</text:p>
          </table:table-cell>
          <table:table-cell table:formula="of:=AVERAGE([.E164:.E175])" office:value-type="float" office:value="55.9166666666667" calcext:value-type="float">
            <text:p>55,9166666666667</text:p>
          </table:table-cell>
          <table:table-cell table:formula="of:=AVERAGE([.F164:.F175])" office:value-type="float" office:value="131.166666666667" calcext:value-type="float">
            <text:p>131,166666666667</text:p>
          </table:table-cell>
          <table:table-cell table:number-columns-repeated="3"/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4.7" calcext:value-type="float">
            <text:p>24,7</text:p>
          </table:table-cell>
          <table:table-cell table:style-name="ce4" office:value-type="float" office:value="2470" calcext:value-type="float">
            <text:p>2470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79" calcext:value-type="float">
            <text:p>79</text:p>
          </table:table-cell>
          <table:table-cell/>
          <table:table-cell table:formula="of:=AVERAGE([.Q164:.Q175])" office:value-type="float" office:value="26.0266666666667" calcext:value-type="float">
            <text:p>26,0266666666667</text:p>
          </table:table-cell>
          <table:table-cell table:formula="of:=AVERAGE([.R164:.R175])" office:value-type="float" office:value="2602.66666666667" calcext:value-type="float">
            <text:p>2602,66666666667</text:p>
          </table:table-cell>
          <table:table-cell table:formula="of:=AVERAGE([.S164:.S175])" office:value-type="float" office:value="45.5833333333333" calcext:value-type="float">
            <text:p>45,5833333333333</text:p>
          </table:table-cell>
          <table:table-cell table:formula="of:=AVERAGE([.T164:.T175])" office:value-type="float" office:value="76.6666666666667" calcext:value-type="float">
            <text:p>76,6666666666667</text:p>
          </table:table-cell>
          <table:table-cell table:number-columns-repeated="118"/>
          <table:table-cell table:style-name="ce7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6.09" calcext:value-type="float">
            <text:p>16,09</text:p>
          </table:table-cell>
          <table:table-cell table:style-name="ce4" office:value-type="float" office:value="1609" calcext:value-type="float">
            <text:p>1609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2.18" calcext:value-type="float">
            <text:p>22,18</text:p>
          </table:table-cell>
          <table:table-cell table:style-name="ce4" office:value-type="float" office:value="2218" calcext:value-type="float">
            <text:p>2218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6.16" calcext:value-type="float">
            <text:p>16,16</text:p>
          </table:table-cell>
          <table:table-cell table:style-name="ce4" office:value-type="float" office:value="1616" calcext:value-type="float">
            <text:p>161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53" calcext:value-type="float">
            <text:p>153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1.71" calcext:value-type="float">
            <text:p>21,71</text:p>
          </table:table-cell>
          <table:table-cell table:style-name="ce4" office:value-type="float" office:value="2171" calcext:value-type="float">
            <text:p>217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6.23" calcext:value-type="float">
            <text:p>16,23</text:p>
          </table:table-cell>
          <table:table-cell table:style-name="ce4" office:value-type="float" office:value="1623" calcext:value-type="float">
            <text:p>1623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36" calcext:value-type="float">
            <text:p>136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7.86" calcext:value-type="float">
            <text:p>27,86</text:p>
          </table:table-cell>
          <table:table-cell table:style-name="ce4" office:value-type="float" office:value="2786" calcext:value-type="float">
            <text:p>2786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6.2" calcext:value-type="float">
            <text:p>16,2</text:p>
          </table:table-cell>
          <table:table-cell table:style-name="ce4" office:value-type="float" office:value="1620" calcext:value-type="float">
            <text:p>1620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27" calcext:value-type="float">
            <text:p>127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8.42" calcext:value-type="float">
            <text:p>28,42</text:p>
          </table:table-cell>
          <table:table-cell table:style-name="ce4" office:value-type="float" office:value="2842" calcext:value-type="float">
            <text:p>28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6.03" calcext:value-type="float">
            <text:p>16,03</text:p>
          </table:table-cell>
          <table:table-cell table:style-name="ce4" office:value-type="float" office:value="1603" calcext:value-type="float">
            <text:p>160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37" calcext:value-type="float">
            <text:p>137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9.1" calcext:value-type="float">
            <text:p>29,1</text:p>
          </table:table-cell>
          <table:table-cell table:style-name="ce4" office:value-type="float" office:value="2910" calcext:value-type="float">
            <text:p>291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6.06" calcext:value-type="float">
            <text:p>16,06</text:p>
          </table:table-cell>
          <table:table-cell table:style-name="ce4" office:value-type="float" office:value="1606" calcext:value-type="float">
            <text:p>160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25" calcext:value-type="float">
            <text:p>125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32.22" calcext:value-type="float">
            <text:p>32,22</text:p>
          </table:table-cell>
          <table:table-cell table:style-name="ce4" office:value-type="float" office:value="3222" calcext:value-type="float">
            <text:p>322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3" calcext:value-type="float">
            <text:p>73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6.11" calcext:value-type="float">
            <text:p>16,11</text:p>
          </table:table-cell>
          <table:table-cell table:style-name="ce4" office:value-type="float" office:value="1611" calcext:value-type="float">
            <text:p>161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25" calcext:value-type="float">
            <text:p>125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3.51" calcext:value-type="float">
            <text:p>23,51</text:p>
          </table:table-cell>
          <table:table-cell table:style-name="ce4" office:value-type="float" office:value="2351" calcext:value-type="float">
            <text:p>235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6.1" calcext:value-type="float">
            <text:p>16,1</text:p>
          </table:table-cell>
          <table:table-cell table:style-name="ce4" office:value-type="float" office:value="1610" calcext:value-type="float">
            <text:p>1610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26" calcext:value-type="float">
            <text:p>126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30.21" calcext:value-type="float">
            <text:p>30,21</text:p>
          </table:table-cell>
          <table:table-cell table:style-name="ce4" office:value-type="float" office:value="3021" calcext:value-type="float">
            <text:p>302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6.18" calcext:value-type="float">
            <text:p>16,18</text:p>
          </table:table-cell>
          <table:table-cell table:style-name="ce4" office:value-type="float" office:value="1618" calcext:value-type="float">
            <text:p>161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2.68" calcext:value-type="float">
            <text:p>22,68</text:p>
          </table:table-cell>
          <table:table-cell table:style-name="ce4" office:value-type="float" office:value="2268" calcext:value-type="float">
            <text:p>2268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73" calcext:value-type="float">
            <text:p>73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6.13" calcext:value-type="float">
            <text:p>16,13</text:p>
          </table:table-cell>
          <table:table-cell table:style-name="ce4" office:value-type="float" office:value="1613" calcext:value-type="float">
            <text:p>161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26" calcext:value-type="float">
            <text:p>126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6.84" calcext:value-type="float">
            <text:p>26,84</text:p>
          </table:table-cell>
          <table:table-cell table:style-name="ce4" office:value-type="float" office:value="2684" calcext:value-type="float">
            <text:p>268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79" calcext:value-type="float">
            <text:p>79</text:p>
          </table:table-cell>
          <table:table-cell table:style-name="ce19" table:number-columns-repeated="3"/>
          <table:table-cell table:number-columns-repeated="120"/>
          <table:table-cell table:style-name="ce8" table:number-columns-repeated="1624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6.02" calcext:value-type="float">
            <text:p>16,02</text:p>
          </table:table-cell>
          <table:table-cell table:style-name="ce4" office:value-type="float" office:value="1602" calcext:value-type="float">
            <text:p>1602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27" calcext:value-type="float">
            <text:p>127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2.89" calcext:value-type="float">
            <text:p>22,89</text:p>
          </table:table-cell>
          <table:table-cell table:style-name="ce4" office:value-type="float" office:value="2289" calcext:value-type="float">
            <text:p>2289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81" calcext:value-type="float">
            <text:p>81</text:p>
          </table:table-cell>
          <table:table-cell table:style-name="ce19" table:number-columns-repeated="3"/>
          <table:table-cell table:number-columns-repeated="120"/>
          <table:table-cell table:style-name="ce8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6.18" calcext:value-type="float">
            <text:p>16,18</text:p>
          </table:table-cell>
          <table:table-cell table:style-name="ce2" office:value-type="float" office:value="1618" calcext:value-type="float">
            <text:p>161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5" calcext:value-type="float">
            <text:p>125</text:p>
          </table:table-cell>
          <table:table-cell/>
          <table:table-cell table:formula="of:=AVERAGE([.C176:.C187])" office:value-type="float" office:value="16.1866666666667" calcext:value-type="float">
            <text:p>16,1866666666667</text:p>
          </table:table-cell>
          <table:table-cell table:formula="of:=AVERAGE([.D176:.D187])" office:value-type="float" office:value="1618.66666666667" calcext:value-type="float">
            <text:p>1618,66666666667</text:p>
          </table:table-cell>
          <table:table-cell table:formula="of:=AVERAGE([.E176:.E187])" office:value-type="float" office:value="55.75" calcext:value-type="float">
            <text:p>55,75</text:p>
          </table:table-cell>
          <table:table-cell table:formula="of:=AVERAGE([.F176:.F187])" office:value-type="float" office:value="137" calcext:value-type="float">
            <text:p>137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37.2" calcext:value-type="float">
            <text:p>37,2</text:p>
          </table:table-cell>
          <table:table-cell table:style-name="ce2" office:value-type="float" office:value="3720" calcext:value-type="float">
            <text:p>372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table:formula="of:=AVERAGE([.Q176:.Q187])" office:value-type="float" office:value="26.5458333333333" calcext:value-type="float">
            <text:p>26,5458333333333</text:p>
          </table:table-cell>
          <table:table-cell table:formula="of:=AVERAGE([.R176:.R187])" office:value-type="float" office:value="2654.58333333333" calcext:value-type="float">
            <text:p>2654,58333333333</text:p>
          </table:table-cell>
          <table:table-cell table:formula="of:=AVERAGE([.S176:.S187])" office:value-type="float" office:value="45.75" calcext:value-type="float">
            <text:p>45,75</text:p>
          </table:table-cell>
          <table:table-cell table:formula="of:=AVERAGE([.T176:.T187])" office:value-type="float" office:value="76.0833333333333" calcext:value-type="float">
            <text:p>76,0833333333333</text:p>
          </table:table-cell>
          <table:table-cell table:number-columns-repeated="118"/>
          <table:table-cell table:style-name="ce8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6.19" calcext:value-type="float">
            <text:p>16,19</text:p>
          </table:table-cell>
          <table:table-cell table:style-name="ce2" office:value-type="float" office:value="1619" calcext:value-type="float">
            <text:p>161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47" calcext:value-type="float">
            <text:p>147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2.26" calcext:value-type="float">
            <text:p>22,26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6.14" calcext:value-type="float">
            <text:p>16,14</text:p>
          </table:table-cell>
          <table:table-cell table:style-name="ce2" office:value-type="float" office:value="1614" calcext:value-type="float">
            <text:p>161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31.36" calcext:value-type="float">
            <text:p>31,36</text:p>
          </table:table-cell>
          <table:table-cell table:style-name="ce2" office:value-type="float" office:value="3136" calcext:value-type="float">
            <text:p>313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6.1" calcext:value-type="float">
            <text:p>16,1</text:p>
          </table:table-cell>
          <table:table-cell table:style-name="ce2" office:value-type="float" office:value="1610" calcext:value-type="float">
            <text:p>161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3.91" calcext:value-type="float">
            <text:p>23,91</text:p>
          </table:table-cell>
          <table:table-cell table:style-name="ce2" office:value-type="float" office:value="2391" calcext:value-type="float">
            <text:p>239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6.2" calcext:value-type="float">
            <text:p>16,2</text:p>
          </table:table-cell>
          <table:table-cell table:style-name="ce2" office:value-type="float" office:value="1620" calcext:value-type="float">
            <text:p>162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41" calcext:value-type="float">
            <text:p>141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1.3" calcext:value-type="float">
            <text:p>21,3</text:p>
          </table:table-cell>
          <table:table-cell table:style-name="ce2" office:value-type="float" office:value="2130" calcext:value-type="float">
            <text:p>213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6.34" calcext:value-type="float">
            <text:p>16,34</text:p>
          </table:table-cell>
          <table:table-cell table:style-name="ce2" office:value-type="float" office:value="1634" calcext:value-type="float">
            <text:p>163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23" calcext:value-type="float">
            <text:p>123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3.93" calcext:value-type="float">
            <text:p>23,93</text:p>
          </table:table-cell>
          <table:table-cell table:style-name="ce2" office:value-type="float" office:value="2393" calcext:value-type="float">
            <text:p>239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6.17" calcext:value-type="float">
            <text:p>16,17</text:p>
          </table:table-cell>
          <table:table-cell table:style-name="ce2" office:value-type="float" office:value="1617" calcext:value-type="float">
            <text:p>161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36" calcext:value-type="float">
            <text:p>136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1.72" calcext:value-type="float">
            <text:p>21,72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6.2" calcext:value-type="float">
            <text:p>16,2</text:p>
          </table:table-cell>
          <table:table-cell table:style-name="ce2" office:value-type="float" office:value="1620" calcext:value-type="float">
            <text:p>162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63" calcext:value-type="float">
            <text:p>163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37.79" calcext:value-type="float">
            <text:p>37,79</text:p>
          </table:table-cell>
          <table:table-cell table:style-name="ce2" office:value-type="float" office:value="3779" calcext:value-type="float">
            <text:p>377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6.33" calcext:value-type="float">
            <text:p>16,33</text:p>
          </table:table-cell>
          <table:table-cell table:style-name="ce2" office:value-type="float" office:value="1633" calcext:value-type="float">
            <text:p>163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6" calcext:value-type="float">
            <text:p>126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2.01" calcext:value-type="float">
            <text:p>22,01</text:p>
          </table:table-cell>
          <table:table-cell table:style-name="ce2" office:value-type="float" office:value="2201" calcext:value-type="float">
            <text:p>220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6.08" calcext:value-type="float">
            <text:p>16,08</text:p>
          </table:table-cell>
          <table:table-cell table:style-name="ce2" office:value-type="float" office:value="1608" calcext:value-type="float">
            <text:p>160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6" calcext:value-type="float">
            <text:p>126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3.22" calcext:value-type="float">
            <text:p>23,22</text:p>
          </table:table-cell>
          <table:table-cell table:style-name="ce2" office:value-type="float" office:value="2322" calcext:value-type="float">
            <text:p>232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6.08" calcext:value-type="float">
            <text:p>16,08</text:p>
          </table:table-cell>
          <table:table-cell table:style-name="ce2" office:value-type="float" office:value="1608" calcext:value-type="float">
            <text:p>160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2.23" calcext:value-type="float">
            <text:p>22,23</text:p>
          </table:table-cell>
          <table:table-cell table:style-name="ce2" office:value-type="float" office:value="2223" calcext:value-type="float">
            <text:p>222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5" calcext:value-type="float">
            <text:p>75</text:p>
          </table:table-cell>
          <table:table-cell table:style-name="ce19" table:number-columns-repeated="3"/>
          <table:table-cell table:number-columns-repeated="120"/>
          <table:table-cell table:style-name="ce7" table:number-columns-repeated="162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6.23" calcext:value-type="float">
            <text:p>16,23</text:p>
          </table:table-cell>
          <table:table-cell table:style-name="ce2" office:value-type="float" office:value="1623" calcext:value-type="float">
            <text:p>162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42" calcext:value-type="float">
            <text:p>142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31.62" calcext:value-type="float">
            <text:p>31,62</text:p>
          </table:table-cell>
          <table:table-cell table:style-name="ce2" office:value-type="float" office:value="3162" calcext:value-type="float">
            <text:p>316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71" calcext:value-type="float">
            <text:p>71</text:p>
          </table:table-cell>
          <table:table-cell table:style-name="ce19" table:number-columns-repeated="3"/>
          <table:table-cell table:number-columns-repeated="120"/>
          <table:table-cell table:style-name="ce7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6.12" calcext:value-type="float">
            <text:p>16,12</text:p>
          </table:table-cell>
          <table:table-cell table:style-name="ce4" office:value-type="float" office:value="1612" calcext:value-type="float">
            <text:p>1612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39" calcext:value-type="float">
            <text:p>139</text:p>
          </table:table-cell>
          <table:table-cell/>
          <table:table-cell table:formula="of:=AVERAGE([.C188:.C199])" office:value-type="float" office:value="16.1341666666667" calcext:value-type="float">
            <text:p>16,1341666666667</text:p>
          </table:table-cell>
          <table:table-cell table:formula="of:=AVERAGE([.D188:.D199])" office:value-type="float" office:value="1613.41666666667" calcext:value-type="float">
            <text:p>1613,41666666667</text:p>
          </table:table-cell>
          <table:table-cell table:formula="of:=AVERAGE([.E188:.E199])" office:value-type="float" office:value="55.75" calcext:value-type="float">
            <text:p>55,75</text:p>
          </table:table-cell>
          <table:table-cell table:formula="of:=AVERAGE([.F188:.F199])" office:value-type="float" office:value="132.25" calcext:value-type="float">
            <text:p>132,25</text:p>
          </table:table-cell>
          <table:table-cell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45.08" calcext:value-type="float">
            <text:p>45,08</text:p>
          </table:table-cell>
          <table:table-cell table:style-name="ce4" office:value-type="float" office:value="4508" calcext:value-type="float">
            <text:p>450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61" calcext:value-type="float">
            <text:p>61</text:p>
          </table:table-cell>
          <table:table-cell/>
          <table:table-cell table:formula="of:=AVERAGE([.Q188:.Q199])" office:value-type="float" office:value="29.1125" calcext:value-type="float">
            <text:p>29,1125</text:p>
          </table:table-cell>
          <table:table-cell table:formula="of:=AVERAGE([.R188:.R199])" office:value-type="float" office:value="2911.25" calcext:value-type="float">
            <text:p>2911,25</text:p>
          </table:table-cell>
          <table:table-cell table:formula="of:=AVERAGE([.S188:.S199])" office:value-type="float" office:value="40.1666666666667" calcext:value-type="float">
            <text:p>40,1666666666667</text:p>
          </table:table-cell>
          <table:table-cell table:formula="of:=AVERAGE([.T188:.T199])" office:value-type="float" office:value="62.1666666666667" calcext:value-type="float">
            <text:p>62,1666666666667</text:p>
          </table:table-cell>
          <table:table-cell table:number-columns-repeated="118"/>
          <table:table-cell table:style-name="ce8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6.06" calcext:value-type="float">
            <text:p>16,06</text:p>
          </table:table-cell>
          <table:table-cell table:style-name="ce4" office:value-type="float" office:value="1606" calcext:value-type="float">
            <text:p>1606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9.62" calcext:value-type="float">
            <text:p>29,62</text:p>
          </table:table-cell>
          <table:table-cell table:style-name="ce4" office:value-type="float" office:value="2962" calcext:value-type="float">
            <text:p>296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6.32" calcext:value-type="float">
            <text:p>16,32</text:p>
          </table:table-cell>
          <table:table-cell table:style-name="ce4" office:value-type="float" office:value="1632" calcext:value-type="float">
            <text:p>1632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34" calcext:value-type="float">
            <text:p>134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7.23" calcext:value-type="float">
            <text:p>27,23</text:p>
          </table:table-cell>
          <table:table-cell table:style-name="ce4" office:value-type="float" office:value="2723" calcext:value-type="float">
            <text:p>272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68" calcext:value-type="float">
            <text:p>68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6.1" calcext:value-type="float">
            <text:p>16,1</text:p>
          </table:table-cell>
          <table:table-cell table:style-name="ce4" office:value-type="float" office:value="1610" calcext:value-type="float">
            <text:p>1610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25" calcext:value-type="float">
            <text:p>125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2370" calcext:value-type="float">
            <text:p>2370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6.07" calcext:value-type="float">
            <text:p>16,07</text:p>
          </table:table-cell>
          <table:table-cell table:style-name="ce4" office:value-type="float" office:value="1607" calcext:value-type="float">
            <text:p>160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4.99" calcext:value-type="float">
            <text:p>24,99</text:p>
          </table:table-cell>
          <table:table-cell table:style-name="ce4" office:value-type="float" office:value="2499" calcext:value-type="float">
            <text:p>2499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68" calcext:value-type="float">
            <text:p>68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6.13" calcext:value-type="float">
            <text:p>16,13</text:p>
          </table:table-cell>
          <table:table-cell table:style-name="ce4" office:value-type="float" office:value="1613" calcext:value-type="float">
            <text:p>161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37" calcext:value-type="float">
            <text:p>137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4.89" calcext:value-type="float">
            <text:p>24,89</text:p>
          </table:table-cell>
          <table:table-cell table:style-name="ce4" office:value-type="float" office:value="2489" calcext:value-type="float">
            <text:p>2489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6.12" calcext:value-type="float">
            <text:p>16,12</text:p>
          </table:table-cell>
          <table:table-cell table:style-name="ce4" office:value-type="float" office:value="1612" calcext:value-type="float">
            <text:p>1612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37" calcext:value-type="float">
            <text:p>137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47.23" calcext:value-type="float">
            <text:p>47,23</text:p>
          </table:table-cell>
          <table:table-cell table:style-name="ce4" office:value-type="float" office:value="4723" calcext:value-type="float">
            <text:p>47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6.16" calcext:value-type="float">
            <text:p>16,16</text:p>
          </table:table-cell>
          <table:table-cell table:style-name="ce4" office:value-type="float" office:value="1616" calcext:value-type="float">
            <text:p>161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5.48" calcext:value-type="float">
            <text:p>25,48</text:p>
          </table:table-cell>
          <table:table-cell table:style-name="ce4" office:value-type="float" office:value="2548" calcext:value-type="float">
            <text:p>2548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68" calcext:value-type="float">
            <text:p>68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6.15" calcext:value-type="float">
            <text:p>16,15</text:p>
          </table:table-cell>
          <table:table-cell table:style-name="ce4" office:value-type="float" office:value="1615" calcext:value-type="float">
            <text:p>161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36" calcext:value-type="float">
            <text:p>136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4.53" calcext:value-type="float">
            <text:p>24,53</text:p>
          </table:table-cell>
          <table:table-cell table:style-name="ce4" office:value-type="float" office:value="2453" calcext:value-type="float">
            <text:p>2453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6.19" calcext:value-type="float">
            <text:p>16,19</text:p>
          </table:table-cell>
          <table:table-cell table:style-name="ce4" office:value-type="float" office:value="1619" calcext:value-type="float">
            <text:p>1619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6.68" calcext:value-type="float">
            <text:p>26,68</text:p>
          </table:table-cell>
          <table:table-cell table:style-name="ce4" office:value-type="float" office:value="2668" calcext:value-type="float">
            <text:p>2668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123"/>
          <table:table-cell table:style-name="ce8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6.09" calcext:value-type="float">
            <text:p>16,09</text:p>
          </table:table-cell>
          <table:table-cell table:style-name="ce4" office:value-type="float" office:value="1609" calcext:value-type="float">
            <text:p>1609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4.68" calcext:value-type="float">
            <text:p>24,68</text:p>
          </table:table-cell>
          <table:table-cell table:style-name="ce4" office:value-type="float" office:value="2468" calcext:value-type="float">
            <text:p>2468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61" calcext:value-type="float">
            <text:p>61</text:p>
          </table:table-cell>
          <table:table-cell table:style-name="ce19" table:number-columns-repeated="3"/>
          <table:table-cell table:number-columns-repeated="120"/>
          <table:table-cell table:style-name="ce7" table:number-columns-repeated="1624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6.1" calcext:value-type="float">
            <text:p>16,1</text:p>
          </table:table-cell>
          <table:table-cell table:style-name="ce4" office:value-type="float" office:value="1610" calcext:value-type="float">
            <text:p>1610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38" calcext:value-type="float">
            <text:p>138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5.24" calcext:value-type="float">
            <text:p>25,24</text:p>
          </table:table-cell>
          <table:table-cell table:style-name="ce4" office:value-type="float" office:value="2524" calcext:value-type="float">
            <text:p>252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7" calcext:value-type="float">
            <text:p>57</text:p>
          </table:table-cell>
          <table:table-cell table:style-name="ce19" table:number-columns-repeated="3"/>
          <table:table-cell table:number-columns-repeated="120"/>
          <table:table-cell table:style-name="ce7" table:number-columns-repeated="16241"/>
        </table:table-row>
        <table:table-row table:style-name="ro1">
          <table:table-cell table:style-name="ce13"/>
          <table:table-cell table:style-name="ce5"/>
          <table:table-cell table:style-name="ce13" table:number-columns-repeated="2"/>
          <table:table-cell table:style-name="ce5" table:number-columns-repeated="2"/>
          <table:table-cell table:number-columns-repeated="8"/>
          <table:table-cell table:style-name="ce13"/>
          <table:table-cell table:style-name="ce5"/>
          <table:table-cell table:style-name="ce13" table:number-columns-repeated="4"/>
          <table:table-cell table:number-columns-repeated="123"/>
          <table:table-cell table:style-name="ce5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6.23" calcext:value-type="float">
            <text:p>16,23</text:p>
          </table:table-cell>
          <table:table-cell table:style-name="ce2" office:value-type="float" office:value="1623" calcext:value-type="float">
            <text:p>162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5" calcext:value-type="float">
            <text:p>205</text:p>
          </table:table-cell>
          <table:table-cell/>
          <table:table-cell table:formula="of:=AVERAGE([.C201:.C212])" office:value-type="float" office:value="16.1425" calcext:value-type="float">
            <text:p>16,1425</text:p>
          </table:table-cell>
          <table:table-cell table:formula="of:=AVERAGE([.D201:.D212])" office:value-type="float" office:value="1614.25" calcext:value-type="float">
            <text:p>1614,25</text:p>
          </table:table-cell>
          <table:table-cell table:formula="of:=AVERAGE([.E201:.E212])" office:value-type="float" office:value="55.9166666666667" calcext:value-type="float">
            <text:p>55,9166666666667</text:p>
          </table:table-cell>
          <table:table-cell table:formula="of:=AVERAGE([.F201:.F212])" office:value-type="float" office:value="196.083333333333" calcext:value-type="float">
            <text:p>196,083333333333</text:p>
          </table:table-cell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.16" calcext:value-type="float">
            <text:p>17,16</text:p>
          </table:table-cell>
          <table:table-cell table:style-name="ce2" office:value-type="float" office:value="1716" calcext:value-type="float">
            <text:p>171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6" calcext:value-type="float">
            <text:p>96</text:p>
          </table:table-cell>
          <table:table-cell/>
          <table:table-cell table:formula="of:=AVERAGE([.Q201:.Q212])" office:value-type="float" office:value="17.3033333333333" calcext:value-type="float">
            <text:p>17,3033333333333</text:p>
          </table:table-cell>
          <table:table-cell table:formula="of:=AVERAGE([.R201:.R212])" office:value-type="float" office:value="1730.33333333333" calcext:value-type="float">
            <text:p>1730,33333333333</text:p>
          </table:table-cell>
          <table:table-cell table:formula="of:=AVERAGE([.S201:.S212])" office:value-type="float" office:value="56.1666666666667" calcext:value-type="float">
            <text:p>56,1666666666667</text:p>
          </table:table-cell>
          <table:table-cell table:formula="of:=AVERAGE([.T201:.T212])" office:value-type="float" office:value="92.3333333333333" calcext:value-type="float">
            <text:p>92,3333333333333</text:p>
          </table:table-cell>
          <table:table-cell table:number-columns-repeated="118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6.15" calcext:value-type="float">
            <text:p>16,15</text:p>
          </table:table-cell>
          <table:table-cell table:style-name="ce2" office:value-type="float" office:value="1615" calcext:value-type="float">
            <text:p>161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4" calcext:value-type="float">
            <text:p>204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.46" calcext:value-type="float">
            <text:p>17,46</text:p>
          </table:table-cell>
          <table:table-cell table:style-name="ce2" office:value-type="float" office:value="1746" calcext:value-type="float">
            <text:p>174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6.09" calcext:value-type="float">
            <text:p>16,09</text:p>
          </table:table-cell>
          <table:table-cell table:style-name="ce2" office:value-type="float" office:value="1609" calcext:value-type="float">
            <text:p>160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7" calcext:value-type="float">
            <text:p>207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.35" calcext:value-type="float">
            <text:p>17,35</text:p>
          </table:table-cell>
          <table:table-cell table:style-name="ce2" office:value-type="float" office:value="1735" calcext:value-type="float">
            <text:p>173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6.07" calcext:value-type="float">
            <text:p>16,07</text:p>
          </table:table-cell>
          <table:table-cell table:style-name="ce2" office:value-type="float" office:value="1607" calcext:value-type="float">
            <text:p>160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9" calcext:value-type="float">
            <text:p>209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.32" calcext:value-type="float">
            <text:p>17,32</text:p>
          </table:table-cell>
          <table:table-cell table:style-name="ce2" office:value-type="float" office:value="1732" calcext:value-type="float">
            <text:p>173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6.32" calcext:value-type="float">
            <text:p>16,32</text:p>
          </table:table-cell>
          <table:table-cell table:style-name="ce2" office:value-type="float" office:value="1632" calcext:value-type="float">
            <text:p>163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1" calcext:value-type="float">
            <text:p>181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.29" calcext:value-type="float">
            <text:p>17,29</text:p>
          </table:table-cell>
          <table:table-cell table:style-name="ce2" office:value-type="float" office:value="1729" calcext:value-type="float">
            <text:p>172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6.14" calcext:value-type="float">
            <text:p>16,14</text:p>
          </table:table-cell>
          <table:table-cell table:style-name="ce2" office:value-type="float" office:value="1614" calcext:value-type="float">
            <text:p>161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6" calcext:value-type="float">
            <text:p>206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.24" calcext:value-type="float">
            <text:p>17,24</text:p>
          </table:table-cell>
          <table:table-cell table:style-name="ce2" office:value-type="float" office:value="1724" calcext:value-type="float">
            <text:p>172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6.09" calcext:value-type="float">
            <text:p>16,09</text:p>
          </table:table-cell>
          <table:table-cell table:style-name="ce2" office:value-type="float" office:value="1609" calcext:value-type="float">
            <text:p>160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2" calcext:value-type="float">
            <text:p>202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.35" calcext:value-type="float">
            <text:p>17,35</text:p>
          </table:table-cell>
          <table:table-cell table:style-name="ce2" office:value-type="float" office:value="1735" calcext:value-type="float">
            <text:p>173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23"/>
          <table:table-cell table:style-name="ce7" table:number-columns-repeated="162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6.01" calcext:value-type="float">
            <text:p>16,01</text:p>
          </table:table-cell>
          <table:table-cell table:style-name="ce2" office:value-type="float" office:value="1601" calcext:value-type="float">
            <text:p>160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1" calcext:value-type="float">
            <text:p>181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.36" calcext:value-type="float">
            <text:p>17,36</text:p>
          </table:table-cell>
          <table:table-cell table:style-name="ce2" office:value-type="float" office:value="1736" calcext:value-type="float">
            <text:p>173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636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6.12" calcext:value-type="float">
            <text:p>16,12</text:p>
          </table:table-cell>
          <table:table-cell table:style-name="ce2" office:value-type="float" office:value="1612" calcext:value-type="float">
            <text:p>161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9" calcext:value-type="float">
            <text:p>179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.18" calcext:value-type="float">
            <text:p>17,18</text:p>
          </table:table-cell>
          <table:table-cell table:style-name="ce2" office:value-type="float" office:value="1718" calcext:value-type="float">
            <text:p>171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1636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6.18" calcext:value-type="float">
            <text:p>16,18</text:p>
          </table:table-cell>
          <table:table-cell table:style-name="ce2" office:value-type="float" office:value="1618" calcext:value-type="float">
            <text:p>161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67" calcext:value-type="float">
            <text:p>167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.32" calcext:value-type="float">
            <text:p>17,32</text:p>
          </table:table-cell>
          <table:table-cell table:style-name="ce2" office:value-type="float" office:value="1732" calcext:value-type="float">
            <text:p>173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636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6.09" calcext:value-type="float">
            <text:p>16,09</text:p>
          </table:table-cell>
          <table:table-cell table:style-name="ce2" office:value-type="float" office:value="1609" calcext:value-type="float">
            <text:p>160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.19" calcext:value-type="float">
            <text:p>17,19</text:p>
          </table:table-cell>
          <table:table-cell table:style-name="ce2" office:value-type="float" office:value="1719" calcext:value-type="float">
            <text:p>171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7" calcext:value-type="float">
            <text:p>97</text:p>
          </table:table-cell>
          <table:table-cell table:style-name="ce19" table:number-columns-repeated="3"/>
          <table:table-cell table:number-columns-repeated="1636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6.22" calcext:value-type="float">
            <text:p>16,22</text:p>
          </table:table-cell>
          <table:table-cell table:style-name="ce2" office:value-type="float" office:value="1622" calcext:value-type="float">
            <text:p>162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4" calcext:value-type="float">
            <text:p>204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.42" calcext:value-type="float">
            <text:p>17,42</text:p>
          </table:table-cell>
          <table:table-cell table:style-name="ce2" office:value-type="float" office:value="1742" calcext:value-type="float">
            <text:p>174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0" calcext:value-type="float">
            <text:p>90</text:p>
          </table:table-cell>
          <table:table-cell table:style-name="ce19" table:number-columns-repeated="3"/>
          <table:table-cell table:number-columns-repeated="1636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.1" calcext:value-type="float">
            <text:p>16,1</text:p>
          </table:table-cell>
          <table:table-cell table:style-name="ce4" office:value-type="float" office:value="1610" calcext:value-type="float">
            <text:p>1610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07" calcext:value-type="float">
            <text:p>207</text:p>
          </table:table-cell>
          <table:table-cell/>
          <table:table-cell table:formula="of:=AVERAGE([.C213:.C224])" office:value-type="float" office:value="16.1416666666667" calcext:value-type="float">
            <text:p>16,1416666666667</text:p>
          </table:table-cell>
          <table:table-cell table:formula="of:=AVERAGE([.D213:.D224])" office:value-type="float" office:value="1614.16666666667" calcext:value-type="float">
            <text:p>1614,16666666667</text:p>
          </table:table-cell>
          <table:table-cell table:formula="of:=AVERAGE([.E213:.E224])" office:value-type="float" office:value="55.8333333333333" calcext:value-type="float">
            <text:p>55,8333333333333</text:p>
          </table:table-cell>
          <table:table-cell table:formula="of:=AVERAGE([.F213:.F224])" office:value-type="float" office:value="189" calcext:value-type="float">
            <text:p>189</text:p>
          </table:table-cell>
          <table:table-cell table:number-columns-repeated="3"/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.44" calcext:value-type="float">
            <text:p>17,44</text:p>
          </table:table-cell>
          <table:table-cell table:style-name="ce4" office:value-type="float" office:value="1744" calcext:value-type="float">
            <text:p>174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4" calcext:value-type="float">
            <text:p>94</text:p>
          </table:table-cell>
          <table:table-cell/>
          <table:table-cell table:formula="of:=AVERAGE([.Q213:.Q224])" office:value-type="float" office:value="17.285" calcext:value-type="float">
            <text:p>17,285</text:p>
          </table:table-cell>
          <table:table-cell table:formula="of:=AVERAGE([.R213:.R224])" office:value-type="float" office:value="1728.5" calcext:value-type="float">
            <text:p>1728,5</text:p>
          </table:table-cell>
          <table:table-cell table:formula="of:=AVERAGE([.S213:.S224])" office:value-type="float" office:value="56.1666666666667" calcext:value-type="float">
            <text:p>56,1666666666667</text:p>
          </table:table-cell>
          <table:table-cell table:formula="of:=AVERAGE([.T213:.T224])" office:value-type="float" office:value="91.4166666666667" calcext:value-type="float">
            <text:p>91,4166666666667</text:p>
          </table:table-cell>
          <table:table-cell table:number-columns-repeated="1635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.12" calcext:value-type="float">
            <text:p>16,12</text:p>
          </table:table-cell>
          <table:table-cell table:style-name="ce4" office:value-type="float" office:value="1612" calcext:value-type="float">
            <text:p>1612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65" calcext:value-type="float">
            <text:p>165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.17" calcext:value-type="float">
            <text:p>17,17</text:p>
          </table:table-cell>
          <table:table-cell table:style-name="ce4" office:value-type="float" office:value="1717" calcext:value-type="float">
            <text:p>171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1" calcext:value-type="float">
            <text:p>91</text:p>
          </table:table-cell>
          <table:table-cell table:number-columns-repeated="1636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.15" calcext:value-type="float">
            <text:p>16,15</text:p>
          </table:table-cell>
          <table:table-cell table:style-name="ce4" office:value-type="float" office:value="1615" calcext:value-type="float">
            <text:p>161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77" calcext:value-type="float">
            <text:p>177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.24" calcext:value-type="float">
            <text:p>17,24</text:p>
          </table:table-cell>
          <table:table-cell table:style-name="ce4" office:value-type="float" office:value="1724" calcext:value-type="float">
            <text:p>172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1636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.17" calcext:value-type="float">
            <text:p>16,17</text:p>
          </table:table-cell>
          <table:table-cell table:style-name="ce4" office:value-type="float" office:value="1617" calcext:value-type="float">
            <text:p>161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54" calcext:value-type="float">
            <text:p>154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.38" calcext:value-type="float">
            <text:p>17,38</text:p>
          </table:table-cell>
          <table:table-cell table:style-name="ce4" office:value-type="float" office:value="1738" calcext:value-type="float">
            <text:p>173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1636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.13" calcext:value-type="float">
            <text:p>16,13</text:p>
          </table:table-cell>
          <table:table-cell table:style-name="ce4" office:value-type="float" office:value="1613" calcext:value-type="float">
            <text:p>161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51" calcext:value-type="float">
            <text:p>151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.41" calcext:value-type="float">
            <text:p>17,41</text:p>
          </table:table-cell>
          <table:table-cell table:style-name="ce4" office:value-type="float" office:value="1741" calcext:value-type="float">
            <text:p>174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3" calcext:value-type="float">
            <text:p>93</text:p>
          </table:table-cell>
          <table:table-cell table:number-columns-repeated="1636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.11" calcext:value-type="float">
            <text:p>16,11</text:p>
          </table:table-cell>
          <table:table-cell table:style-name="ce4" office:value-type="float" office:value="1611" calcext:value-type="float">
            <text:p>161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.24" calcext:value-type="float">
            <text:p>17,24</text:p>
          </table:table-cell>
          <table:table-cell table:style-name="ce4" office:value-type="float" office:value="1724" calcext:value-type="float">
            <text:p>1724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1636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.46" calcext:value-type="float">
            <text:p>16,46</text:p>
          </table:table-cell>
          <table:table-cell table:style-name="ce4" office:value-type="float" office:value="1646" calcext:value-type="float">
            <text:p>1646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93" calcext:value-type="float">
            <text:p>193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.26" calcext:value-type="float">
            <text:p>17,26</text:p>
          </table:table-cell>
          <table:table-cell table:style-name="ce4" office:value-type="float" office:value="1726" calcext:value-type="float">
            <text:p>172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3" calcext:value-type="float">
            <text:p>93</text:p>
          </table:table-cell>
          <table:table-cell table:number-columns-repeated="1636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.08" calcext:value-type="float">
            <text:p>16,08</text:p>
          </table:table-cell>
          <table:table-cell table:style-name="ce4" office:value-type="float" office:value="1608" calcext:value-type="float">
            <text:p>160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05" calcext:value-type="float">
            <text:p>205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.23" calcext:value-type="float">
            <text:p>17,23</text:p>
          </table:table-cell>
          <table:table-cell table:style-name="ce4" office:value-type="float" office:value="1723" calcext:value-type="float">
            <text:p>172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1636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.14" calcext:value-type="float">
            <text:p>16,14</text:p>
          </table:table-cell>
          <table:table-cell table:style-name="ce4" office:value-type="float" office:value="1614" calcext:value-type="float">
            <text:p>161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11" calcext:value-type="float">
            <text:p>211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.35" calcext:value-type="float">
            <text:p>17,35</text:p>
          </table:table-cell>
          <table:table-cell table:style-name="ce4" office:value-type="float" office:value="1735" calcext:value-type="float">
            <text:p>173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1636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5.99" calcext:value-type="float">
            <text:p>15,99</text:p>
          </table:table-cell>
          <table:table-cell table:style-name="ce4" office:value-type="float" office:value="1599" calcext:value-type="float">
            <text:p>1599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12" calcext:value-type="float">
            <text:p>212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.17" calcext:value-type="float">
            <text:p>17,17</text:p>
          </table:table-cell>
          <table:table-cell table:style-name="ce4" office:value-type="float" office:value="1717" calcext:value-type="float">
            <text:p>171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6" calcext:value-type="float">
            <text:p>96</text:p>
          </table:table-cell>
          <table:table-cell table:number-columns-repeated="1636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.19" calcext:value-type="float">
            <text:p>16,19</text:p>
          </table:table-cell>
          <table:table-cell table:style-name="ce4" office:value-type="float" office:value="1619" calcext:value-type="float">
            <text:p>1619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08" calcext:value-type="float">
            <text:p>208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.35" calcext:value-type="float">
            <text:p>17,35</text:p>
          </table:table-cell>
          <table:table-cell table:style-name="ce4" office:value-type="float" office:value="1735" calcext:value-type="float">
            <text:p>173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9" calcext:value-type="float">
            <text:p>89</text:p>
          </table:table-cell>
          <table:table-cell table:style-name="ce19" table:number-columns-repeated="3"/>
          <table:table-cell table:number-columns-repeated="1636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.06" calcext:value-type="float">
            <text:p>16,06</text:p>
          </table:table-cell>
          <table:table-cell table:style-name="ce4" office:value-type="float" office:value="1606" calcext:value-type="float">
            <text:p>160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82" calcext:value-type="float">
            <text:p>182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.18" calcext:value-type="float">
            <text:p>17,18</text:p>
          </table:table-cell>
          <table:table-cell table:style-name="ce4" office:value-type="float" office:value="1718" calcext:value-type="float">
            <text:p>171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8" calcext:value-type="float">
            <text:p>88</text:p>
          </table:table-cell>
          <table:table-cell table:style-name="ce19" table:number-columns-repeated="3"/>
          <table:table-cell table:number-columns-repeated="1636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6.05" calcext:value-type="float">
            <text:p>16,05</text:p>
          </table:table-cell>
          <table:table-cell table:style-name="ce2" office:value-type="float" office:value="1605" calcext:value-type="float">
            <text:p>160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7" calcext:value-type="float">
            <text:p>207</text:p>
          </table:table-cell>
          <table:table-cell/>
          <table:table-cell table:formula="of:=AVERAGE([.C225:.C236])" office:value-type="float" office:value="16.1375" calcext:value-type="float">
            <text:p>16,1375</text:p>
          </table:table-cell>
          <table:table-cell table:formula="of:=AVERAGE([.D225:.D236])" office:value-type="float" office:value="1613.75" calcext:value-type="float">
            <text:p>1613,75</text:p>
          </table:table-cell>
          <table:table-cell table:formula="of:=AVERAGE([.E225:.E236])" office:value-type="float" office:value="56" calcext:value-type="float">
            <text:p>56</text:p>
          </table:table-cell>
          <table:table-cell table:formula="of:=AVERAGE([.F225:.F236])" office:value-type="float" office:value="192.166666666667" calcext:value-type="float">
            <text:p>192,166666666667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.39" calcext:value-type="float">
            <text:p>17,39</text:p>
          </table:table-cell>
          <table:table-cell table:style-name="ce2" office:value-type="float" office:value="1739" calcext:value-type="float">
            <text:p>173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8" calcext:value-type="float">
            <text:p>98</text:p>
          </table:table-cell>
          <table:table-cell/>
          <table:table-cell table:formula="of:=AVERAGE([.Q225:.Q236])" office:value-type="float" office:value="17.2675" calcext:value-type="float">
            <text:p>17,2675</text:p>
          </table:table-cell>
          <table:table-cell table:formula="of:=AVERAGE([.R225:.R236])" office:value-type="float" office:value="1726.75" calcext:value-type="float">
            <text:p>1726,75</text:p>
          </table:table-cell>
          <table:table-cell table:formula="of:=AVERAGE([.S225:.S236])" office:value-type="float" office:value="56.4166666666667" calcext:value-type="float">
            <text:p>56,4166666666667</text:p>
          </table:table-cell>
          <table:table-cell table:formula="of:=AVERAGE([.T225:.T236])" office:value-type="float" office:value="95.4166666666667" calcext:value-type="float">
            <text:p>95,4166666666667</text:p>
          </table:table-cell>
          <table:table-cell table:number-columns-repeated="1635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6.08" calcext:value-type="float">
            <text:p>16,08</text:p>
          </table:table-cell>
          <table:table-cell table:style-name="ce2" office:value-type="float" office:value="1608" calcext:value-type="float">
            <text:p>160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2" calcext:value-type="float">
            <text:p>172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.08" calcext:value-type="float">
            <text:p>17,08</text:p>
          </table:table-cell>
          <table:table-cell table:style-name="ce2" office:value-type="float" office:value="1708" calcext:value-type="float">
            <text:p>170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1636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6.05" calcext:value-type="float">
            <text:p>16,05</text:p>
          </table:table-cell>
          <table:table-cell table:style-name="ce2" office:value-type="float" office:value="1605" calcext:value-type="float">
            <text:p>160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5" calcext:value-type="float">
            <text:p>205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.22" calcext:value-type="float">
            <text:p>17,22</text:p>
          </table:table-cell>
          <table:table-cell table:style-name="ce2" office:value-type="float" office:value="1722" calcext:value-type="float">
            <text:p>172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1636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6.08" calcext:value-type="float">
            <text:p>16,08</text:p>
          </table:table-cell>
          <table:table-cell table:style-name="ce2" office:value-type="float" office:value="1608" calcext:value-type="float">
            <text:p>160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9" calcext:value-type="float">
            <text:p>179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.23" calcext:value-type="float">
            <text:p>17,23</text:p>
          </table:table-cell>
          <table:table-cell table:style-name="ce2" office:value-type="float" office:value="1723" calcext:value-type="float">
            <text:p>172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1636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6.15" calcext:value-type="float">
            <text:p>16,15</text:p>
          </table:table-cell>
          <table:table-cell table:style-name="ce2" office:value-type="float" office:value="1615" calcext:value-type="float">
            <text:p>161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7" calcext:value-type="float">
            <text:p>177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.29" calcext:value-type="float">
            <text:p>17,29</text:p>
          </table:table-cell>
          <table:table-cell table:style-name="ce2" office:value-type="float" office:value="1729" calcext:value-type="float">
            <text:p>172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1636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6.04" calcext:value-type="float">
            <text:p>16,04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.27" calcext:value-type="float">
            <text:p>17,27</text:p>
          </table:table-cell>
          <table:table-cell table:style-name="ce2" office:value-type="float" office:value="1727" calcext:value-type="float">
            <text:p>1727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636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6.15" calcext:value-type="float">
            <text:p>16,15</text:p>
          </table:table-cell>
          <table:table-cell table:style-name="ce2" office:value-type="float" office:value="1615" calcext:value-type="float">
            <text:p>161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7" calcext:value-type="float">
            <text:p>207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.37" calcext:value-type="float">
            <text:p>17,37</text:p>
          </table:table-cell>
          <table:table-cell table:style-name="ce2" office:value-type="float" office:value="1737" calcext:value-type="float">
            <text:p>173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636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6.06" calcext:value-type="float">
            <text:p>16,06</text:p>
          </table:table-cell>
          <table:table-cell table:style-name="ce2" office:value-type="float" office:value="1606" calcext:value-type="float">
            <text:p>160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.27" calcext:value-type="float">
            <text:p>17,27</text:p>
          </table:table-cell>
          <table:table-cell table:style-name="ce2" office:value-type="float" office:value="1727" calcext:value-type="float">
            <text:p>172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1636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6.44" calcext:value-type="float">
            <text:p>16,44</text:p>
          </table:table-cell>
          <table:table-cell table:style-name="ce2" office:value-type="float" office:value="1644" calcext:value-type="float">
            <text:p>164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5" calcext:value-type="float">
            <text:p>205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.16" calcext:value-type="float">
            <text:p>17,16</text:p>
          </table:table-cell>
          <table:table-cell table:style-name="ce2" office:value-type="float" office:value="1716" calcext:value-type="float">
            <text:p>171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1636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6.15" calcext:value-type="float">
            <text:p>16,15</text:p>
          </table:table-cell>
          <table:table-cell table:style-name="ce2" office:value-type="float" office:value="1615" calcext:value-type="float">
            <text:p>161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9" calcext:value-type="float">
            <text:p>179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.2" calcext:value-type="float">
            <text:p>17,2</text:p>
          </table:table-cell>
          <table:table-cell table:style-name="ce2" office:value-type="float" office:value="1720" calcext:value-type="float">
            <text:p>172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636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6.19" calcext:value-type="float">
            <text:p>16,19</text:p>
          </table:table-cell>
          <table:table-cell table:style-name="ce2" office:value-type="float" office:value="1619" calcext:value-type="float">
            <text:p>161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4" calcext:value-type="float">
            <text:p>204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.56" calcext:value-type="float">
            <text:p>17,56</text:p>
          </table:table-cell>
          <table:table-cell table:style-name="ce2" office:value-type="float" office:value="1756" calcext:value-type="float">
            <text:p>175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96" calcext:value-type="float">
            <text:p>96</text:p>
          </table:table-cell>
          <table:table-cell table:style-name="ce19" table:number-columns-repeated="3"/>
          <table:table-cell table:number-columns-repeated="1636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6.21" calcext:value-type="float">
            <text:p>16,21</text:p>
          </table:table-cell>
          <table:table-cell table:style-name="ce2" office:value-type="float" office:value="1621" calcext:value-type="float">
            <text:p>162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.17" calcext:value-type="float">
            <text:p>17,17</text:p>
          </table:table-cell>
          <table:table-cell table:style-name="ce2" office:value-type="float" office:value="1717" calcext:value-type="float">
            <text:p>171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7" calcext:value-type="float">
            <text:p>87</text:p>
          </table:table-cell>
          <table:table-cell table:style-name="ce19" table:number-columns-repeated="3"/>
          <table:table-cell table:number-columns-repeated="1636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.13" calcext:value-type="float">
            <text:p>16,13</text:p>
          </table:table-cell>
          <table:table-cell table:style-name="ce4" office:value-type="float" office:value="1613" calcext:value-type="float">
            <text:p>161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00" calcext:value-type="float">
            <text:p>200</text:p>
          </table:table-cell>
          <table:table-cell/>
          <table:table-cell table:formula="of:=AVERAGE([.C237:.C248])" office:value-type="float" office:value="16.1441666666667" calcext:value-type="float">
            <text:p>16,1441666666667</text:p>
          </table:table-cell>
          <table:table-cell table:formula="of:=AVERAGE([.D237:.D248])" office:value-type="float" office:value="1614.41666666667" calcext:value-type="float">
            <text:p>1614,41666666667</text:p>
          </table:table-cell>
          <table:table-cell table:formula="of:=AVERAGE([.E237:.E248])" office:value-type="float" office:value="55.9166666666667" calcext:value-type="float">
            <text:p>55,9166666666667</text:p>
          </table:table-cell>
          <table:table-cell table:formula="of:=AVERAGE([.F237:.F248])" office:value-type="float" office:value="187.75" calcext:value-type="float">
            <text:p>187,75</text:p>
          </table:table-cell>
          <table:table-cell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.54" calcext:value-type="float">
            <text:p>17,54</text:p>
          </table:table-cell>
          <table:table-cell table:style-name="ce4" office:value-type="float" office:value="1754" calcext:value-type="float">
            <text:p>175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2" calcext:value-type="float">
            <text:p>92</text:p>
          </table:table-cell>
          <table:table-cell/>
          <table:table-cell table:formula="of:=AVERAGE([.Q237:.Q248])" office:value-type="float" office:value="17.3933333333333" calcext:value-type="float">
            <text:p>17,3933333333333</text:p>
          </table:table-cell>
          <table:table-cell table:formula="of:=AVERAGE([.R237:.R248])" office:value-type="float" office:value="1739.33333333333" calcext:value-type="float">
            <text:p>1739,33333333333</text:p>
          </table:table-cell>
          <table:table-cell table:formula="of:=AVERAGE([.S237:.S248])" office:value-type="float" office:value="56.25" calcext:value-type="float">
            <text:p>56,25</text:p>
          </table:table-cell>
          <table:table-cell table:formula="of:=AVERAGE([.T237:.T248])" office:value-type="float" office:value="92.8333333333333" calcext:value-type="float">
            <text:p>92,8333333333333</text:p>
          </table:table-cell>
          <table:table-cell table:number-columns-repeated="1635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.1" calcext:value-type="float">
            <text:p>16,1</text:p>
          </table:table-cell>
          <table:table-cell table:style-name="ce4" office:value-type="float" office:value="1610" calcext:value-type="float">
            <text:p>1610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79" calcext:value-type="float">
            <text:p>179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.52" calcext:value-type="float">
            <text:p>17,52</text:p>
          </table:table-cell>
          <table:table-cell table:style-name="ce4" office:value-type="float" office:value="1752" calcext:value-type="float">
            <text:p>1752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1636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.1" calcext:value-type="float">
            <text:p>16,1</text:p>
          </table:table-cell>
          <table:table-cell table:style-name="ce4" office:value-type="float" office:value="1610" calcext:value-type="float">
            <text:p>1610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.29" calcext:value-type="float">
            <text:p>17,29</text:p>
          </table:table-cell>
          <table:table-cell table:style-name="ce4" office:value-type="float" office:value="1729" calcext:value-type="float">
            <text:p>172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1636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.28" calcext:value-type="float">
            <text:p>16,28</text:p>
          </table:table-cell>
          <table:table-cell table:style-name="ce4" office:value-type="float" office:value="1628" calcext:value-type="float">
            <text:p>162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04" calcext:value-type="float">
            <text:p>204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.25" calcext:value-type="float">
            <text:p>17,25</text:p>
          </table:table-cell>
          <table:table-cell table:style-name="ce4" office:value-type="float" office:value="1725" calcext:value-type="float">
            <text:p>172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1636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.08" calcext:value-type="float">
            <text:p>16,08</text:p>
          </table:table-cell>
          <table:table-cell table:style-name="ce4" office:value-type="float" office:value="1608" calcext:value-type="float">
            <text:p>160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07" calcext:value-type="float">
            <text:p>207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.5" calcext:value-type="float">
            <text:p>17,5</text:p>
          </table:table-cell>
          <table:table-cell table:style-name="ce4" office:value-type="float" office:value="1750" calcext:value-type="float">
            <text:p>1750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636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.46" calcext:value-type="float">
            <text:p>16,46</text:p>
          </table:table-cell>
          <table:table-cell table:style-name="ce4" office:value-type="float" office:value="1646" calcext:value-type="float">
            <text:p>164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79" calcext:value-type="float">
            <text:p>179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.37" calcext:value-type="float">
            <text:p>17,37</text:p>
          </table:table-cell>
          <table:table-cell table:style-name="ce4" office:value-type="float" office:value="1737" calcext:value-type="float">
            <text:p>1737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97" calcext:value-type="float">
            <text:p>97</text:p>
          </table:table-cell>
          <table:table-cell table:number-columns-repeated="1636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.13" calcext:value-type="float">
            <text:p>16,13</text:p>
          </table:table-cell>
          <table:table-cell table:style-name="ce4" office:value-type="float" office:value="1613" calcext:value-type="float">
            <text:p>161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.18" calcext:value-type="float">
            <text:p>17,18</text:p>
          </table:table-cell>
          <table:table-cell table:style-name="ce4" office:value-type="float" office:value="1718" calcext:value-type="float">
            <text:p>171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96" calcext:value-type="float">
            <text:p>96</text:p>
          </table:table-cell>
          <table:table-cell table:number-columns-repeated="1636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.07" calcext:value-type="float">
            <text:p>16,07</text:p>
          </table:table-cell>
          <table:table-cell table:style-name="ce4" office:value-type="float" office:value="1607" calcext:value-type="float">
            <text:p>160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09" calcext:value-type="float">
            <text:p>209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.44" calcext:value-type="float">
            <text:p>17,44</text:p>
          </table:table-cell>
          <table:table-cell table:style-name="ce4" office:value-type="float" office:value="1744" calcext:value-type="float">
            <text:p>174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636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.04" calcext:value-type="float">
            <text:p>16,04</text:p>
          </table:table-cell>
          <table:table-cell table:style-name="ce4" office:value-type="float" office:value="1604" calcext:value-type="float">
            <text:p>160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98" calcext:value-type="float">
            <text:p>198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.43" calcext:value-type="float">
            <text:p>17,43</text:p>
          </table:table-cell>
          <table:table-cell table:style-name="ce4" office:value-type="float" office:value="1743" calcext:value-type="float">
            <text:p>174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1636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.1" calcext:value-type="float">
            <text:p>16,1</text:p>
          </table:table-cell>
          <table:table-cell table:style-name="ce4" office:value-type="float" office:value="1610" calcext:value-type="float">
            <text:p>1610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80" calcext:value-type="float">
            <text:p>180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.65" calcext:value-type="float">
            <text:p>17,65</text:p>
          </table:table-cell>
          <table:table-cell table:style-name="ce4" office:value-type="float" office:value="1765" calcext:value-type="float">
            <text:p>176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1636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.12" calcext:value-type="float">
            <text:p>16,12</text:p>
          </table:table-cell>
          <table:table-cell table:style-name="ce4" office:value-type="float" office:value="1612" calcext:value-type="float">
            <text:p>1612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77" calcext:value-type="float">
            <text:p>177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.37" calcext:value-type="float">
            <text:p>17,37</text:p>
          </table:table-cell>
          <table:table-cell table:style-name="ce4" office:value-type="float" office:value="1737" calcext:value-type="float">
            <text:p>173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4" calcext:value-type="float">
            <text:p>94</text:p>
          </table:table-cell>
          <table:table-cell table:style-name="ce19" table:number-columns-repeated="3"/>
          <table:table-cell table:number-columns-repeated="1636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.12" calcext:value-type="float">
            <text:p>16,12</text:p>
          </table:table-cell>
          <table:table-cell table:style-name="ce4" office:value-type="float" office:value="1612" calcext:value-type="float">
            <text:p>1612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85" calcext:value-type="float">
            <text:p>185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.18" calcext:value-type="float">
            <text:p>17,18</text:p>
          </table:table-cell>
          <table:table-cell table:style-name="ce4" office:value-type="float" office:value="1718" calcext:value-type="float">
            <text:p>171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5" calcext:value-type="float">
            <text:p>85</text:p>
          </table:table-cell>
          <table:table-cell table:style-name="ce19" table:number-columns-repeated="3"/>
          <table:table-cell table:number-columns-repeated="16361"/>
        </table:table-row>
        <table:table-row table:style-name="ro1">
          <table:table-cell table:style-name="ce13"/>
          <table:table-cell table:style-name="ce5"/>
          <table:table-cell table:style-name="ce13" table:number-columns-repeated="4"/>
          <table:table-cell table:number-columns-repeated="8"/>
          <table:table-cell table:style-name="ce13"/>
          <table:table-cell table:style-name="ce5"/>
          <table:table-cell table:style-name="ce13" table:number-columns-repeated="4"/>
          <table:table-cell table:number-columns-repeated="123"/>
          <table:table-cell table:style-name="ce5" table:number-columns-repeated="1624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533.3" calcext:value-type="float">
            <text:p>533,3</text:p>
          </table:table-cell>
          <table:table-cell table:style-name="ce2" office:value-type="float" office:value="53330" calcext:value-type="float">
            <text:p>533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formula="of:=AVERAGE([.C250:.C261])" office:value-type="float" office:value="522.4175" calcext:value-type="float">
            <text:p>522,4175</text:p>
          </table:table-cell>
          <table:table-cell table:formula="of:=AVERAGE([.D250:.D261])" office:value-type="float" office:value="52241.75" calcext:value-type="float">
            <text:p>52241,75</text:p>
          </table:table-cell>
          <table:table-cell table:formula="of:=AVERAGE([.E250:.E261])" office:value-type="float" office:value="1.08333333333333" calcext:value-type="float">
            <text:p>1,08333333333333</text:p>
          </table:table-cell>
          <table:table-cell table:formula="of:=AVERAGE([.F250:.F261])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981.17" calcext:value-type="float">
            <text:p>981,17</text:p>
          </table:table-cell>
          <table:table-cell table:style-name="ce2" office:value-type="float" office:value="98117" calcext:value-type="float">
            <text:p>981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5" calcext:value-type="float">
            <text:p>35</text:p>
          </table:table-cell>
          <table:table-cell/>
          <table:table-cell table:formula="of:=AVERAGE([.Q250:.Q261])" office:value-type="float" office:value="978.434166666667" calcext:value-type="float">
            <text:p>978,434166666667</text:p>
          </table:table-cell>
          <table:table-cell table:formula="of:=AVERAGE([.R250:.R261])" office:value-type="float" office:value="97843.4166666667" calcext:value-type="float">
            <text:p>97843,4166666667</text:p>
          </table:table-cell>
          <table:table-cell table:formula="of:=AVERAGE([.S250:.S261])" office:value-type="float" office:value="0.0833333333333333" calcext:value-type="float">
            <text:p>0,0833333333333333</text:p>
          </table:table-cell>
          <table:table-cell table:formula="of:=AVERAGE([.T250:.T261])" office:value-type="float" office:value="3.83333333333333" calcext:value-type="float">
            <text:p>3,83333333333333</text:p>
          </table:table-cell>
          <table:table-cell table:number-columns-repeated="163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544.45" calcext:value-type="float">
            <text:p>544,45</text:p>
          </table:table-cell>
          <table:table-cell table:style-name="ce2" office:value-type="float" office:value="54445" calcext:value-type="float">
            <text:p>544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977.38" calcext:value-type="float">
            <text:p>977,38</text:p>
          </table:table-cell>
          <table:table-cell table:style-name="ce2" office:value-type="float" office:value="97738" calcext:value-type="float">
            <text:p>977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532.51" calcext:value-type="float">
            <text:p>532,51</text:p>
          </table:table-cell>
          <table:table-cell table:style-name="ce2" office:value-type="float" office:value="53251" calcext:value-type="float">
            <text:p>532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973.57" calcext:value-type="float">
            <text:p>973,57</text:p>
          </table:table-cell>
          <table:table-cell table:style-name="ce2" office:value-type="float" office:value="97357" calcext:value-type="float">
            <text:p>973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525.49" calcext:value-type="float">
            <text:p>525,49</text:p>
          </table:table-cell>
          <table:table-cell table:style-name="ce2" office:value-type="float" office:value="52549" calcext:value-type="float">
            <text:p>525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967.67" calcext:value-type="float">
            <text:p>967,67</text:p>
          </table:table-cell>
          <table:table-cell table:style-name="ce2" office:value-type="float" office:value="96767" calcext:value-type="float">
            <text:p>967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516.2" calcext:value-type="float">
            <text:p>516,2</text:p>
          </table:table-cell>
          <table:table-cell table:style-name="ce2" office:value-type="float" office:value="51620" calcext:value-type="float">
            <text:p>516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989.84" calcext:value-type="float">
            <text:p>989,84</text:p>
          </table:table-cell>
          <table:table-cell table:style-name="ce2" office:value-type="float" office:value="98984" calcext:value-type="float">
            <text:p>989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517.61" calcext:value-type="float">
            <text:p>517,61</text:p>
          </table:table-cell>
          <table:table-cell table:style-name="ce2" office:value-type="float" office:value="51761" calcext:value-type="float">
            <text:p>517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975.15" calcext:value-type="float">
            <text:p>975,15</text:p>
          </table:table-cell>
          <table:table-cell table:style-name="ce2" office:value-type="float" office:value="97515" calcext:value-type="float">
            <text:p>975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514.54" calcext:value-type="float">
            <text:p>514,54</text:p>
          </table:table-cell>
          <table:table-cell table:style-name="ce2" office:value-type="float" office:value="51454" calcext:value-type="float">
            <text:p>514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982.81" calcext:value-type="float">
            <text:p>982,81</text:p>
          </table:table-cell>
          <table:table-cell table:style-name="ce2" office:value-type="float" office:value="98281" calcext:value-type="float">
            <text:p>982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515.65" calcext:value-type="float">
            <text:p>515,65</text:p>
          </table:table-cell>
          <table:table-cell table:style-name="ce2" office:value-type="float" office:value="51565" calcext:value-type="float">
            <text:p>515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985.73" calcext:value-type="float">
            <text:p>985,73</text:p>
          </table:table-cell>
          <table:table-cell table:style-name="ce2" office:value-type="float" office:value="98573" calcext:value-type="float">
            <text:p>9857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514.6" calcext:value-type="float">
            <text:p>514,6</text:p>
          </table:table-cell>
          <table:table-cell table:style-name="ce2" office:value-type="float" office:value="51460" calcext:value-type="float">
            <text:p>514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980.14" calcext:value-type="float">
            <text:p>980,14</text:p>
          </table:table-cell>
          <table:table-cell table:style-name="ce2" office:value-type="float" office:value="98014" calcext:value-type="float">
            <text:p>980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524.54" calcext:value-type="float">
            <text:p>524,54</text:p>
          </table:table-cell>
          <table:table-cell table:style-name="ce2" office:value-type="float" office:value="52454" calcext:value-type="float">
            <text:p>524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984.05" calcext:value-type="float">
            <text:p>984,05</text:p>
          </table:table-cell>
          <table:table-cell table:style-name="ce2" office:value-type="float" office:value="98405" calcext:value-type="float">
            <text:p>984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517.17" calcext:value-type="float">
            <text:p>517,17</text:p>
          </table:table-cell>
          <table:table-cell table:style-name="ce2" office:value-type="float" office:value="51717" calcext:value-type="float">
            <text:p>517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972.07" calcext:value-type="float">
            <text:p>972,07</text:p>
          </table:table-cell>
          <table:table-cell table:style-name="ce2" office:value-type="float" office:value="97207" calcext:value-type="float">
            <text:p>972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1636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512.95" calcext:value-type="float">
            <text:p>512,95</text:p>
          </table:table-cell>
          <table:table-cell table:style-name="ce2" office:value-type="float" office:value="51295" calcext:value-type="float">
            <text:p>512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971.63" calcext:value-type="float">
            <text:p>971,63</text:p>
          </table:table-cell>
          <table:table-cell table:style-name="ce2" office:value-type="float" office:value="97163" calcext:value-type="float">
            <text:p>971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1636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296.44" calcext:value-type="float">
            <text:p>296,44</text:p>
          </table:table-cell>
          <table:table-cell table:style-name="ce4" office:value-type="float" office:value="29644" calcext:value-type="float">
            <text:p>2964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/>
          <table:table-cell table:formula="of:=AVERAGE([.C262:.C273])" office:value-type="float" office:value="299.134166666667" calcext:value-type="float">
            <text:p>299,134166666667</text:p>
          </table:table-cell>
          <table:table-cell table:formula="of:=AVERAGE([.D262:.D273])" office:value-type="float" office:value="29913.4166666667" calcext:value-type="float">
            <text:p>29913,4166666667</text:p>
          </table:table-cell>
          <table:table-cell table:formula="of:=AVERAGE([.E262:.E273])" office:value-type="float" office:value="3" calcext:value-type="float">
            <text:p>3</text:p>
          </table:table-cell>
          <table:table-cell table:formula="of:=AVERAGE([.F262:.F273])" office:value-type="float" office:value="3" calcext:value-type="float">
            <text:p>3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569.23" calcext:value-type="float">
            <text:p>569,23</text:p>
          </table:table-cell>
          <table:table-cell table:style-name="ce4" office:value-type="float" office:value="56923" calcext:value-type="float">
            <text:p>5692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formula="of:=AVERAGE([.Q262:.Q273])" office:value-type="float" office:value="573.299166666667" calcext:value-type="float">
            <text:p>573,299166666667</text:p>
          </table:table-cell>
          <table:table-cell table:formula="of:=AVERAGE([.R262:.R273])" office:value-type="float" office:value="57329.9166666667" calcext:value-type="float">
            <text:p>57329,9166666667</text:p>
          </table:table-cell>
          <table:table-cell table:formula="of:=AVERAGE([.S262:.S273])" office:value-type="float" office:value="1" calcext:value-type="float">
            <text:p>1</text:p>
          </table:table-cell>
          <table:table-cell table:formula="of:=AVERAGE([.T262:.T273])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297.15" calcext:value-type="float">
            <text:p>297,15</text:p>
          </table:table-cell>
          <table:table-cell table:style-name="ce4" office:value-type="float" office:value="29715" calcext:value-type="float">
            <text:p>2971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572.61" calcext:value-type="float">
            <text:p>572,61</text:p>
          </table:table-cell>
          <table:table-cell table:style-name="ce4" office:value-type="float" office:value="57261" calcext:value-type="float">
            <text:p>5726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298.26" calcext:value-type="float">
            <text:p>298,26</text:p>
          </table:table-cell>
          <table:table-cell table:style-name="ce4" office:value-type="float" office:value="29826" calcext:value-type="float">
            <text:p>2982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571.37" calcext:value-type="float">
            <text:p>571,37</text:p>
          </table:table-cell>
          <table:table-cell table:style-name="ce4" office:value-type="float" office:value="57137" calcext:value-type="float">
            <text:p>5713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295.59" calcext:value-type="float">
            <text:p>295,59</text:p>
          </table:table-cell>
          <table:table-cell table:style-name="ce4" office:value-type="float" office:value="29559" calcext:value-type="float">
            <text:p>29559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574.92" calcext:value-type="float">
            <text:p>574,92</text:p>
          </table:table-cell>
          <table:table-cell table:style-name="ce4" office:value-type="float" office:value="57492" calcext:value-type="float">
            <text:p>5749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297.22" calcext:value-type="float">
            <text:p>297,22</text:p>
          </table:table-cell>
          <table:table-cell table:style-name="ce4" office:value-type="float" office:value="29722" calcext:value-type="float">
            <text:p>2972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572.31" calcext:value-type="float">
            <text:p>572,31</text:p>
          </table:table-cell>
          <table:table-cell table:style-name="ce4" office:value-type="float" office:value="57231" calcext:value-type="float">
            <text:p>5723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303.53" calcext:value-type="float">
            <text:p>303,53</text:p>
          </table:table-cell>
          <table:table-cell table:style-name="ce4" office:value-type="float" office:value="30353" calcext:value-type="float">
            <text:p>30353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575.77" calcext:value-type="float">
            <text:p>575,77</text:p>
          </table:table-cell>
          <table:table-cell table:style-name="ce4" office:value-type="float" office:value="57577" calcext:value-type="float">
            <text:p>5757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302.24" calcext:value-type="float">
            <text:p>302,24</text:p>
          </table:table-cell>
          <table:table-cell table:style-name="ce4" office:value-type="float" office:value="30224" calcext:value-type="float">
            <text:p>3022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572.86" calcext:value-type="float">
            <text:p>572,86</text:p>
          </table:table-cell>
          <table:table-cell table:style-name="ce4" office:value-type="float" office:value="57286" calcext:value-type="float">
            <text:p>5728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302.46" calcext:value-type="float">
            <text:p>302,46</text:p>
          </table:table-cell>
          <table:table-cell table:style-name="ce4" office:value-type="float" office:value="30246" calcext:value-type="float">
            <text:p>3024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573.29" calcext:value-type="float">
            <text:p>573,29</text:p>
          </table:table-cell>
          <table:table-cell table:style-name="ce4" office:value-type="float" office:value="57329" calcext:value-type="float">
            <text:p>57329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300.37" calcext:value-type="float">
            <text:p>300,37</text:p>
          </table:table-cell>
          <table:table-cell table:style-name="ce4" office:value-type="float" office:value="30037" calcext:value-type="float">
            <text:p>30037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571.91" calcext:value-type="float">
            <text:p>571,91</text:p>
          </table:table-cell>
          <table:table-cell table:style-name="ce4" office:value-type="float" office:value="57191" calcext:value-type="float">
            <text:p>5719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298.78" calcext:value-type="float">
            <text:p>298,78</text:p>
          </table:table-cell>
          <table:table-cell table:style-name="ce4" office:value-type="float" office:value="29878" calcext:value-type="float">
            <text:p>29878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573.45" calcext:value-type="float">
            <text:p>573,45</text:p>
          </table:table-cell>
          <table:table-cell table:style-name="ce4" office:value-type="float" office:value="57345" calcext:value-type="float">
            <text:p>5734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298.35" calcext:value-type="float">
            <text:p>298,35</text:p>
          </table:table-cell>
          <table:table-cell table:style-name="ce4" office:value-type="float" office:value="29835" calcext:value-type="float">
            <text:p>2983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577.01" calcext:value-type="float">
            <text:p>577,01</text:p>
          </table:table-cell>
          <table:table-cell table:style-name="ce4" office:value-type="float" office:value="57701" calcext:value-type="float">
            <text:p>5770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1636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299.22" calcext:value-type="float">
            <text:p>299,22</text:p>
          </table:table-cell>
          <table:table-cell table:style-name="ce4" office:value-type="float" office:value="29922" calcext:value-type="float">
            <text:p>2992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574.86" calcext:value-type="float">
            <text:p>574,86</text:p>
          </table:table-cell>
          <table:table-cell table:style-name="ce4" office:value-type="float" office:value="57486" calcext:value-type="float">
            <text:p>5748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1636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38.8" calcext:value-type="float">
            <text:p>138,8</text:p>
          </table:table-cell>
          <table:table-cell table:style-name="ce2" office:value-type="float" office:value="13880" calcext:value-type="float">
            <text:p>1388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formula="of:=AVERAGE([.C274:.C285])" office:value-type="float" office:value="140.18" calcext:value-type="float">
            <text:p>140,18</text:p>
          </table:table-cell>
          <table:table-cell table:formula="of:=AVERAGE([.D274:.D285])" office:value-type="float" office:value="14018" calcext:value-type="float">
            <text:p>14018</text:p>
          </table:table-cell>
          <table:table-cell table:formula="of:=AVERAGE([.E274:.E285])" office:value-type="float" office:value="6" calcext:value-type="float">
            <text:p>6</text:p>
          </table:table-cell>
          <table:table-cell table:formula="of:=AVERAGE([.F274:.F285])" office:value-type="float" office:value="7" calcext:value-type="float">
            <text:p>7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297.92" calcext:value-type="float">
            <text:p>297,92</text:p>
          </table:table-cell>
          <table:table-cell table:style-name="ce2" office:value-type="float" office:value="29792" calcext:value-type="float">
            <text:p>2979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/>
          <table:table-cell table:formula="of:=AVERAGE([.Q274:.Q285])" office:value-type="float" office:value="296.67" calcext:value-type="float">
            <text:p>296,67</text:p>
          </table:table-cell>
          <table:table-cell table:formula="of:=AVERAGE([.R274:.R285])" office:value-type="float" office:value="29667" calcext:value-type="float">
            <text:p>29667</text:p>
          </table:table-cell>
          <table:table-cell table:formula="of:=AVERAGE([.S274:.S285])" office:value-type="float" office:value="3" calcext:value-type="float">
            <text:p>3</text:p>
          </table:table-cell>
          <table:table-cell table:formula="of:=AVERAGE([.T274:.T285])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40.64" calcext:value-type="float">
            <text:p>140,64</text:p>
          </table:table-cell>
          <table:table-cell table:style-name="ce2" office:value-type="float" office:value="14064" calcext:value-type="float">
            <text:p>1406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297.04" calcext:value-type="float">
            <text:p>297,04</text:p>
          </table:table-cell>
          <table:table-cell table:style-name="ce2" office:value-type="float" office:value="29704" calcext:value-type="float">
            <text:p>2970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1636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39.3" calcext:value-type="float">
            <text:p>139,3</text:p>
          </table:table-cell>
          <table:table-cell table:style-name="ce2" office:value-type="float" office:value="13930" calcext:value-type="float">
            <text:p>1393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298.38" calcext:value-type="float">
            <text:p>298,38</text:p>
          </table:table-cell>
          <table:table-cell table:style-name="ce2" office:value-type="float" office:value="29838" calcext:value-type="float">
            <text:p>2983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1636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100" calcext:value-type="float">
            <text:p>14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295.4" calcext:value-type="float">
            <text:p>295,4</text:p>
          </table:table-cell>
          <table:table-cell table:style-name="ce2" office:value-type="float" office:value="29540" calcext:value-type="float">
            <text:p>2954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1636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40.66" calcext:value-type="float">
            <text:p>140,66</text:p>
          </table:table-cell>
          <table:table-cell table:style-name="ce2" office:value-type="float" office:value="14066" calcext:value-type="float">
            <text:p>1406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299.43" calcext:value-type="float">
            <text:p>299,43</text:p>
          </table:table-cell>
          <table:table-cell table:style-name="ce2" office:value-type="float" office:value="29943" calcext:value-type="float">
            <text:p>29943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1636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40.56" calcext:value-type="float">
            <text:p>140,56</text:p>
          </table:table-cell>
          <table:table-cell table:style-name="ce2" office:value-type="float" office:value="14056" calcext:value-type="float">
            <text:p>1405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294.44" calcext:value-type="float">
            <text:p>294,44</text:p>
          </table:table-cell>
          <table:table-cell table:style-name="ce2" office:value-type="float" office:value="29444" calcext:value-type="float">
            <text:p>2944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1636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41.21" calcext:value-type="float">
            <text:p>141,21</text:p>
          </table:table-cell>
          <table:table-cell table:style-name="ce2" office:value-type="float" office:value="14121" calcext:value-type="float">
            <text:p>141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295.52" calcext:value-type="float">
            <text:p>295,52</text:p>
          </table:table-cell>
          <table:table-cell table:style-name="ce2" office:value-type="float" office:value="29552" calcext:value-type="float">
            <text:p>2955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1636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39.66" calcext:value-type="float">
            <text:p>139,66</text:p>
          </table:table-cell>
          <table:table-cell table:style-name="ce2" office:value-type="float" office:value="13966" calcext:value-type="float">
            <text:p>1396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298.24" calcext:value-type="float">
            <text:p>298,24</text:p>
          </table:table-cell>
          <table:table-cell table:style-name="ce2" office:value-type="float" office:value="29824" calcext:value-type="float">
            <text:p>2982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1636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40.29" calcext:value-type="float">
            <text:p>140,29</text:p>
          </table:table-cell>
          <table:table-cell table:style-name="ce2" office:value-type="float" office:value="14029" calcext:value-type="float">
            <text:p>1402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296.38" calcext:value-type="float">
            <text:p>296,38</text:p>
          </table:table-cell>
          <table:table-cell table:style-name="ce2" office:value-type="float" office:value="29638" calcext:value-type="float">
            <text:p>2963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1636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40.03" calcext:value-type="float">
            <text:p>140,03</text:p>
          </table:table-cell>
          <table:table-cell table:style-name="ce2" office:value-type="float" office:value="14003" calcext:value-type="float">
            <text:p>1400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296.38" calcext:value-type="float">
            <text:p>296,38</text:p>
          </table:table-cell>
          <table:table-cell table:style-name="ce2" office:value-type="float" office:value="29638" calcext:value-type="float">
            <text:p>2963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1636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41.17" calcext:value-type="float">
            <text:p>141,17</text:p>
          </table:table-cell>
          <table:table-cell table:style-name="ce2" office:value-type="float" office:value="14117" calcext:value-type="float">
            <text:p>1411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294.47" calcext:value-type="float">
            <text:p>294,47</text:p>
          </table:table-cell>
          <table:table-cell table:style-name="ce2" office:value-type="float" office:value="29447" calcext:value-type="float">
            <text:p>2944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9" table:number-columns-repeated="3"/>
          <table:table-cell table:number-columns-repeated="1636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38.84" calcext:value-type="float">
            <text:p>138,84</text:p>
          </table:table-cell>
          <table:table-cell table:style-name="ce2" office:value-type="float" office:value="13884" calcext:value-type="float">
            <text:p>1388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296.44" calcext:value-type="float">
            <text:p>296,44</text:p>
          </table:table-cell>
          <table:table-cell table:style-name="ce2" office:value-type="float" office:value="29644" calcext:value-type="float">
            <text:p>2964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9" table:number-columns-repeated="3"/>
          <table:table-cell table:number-columns-repeated="1636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43.23" calcext:value-type="float">
            <text:p>43,23</text:p>
          </table:table-cell>
          <table:table-cell table:style-name="ce4" office:value-type="float" office:value="4323" calcext:value-type="float">
            <text:p>432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/>
          <table:table-cell table:formula="of:=AVERAGE([.C286:.C297])" office:value-type="float" office:value="43.4183333333333" calcext:value-type="float">
            <text:p>43,4183333333333</text:p>
          </table:table-cell>
          <table:table-cell table:formula="of:=AVERAGE([.D286:.D297])" office:value-type="float" office:value="4341.83333333333" calcext:value-type="float">
            <text:p>4341,83333333333</text:p>
          </table:table-cell>
          <table:table-cell table:formula="of:=AVERAGE([.E286:.E297])" office:value-type="float" office:value="20.8333333333333" calcext:value-type="float">
            <text:p>20,8333333333333</text:p>
          </table:table-cell>
          <table:table-cell table:formula="of:=AVERAGE([.F286:.F297])" office:value-type="float" office:value="23" calcext:value-type="float">
            <text:p>23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07.7" calcext:value-type="float">
            <text:p>107,7</text:p>
          </table:table-cell>
          <table:table-cell table:style-name="ce4" office:value-type="float" office:value="10770" calcext:value-type="float">
            <text:p>1077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" calcext:value-type="float">
            <text:p>13</text:p>
          </table:table-cell>
          <table:table-cell/>
          <table:table-cell table:formula="of:=AVERAGE([.Q286:.Q297])" office:value-type="float" office:value="106.076666666667" calcext:value-type="float">
            <text:p>106,076666666667</text:p>
          </table:table-cell>
          <table:table-cell table:formula="of:=AVERAGE([.R286:.R297])" office:value-type="float" office:value="10607.6666666667" calcext:value-type="float">
            <text:p>10607,6666666667</text:p>
          </table:table-cell>
          <table:table-cell table:formula="of:=AVERAGE([.S286:.S297])" office:value-type="float" office:value="8.58333333333333" calcext:value-type="float">
            <text:p>8,58333333333333</text:p>
          </table:table-cell>
          <table:table-cell table:formula="of:=AVERAGE([.T286:.T297])" office:value-type="float" office:value="12.25" calcext:value-type="float">
            <text:p>12,25</text:p>
          </table:table-cell>
          <table:table-cell table:number-columns-repeated="1635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43.11" calcext:value-type="float">
            <text:p>43,11</text:p>
          </table:table-cell>
          <table:table-cell table:style-name="ce4" office:value-type="float" office:value="4311" calcext:value-type="float">
            <text:p>431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03.8" calcext:value-type="float">
            <text:p>103,8</text:p>
          </table:table-cell>
          <table:table-cell table:style-name="ce4" office:value-type="float" office:value="10380" calcext:value-type="float">
            <text:p>1038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636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43.02" calcext:value-type="float">
            <text:p>43,02</text:p>
          </table:table-cell>
          <table:table-cell table:style-name="ce4" office:value-type="float" office:value="4302" calcext:value-type="float">
            <text:p>430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05.86" calcext:value-type="float">
            <text:p>105,86</text:p>
          </table:table-cell>
          <table:table-cell table:style-name="ce4" office:value-type="float" office:value="10586" calcext:value-type="float">
            <text:p>1058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43.22" calcext:value-type="float">
            <text:p>43,22</text:p>
          </table:table-cell>
          <table:table-cell table:style-name="ce4" office:value-type="float" office:value="4322" calcext:value-type="float">
            <text:p>43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01.46" calcext:value-type="float">
            <text:p>101,46</text:p>
          </table:table-cell>
          <table:table-cell table:style-name="ce4" office:value-type="float" office:value="10146" calcext:value-type="float">
            <text:p>1014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43.11" calcext:value-type="float">
            <text:p>43,11</text:p>
          </table:table-cell>
          <table:table-cell table:style-name="ce4" office:value-type="float" office:value="4311" calcext:value-type="float">
            <text:p>431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10.96" calcext:value-type="float">
            <text:p>110,96</text:p>
          </table:table-cell>
          <table:table-cell table:style-name="ce4" office:value-type="float" office:value="11096" calcext:value-type="float">
            <text:p>1109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44.33" calcext:value-type="float">
            <text:p>44,33</text:p>
          </table:table-cell>
          <table:table-cell table:style-name="ce4" office:value-type="float" office:value="4433" calcext:value-type="float">
            <text:p>443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04.8" calcext:value-type="float">
            <text:p>104,8</text:p>
          </table:table-cell>
          <table:table-cell table:style-name="ce4" office:value-type="float" office:value="10480" calcext:value-type="float">
            <text:p>1048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44.33" calcext:value-type="float">
            <text:p>44,33</text:p>
          </table:table-cell>
          <table:table-cell table:style-name="ce4" office:value-type="float" office:value="4433" calcext:value-type="float">
            <text:p>443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00.69" calcext:value-type="float">
            <text:p>100,69</text:p>
          </table:table-cell>
          <table:table-cell table:style-name="ce4" office:value-type="float" office:value="10069" calcext:value-type="float">
            <text:p>1006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43.51" calcext:value-type="float">
            <text:p>43,51</text:p>
          </table:table-cell>
          <table:table-cell table:style-name="ce4" office:value-type="float" office:value="4351" calcext:value-type="float">
            <text:p>435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06.61" calcext:value-type="float">
            <text:p>106,61</text:p>
          </table:table-cell>
          <table:table-cell table:style-name="ce4" office:value-type="float" office:value="10661" calcext:value-type="float">
            <text:p>1066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43.35" calcext:value-type="float">
            <text:p>43,35</text:p>
          </table:table-cell>
          <table:table-cell table:style-name="ce4" office:value-type="float" office:value="4335" calcext:value-type="float">
            <text:p>433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08.52" calcext:value-type="float">
            <text:p>108,52</text:p>
          </table:table-cell>
          <table:table-cell table:style-name="ce4" office:value-type="float" office:value="10852" calcext:value-type="float">
            <text:p>108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300" calcext:value-type="float">
            <text:p>430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06.59" calcext:value-type="float">
            <text:p>106,59</text:p>
          </table:table-cell>
          <table:table-cell table:style-name="ce4" office:value-type="float" office:value="10659" calcext:value-type="float">
            <text:p>106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43.13" calcext:value-type="float">
            <text:p>43,13</text:p>
          </table:table-cell>
          <table:table-cell table:style-name="ce4" office:value-type="float" office:value="4313" calcext:value-type="float">
            <text:p>43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12.13" calcext:value-type="float">
            <text:p>112,13</text:p>
          </table:table-cell>
          <table:table-cell table:style-name="ce4" office:value-type="float" office:value="11213" calcext:value-type="float">
            <text:p>1121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number-columns-repeated="3"/>
          <table:table-cell table:number-columns-repeated="1636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43.68" calcext:value-type="float">
            <text:p>43,68</text:p>
          </table:table-cell>
          <table:table-cell table:style-name="ce4" office:value-type="float" office:value="4368" calcext:value-type="float">
            <text:p>436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03.8" calcext:value-type="float">
            <text:p>103,8</text:p>
          </table:table-cell>
          <table:table-cell table:style-name="ce4" office:value-type="float" office:value="10380" calcext:value-type="float">
            <text:p>1038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19" table:number-columns-repeated="3"/>
          <table:table-cell table:number-columns-repeated="1636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.77" calcext:value-type="float">
            <text:p>17,77</text:p>
          </table:table-cell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table:formula="of:=AVERAGE([.C298:.C309])" office:value-type="float" office:value="18.0425" calcext:value-type="float">
            <text:p>18,0425</text:p>
          </table:table-cell>
          <table:table-cell table:formula="of:=AVERAGE([.D298:.D309])" office:value-type="float" office:value="1804.25" calcext:value-type="float">
            <text:p>1804,25</text:p>
          </table:table-cell>
          <table:table-cell table:formula="of:=AVERAGE([.E298:.E309])" office:value-type="float" office:value="51.3333333333333" calcext:value-type="float">
            <text:p>51,3333333333333</text:p>
          </table:table-cell>
          <table:table-cell table:formula="of:=AVERAGE([.F298:.F309])" office:value-type="float" office:value="59.5" calcext:value-type="float">
            <text:p>59,5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4.78" calcext:value-type="float">
            <text:p>44,78</text:p>
          </table:table-cell>
          <table:table-cell table:style-name="ce2" office:value-type="float" office:value="4478" calcext:value-type="float">
            <text:p>447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table:formula="of:=AVERAGE([.Q298:.Q309])" office:value-type="float" office:value="43.6983333333333" calcext:value-type="float">
            <text:p>43,6983333333333</text:p>
          </table:table-cell>
          <table:table-cell table:formula="of:=AVERAGE([.R298:.R309])" office:value-type="float" office:value="4369.83333333333" calcext:value-type="float">
            <text:p>4369,83333333333</text:p>
          </table:table-cell>
          <table:table-cell table:formula="of:=AVERAGE([.S298:.S309])" office:value-type="float" office:value="21" calcext:value-type="float">
            <text:p>21</text:p>
          </table:table-cell>
          <table:table-cell table:formula="of:=AVERAGE([.T298:.T309])" office:value-type="float" office:value="35" calcext:value-type="float">
            <text:p>35</text:p>
          </table:table-cell>
          <table:table-cell table:number-columns-repeated="163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.29" calcext:value-type="float">
            <text:p>17,29</text:p>
          </table:table-cell>
          <table:table-cell table:style-name="ce2" office:value-type="float" office:value="1729" calcext:value-type="float">
            <text:p>172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2.54" calcext:value-type="float">
            <text:p>42,54</text:p>
          </table:table-cell>
          <table:table-cell table:style-name="ce2" office:value-type="float" office:value="4254" calcext:value-type="float">
            <text:p>425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636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.85" calcext:value-type="float">
            <text:p>17,85</text:p>
          </table:table-cell>
          <table:table-cell table:style-name="ce2" office:value-type="float" office:value="1785" calcext:value-type="float">
            <text:p>178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1.11" calcext:value-type="float">
            <text:p>41,11</text:p>
          </table:table-cell>
          <table:table-cell table:style-name="ce2" office:value-type="float" office:value="4111" calcext:value-type="float">
            <text:p>411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636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.61" calcext:value-type="float">
            <text:p>17,61</text:p>
          </table:table-cell>
          <table:table-cell table:style-name="ce2" office:value-type="float" office:value="1761" calcext:value-type="float">
            <text:p>176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3.63" calcext:value-type="float">
            <text:p>43,63</text:p>
          </table:table-cell>
          <table:table-cell table:style-name="ce2" office:value-type="float" office:value="4363" calcext:value-type="float">
            <text:p>436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636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.7" calcext:value-type="float">
            <text:p>17,7</text:p>
          </table:table-cell>
          <table:table-cell table:style-name="ce2" office:value-type="float" office:value="1770" calcext:value-type="float">
            <text:p>177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5.02" calcext:value-type="float">
            <text:p>45,02</text:p>
          </table:table-cell>
          <table:table-cell table:style-name="ce2" office:value-type="float" office:value="4502" calcext:value-type="float">
            <text:p>450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636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.8" calcext:value-type="float">
            <text:p>17,8</text:p>
          </table:table-cell>
          <table:table-cell table:style-name="ce2" office:value-type="float" office:value="1780" calcext:value-type="float">
            <text:p>178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3.92" calcext:value-type="float">
            <text:p>43,92</text:p>
          </table:table-cell>
          <table:table-cell table:style-name="ce2" office:value-type="float" office:value="4392" calcext:value-type="float">
            <text:p>439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636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.87" calcext:value-type="float">
            <text:p>17,87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2.85" calcext:value-type="float">
            <text:p>42,85</text:p>
          </table:table-cell>
          <table:table-cell table:style-name="ce2" office:value-type="float" office:value="4285" calcext:value-type="float">
            <text:p>428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636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.47" calcext:value-type="float">
            <text:p>19,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5.58" calcext:value-type="float">
            <text:p>45,58</text:p>
          </table:table-cell>
          <table:table-cell table:style-name="ce2" office:value-type="float" office:value="4558" calcext:value-type="float">
            <text:p>455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636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.03" calcext:value-type="float">
            <text:p>18,03</text:p>
          </table:table-cell>
          <table:table-cell table:style-name="ce2" office:value-type="float" office:value="1803" calcext:value-type="float">
            <text:p>180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4.77" calcext:value-type="float">
            <text:p>44,77</text:p>
          </table:table-cell>
          <table:table-cell table:style-name="ce2" office:value-type="float" office:value="4477" calcext:value-type="float">
            <text:p>447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636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.69" calcext:value-type="float">
            <text:p>18,69</text:p>
          </table:table-cell>
          <table:table-cell table:style-name="ce2" office:value-type="float" office:value="1869" calcext:value-type="float">
            <text:p>186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1.99" calcext:value-type="float">
            <text:p>41,99</text:p>
          </table:table-cell>
          <table:table-cell table:style-name="ce2" office:value-type="float" office:value="4199" calcext:value-type="float">
            <text:p>419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636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.19" calcext:value-type="float">
            <text:p>18,19</text:p>
          </table:table-cell>
          <table:table-cell table:style-name="ce2" office:value-type="float" office:value="1819" calcext:value-type="float">
            <text:p>181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4.19" calcext:value-type="float">
            <text:p>44,19</text:p>
          </table:table-cell>
          <table:table-cell table:style-name="ce2" office:value-type="float" office:value="4419" calcext:value-type="float">
            <text:p>441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6" calcext:value-type="float">
            <text:p>36</text:p>
          </table:table-cell>
          <table:table-cell table:style-name="ce19" table:number-columns-repeated="3"/>
          <table:table-cell table:number-columns-repeated="1636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.24" calcext:value-type="float">
            <text:p>18,24</text:p>
          </table:table-cell>
          <table:table-cell table:style-name="ce2" office:value-type="float" office:value="1824" calcext:value-type="float">
            <text:p>182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6" calcext:value-type="float">
            <text:p>36</text:p>
          </table:table-cell>
          <table:table-cell table:style-name="ce19" table:number-columns-repeated="3"/>
          <table:table-cell table:number-columns-repeated="16361"/>
        </table:table-row>
        <table:table-row table:style-name="ro1">
          <table:table-cell table:style-name="ce13"/>
          <table:table-cell table:style-name="ce5"/>
          <table:table-cell table:style-name="ce13" table:number-columns-repeated="4"/>
          <table:table-cell table:number-columns-repeated="8"/>
          <table:table-cell table:style-name="ce13"/>
          <table:table-cell table:style-name="ce5"/>
          <table:table-cell table:style-name="ce13" table:number-columns-repeated="4"/>
          <table:table-cell table:number-columns-repeated="123"/>
          <table:table-cell table:style-name="ce5" table:number-columns-repeated="16241"/>
        </table:table-row>
        <table:table-row table:style-name="ro1" table:number-rows-repeated="10482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Zeus_FN_&amp;_FL_Parallel_N_Sequential_2_2" table:style-name="ta1">
        <table:table-column table:style-name="co1" table:default-cell-style-name="ce9"/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1" table:number-columns-repeated="2" table:default-cell-style-name="ce9"/>
        <table:table-column table:style-name="co4" table:default-cell-style-name="ce5"/>
        <table:table-column table:style-name="co7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9"/>
        <table:table-column table:style-name="co1" table:default-cell-style-name="Default"/>
        <table:table-column table:style-name="co5" table:default-cell-style-name="ce9"/>
        <table:table-column table:style-name="co3" table:default-cell-style-name="ce9"/>
        <table:table-column table:style-name="co1" table:number-columns-repeated="2" table:default-cell-style-name="ce9"/>
        <table:table-column table:style-name="co1" table:number-columns-repeated="15" table:default-cell-style-name="Default"/>
        <table:table-row table:style-name="ro1">
          <table:table-cell table:number-columns-repeated="35"/>
        </table:table-row>
        <table:table-row table:style-name="ro1">
          <table:table-cell table:style-name="ce10"/>
          <table:table-cell table:style-name="ce1" office:value-type="string" calcext:value-type="string">
            <text:p>Zeus</text:p>
          </table:table-cell>
          <table:table-cell table:style-name="ce10" office:value-type="string" calcext:value-type="string">
            <text:p>100 Frames</text:p>
          </table:table-cell>
          <table:table-cell table:number-columns-repeated="11"/>
          <table:table-cell table:style-name="ce10" office:value-type="string" calcext:value-type="string">
            <text:p>Zeus</text:p>
          </table:table-cell>
          <table:table-cell table:style-name="ce1" office:value-type="string" calcext:value-type="string">
            <text:p>100 Frames</text:p>
          </table:table-cell>
          <table:table-cell table:number-columns-repeated="19"/>
        </table:table-row>
        <table:table-row table:style-name="ro1">
          <table:table-cell table:style-name="ce10"/>
          <table:table-cell table:style-name="ce1" office:value-type="string" calcext:value-type="string">
            <text:p>FN</text:p>
          </table:table-cell>
          <table:table-cell table:style-name="ce10"/>
          <table:table-cell table:number-columns-repeated="11"/>
          <table:table-cell table:style-name="ce10" office:value-type="string" calcext:value-type="string">
            <text:p>FL</text:p>
          </table:table-cell>
          <table:table-cell table:style-name="ce1"/>
          <table:table-cell table:number-columns-repeated="19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" office:value-type="string" calcext:value-type="string">
            <text:p>Units</text:p>
          </table:table-cell>
          <table:table-cell table:style-name="ce10" office:value-type="string" calcext:value-type="string">
            <text:p>Media ET/F</text:p>
          </table:table-cell>
          <table:table-cell table:style-name="ce10" office:value-type="string" calcext:value-type="string">
            <text:p>Execution Time</text:p>
          </table:table-cell>
          <table:table-cell table:style-name="ce10" office:value-type="string" calcext:value-type="string">
            <text:p>A_FPS</text:p>
          </table:table-cell>
          <table:table-cell table:style-name="ce10" office:value-type="string" calcext:value-type="string">
            <text:p>Max_FPS </text:p>
          </table:table-cell>
          <table:table-cell/>
          <table:table-cell office:value-type="string" calcext:value-type="string">
            <text:p>M Media ET/F</text:p>
          </table:table-cell>
          <table:table-cell office:value-type="string" calcext:value-type="string">
            <text:p>M ET</text:p>
          </table:table-cell>
          <table:table-cell office:value-type="string" calcext:value-type="string">
            <text:p>M AFPS</text:p>
          </table:table-cell>
          <table:table-cell office:value-type="string" calcext:value-type="string">
            <text:p>M MFPS</text:p>
          </table:table-cell>
          <table:table-cell table:number-columns-repeated="3"/>
          <table:table-cell table:style-name="ce10" office:value-type="string" calcext:value-type="string">
            <text:p>Threads</text:p>
          </table:table-cell>
          <table:table-cell table:style-name="ce1" office:value-type="string" calcext:value-type="string">
            <text:p>Units</text:p>
          </table:table-cell>
          <table:table-cell table:style-name="ce10" office:value-type="string" calcext:value-type="string">
            <text:p>Media ET/F</text:p>
          </table:table-cell>
          <table:table-cell table:style-name="ce10" office:value-type="string" calcext:value-type="string">
            <text:p>Execution Time</text:p>
          </table:table-cell>
          <table:table-cell table:style-name="ce10" office:value-type="string" calcext:value-type="string">
            <text:p>A_FPS</text:p>
          </table:table-cell>
          <table:table-cell table:style-name="ce10" office:value-type="string" calcext:value-type="string">
            <text:p>Max_FPS </text:p>
          </table:table-cell>
          <table:table-cell table:style-name="ce1" table:number-columns-repeated="15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52.7" calcext:value-type="float">
            <text:p>52,7</text:p>
          </table:table-cell>
          <table:table-cell table:style-name="ce22" office:value-type="float" office:value="5270" calcext:value-type="float">
            <text:p>5270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1" calcext:value-type="float">
            <text:p>21</text:p>
          </table:table-cell>
          <table:table-cell/>
          <table:table-cell table:formula="of:=AVERAGE([.C5:.C16])" office:value-type="float" office:value="52.2675" calcext:value-type="float">
            <text:p>52,2675</text:p>
          </table:table-cell>
          <table:table-cell table:formula="of:=AVERAGE([.D5:.D16])" office:value-type="float" office:value="5226.75" calcext:value-type="float">
            <text:p>5226,75</text:p>
          </table:table-cell>
          <table:table-cell table:formula="of:=AVERAGE([.E5:.E16])" office:value-type="float" office:value="17.25" calcext:value-type="float">
            <text:p>17,25</text:p>
          </table:table-cell>
          <table:table-cell table:formula="of:=AVERAGE([.F5:.F16])" office:value-type="float" office:value="21.25" calcext:value-type="float">
            <text:p>21,25</text:p>
          </table:table-cell>
          <table:table-cell table:number-columns-repeated="3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7.24</text:p>
          </table:table-cell>
          <table:table-cell table:style-name="ce22" office:value-type="float" office:value="21724" calcext:value-type="float">
            <text:p>2172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30"/>
          <table:table-cell table:formula="of:=AVERAGE([.Q5:.Q16])" office:value-type="string" office:string-value="" calcext:value-type="error">
            <text:p>#DIV/0!</text:p>
          </table:table-cell>
          <table:table-cell table:formula="of:=AVERAGE([.R5:.R16])" office:value-type="float" office:value="21630.1666666667" calcext:value-type="float">
            <text:p>21630,1666666667</text:p>
          </table:table-cell>
          <table:table-cell table:formula="of:=AVERAGE([.S5:.S16])" office:value-type="float" office:value="4.08333333333333" calcext:value-type="float">
            <text:p>4,08333333333333</text:p>
          </table:table-cell>
          <table:table-cell table:formula="of:=AVERAGE([.T5:.T16])" office:value-type="float" office:value="7.33333333333333" calcext:value-type="float">
            <text:p>7,33333333333333</text:p>
          </table:table-cell>
          <table:table-cell table:style-name="ce30" table:number-columns-repeated="10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48.94" calcext:value-type="float">
            <text:p>48,94</text:p>
          </table:table-cell>
          <table:table-cell table:style-name="ce22" office:value-type="float" office:value="4894" calcext:value-type="float">
            <text:p>4894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2" calcext:value-type="float">
            <text:p>22</text:p>
          </table:table-cell>
          <table:table-cell table:number-columns-repeated="8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09.49</text:p>
          </table:table-cell>
          <table:table-cell table:style-name="ce22" office:value-type="float" office:value="20949" calcext:value-type="float">
            <text:p>20949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68.51" calcext:value-type="float">
            <text:p>68,51</text:p>
          </table:table-cell>
          <table:table-cell table:style-name="ce22" office:value-type="float" office:value="6851" calcext:value-type="float">
            <text:p>685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3" calcext:value-type="float">
            <text:p>23</text:p>
          </table:table-cell>
          <table:table-cell table:number-columns-repeated="8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199.30</text:p>
          </table:table-cell>
          <table:table-cell table:style-name="ce22" office:value-type="float" office:value="19930" calcext:value-type="float">
            <text:p>1993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5000" calcext:value-type="float">
            <text:p>500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1" calcext:value-type="float">
            <text:p>21</text:p>
          </table:table-cell>
          <table:table-cell table:number-columns-repeated="8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25.20</text:p>
          </table:table-cell>
          <table:table-cell table:style-name="ce22" office:value-type="float" office:value="22520" calcext:value-type="float">
            <text:p>2252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52.04" calcext:value-type="float">
            <text:p>52,04</text:p>
          </table:table-cell>
          <table:table-cell table:style-name="ce22" office:value-type="float" office:value="5204" calcext:value-type="float">
            <text:p>5204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8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20.78</text:p>
          </table:table-cell>
          <table:table-cell table:style-name="ce22" office:value-type="float" office:value="22078" calcext:value-type="float">
            <text:p>2207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49.76" calcext:value-type="float">
            <text:p>49,76</text:p>
          </table:table-cell>
          <table:table-cell table:style-name="ce22" office:value-type="float" office:value="4976" calcext:value-type="float">
            <text:p>4976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2" calcext:value-type="float">
            <text:p>22</text:p>
          </table:table-cell>
          <table:table-cell table:number-columns-repeated="8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4.71</text:p>
          </table:table-cell>
          <table:table-cell table:style-name="ce22" office:value-type="float" office:value="21471" calcext:value-type="float">
            <text:p>2147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50.24" calcext:value-type="float">
            <text:p>50,24</text:p>
          </table:table-cell>
          <table:table-cell table:style-name="ce22" office:value-type="float" office:value="5024" calcext:value-type="float">
            <text:p>5024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2" calcext:value-type="float">
            <text:p>22</text:p>
          </table:table-cell>
          <table:table-cell table:number-columns-repeated="8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6.01</text:p>
          </table:table-cell>
          <table:table-cell table:style-name="ce22" office:value-type="float" office:value="21601" calcext:value-type="float">
            <text:p>2160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49.33" calcext:value-type="float">
            <text:p>49,33</text:p>
          </table:table-cell>
          <table:table-cell table:style-name="ce22" office:value-type="float" office:value="4933" calcext:value-type="float">
            <text:p>4933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4" calcext:value-type="float">
            <text:p>24</text:p>
          </table:table-cell>
          <table:table-cell table:number-columns-repeated="8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9.79</text:p>
          </table:table-cell>
          <table:table-cell table:style-name="ce22" office:value-type="float" office:value="21979" calcext:value-type="float">
            <text:p>21979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49.74" calcext:value-type="float">
            <text:p>49,74</text:p>
          </table:table-cell>
          <table:table-cell table:style-name="ce22" office:value-type="float" office:value="4974" calcext:value-type="float">
            <text:p>4974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8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1.61</text:p>
          </table:table-cell>
          <table:table-cell table:style-name="ce22" office:value-type="float" office:value="21161" calcext:value-type="float">
            <text:p>2116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52.09" calcext:value-type="float">
            <text:p>52,09</text:p>
          </table:table-cell>
          <table:table-cell table:style-name="ce22" office:value-type="float" office:value="5209" calcext:value-type="float">
            <text:p>5209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8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8.47</text:p>
          </table:table-cell>
          <table:table-cell table:style-name="ce22" office:value-type="float" office:value="21847" calcext:value-type="float">
            <text:p>21847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51.99" calcext:value-type="float">
            <text:p>51,99</text:p>
          </table:table-cell>
          <table:table-cell table:style-name="ce22" office:value-type="float" office:value="5199" calcext:value-type="float">
            <text:p>5199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8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7.28</text:p>
          </table:table-cell>
          <table:table-cell table:style-name="ce22" office:value-type="float" office:value="21728" calcext:value-type="float">
            <text:p>2172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number-columns-repeated="3"/>
          <table:table-cell table:style-name="ce30" table:number-columns-repeated="12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51.87" calcext:value-type="float">
            <text:p>51,87</text:p>
          </table:table-cell>
          <table:table-cell table:style-name="ce22" office:value-type="float" office:value="5187" calcext:value-type="float">
            <text:p>5187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8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25.74</text:p>
          </table:table-cell>
          <table:table-cell table:style-name="ce22" office:value-type="float" office:value="22574" calcext:value-type="float">
            <text:p>2257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number-columns-repeated="3"/>
          <table:table-cell table:style-name="ce30" table:number-columns-repeated="12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float" office:value="62.05" calcext:value-type="float">
            <text:p>62,05</text:p>
          </table:table-cell>
          <table:table-cell table:style-name="ce23" office:value-type="float" office:value="6205" calcext:value-type="float">
            <text:p>6205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9" calcext:value-type="float">
            <text:p>19</text:p>
          </table:table-cell>
          <table:table-cell/>
          <table:table-cell table:formula="of:=AVERAGE([.C17:.C28])" office:value-type="float" office:value="60.72" calcext:value-type="float">
            <text:p>60,72</text:p>
          </table:table-cell>
          <table:table-cell table:formula="of:=AVERAGE([.D17:.D28])" office:value-type="float" office:value="6072" calcext:value-type="float">
            <text:p>6072</text:p>
          </table:table-cell>
          <table:table-cell table:formula="of:=AVERAGE([.E17:.E28])" office:value-type="float" office:value="14.75" calcext:value-type="float">
            <text:p>14,75</text:p>
          </table:table-cell>
          <table:table-cell table:formula="of:=AVERAGE([.F17:.F28])" office:value-type="float" office:value="19.5833333333333" calcext:value-type="float">
            <text:p>19,5833333333333</text:p>
          </table:table-cell>
          <table:table-cell table:number-columns-repeated="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22.12</text:p>
          </table:table-cell>
          <table:table-cell table:style-name="ce23" office:value-type="float" office:value="22212" calcext:value-type="float">
            <text:p>222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31"/>
          <table:table-cell table:formula="of:=AVERAGE([.Q17:.Q28])" office:value-type="string" office:string-value="" calcext:value-type="error">
            <text:p>#DIV/0!</text:p>
          </table:table-cell>
          <table:table-cell table:formula="of:=AVERAGE([.R17:.R28])" office:value-type="float" office:value="21326.3333333333" calcext:value-type="float">
            <text:p>21326,3333333333</text:p>
          </table:table-cell>
          <table:table-cell table:formula="of:=AVERAGE([.S17:.S28])" office:value-type="float" office:value="4" calcext:value-type="float">
            <text:p>4</text:p>
          </table:table-cell>
          <table:table-cell table:formula="of:=AVERAGE([.T17:.T28])" office:value-type="float" office:value="6.83333333333333" calcext:value-type="float">
            <text:p>6,83333333333333</text:p>
          </table:table-cell>
          <table:table-cell table:style-name="ce31" table:number-columns-repeated="10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float" office:value="61.4" calcext:value-type="float">
            <text:p>61,4</text:p>
          </table:table-cell>
          <table:table-cell table:style-name="ce23" office:value-type="float" office:value="6140" calcext:value-type="float">
            <text:p>614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8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20.22</text:p>
          </table:table-cell>
          <table:table-cell table:style-name="ce23" office:value-type="float" office:value="22022" calcext:value-type="float">
            <text:p>2202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float" office:value="59.63" calcext:value-type="float">
            <text:p>59,63</text:p>
          </table:table-cell>
          <table:table-cell table:style-name="ce23" office:value-type="float" office:value="5963" calcext:value-type="float">
            <text:p>5963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21" calcext:value-type="float">
            <text:p>21</text:p>
          </table:table-cell>
          <table:table-cell table:number-columns-repeated="8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05.44</text:p>
          </table:table-cell>
          <table:table-cell table:style-name="ce23" office:value-type="float" office:value="20544" calcext:value-type="float">
            <text:p>20544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float" office:value="62.35" calcext:value-type="float">
            <text:p>62,35</text:p>
          </table:table-cell>
          <table:table-cell table:style-name="ce23" office:value-type="float" office:value="6235" calcext:value-type="float">
            <text:p>6235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9" calcext:value-type="float">
            <text:p>19</text:p>
          </table:table-cell>
          <table:table-cell table:number-columns-repeated="8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02.24</text:p>
          </table:table-cell>
          <table:table-cell table:style-name="ce23" office:value-type="float" office:value="20224" calcext:value-type="float">
            <text:p>20224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6000" calcext:value-type="float">
            <text:p>600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9" calcext:value-type="float">
            <text:p>19</text:p>
          </table:table-cell>
          <table:table-cell table:number-columns-repeated="8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10.76</text:p>
          </table:table-cell>
          <table:table-cell table:style-name="ce23" office:value-type="float" office:value="21076" calcext:value-type="float">
            <text:p>2107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float" office:value="62.36" calcext:value-type="float">
            <text:p>62,36</text:p>
          </table:table-cell>
          <table:table-cell table:style-name="ce23" office:value-type="float" office:value="6236" calcext:value-type="float">
            <text:p>6236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8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16.70</text:p>
          </table:table-cell>
          <table:table-cell table:style-name="ce23" office:value-type="float" office:value="21670" calcext:value-type="float">
            <text:p>2167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float" office:value="58.38" calcext:value-type="float">
            <text:p>58,38</text:p>
          </table:table-cell>
          <table:table-cell table:style-name="ce23" office:value-type="float" office:value="5838" calcext:value-type="float">
            <text:p>5838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8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08.04</text:p>
          </table:table-cell>
          <table:table-cell table:style-name="ce23" office:value-type="float" office:value="20804" calcext:value-type="float">
            <text:p>20804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float" office:value="59.97" calcext:value-type="float">
            <text:p>59,97</text:p>
          </table:table-cell>
          <table:table-cell table:style-name="ce23" office:value-type="float" office:value="5997" calcext:value-type="float">
            <text:p>5997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9" calcext:value-type="float">
            <text:p>19</text:p>
          </table:table-cell>
          <table:table-cell table:number-columns-repeated="8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15.04</text:p>
          </table:table-cell>
          <table:table-cell table:style-name="ce23" office:value-type="float" office:value="21504" calcext:value-type="float">
            <text:p>21504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float" office:value="61.26" calcext:value-type="float">
            <text:p>61,26</text:p>
          </table:table-cell>
          <table:table-cell table:style-name="ce23" office:value-type="float" office:value="6126" calcext:value-type="float">
            <text:p>6126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8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17.08</text:p>
          </table:table-cell>
          <table:table-cell table:style-name="ce23" office:value-type="float" office:value="21708" calcext:value-type="float">
            <text:p>21708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float" office:value="58.19" calcext:value-type="float">
            <text:p>58,19</text:p>
          </table:table-cell>
          <table:table-cell table:style-name="ce23" office:value-type="float" office:value="5819" calcext:value-type="float">
            <text:p>5819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8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14.34</text:p>
          </table:table-cell>
          <table:table-cell table:style-name="ce23" office:value-type="float" office:value="21434" calcext:value-type="float">
            <text:p>21434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float" office:value="62.47" calcext:value-type="float">
            <text:p>62,47</text:p>
          </table:table-cell>
          <table:table-cell table:style-name="ce23" office:value-type="float" office:value="6247" calcext:value-type="float">
            <text:p>6247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9" calcext:value-type="float">
            <text:p>19</text:p>
          </table:table-cell>
          <table:table-cell table:number-columns-repeated="8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13.58</text:p>
          </table:table-cell>
          <table:table-cell table:style-name="ce23" office:value-type="float" office:value="21358" calcext:value-type="float">
            <text:p>21358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3"/>
          <table:table-cell table:style-name="ce31" table:number-columns-repeated="12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float" office:value="60.58" calcext:value-type="float">
            <text:p>60,58</text:p>
          </table:table-cell>
          <table:table-cell table:style-name="ce23" office:value-type="float" office:value="6058" calcext:value-type="float">
            <text:p>6058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9" calcext:value-type="float">
            <text:p>19</text:p>
          </table:table-cell>
          <table:table-cell table:number-columns-repeated="8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13.60</text:p>
          </table:table-cell>
          <table:table-cell table:style-name="ce23" office:value-type="float" office:value="21360" calcext:value-type="float">
            <text:p>2136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3"/>
          <table:table-cell table:style-name="ce31" table:number-columns-repeated="12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67.98" calcext:value-type="float">
            <text:p>67,98</text:p>
          </table:table-cell>
          <table:table-cell table:style-name="ce22" office:value-type="float" office:value="6798" calcext:value-type="float">
            <text:p>6798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7" calcext:value-type="float">
            <text:p>17</text:p>
          </table:table-cell>
          <table:table-cell/>
          <table:table-cell table:formula="of:=AVERAGE([.C29:.C40])" office:value-type="float" office:value="68.0091666666667" calcext:value-type="float">
            <text:p>68,0091666666667</text:p>
          </table:table-cell>
          <table:table-cell table:formula="of:=AVERAGE([.D29:.D40])" office:value-type="float" office:value="6800.91666666667" calcext:value-type="float">
            <text:p>6800,91666666667</text:p>
          </table:table-cell>
          <table:table-cell table:formula="of:=AVERAGE([.E29:.E40])" office:value-type="float" office:value="13" calcext:value-type="float">
            <text:p>13</text:p>
          </table:table-cell>
          <table:table-cell table:formula="of:=AVERAGE([.F29:.F40])" office:value-type="float" office:value="17.0833333333333" calcext:value-type="float">
            <text:p>17,0833333333333</text:p>
          </table:table-cell>
          <table:table-cell table:number-columns-repeated="3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05.51</text:p>
          </table:table-cell>
          <table:table-cell table:style-name="ce22" office:value-type="float" office:value="20551" calcext:value-type="float">
            <text:p>2055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30"/>
          <table:table-cell table:formula="of:=AVERAGE([.Q29:.Q40])" office:value-type="string" office:string-value="" calcext:value-type="error">
            <text:p>#DIV/0!</text:p>
          </table:table-cell>
          <table:table-cell table:formula="of:=AVERAGE([.R29:.R40])" office:value-type="float" office:value="21803.9166666667" calcext:value-type="float">
            <text:p>21803,9166666667</text:p>
          </table:table-cell>
          <table:table-cell table:formula="of:=AVERAGE([.S29:.S40])" office:value-type="float" office:value="4" calcext:value-type="float">
            <text:p>4</text:p>
          </table:table-cell>
          <table:table-cell table:formula="of:=AVERAGE([.T29:.T40])" office:value-type="float" office:value="5.83333333333333" calcext:value-type="float">
            <text:p>5,83333333333333</text:p>
          </table:table-cell>
          <table:table-cell table:style-name="ce30" table:number-columns-repeated="10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67.55" calcext:value-type="float">
            <text:p>67,55</text:p>
          </table:table-cell>
          <table:table-cell table:style-name="ce22" office:value-type="float" office:value="6755" calcext:value-type="float">
            <text:p>6755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7" calcext:value-type="float">
            <text:p>17</text:p>
          </table:table-cell>
          <table:table-cell table:number-columns-repeated="8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23.45</text:p>
          </table:table-cell>
          <table:table-cell table:style-name="ce22" office:value-type="float" office:value="22345" calcext:value-type="float">
            <text:p>2234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67.71" calcext:value-type="float">
            <text:p>67,71</text:p>
          </table:table-cell>
          <table:table-cell table:style-name="ce22" office:value-type="float" office:value="6771" calcext:value-type="float">
            <text:p>6771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7" calcext:value-type="float">
            <text:p>17</text:p>
          </table:table-cell>
          <table:table-cell table:number-columns-repeated="8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07.24</text:p>
          </table:table-cell>
          <table:table-cell table:style-name="ce22" office:value-type="float" office:value="20724" calcext:value-type="float">
            <text:p>2072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69.66" calcext:value-type="float">
            <text:p>69,66</text:p>
          </table:table-cell>
          <table:table-cell table:style-name="ce22" office:value-type="float" office:value="6966" calcext:value-type="float">
            <text:p>696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7" calcext:value-type="float">
            <text:p>17</text:p>
          </table:table-cell>
          <table:table-cell table:number-columns-repeated="8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26.25</text:p>
          </table:table-cell>
          <table:table-cell table:style-name="ce22" office:value-type="float" office:value="22625" calcext:value-type="float">
            <text:p>2262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67.48" calcext:value-type="float">
            <text:p>67,48</text:p>
          </table:table-cell>
          <table:table-cell table:style-name="ce22" office:value-type="float" office:value="6748" calcext:value-type="float">
            <text:p>6748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7" calcext:value-type="float">
            <text:p>17</text:p>
          </table:table-cell>
          <table:table-cell table:number-columns-repeated="8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2.83</text:p>
          </table:table-cell>
          <table:table-cell table:style-name="ce22" office:value-type="float" office:value="21283" calcext:value-type="float">
            <text:p>2128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67.33" calcext:value-type="float">
            <text:p>67,33</text:p>
          </table:table-cell>
          <table:table-cell table:style-name="ce22" office:value-type="float" office:value="6733" calcext:value-type="float">
            <text:p>6733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7" calcext:value-type="float">
            <text:p>17</text:p>
          </table:table-cell>
          <table:table-cell table:number-columns-repeated="8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8.91</text:p>
          </table:table-cell>
          <table:table-cell table:style-name="ce22" office:value-type="float" office:value="21891" calcext:value-type="float">
            <text:p>2189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70.3" calcext:value-type="float">
            <text:p>70,3</text:p>
          </table:table-cell>
          <table:table-cell table:style-name="ce22" office:value-type="float" office:value="7030" calcext:value-type="float">
            <text:p>703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7" calcext:value-type="float">
            <text:p>17</text:p>
          </table:table-cell>
          <table:table-cell table:number-columns-repeated="8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0.48</text:p>
          </table:table-cell>
          <table:table-cell table:style-name="ce22" office:value-type="float" office:value="21048" calcext:value-type="float">
            <text:p>2104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67.72" calcext:value-type="float">
            <text:p>67,72</text:p>
          </table:table-cell>
          <table:table-cell table:style-name="ce22" office:value-type="float" office:value="6772" calcext:value-type="float">
            <text:p>677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7" calcext:value-type="float">
            <text:p>17</text:p>
          </table:table-cell>
          <table:table-cell table:number-columns-repeated="8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22.65</text:p>
          </table:table-cell>
          <table:table-cell table:style-name="ce22" office:value-type="float" office:value="22265" calcext:value-type="float">
            <text:p>2226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67.24" calcext:value-type="float">
            <text:p>67,24</text:p>
          </table:table-cell>
          <table:table-cell table:style-name="ce22" office:value-type="float" office:value="6724" calcext:value-type="float">
            <text:p>6724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7" calcext:value-type="float">
            <text:p>17</text:p>
          </table:table-cell>
          <table:table-cell table:number-columns-repeated="8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31.31</text:p>
          </table:table-cell>
          <table:table-cell table:style-name="ce22" office:value-type="float" office:value="23131" calcext:value-type="float">
            <text:p>2313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67.27" calcext:value-type="float">
            <text:p>67,27</text:p>
          </table:table-cell>
          <table:table-cell table:style-name="ce22" office:value-type="float" office:value="6727" calcext:value-type="float">
            <text:p>6727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7" calcext:value-type="float">
            <text:p>17</text:p>
          </table:table-cell>
          <table:table-cell table:number-columns-repeated="8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9.30</text:p>
          </table:table-cell>
          <table:table-cell table:style-name="ce22" office:value-type="float" office:value="21930" calcext:value-type="float">
            <text:p>2193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68.52" calcext:value-type="float">
            <text:p>68,52</text:p>
          </table:table-cell>
          <table:table-cell table:style-name="ce22" office:value-type="float" office:value="6852" calcext:value-type="float">
            <text:p>685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7" calcext:value-type="float">
            <text:p>17</text:p>
          </table:table-cell>
          <table:table-cell table:number-columns-repeated="8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21.28</text:p>
          </table:table-cell>
          <table:table-cell table:style-name="ce22" office:value-type="float" office:value="22128" calcext:value-type="float">
            <text:p>2212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3"/>
          <table:table-cell table:style-name="ce30" table:number-columns-repeated="12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67.35" calcext:value-type="float">
            <text:p>67,35</text:p>
          </table:table-cell>
          <table:table-cell table:style-name="ce22" office:value-type="float" office:value="6735" calcext:value-type="float">
            <text:p>6735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8" calcext:value-type="float">
            <text:p>18</text:p>
          </table:table-cell>
          <table:table-cell table:number-columns-repeated="8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7.26</text:p>
          </table:table-cell>
          <table:table-cell table:style-name="ce22" office:value-type="float" office:value="21726" calcext:value-type="float">
            <text:p>2172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3"/>
          <table:table-cell table:style-name="ce30" table:number-columns-repeated="12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float" office:value="93.37" calcext:value-type="float">
            <text:p>93,37</text:p>
          </table:table-cell>
          <table:table-cell table:style-name="ce23" office:value-type="float" office:value="9337" calcext:value-type="float">
            <text:p>9337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4" calcext:value-type="float">
            <text:p>14</text:p>
          </table:table-cell>
          <table:table-cell/>
          <table:table-cell table:formula="of:=AVERAGE([.C41:.C52])" office:value-type="float" office:value="92.17" calcext:value-type="float">
            <text:p>92,17</text:p>
          </table:table-cell>
          <table:table-cell table:formula="of:=AVERAGE([.D41:.D52])" office:value-type="float" office:value="9217" calcext:value-type="float">
            <text:p>9217</text:p>
          </table:table-cell>
          <table:table-cell table:formula="of:=AVERAGE([.E41:.E52])" office:value-type="float" office:value="9.58333333333333" calcext:value-type="float">
            <text:p>9,58333333333333</text:p>
          </table:table-cell>
          <table:table-cell table:formula="of:=AVERAGE([.F41:.F52])" office:value-type="float" office:value="12.0833333333333" calcext:value-type="float">
            <text:p>12,0833333333333</text:p>
          </table:table-cell>
          <table:table-cell table:number-columns-repeated="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54.43</text:p>
          </table:table-cell>
          <table:table-cell table:style-name="ce23" office:value-type="float" office:value="25443" calcext:value-type="float">
            <text:p>2544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31"/>
          <table:table-cell table:formula="of:=AVERAGE([.Q41:.Q52])" office:value-type="string" office:string-value="" calcext:value-type="error">
            <text:p>#DIV/0!</text:p>
          </table:table-cell>
          <table:table-cell table:formula="of:=AVERAGE([.R41:.R52])" office:value-type="float" office:value="25134.5833333333" calcext:value-type="float">
            <text:p>25134,5833333333</text:p>
          </table:table-cell>
          <table:table-cell table:formula="of:=AVERAGE([.S41:.S52])" office:value-type="float" office:value="3" calcext:value-type="float">
            <text:p>3</text:p>
          </table:table-cell>
          <table:table-cell table:formula="of:=AVERAGE([.T41:.T52])" office:value-type="float" office:value="4" calcext:value-type="float">
            <text:p>4</text:p>
          </table:table-cell>
          <table:table-cell table:style-name="ce31" table:number-columns-repeated="10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float" office:value="88.62" calcext:value-type="float">
            <text:p>88,62</text:p>
          </table:table-cell>
          <table:table-cell table:style-name="ce23" office:value-type="float" office:value="8862" calcext:value-type="float">
            <text:p>886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8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50.75</text:p>
          </table:table-cell>
          <table:table-cell table:style-name="ce23" office:value-type="float" office:value="25075" calcext:value-type="float">
            <text:p>2507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float" office:value="87.68" calcext:value-type="float">
            <text:p>87,68</text:p>
          </table:table-cell>
          <table:table-cell table:style-name="ce23" office:value-type="float" office:value="8768" calcext:value-type="float">
            <text:p>876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8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55.71</text:p>
          </table:table-cell>
          <table:table-cell table:style-name="ce23" office:value-type="float" office:value="25571" calcext:value-type="float">
            <text:p>2557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float" office:value="94.19" calcext:value-type="float">
            <text:p>94,19</text:p>
          </table:table-cell>
          <table:table-cell table:style-name="ce23" office:value-type="float" office:value="9419" calcext:value-type="float">
            <text:p>9419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8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53.96</text:p>
          </table:table-cell>
          <table:table-cell table:style-name="ce23" office:value-type="float" office:value="25396" calcext:value-type="float">
            <text:p>2539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float" office:value="90.02" calcext:value-type="float">
            <text:p>90,02</text:p>
          </table:table-cell>
          <table:table-cell table:style-name="ce23" office:value-type="float" office:value="9002" calcext:value-type="float">
            <text:p>900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8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52.88</text:p>
          </table:table-cell>
          <table:table-cell table:style-name="ce23" office:value-type="float" office:value="25288" calcext:value-type="float">
            <text:p>2528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float" office:value="93.78" calcext:value-type="float">
            <text:p>93,78</text:p>
          </table:table-cell>
          <table:table-cell table:style-name="ce23" office:value-type="float" office:value="9378" calcext:value-type="float">
            <text:p>937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8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53.83</text:p>
          </table:table-cell>
          <table:table-cell table:style-name="ce23" office:value-type="float" office:value="25383" calcext:value-type="float">
            <text:p>2538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float" office:value="92.45" calcext:value-type="float">
            <text:p>92,45</text:p>
          </table:table-cell>
          <table:table-cell table:style-name="ce23" office:value-type="float" office:value="9245" calcext:value-type="float">
            <text:p>924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8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53.61</text:p>
          </table:table-cell>
          <table:table-cell table:style-name="ce23" office:value-type="float" office:value="25361" calcext:value-type="float">
            <text:p>2536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float" office:value="95.01" calcext:value-type="float">
            <text:p>95,01</text:p>
          </table:table-cell>
          <table:table-cell table:style-name="ce23" office:value-type="float" office:value="9501" calcext:value-type="float">
            <text:p>9501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8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49.44</text:p>
          </table:table-cell>
          <table:table-cell table:style-name="ce23" office:value-type="float" office:value="24944" calcext:value-type="float">
            <text:p>2494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float" office:value="90.52" calcext:value-type="float">
            <text:p>90,52</text:p>
          </table:table-cell>
          <table:table-cell table:style-name="ce23" office:value-type="float" office:value="9052" calcext:value-type="float">
            <text:p>905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8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51.07</text:p>
          </table:table-cell>
          <table:table-cell table:style-name="ce23" office:value-type="float" office:value="25107" calcext:value-type="float">
            <text:p>2510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float" office:value="92.67" calcext:value-type="float">
            <text:p>92,67</text:p>
          </table:table-cell>
          <table:table-cell table:style-name="ce23" office:value-type="float" office:value="9267" calcext:value-type="float">
            <text:p>9267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8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44.07</text:p>
          </table:table-cell>
          <table:table-cell table:style-name="ce23" office:value-type="float" office:value="24407" calcext:value-type="float">
            <text:p>2440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float" office:value="94.14" calcext:value-type="float">
            <text:p>94,14</text:p>
          </table:table-cell>
          <table:table-cell table:style-name="ce23" office:value-type="float" office:value="9414" calcext:value-type="float">
            <text:p>9414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8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48.04</text:p>
          </table:table-cell>
          <table:table-cell table:style-name="ce23" office:value-type="float" office:value="24804" calcext:value-type="float">
            <text:p>2480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31" table:number-columns-repeated="12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float" office:value="93.59" calcext:value-type="float">
            <text:p>93,59</text:p>
          </table:table-cell>
          <table:table-cell table:style-name="ce23" office:value-type="float" office:value="9359" calcext:value-type="float">
            <text:p>9359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8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string" calcext:value-type="string">
            <text:p>248.36</text:p>
          </table:table-cell>
          <table:table-cell table:style-name="ce23" office:value-type="float" office:value="24836" calcext:value-type="float">
            <text:p>2483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31" table:number-columns-repeated="12"/>
        </table:table-row>
        <table:table-row table:style-name="ro1">
          <table:table-cell table:style-name="ce13"/>
          <table:table-cell table:style-name="ce5"/>
          <table:table-cell table:style-name="ce13" table:number-columns-repeated="2"/>
          <table:table-cell table:style-name="ce5" table:number-columns-repeated="2"/>
          <table:table-cell table:number-columns-repeated="8"/>
          <table:table-cell table:style-name="ce13"/>
          <table:table-cell table:style-name="ce5"/>
          <table:table-cell table:style-name="ce13" table:number-columns-repeated="4"/>
          <table:table-cell table:style-name="ce5" table:number-columns-repeated="3"/>
          <table:table-cell table:style-name="ce7" table:number-columns-repeated="12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42.49" calcext:value-type="float">
            <text:p>42,49</text:p>
          </table:table-cell>
          <table:table-cell table:style-name="ce22" office:value-type="float" office:value="4249" calcext:value-type="float">
            <text:p>4249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5" calcext:value-type="float">
            <text:p>25</text:p>
          </table:table-cell>
          <table:table-cell/>
          <table:table-cell table:formula="of:=AVERAGE([.C54:.C65])" office:value-type="float" office:value="42.3066666666667" calcext:value-type="float">
            <text:p>42,3066666666667</text:p>
          </table:table-cell>
          <table:table-cell table:formula="of:=AVERAGE([.D54:.D65])" office:value-type="float" office:value="4230.66666666667" calcext:value-type="float">
            <text:p>4230,66666666667</text:p>
          </table:table-cell>
          <table:table-cell table:formula="of:=AVERAGE([.E54:.E65])" office:value-type="float" office:value="21" calcext:value-type="float">
            <text:p>21</text:p>
          </table:table-cell>
          <table:table-cell table:formula="of:=AVERAGE([.F54:.F65])" office:value-type="float" office:value="27.3333333333333" calcext:value-type="float">
            <text:p>27,3333333333333</text:p>
          </table:table-cell>
          <table:table-cell table:number-columns-repeated="3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16.94</text:p>
          </table:table-cell>
          <table:table-cell table:style-name="ce22" office:value-type="float" office:value="21694" calcext:value-type="float">
            <text:p>2169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30"/>
          <table:table-cell table:formula="of:=AVERAGE([.Q54:.Q65])" office:value-type="string" office:string-value="" calcext:value-type="error">
            <text:p>#DIV/0!</text:p>
          </table:table-cell>
          <table:table-cell table:formula="of:=AVERAGE([.R54:.R65])" office:value-type="float" office:value="21439.0833333333" calcext:value-type="float">
            <text:p>21439,0833333333</text:p>
          </table:table-cell>
          <table:table-cell table:formula="of:=AVERAGE([.S54:.S65])" office:value-type="float" office:value="5" calcext:value-type="float">
            <text:p>5</text:p>
          </table:table-cell>
          <table:table-cell table:formula="of:=AVERAGE([.T54:.T65])" office:value-type="float" office:value="3.83333333333333" calcext:value-type="float">
            <text:p>3,83333333333333</text:p>
          </table:table-cell>
          <table:table-cell table:style-name="ce30" table:number-columns-repeated="10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42.13" calcext:value-type="float">
            <text:p>42,13</text:p>
          </table:table-cell>
          <table:table-cell table:style-name="ce22" office:value-type="float" office:value="4213" calcext:value-type="float">
            <text:p>4213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9" calcext:value-type="float">
            <text:p>29</text:p>
          </table:table-cell>
          <table:table-cell table:number-columns-repeated="8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08.78</text:p>
          </table:table-cell>
          <table:table-cell table:style-name="ce22" office:value-type="float" office:value="20878" calcext:value-type="float">
            <text:p>20878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42.36" calcext:value-type="float">
            <text:p>42,36</text:p>
          </table:table-cell>
          <table:table-cell table:style-name="ce22" office:value-type="float" office:value="4236" calcext:value-type="float">
            <text:p>4236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5" calcext:value-type="float">
            <text:p>25</text:p>
          </table:table-cell>
          <table:table-cell table:number-columns-repeated="8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23.23</text:p>
          </table:table-cell>
          <table:table-cell table:style-name="ce22" office:value-type="float" office:value="22323" calcext:value-type="float">
            <text:p>2232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42.74" calcext:value-type="float">
            <text:p>42,74</text:p>
          </table:table-cell>
          <table:table-cell table:style-name="ce22" office:value-type="float" office:value="4274" calcext:value-type="float">
            <text:p>4274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6" calcext:value-type="float">
            <text:p>26</text:p>
          </table:table-cell>
          <table:table-cell table:number-columns-repeated="8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13.53</text:p>
          </table:table-cell>
          <table:table-cell table:style-name="ce22" office:value-type="float" office:value="21353" calcext:value-type="float">
            <text:p>2135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42.02" calcext:value-type="float">
            <text:p>42,02</text:p>
          </table:table-cell>
          <table:table-cell table:style-name="ce22" office:value-type="float" office:value="4202" calcext:value-type="float">
            <text:p>4202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8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10.75</text:p>
          </table:table-cell>
          <table:table-cell table:style-name="ce22" office:value-type="float" office:value="21075" calcext:value-type="float">
            <text:p>2107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42.4" calcext:value-type="float">
            <text:p>42,4</text:p>
          </table:table-cell>
          <table:table-cell table:style-name="ce22" office:value-type="float" office:value="4240" calcext:value-type="float">
            <text:p>424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5" calcext:value-type="float">
            <text:p>25</text:p>
          </table:table-cell>
          <table:table-cell table:number-columns-repeated="8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13.76</text:p>
          </table:table-cell>
          <table:table-cell table:style-name="ce22" office:value-type="float" office:value="21376" calcext:value-type="float">
            <text:p>2137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42.56" calcext:value-type="float">
            <text:p>42,56</text:p>
          </table:table-cell>
          <table:table-cell table:style-name="ce22" office:value-type="float" office:value="4256" calcext:value-type="float">
            <text:p>4256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5" calcext:value-type="float">
            <text:p>25</text:p>
          </table:table-cell>
          <table:table-cell table:number-columns-repeated="8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16.20</text:p>
          </table:table-cell>
          <table:table-cell table:style-name="ce22" office:value-type="float" office:value="21620" calcext:value-type="float">
            <text:p>2162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42.25" calcext:value-type="float">
            <text:p>42,25</text:p>
          </table:table-cell>
          <table:table-cell table:style-name="ce22" office:value-type="float" office:value="4225" calcext:value-type="float">
            <text:p>4225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9" calcext:value-type="float">
            <text:p>29</text:p>
          </table:table-cell>
          <table:table-cell table:number-columns-repeated="8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23.02</text:p>
          </table:table-cell>
          <table:table-cell table:style-name="ce22" office:value-type="float" office:value="22302" calcext:value-type="float">
            <text:p>2230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42.3" calcext:value-type="float">
            <text:p>42,3</text:p>
          </table:table-cell>
          <table:table-cell table:style-name="ce22" office:value-type="float" office:value="4230" calcext:value-type="float">
            <text:p>423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7" calcext:value-type="float">
            <text:p>27</text:p>
          </table:table-cell>
          <table:table-cell table:number-columns-repeated="8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07.17</text:p>
          </table:table-cell>
          <table:table-cell table:style-name="ce22" office:value-type="float" office:value="20717" calcext:value-type="float">
            <text:p>20717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42.09" calcext:value-type="float">
            <text:p>42,09</text:p>
          </table:table-cell>
          <table:table-cell table:style-name="ce22" office:value-type="float" office:value="4209" calcext:value-type="float">
            <text:p>4209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8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17.04</text:p>
          </table:table-cell>
          <table:table-cell table:style-name="ce22" office:value-type="float" office:value="21704" calcext:value-type="float">
            <text:p>2170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4200" calcext:value-type="float">
            <text:p>420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9" calcext:value-type="float">
            <text:p>29</text:p>
          </table:table-cell>
          <table:table-cell table:number-columns-repeated="8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10.95</text:p>
          </table:table-cell>
          <table:table-cell table:style-name="ce22" office:value-type="float" office:value="21095" calcext:value-type="float">
            <text:p>2109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number-columns-repeated="3"/>
          <table:table-cell table:style-name="ce30" table:number-columns-repeated="12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42.34" calcext:value-type="float">
            <text:p>42,34</text:p>
          </table:table-cell>
          <table:table-cell table:style-name="ce22" office:value-type="float" office:value="4234" calcext:value-type="float">
            <text:p>4234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8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11.32</text:p>
          </table:table-cell>
          <table:table-cell table:style-name="ce22" office:value-type="float" office:value="21132" calcext:value-type="float">
            <text:p>2113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number-columns-repeated="3"/>
          <table:table-cell table:style-name="ce30" table:number-columns-repeated="12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45.39" calcext:value-type="float">
            <text:p>45,39</text:p>
          </table:table-cell>
          <table:table-cell table:style-name="ce23" office:value-type="float" office:value="4539" calcext:value-type="float">
            <text:p>453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5" calcext:value-type="float">
            <text:p>25</text:p>
          </table:table-cell>
          <table:table-cell/>
          <table:table-cell table:formula="of:=AVERAGE([.C66:.C77])" office:value-type="float" office:value="46.3683333333333" calcext:value-type="float">
            <text:p>46,3683333333333</text:p>
          </table:table-cell>
          <table:table-cell table:formula="of:=AVERAGE([.D66:.D77])" office:value-type="float" office:value="4636.83333333333" calcext:value-type="float">
            <text:p>4636,83333333333</text:p>
          </table:table-cell>
          <table:table-cell table:formula="of:=AVERAGE([.E66:.E77])" office:value-type="float" office:value="19.3333333333333" calcext:value-type="float">
            <text:p>19,3333333333333</text:p>
          </table:table-cell>
          <table:table-cell table:formula="of:=AVERAGE([.F66:.F77])" office:value-type="float" office:value="23.1666666666667" calcext:value-type="float">
            <text:p>23,1666666666667</text:p>
          </table:table-cell>
          <table:table-cell table:number-columns-repeated="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10.63</text:p>
          </table:table-cell>
          <table:table-cell table:style-name="ce23" office:value-type="float" office:value="21063" calcext:value-type="float">
            <text:p>2106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31"/>
          <table:table-cell table:formula="of:=AVERAGE([.Q66:.Q77])" office:value-type="string" office:string-value="" calcext:value-type="error">
            <text:p>#DIV/0!</text:p>
          </table:table-cell>
          <table:table-cell table:formula="of:=AVERAGE([.R66:.R77])" office:value-type="float" office:value="20759.75" calcext:value-type="float">
            <text:p>20759,75</text:p>
          </table:table-cell>
          <table:table-cell table:formula="of:=AVERAGE([.S66:.S77])" office:value-type="float" office:value="4.75" calcext:value-type="float">
            <text:p>4,75</text:p>
          </table:table-cell>
          <table:table-cell table:formula="of:=AVERAGE([.T66:.T77])" office:value-type="float" office:value="8.08333333333333" calcext:value-type="float">
            <text:p>8,08333333333333</text:p>
          </table:table-cell>
          <table:table-cell table:style-name="ce31" table:number-columns-repeated="10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46.72" calcext:value-type="float">
            <text:p>46,72</text:p>
          </table:table-cell>
          <table:table-cell table:style-name="ce23" office:value-type="float" office:value="4672" calcext:value-type="float">
            <text:p>4672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3" calcext:value-type="float">
            <text:p>23</text:p>
          </table:table-cell>
          <table:table-cell table:number-columns-repeated="8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07.82</text:p>
          </table:table-cell>
          <table:table-cell table:style-name="ce23" office:value-type="float" office:value="20782" calcext:value-type="float">
            <text:p>2078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9" calcext:value-type="float">
            <text:p>9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45.45" calcext:value-type="float">
            <text:p>45,45</text:p>
          </table:table-cell>
          <table:table-cell table:style-name="ce23" office:value-type="float" office:value="4545" calcext:value-type="float">
            <text:p>4545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6" calcext:value-type="float">
            <text:p>26</text:p>
          </table:table-cell>
          <table:table-cell table:number-columns-repeated="8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07.42</text:p>
          </table:table-cell>
          <table:table-cell table:style-name="ce23" office:value-type="float" office:value="20742" calcext:value-type="float">
            <text:p>2074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9" calcext:value-type="float">
            <text:p>9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45.43" calcext:value-type="float">
            <text:p>45,43</text:p>
          </table:table-cell>
          <table:table-cell table:style-name="ce23" office:value-type="float" office:value="4543" calcext:value-type="float">
            <text:p>4543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3" calcext:value-type="float">
            <text:p>23</text:p>
          </table:table-cell>
          <table:table-cell table:number-columns-repeated="8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07.83</text:p>
          </table:table-cell>
          <table:table-cell table:style-name="ce23" office:value-type="float" office:value="20783" calcext:value-type="float">
            <text:p>2078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9" calcext:value-type="float">
            <text:p>9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44.82" calcext:value-type="float">
            <text:p>44,82</text:p>
          </table:table-cell>
          <table:table-cell table:style-name="ce23" office:value-type="float" office:value="4482" calcext:value-type="float">
            <text:p>4482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3" calcext:value-type="float">
            <text:p>23</text:p>
          </table:table-cell>
          <table:table-cell table:number-columns-repeated="8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10.03</text:p>
          </table:table-cell>
          <table:table-cell table:style-name="ce23" office:value-type="float" office:value="21003" calcext:value-type="float">
            <text:p>2100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46.86" calcext:value-type="float">
            <text:p>46,86</text:p>
          </table:table-cell>
          <table:table-cell table:style-name="ce23" office:value-type="float" office:value="4686" calcext:value-type="float">
            <text:p>4686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3" calcext:value-type="float">
            <text:p>23</text:p>
          </table:table-cell>
          <table:table-cell table:number-columns-repeated="8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07.75</text:p>
          </table:table-cell>
          <table:table-cell table:style-name="ce23" office:value-type="float" office:value="20775" calcext:value-type="float">
            <text:p>2077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9" calcext:value-type="float">
            <text:p>9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47.19" calcext:value-type="float">
            <text:p>47,19</text:p>
          </table:table-cell>
          <table:table-cell table:style-name="ce23" office:value-type="float" office:value="4719" calcext:value-type="float">
            <text:p>4719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8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01.37</text:p>
          </table:table-cell>
          <table:table-cell table:style-name="ce23" office:value-type="float" office:value="20137" calcext:value-type="float">
            <text:p>2013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" calcext:value-type="float">
            <text:p>8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46.35" calcext:value-type="float">
            <text:p>46,35</text:p>
          </table:table-cell>
          <table:table-cell table:style-name="ce23" office:value-type="float" office:value="4635" calcext:value-type="float">
            <text:p>4635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3" calcext:value-type="float">
            <text:p>23</text:p>
          </table:table-cell>
          <table:table-cell table:number-columns-repeated="8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04.57</text:p>
          </table:table-cell>
          <table:table-cell table:style-name="ce23" office:value-type="float" office:value="20457" calcext:value-type="float">
            <text:p>2045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9" calcext:value-type="float">
            <text:p>9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46.93" calcext:value-type="float">
            <text:p>46,93</text:p>
          </table:table-cell>
          <table:table-cell table:style-name="ce23" office:value-type="float" office:value="4693" calcext:value-type="float">
            <text:p>4693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1" calcext:value-type="float">
            <text:p>21</text:p>
          </table:table-cell>
          <table:table-cell table:number-columns-repeated="8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10.05</text:p>
          </table:table-cell>
          <table:table-cell table:style-name="ce23" office:value-type="float" office:value="21005" calcext:value-type="float">
            <text:p>2100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" calcext:value-type="float">
            <text:p>8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46.76" calcext:value-type="float">
            <text:p>46,76</text:p>
          </table:table-cell>
          <table:table-cell table:style-name="ce23" office:value-type="float" office:value="4676" calcext:value-type="float">
            <text:p>4676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3" calcext:value-type="float">
            <text:p>23</text:p>
          </table:table-cell>
          <table:table-cell table:number-columns-repeated="8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02.24</text:p>
          </table:table-cell>
          <table:table-cell table:style-name="ce23" office:value-type="float" office:value="20224" calcext:value-type="float">
            <text:p>2022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9" calcext:value-type="float">
            <text:p>9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47.84" calcext:value-type="float">
            <text:p>47,84</text:p>
          </table:table-cell>
          <table:table-cell table:style-name="ce23" office:value-type="float" office:value="4784" calcext:value-type="float">
            <text:p>4784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3" calcext:value-type="float">
            <text:p>23</text:p>
          </table:table-cell>
          <table:table-cell table:number-columns-repeated="8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15.74</text:p>
          </table:table-cell>
          <table:table-cell table:style-name="ce23" office:value-type="float" office:value="21574" calcext:value-type="float">
            <text:p>2157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31" table:number-columns-repeated="12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46.68" calcext:value-type="float">
            <text:p>46,68</text:p>
          </table:table-cell>
          <table:table-cell table:style-name="ce23" office:value-type="float" office:value="4668" calcext:value-type="float">
            <text:p>466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3" calcext:value-type="float">
            <text:p>23</text:p>
          </table:table-cell>
          <table:table-cell table:number-columns-repeated="8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05.72</text:p>
          </table:table-cell>
          <table:table-cell table:style-name="ce23" office:value-type="float" office:value="20572" calcext:value-type="float">
            <text:p>2057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3"/>
          <table:table-cell table:style-name="ce31" table:number-columns-repeated="12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55.67" calcext:value-type="float">
            <text:p>55,67</text:p>
          </table:table-cell>
          <table:table-cell table:style-name="ce22" office:value-type="float" office:value="5567" calcext:value-type="float">
            <text:p>5567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1" calcext:value-type="float">
            <text:p>21</text:p>
          </table:table-cell>
          <table:table-cell/>
          <table:table-cell table:formula="of:=AVERAGE([.C78:.C89])" office:value-type="float" office:value="55.9916666666667" calcext:value-type="float">
            <text:p>55,9916666666667</text:p>
          </table:table-cell>
          <table:table-cell table:formula="of:=AVERAGE([.D78:.D89])" office:value-type="float" office:value="5599.16666666667" calcext:value-type="float">
            <text:p>5599,16666666667</text:p>
          </table:table-cell>
          <table:table-cell table:formula="of:=AVERAGE([.E78:.E89])" office:value-type="float" office:value="16" calcext:value-type="float">
            <text:p>16</text:p>
          </table:table-cell>
          <table:table-cell table:formula="of:=AVERAGE([.F78:.F89])" office:value-type="float" office:value="21.3333333333333" calcext:value-type="float">
            <text:p>21,3333333333333</text:p>
          </table:table-cell>
          <table:table-cell table:number-columns-repeated="3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07.45</text:p>
          </table:table-cell>
          <table:table-cell table:style-name="ce22" office:value-type="float" office:value="20745" calcext:value-type="float">
            <text:p>2074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  <table:table-cell table:style-name="ce30"/>
          <table:table-cell table:formula="of:=AVERAGE([.Q78:.Q89])" office:value-type="string" office:string-value="" calcext:value-type="error">
            <text:p>#DIV/0!</text:p>
          </table:table-cell>
          <table:table-cell table:formula="of:=AVERAGE([.R78:.R89])" office:value-type="float" office:value="20729.3333333333" calcext:value-type="float">
            <text:p>20729,3333333333</text:p>
          </table:table-cell>
          <table:table-cell table:formula="of:=AVERAGE([.S78:.S89])" office:value-type="float" office:value="4.41666666666667" calcext:value-type="float">
            <text:p>4,41666666666667</text:p>
          </table:table-cell>
          <table:table-cell table:formula="of:=AVERAGE([.T78:.T89])" office:value-type="float" office:value="8.16666666666667" calcext:value-type="float">
            <text:p>8,16666666666667</text:p>
          </table:table-cell>
          <table:table-cell table:style-name="ce30" table:number-columns-repeated="10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56.86" calcext:value-type="float">
            <text:p>56,86</text:p>
          </table:table-cell>
          <table:table-cell table:style-name="ce22" office:value-type="float" office:value="5686" calcext:value-type="float">
            <text:p>568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8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193.54</text:p>
          </table:table-cell>
          <table:table-cell table:style-name="ce22" office:value-type="float" office:value="19354" calcext:value-type="float">
            <text:p>1935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55.48" calcext:value-type="float">
            <text:p>55,48</text:p>
          </table:table-cell>
          <table:table-cell table:style-name="ce22" office:value-type="float" office:value="5548" calcext:value-type="float">
            <text:p>554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1" calcext:value-type="float">
            <text:p>21</text:p>
          </table:table-cell>
          <table:table-cell table:number-columns-repeated="8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13.96</text:p>
          </table:table-cell>
          <table:table-cell table:style-name="ce22" office:value-type="float" office:value="21396" calcext:value-type="float">
            <text:p>2139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56.71" calcext:value-type="float">
            <text:p>56,71</text:p>
          </table:table-cell>
          <table:table-cell table:style-name="ce22" office:value-type="float" office:value="5671" calcext:value-type="float">
            <text:p>5671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1" calcext:value-type="float">
            <text:p>21</text:p>
          </table:table-cell>
          <table:table-cell table:number-columns-repeated="8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07.85</text:p>
          </table:table-cell>
          <table:table-cell table:style-name="ce22" office:value-type="float" office:value="20785" calcext:value-type="float">
            <text:p>2078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56.2" calcext:value-type="float">
            <text:p>56,2</text:p>
          </table:table-cell>
          <table:table-cell table:style-name="ce22" office:value-type="float" office:value="5620" calcext:value-type="float">
            <text:p>5620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1" calcext:value-type="float">
            <text:p>21</text:p>
          </table:table-cell>
          <table:table-cell table:number-columns-repeated="8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10.20</text:p>
          </table:table-cell>
          <table:table-cell table:style-name="ce22" office:value-type="float" office:value="21020" calcext:value-type="float">
            <text:p>2102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55.68" calcext:value-type="float">
            <text:p>55,68</text:p>
          </table:table-cell>
          <table:table-cell table:style-name="ce22" office:value-type="float" office:value="5568" calcext:value-type="float">
            <text:p>556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2" calcext:value-type="float">
            <text:p>22</text:p>
          </table:table-cell>
          <table:table-cell table:number-columns-repeated="8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06.00</text:p>
          </table:table-cell>
          <table:table-cell table:style-name="ce22" office:value-type="float" office:value="20600" calcext:value-type="float">
            <text:p>2060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55.79" calcext:value-type="float">
            <text:p>55,79</text:p>
          </table:table-cell>
          <table:table-cell table:style-name="ce22" office:value-type="float" office:value="5579" calcext:value-type="float">
            <text:p>5579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2" calcext:value-type="float">
            <text:p>22</text:p>
          </table:table-cell>
          <table:table-cell table:number-columns-repeated="8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14.66</text:p>
          </table:table-cell>
          <table:table-cell table:style-name="ce22" office:value-type="float" office:value="21466" calcext:value-type="float">
            <text:p>2146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55.64" calcext:value-type="float">
            <text:p>55,64</text:p>
          </table:table-cell>
          <table:table-cell table:style-name="ce22" office:value-type="float" office:value="5564" calcext:value-type="float">
            <text:p>5564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1" calcext:value-type="float">
            <text:p>21</text:p>
          </table:table-cell>
          <table:table-cell table:number-columns-repeated="8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06.89</text:p>
          </table:table-cell>
          <table:table-cell table:style-name="ce22" office:value-type="float" office:value="20689" calcext:value-type="float">
            <text:p>20689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55.97" calcext:value-type="float">
            <text:p>55,97</text:p>
          </table:table-cell>
          <table:table-cell table:style-name="ce22" office:value-type="float" office:value="5597" calcext:value-type="float">
            <text:p>5597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2" calcext:value-type="float">
            <text:p>22</text:p>
          </table:table-cell>
          <table:table-cell table:number-columns-repeated="8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08.03</text:p>
          </table:table-cell>
          <table:table-cell table:style-name="ce22" office:value-type="float" office:value="20803" calcext:value-type="float">
            <text:p>2080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55.92" calcext:value-type="float">
            <text:p>55,92</text:p>
          </table:table-cell>
          <table:table-cell table:style-name="ce22" office:value-type="float" office:value="5592" calcext:value-type="float">
            <text:p>559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4" calcext:value-type="float">
            <text:p>24</text:p>
          </table:table-cell>
          <table:table-cell table:number-columns-repeated="8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197.53</text:p>
          </table:table-cell>
          <table:table-cell table:style-name="ce22" office:value-type="float" office:value="19753" calcext:value-type="float">
            <text:p>1975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55.39" calcext:value-type="float">
            <text:p>55,39</text:p>
          </table:table-cell>
          <table:table-cell table:style-name="ce22" office:value-type="float" office:value="5539" calcext:value-type="float">
            <text:p>5539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3" calcext:value-type="float">
            <text:p>23</text:p>
          </table:table-cell>
          <table:table-cell table:number-columns-repeated="8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08.64</text:p>
          </table:table-cell>
          <table:table-cell table:style-name="ce22" office:value-type="float" office:value="20864" calcext:value-type="float">
            <text:p>2086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3"/>
          <table:table-cell table:style-name="ce30" table:number-columns-repeated="12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float" office:value="56.59" calcext:value-type="float">
            <text:p>56,59</text:p>
          </table:table-cell>
          <table:table-cell table:style-name="ce22" office:value-type="float" office:value="5659" calcext:value-type="float">
            <text:p>5659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8" calcext:value-type="float">
            <text:p>18</text:p>
          </table:table-cell>
          <table:table-cell table:number-columns-repeated="8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212.77</text:p>
          </table:table-cell>
          <table:table-cell table:style-name="ce22" office:value-type="float" office:value="21277" calcext:value-type="float">
            <text:p>21277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3"/>
          <table:table-cell table:style-name="ce30" table:number-columns-repeated="12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7400" calcext:value-type="float">
            <text:p>7400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6" calcext:value-type="float">
            <text:p>16</text:p>
          </table:table-cell>
          <table:table-cell/>
          <table:table-cell table:formula="of:=AVERAGE([.C90:.C101])" office:value-type="float" office:value="71.9691666666667" calcext:value-type="float">
            <text:p>71,9691666666667</text:p>
          </table:table-cell>
          <table:table-cell table:formula="of:=AVERAGE([.D90:.D101])" office:value-type="float" office:value="7196.91666666667" calcext:value-type="float">
            <text:p>7196,91666666667</text:p>
          </table:table-cell>
          <table:table-cell table:formula="of:=AVERAGE([.E90:.E101])" office:value-type="float" office:value="12.1666666666667" calcext:value-type="float">
            <text:p>12,1666666666667</text:p>
          </table:table-cell>
          <table:table-cell table:formula="of:=AVERAGE([.F90:.F101])" office:value-type="float" office:value="15.3333333333333" calcext:value-type="float">
            <text:p>15,3333333333333</text:p>
          </table:table-cell>
          <table:table-cell table:number-columns-repeated="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09.98</text:p>
          </table:table-cell>
          <table:table-cell table:style-name="ce23" office:value-type="float" office:value="20998" calcext:value-type="float">
            <text:p>20998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31"/>
          <table:table-cell table:formula="of:=AVERAGE([.Q90:.Q101])" office:value-type="string" office:string-value="" calcext:value-type="error">
            <text:p>#DIV/0!</text:p>
          </table:table-cell>
          <table:table-cell table:formula="of:=AVERAGE([.R90:.R101])" office:value-type="float" office:value="21544.3333333333" calcext:value-type="float">
            <text:p>21544,3333333333</text:p>
          </table:table-cell>
          <table:table-cell table:formula="of:=AVERAGE([.S90:.S101])" office:value-type="float" office:value="4" calcext:value-type="float">
            <text:p>4</text:p>
          </table:table-cell>
          <table:table-cell table:formula="of:=AVERAGE([.T90:.T101])" office:value-type="float" office:value="5.58333333333333" calcext:value-type="float">
            <text:p>5,58333333333333</text:p>
          </table:table-cell>
          <table:table-cell table:style-name="ce31" table:number-columns-repeated="10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72.31" calcext:value-type="float">
            <text:p>72,31</text:p>
          </table:table-cell>
          <table:table-cell table:style-name="ce23" office:value-type="float" office:value="7231" calcext:value-type="float">
            <text:p>723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8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11.67</text:p>
          </table:table-cell>
          <table:table-cell table:style-name="ce23" office:value-type="float" office:value="21167" calcext:value-type="float">
            <text:p>2116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71.36" calcext:value-type="float">
            <text:p>71,36</text:p>
          </table:table-cell>
          <table:table-cell table:style-name="ce23" office:value-type="float" office:value="7136" calcext:value-type="float">
            <text:p>713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8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12.73</text:p>
          </table:table-cell>
          <table:table-cell table:style-name="ce23" office:value-type="float" office:value="21273" calcext:value-type="float">
            <text:p>2127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73.28" calcext:value-type="float">
            <text:p>73,28</text:p>
          </table:table-cell>
          <table:table-cell table:style-name="ce23" office:value-type="float" office:value="7328" calcext:value-type="float">
            <text:p>7328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8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25.94</text:p>
          </table:table-cell>
          <table:table-cell table:style-name="ce23" office:value-type="float" office:value="22594" calcext:value-type="float">
            <text:p>22594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74.42" calcext:value-type="float">
            <text:p>74,42</text:p>
          </table:table-cell>
          <table:table-cell table:style-name="ce23" office:value-type="float" office:value="7442" calcext:value-type="float">
            <text:p>7442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8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14.41</text:p>
          </table:table-cell>
          <table:table-cell table:style-name="ce23" office:value-type="float" office:value="21441" calcext:value-type="float">
            <text:p>2144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72.06" calcext:value-type="float">
            <text:p>72,06</text:p>
          </table:table-cell>
          <table:table-cell table:style-name="ce23" office:value-type="float" office:value="7206" calcext:value-type="float">
            <text:p>720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8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12.53</text:p>
          </table:table-cell>
          <table:table-cell table:style-name="ce23" office:value-type="float" office:value="21253" calcext:value-type="float">
            <text:p>2125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71.58" calcext:value-type="float">
            <text:p>71,58</text:p>
          </table:table-cell>
          <table:table-cell table:style-name="ce23" office:value-type="float" office:value="7158" calcext:value-type="float">
            <text:p>7158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8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14.88</text:p>
          </table:table-cell>
          <table:table-cell table:style-name="ce23" office:value-type="float" office:value="21488" calcext:value-type="float">
            <text:p>21488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70.93" calcext:value-type="float">
            <text:p>70,93</text:p>
          </table:table-cell>
          <table:table-cell table:style-name="ce23" office:value-type="float" office:value="7093" calcext:value-type="float">
            <text:p>7093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8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15.45</text:p>
          </table:table-cell>
          <table:table-cell table:style-name="ce23" office:value-type="float" office:value="21545" calcext:value-type="float">
            <text:p>2154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71.86" calcext:value-type="float">
            <text:p>71,86</text:p>
          </table:table-cell>
          <table:table-cell table:style-name="ce23" office:value-type="float" office:value="7186" calcext:value-type="float">
            <text:p>718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8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18.99</text:p>
          </table:table-cell>
          <table:table-cell table:style-name="ce23" office:value-type="float" office:value="21899" calcext:value-type="float">
            <text:p>21899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68.34" calcext:value-type="float">
            <text:p>68,34</text:p>
          </table:table-cell>
          <table:table-cell table:style-name="ce23" office:value-type="float" office:value="6834" calcext:value-type="float">
            <text:p>6834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8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14.23</text:p>
          </table:table-cell>
          <table:table-cell table:style-name="ce23" office:value-type="float" office:value="21423" calcext:value-type="float">
            <text:p>2142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71.67" calcext:value-type="float">
            <text:p>71,67</text:p>
          </table:table-cell>
          <table:table-cell table:style-name="ce23" office:value-type="float" office:value="7167" calcext:value-type="float">
            <text:p>7167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8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14.63</text:p>
          </table:table-cell>
          <table:table-cell table:style-name="ce23" office:value-type="float" office:value="21463" calcext:value-type="float">
            <text:p>2146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31" table:number-columns-repeated="12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71.82" calcext:value-type="float">
            <text:p>71,82</text:p>
          </table:table-cell>
          <table:table-cell table:style-name="ce23" office:value-type="float" office:value="7182" calcext:value-type="float">
            <text:p>7182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8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219.88</text:p>
          </table:table-cell>
          <table:table-cell table:style-name="ce23" office:value-type="float" office:value="21988" calcext:value-type="float">
            <text:p>21988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3"/>
          <table:table-cell table:style-name="ce31" table:number-columns-repeated="12"/>
        </table:table-row>
        <table:table-row table:style-name="ro1">
          <table:table-cell table:style-name="ce13"/>
          <table:table-cell table:style-name="ce5"/>
          <table:table-cell table:style-name="ce13" table:number-columns-repeated="2"/>
          <table:table-cell table:style-name="ce5" table:number-columns-repeated="2"/>
          <table:table-cell table:number-columns-repeated="8"/>
          <table:table-cell table:style-name="ce13"/>
          <table:table-cell table:style-name="ce5"/>
          <table:table-cell table:style-name="ce13" table:number-columns-repeated="4"/>
          <table:table-cell table:style-name="ce5" table:number-columns-repeated="3"/>
          <table:table-cell table:style-name="ce7" table:number-columns-repeated="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3"/>
          <table:table-cell table:style-name="ce5" table:number-columns-repeated="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7"/>
          <table:table-cell table:style-name="ce7" table:number-columns-repeated="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7"/>
          <table:table-cell table:style-name="ce7" table:number-columns-repeated="1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3"/>
          <table:table-cell table:style-name="ce7" table:number-columns-repeated="1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3"/>
          <table:table-cell table:style-name="ce7" table:number-columns-repeated="1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7"/>
          <table:table-cell table:style-name="ce8" table:number-columns-repeated="1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7"/>
          <table:table-cell table:style-name="ce8" table:number-columns-repeated="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7"/>
          <table:table-cell table:style-name="ce8" table:number-columns-repeated="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7"/>
          <table:table-cell table:style-name="ce8" table:number-columns-repeated="1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3"/>
          <table:table-cell table:style-name="ce7" table:number-columns-repeated="1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style-name="ce8" table:number-columns-repeated="3"/>
          <table:table-cell table:style-name="ce7" table:number-columns-repeated="1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7"/>
          <table:table-cell table:style-name="ce7" table:number-columns-repeated="1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4" table:number-columns-repeated="7"/>
          <table:table-cell table:style-name="ce7" table:number-columns-repeated="12"/>
        </table:table-row>
        <table:table-row table:style-name="ro1">
          <table:table-cell table:style-name="ce13"/>
          <table:table-cell table:style-name="ce5"/>
          <table:table-cell table:style-name="ce13" table:number-columns-repeated="2"/>
          <table:table-cell table:style-name="ce5" table:number-columns-repeated="2"/>
          <table:table-cell table:number-columns-repeated="8"/>
          <table:table-cell table:style-name="ce13"/>
          <table:table-cell table:style-name="ce5"/>
          <table:table-cell table:style-name="ce13" table:number-columns-repeated="4"/>
          <table:table-cell table:style-name="ce5" table:number-columns-repeated="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3"/>
          <table:table-cell table:style-name="ce5" table:number-columns-repeated="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7"/>
          <table:table-cell table:style-name="ce7" table:number-columns-repeated="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7"/>
          <table:table-cell table:style-name="ce7" table:number-columns-repeated="1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3"/>
          <table:table-cell table:style-name="ce7" table:number-columns-repeated="1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3"/>
          <table:table-cell table:style-name="ce7" table:number-columns-repeated="1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3"/>
          <table:table-cell table:style-name="ce7" table:number-columns-repeated="1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3"/>
          <table:table-cell table:style-name="ce7" table:number-columns-repeated="1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7"/>
          <table:table-cell table:style-name="ce8" table:number-columns-repeated="1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7"/>
          <table:table-cell table:style-name="ce8" table:number-columns-repeated="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3"/>
          <table:table-cell table:style-name="ce8" table:number-columns-repeated="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3"/>
          <table:table-cell table:style-name="ce8" table:number-columns-repeated="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7"/>
          <table:table-cell table:style-name="ce7" table:number-columns-repeated="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number-columns-repeated="7"/>
          <table:table-cell table:style-name="ce7" table:number-columns-repeated="1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7"/>
          <table:table-cell table:style-name="ce7" table:number-columns-repeated="1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7"/>
          <table:table-cell table:style-name="ce7" table:number-columns-repeated="12"/>
        </table:table-row>
        <table:table-row table:style-name="ro1">
          <table:table-cell table:style-name="ce13"/>
          <table:table-cell table:style-name="ce5"/>
          <table:table-cell table:style-name="ce13" table:number-columns-repeated="2"/>
          <table:table-cell table:style-name="ce5" table:number-columns-repeated="2"/>
          <table:table-cell table:number-columns-repeated="8"/>
          <table:table-cell table:style-name="ce13"/>
          <table:table-cell table:style-name="ce5"/>
          <table:table-cell table:style-name="ce13" table:number-columns-repeated="4"/>
          <table:table-cell table:style-name="ce5" table:number-columns-repeated="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7"/>
          <table:table-cell table:number-columns-repeated="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7"/>
          <table:table-cell table:number-columns-repeated="1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7"/>
          <table:table-cell table:number-columns-repeated="1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7"/>
          <table:table-cell table:number-columns-repeated="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7"/>
          <table:table-cell table:number-columns-repeated="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style-name="ce2" table:number-columns-repeated="7"/>
          <table:table-cell table:number-columns-repeated="1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style-name="ce8" table:number-columns-repeated="3"/>
          <table:table-cell table:number-columns-repeated="1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7"/>
          <table:table-cell table:number-columns-repeated="1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number-columns-repeated="7"/>
          <table:table-cell table:number-columns-repeated="12"/>
        </table:table-row>
        <table:table-row table:style-name="ro1">
          <table:table-cell table:style-name="ce13"/>
          <table:table-cell table:style-name="ce5"/>
          <table:table-cell table:style-name="ce13" table:number-columns-repeated="4"/>
          <table:table-cell table:number-columns-repeated="8"/>
          <table:table-cell table:style-name="ce13"/>
          <table:table-cell table:style-name="ce5"/>
          <table:table-cell table:style-name="ce13" table:number-columns-repeated="4"/>
          <table:table-cell table:style-name="ce5" table:number-columns-repeated="15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1264.69" calcext:value-type="float">
            <text:p>1264,69</text:p>
          </table:table-cell>
          <table:table-cell table:style-name="ce22" office:value-type="float" office:value="126469" calcext:value-type="float">
            <text:p>12646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table:formula="of:=AVERAGE([.C250:.C261])" office:value-type="float" office:value="1255.70916666667" calcext:value-type="float">
            <text:p>1255,70916666667</text:p>
          </table:table-cell>
          <table:table-cell table:formula="of:=AVERAGE([.D250:.D261])" office:value-type="float" office:value="125570.916666667" calcext:value-type="float">
            <text:p>125570,916666667</text:p>
          </table:table-cell>
          <table:table-cell table:formula="of:=AVERAGE([.E250:.E261])" office:value-type="float" office:value="0.0833333333333333" calcext:value-type="float">
            <text:p>0,0833333333333333</text:p>
          </table:table-cell>
          <table:table-cell table:formula="of:=AVERAGE([.F250:.F261])" office:value-type="float" office:value="0" calcext:value-type="float">
            <text:p>0</text:p>
          </table:table-cell>
          <table:table-cell table:number-columns-repeated="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264.40</text:p>
          </table:table-cell>
          <table:table-cell table:style-name="ce22" office:value-type="float" office:value="226440" calcext:value-type="float">
            <text:p>22644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0"/>
          <table:table-cell table:formula="of:=AVERAGE([.Q250:.Q261])" office:value-type="string" office:string-value="" calcext:value-type="error">
            <text:p>#DIV/0!</text:p>
          </table:table-cell>
          <table:table-cell table:formula="of:=AVERAGE([.R250:.R261])" office:value-type="float" office:value="221974" calcext:value-type="float">
            <text:p>221974</text:p>
          </table:table-cell>
          <table:table-cell table:formula="of:=AVERAGE([.S250:.S261])" office:value-type="float" office:value="0" calcext:value-type="float">
            <text:p>0</text:p>
          </table:table-cell>
          <table:table-cell table:formula="of:=AVERAGE([.T250:.T261])" office:value-type="float" office:value="0" calcext:value-type="float">
            <text:p>0</text:p>
          </table:table-cell>
          <table:table-cell table:style-name="ce30" table:number-columns-repeated="10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1264.73" calcext:value-type="float">
            <text:p>1264,73</text:p>
          </table:table-cell>
          <table:table-cell table:style-name="ce22" office:value-type="float" office:value="126473" calcext:value-type="float">
            <text:p>12647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8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63.02</text:p>
          </table:table-cell>
          <table:table-cell table:style-name="ce22" office:value-type="float" office:value="216302" calcext:value-type="float">
            <text:p>21630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1269.38" calcext:value-type="float">
            <text:p>1269,38</text:p>
          </table:table-cell>
          <table:table-cell table:style-name="ce22" office:value-type="float" office:value="126938" calcext:value-type="float">
            <text:p>126938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8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232.07</text:p>
          </table:table-cell>
          <table:table-cell table:style-name="ce22" office:value-type="float" office:value="223207" calcext:value-type="float">
            <text:p>223207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1260.39" calcext:value-type="float">
            <text:p>1260,39</text:p>
          </table:table-cell>
          <table:table-cell table:style-name="ce22" office:value-type="float" office:value="126039" calcext:value-type="float">
            <text:p>126039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8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227.66</text:p>
          </table:table-cell>
          <table:table-cell table:style-name="ce22" office:value-type="float" office:value="222766" calcext:value-type="float">
            <text:p>222766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1248.02" calcext:value-type="float">
            <text:p>1248,02</text:p>
          </table:table-cell>
          <table:table-cell table:style-name="ce22" office:value-type="float" office:value="124802" calcext:value-type="float">
            <text:p>12480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8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82.60</text:p>
          </table:table-cell>
          <table:table-cell table:style-name="ce22" office:value-type="float" office:value="218260" calcext:value-type="float">
            <text:p>2182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1264.27" calcext:value-type="float">
            <text:p>1264,27</text:p>
          </table:table-cell>
          <table:table-cell table:style-name="ce22" office:value-type="float" office:value="126427" calcext:value-type="float">
            <text:p>126427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8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268.11</text:p>
          </table:table-cell>
          <table:table-cell table:style-name="ce22" office:value-type="float" office:value="226811" calcext:value-type="float">
            <text:p>22681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1264.51" calcext:value-type="float">
            <text:p>1264,51</text:p>
          </table:table-cell>
          <table:table-cell table:style-name="ce22" office:value-type="float" office:value="126451" calcext:value-type="float">
            <text:p>12645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8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98.30</text:p>
          </table:table-cell>
          <table:table-cell table:style-name="ce22" office:value-type="float" office:value="219830" calcext:value-type="float">
            <text:p>2198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1253.36" calcext:value-type="float">
            <text:p>1253,36</text:p>
          </table:table-cell>
          <table:table-cell table:style-name="ce22" office:value-type="float" office:value="125336" calcext:value-type="float">
            <text:p>125336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8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98.06</text:p>
          </table:table-cell>
          <table:table-cell table:style-name="ce22" office:value-type="float" office:value="219806" calcext:value-type="float">
            <text:p>219806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1255.9" calcext:value-type="float">
            <text:p>1255,9</text:p>
          </table:table-cell>
          <table:table-cell table:style-name="ce22" office:value-type="float" office:value="125590" calcext:value-type="float">
            <text:p>12559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8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270.28</text:p>
          </table:table-cell>
          <table:table-cell table:style-name="ce22" office:value-type="float" office:value="227028" calcext:value-type="float">
            <text:p>227028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1212.44" calcext:value-type="float">
            <text:p>1212,44</text:p>
          </table:table-cell>
          <table:table-cell table:style-name="ce22" office:value-type="float" office:value="121244" calcext:value-type="float">
            <text:p>121244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8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170.81</text:p>
          </table:table-cell>
          <table:table-cell table:style-name="ce22" office:value-type="float" office:value="217081" calcext:value-type="float">
            <text:p>21708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0" table:number-columns-repeated="15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1257.92" calcext:value-type="float">
            <text:p>1257,92</text:p>
          </table:table-cell>
          <table:table-cell table:style-name="ce22" office:value-type="float" office:value="125792" calcext:value-type="float">
            <text:p>12579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8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229.51</text:p>
          </table:table-cell>
          <table:table-cell table:style-name="ce22" office:value-type="float" office:value="222951" calcext:value-type="float">
            <text:p>22295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table:number-columns-repeated="3"/>
          <table:table-cell table:style-name="ce30" table:number-columns-repeated="12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float" office:value="1252.9" calcext:value-type="float">
            <text:p>1252,9</text:p>
          </table:table-cell>
          <table:table-cell table:style-name="ce22" office:value-type="float" office:value="125290" calcext:value-type="float">
            <text:p>12529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8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2232.06</text:p>
          </table:table-cell>
          <table:table-cell table:style-name="ce22" office:value-type="float" office:value="223206" calcext:value-type="float">
            <text:p>223206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table:number-columns-repeated="3"/>
          <table:table-cell table:style-name="ce30" table:number-columns-repeated="12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845.31" calcext:value-type="float">
            <text:p>845,31</text:p>
          </table:table-cell>
          <table:table-cell table:style-name="ce23" office:value-type="float" office:value="84531" calcext:value-type="float">
            <text:p>8453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/>
          <table:table-cell table:formula="of:=AVERAGE([.C262:.C273])" office:value-type="float" office:value="858.639166666667" calcext:value-type="float">
            <text:p>858,639166666667</text:p>
          </table:table-cell>
          <table:table-cell table:formula="of:=AVERAGE([.D262:.D273])" office:value-type="float" office:value="85863.9166666667" calcext:value-type="float">
            <text:p>85863,9166666667</text:p>
          </table:table-cell>
          <table:table-cell table:formula="of:=AVERAGE([.E262:.E273])" office:value-type="float" office:value="1" calcext:value-type="float">
            <text:p>1</text:p>
          </table:table-cell>
          <table:table-cell table:formula="of:=AVERAGE([.F262:.F273])" office:value-type="float" office:value="1" calcext:value-type="float">
            <text:p>1</text:p>
          </table:table-cell>
          <table:table-cell table:number-columns-repeated="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1525.21</text:p>
          </table:table-cell>
          <table:table-cell table:style-name="ce23" office:value-type="float" office:value="152521" calcext:value-type="float">
            <text:p>15252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1"/>
          <table:table-cell table:formula="of:=AVERAGE([.Q262:.Q273])" office:value-type="string" office:string-value="" calcext:value-type="error">
            <text:p>#DIV/0!</text:p>
          </table:table-cell>
          <table:table-cell table:formula="of:=AVERAGE([.R262:.R273])" office:value-type="float" office:value="155274.583333333" calcext:value-type="float">
            <text:p>155274,583333333</text:p>
          </table:table-cell>
          <table:table-cell table:formula="of:=AVERAGE([.S262:.S273])" office:value-type="float" office:value="0" calcext:value-type="float">
            <text:p>0</text:p>
          </table:table-cell>
          <table:table-cell table:formula="of:=AVERAGE([.T262:.T273])" office:value-type="float" office:value="0" calcext:value-type="float">
            <text:p>0</text:p>
          </table:table-cell>
          <table:table-cell table:style-name="ce31" table:number-columns-repeated="10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842.21" calcext:value-type="float">
            <text:p>842,21</text:p>
          </table:table-cell>
          <table:table-cell table:style-name="ce23" office:value-type="float" office:value="84221" calcext:value-type="float">
            <text:p>8422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1552.76</text:p>
          </table:table-cell>
          <table:table-cell table:style-name="ce23" office:value-type="float" office:value="155276" calcext:value-type="float">
            <text:p>15527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840.05" calcext:value-type="float">
            <text:p>840,05</text:p>
          </table:table-cell>
          <table:table-cell table:style-name="ce23" office:value-type="float" office:value="84005" calcext:value-type="float">
            <text:p>84005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1580.16</text:p>
          </table:table-cell>
          <table:table-cell table:style-name="ce23" office:value-type="float" office:value="158016" calcext:value-type="float">
            <text:p>1580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873.95" calcext:value-type="float">
            <text:p>873,95</text:p>
          </table:table-cell>
          <table:table-cell table:style-name="ce23" office:value-type="float" office:value="87395" calcext:value-type="float">
            <text:p>87395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1544.83</text:p>
          </table:table-cell>
          <table:table-cell table:style-name="ce23" office:value-type="float" office:value="154483" calcext:value-type="float">
            <text:p>154483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872.22" calcext:value-type="float">
            <text:p>872,22</text:p>
          </table:table-cell>
          <table:table-cell table:style-name="ce23" office:value-type="float" office:value="87222" calcext:value-type="float">
            <text:p>87222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1520.25</text:p>
          </table:table-cell>
          <table:table-cell table:style-name="ce23" office:value-type="float" office:value="152025" calcext:value-type="float">
            <text:p>152025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876.99" calcext:value-type="float">
            <text:p>876,99</text:p>
          </table:table-cell>
          <table:table-cell table:style-name="ce23" office:value-type="float" office:value="87699" calcext:value-type="float">
            <text:p>87699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1564.59</text:p>
          </table:table-cell>
          <table:table-cell table:style-name="ce23" office:value-type="float" office:value="156459" calcext:value-type="float">
            <text:p>156459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841.31" calcext:value-type="float">
            <text:p>841,31</text:p>
          </table:table-cell>
          <table:table-cell table:style-name="ce23" office:value-type="float" office:value="84131" calcext:value-type="float">
            <text:p>8413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1592.20</text:p>
          </table:table-cell>
          <table:table-cell table:style-name="ce23" office:value-type="float" office:value="159220" calcext:value-type="float">
            <text:p>15922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839.66" calcext:value-type="float">
            <text:p>839,66</text:p>
          </table:table-cell>
          <table:table-cell table:style-name="ce23" office:value-type="float" office:value="83966" calcext:value-type="float">
            <text:p>83966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1541.77</text:p>
          </table:table-cell>
          <table:table-cell table:style-name="ce23" office:value-type="float" office:value="154177" calcext:value-type="float">
            <text:p>15417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844.87" calcext:value-type="float">
            <text:p>844,87</text:p>
          </table:table-cell>
          <table:table-cell table:style-name="ce23" office:value-type="float" office:value="84487" calcext:value-type="float">
            <text:p>84487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1526.18</text:p>
          </table:table-cell>
          <table:table-cell table:style-name="ce23" office:value-type="float" office:value="152618" calcext:value-type="float">
            <text:p>152618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883.41" calcext:value-type="float">
            <text:p>883,41</text:p>
          </table:table-cell>
          <table:table-cell table:style-name="ce23" office:value-type="float" office:value="88341" calcext:value-type="float">
            <text:p>8834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1572.70</text:p>
          </table:table-cell>
          <table:table-cell table:style-name="ce23" office:value-type="float" office:value="157270" calcext:value-type="float">
            <text:p>15727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1" table:number-columns-repeated="15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881.43" calcext:value-type="float">
            <text:p>881,43</text:p>
          </table:table-cell>
          <table:table-cell table:style-name="ce23" office:value-type="float" office:value="88143" calcext:value-type="float">
            <text:p>88143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1597.88</text:p>
          </table:table-cell>
          <table:table-cell table:style-name="ce23" office:value-type="float" office:value="159788" calcext:value-type="float">
            <text:p>159788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31" table:number-columns-repeated="12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862.26" calcext:value-type="float">
            <text:p>862,26</text:p>
          </table:table-cell>
          <table:table-cell table:style-name="ce23" office:value-type="float" office:value="86226" calcext:value-type="float">
            <text:p>86226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string" calcext:value-type="string">
            <text:p>1514.42</text:p>
          </table:table-cell>
          <table:table-cell table:style-name="ce23" office:value-type="float" office:value="151442" calcext:value-type="float">
            <text:p>15144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31"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7"/>
          <table:table-cell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960" calcext:value-type="float">
            <text:p>960</text:p>
          </table:table-cell>
          <table:table-cell table:style-name="ce2" table:number-columns-repeated="7"/>
          <table:table-cell table:number-columns-repeated="1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3"/>
          <table:table-cell table:number-columns-repeated="1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3"/>
          <table:table-cell table:number-columns-repeated="1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3"/>
          <table:table-cell table:number-columns-repeated="1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3"/>
          <table:table-cell table:number-columns-repeated="1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3"/>
          <table:table-cell table:number-columns-repeated="1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3"/>
          <table:table-cell table:number-columns-repeated="1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3"/>
          <table:table-cell table:number-columns-repeated="1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3"/>
          <table:table-cell table:number-columns-repeated="1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3"/>
          <table:table-cell table:number-columns-repeated="1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style-name="ce8" table:number-columns-repeated="3"/>
          <table:table-cell table:number-columns-repeated="1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7"/>
          <table:table-cell table:number-columns-repeated="1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4"/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7"/>
          <table:table-cell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style-name="ce7" table:number-columns-repeated="3"/>
          <table:table-cell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7"/>
          <table:table-cell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number-columns-repeated="7"/>
          <table:table-cell table:number-columns-repeated="12"/>
        </table:table-row>
        <table:table-row table:style-name="ro1">
          <table:table-cell table:style-name="ce13"/>
          <table:table-cell table:style-name="ce5"/>
          <table:table-cell table:style-name="ce13" table:number-columns-repeated="4"/>
          <table:table-cell table:number-columns-repeated="8"/>
          <table:table-cell table:style-name="ce13"/>
          <table:table-cell table:style-name="ce5"/>
          <table:table-cell table:style-name="ce13" table:number-columns-repeated="4"/>
          <table:table-cell table:style-name="ce5" table:number-columns-repeated="15"/>
        </table:table-row>
        <table:table-row table:style-name="ro1" table:number-rows-repeated="104826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Graficos_&amp;_Medias" table:style-name="ta1">
        <office:forms form:automatic-focus="false" form:apply-design-mode="false"/>
        <table:shapes>
          <draw:frame draw:z-index="0" draw:style-name="gr1" draw:text-style-name="P1" svg:width="16.013cm" svg:height="8.974cm" svg:x="57.42cm" svg:y="14.563cm">
            <draw:object draw:notify-on-update-of-ranges="'Graficos_&amp;_Medias'.O41:'Graficos_&amp;_Medias'.O47 'Graficos_&amp;_Medias'.P40:'Graficos_&amp;_Medias'.P40 'Graficos_&amp;_Medias'.P41:'Graficos_&amp;_Medias'.P47 'Graficos_&amp;_Medias'.Q40:'Graficos_&amp;_Medias'.Q40 'Graficos_&amp;_Medias'.Q41:'Graficos_&amp;_Medias'.Q47 'Graficos_&amp;_Medias'.R40:'Graficos_&amp;_Medias'.R40 'Graficos_&amp;_Medias'.R41:'Graficos_&amp;_Medias'.R47 'Graficos_&amp;_Medias'.S40:'Graficos_&amp;_Medias'.S40 'Graficos_&amp;_Medias'.S41:'Graficos_&amp;_Medias'.S47 'Graficos_&amp;_Medias'.T40:'Graficos_&amp;_Medias'.T40 'Graficos_&amp;_Medias'.T41:'Graficos_&amp;_Medias'.T4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6.013cm" svg:height="8.975cm" svg:x="74.339cm" svg:y="14.519cm">
            <draw:object draw:notify-on-update-of-ranges="'Graficos_&amp;_Medias'.V41:'Graficos_&amp;_Medias'.V47 'Graficos_&amp;_Medias'.W40:'Graficos_&amp;_Medias'.W40 'Graficos_&amp;_Medias'.W41:'Graficos_&amp;_Medias'.W47 'Graficos_&amp;_Medias'.X40:'Graficos_&amp;_Medias'.X40 'Graficos_&amp;_Medias'.X41:'Graficos_&amp;_Medias'.X47 'Graficos_&amp;_Medias'.Y40:'Graficos_&amp;_Medias'.Y40 'Graficos_&amp;_Medias'.Y41:'Graficos_&amp;_Medias'.Y47 'Graficos_&amp;_Medias'.Z40:'Graficos_&amp;_Medias'.Z40 'Graficos_&amp;_Medias'.Z41:'Graficos_&amp;_Medias'.Z47 'Graficos_&amp;_Medias'.AA40:'Graficos_&amp;_Medias'.AA40 'Graficos_&amp;_Medias'.AA41:'Graficos_&amp;_Medias'.AA4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6.013cm" svg:height="8.975cm" svg:x="57.507cm" svg:y="24.553cm">
            <draw:object draw:notify-on-update-of-ranges="'Graficos_&amp;_Medias'.P53:'Graficos_&amp;_Medias'.P59 'Graficos_&amp;_Medias'.Q52:'Graficos_&amp;_Medias'.Q52 'Graficos_&amp;_Medias'.Q53:'Graficos_&amp;_Medias'.Q59 'Graficos_&amp;_Medias'.R52:'Graficos_&amp;_Medias'.R52 'Graficos_&amp;_Medias'.R53:'Graficos_&amp;_Medias'.R59 'Graficos_&amp;_Medias'.S52:'Graficos_&amp;_Medias'.S52 'Graficos_&amp;_Medias'.S53:'Graficos_&amp;_Medias'.S59 'Graficos_&amp;_Medias'.T52:'Graficos_&amp;_Medias'.T52 'Graficos_&amp;_Medias'.T53:'Graficos_&amp;_Medias'.T5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16.012cm" svg:height="8.974cm" svg:x="74.417cm" svg:y="24.271cm">
            <draw:object draw:notify-on-update-of-ranges="'Graficos_&amp;_Medias'.W53:'Graficos_&amp;_Medias'.W59 'Graficos_&amp;_Medias'.X52:'Graficos_&amp;_Medias'.X52 'Graficos_&amp;_Medias'.X53:'Graficos_&amp;_Medias'.X59 'Graficos_&amp;_Medias'.Y52:'Graficos_&amp;_Medias'.Y52 'Graficos_&amp;_Medias'.Y53:'Graficos_&amp;_Medias'.Y59 'Graficos_&amp;_Medias'.Z52:'Graficos_&amp;_Medias'.Z52 'Graficos_&amp;_Medias'.Z53:'Graficos_&amp;_Medias'.Z59 'Graficos_&amp;_Medias'.AA52:'Graficos_&amp;_Medias'.AA52 'Graficos_&amp;_Medias'.AA53:'Graficos_&amp;_Medias'.AA5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15.162cm" svg:height="8.516cm" svg:x="11.891cm" svg:y="52.639cm">
            <draw:object draw:notify-on-update-of-ranges="'Graficos_&amp;_Medias'.H41:'Graficos_&amp;_Medias'.H45 'Graficos_&amp;_Medias'.I40:'Graficos_&amp;_Medias'.I40 'Graficos_&amp;_Medias'.I41:'Graficos_&amp;_Medias'.I45 'Graficos_&amp;_Medias'.J40:'Graficos_&amp;_Medias'.J40 'Graficos_&amp;_Medias'.J41:'Graficos_&amp;_Medias'.J45 'Graficos_&amp;_Medias'.K40:'Graficos_&amp;_Medias'.K40 'Graficos_&amp;_Medias'.K41:'Graficos_&amp;_Medias'.K45 'Graficos_&amp;_Medias'.L40:'Graficos_&amp;_Medias'.L40 'Graficos_&amp;_Medias'.L41:'Graficos_&amp;_Medias'.L45 'Graficos_&amp;_Medias'.M40:'Graficos_&amp;_Medias'.M40 'Graficos_&amp;_Medias'.M41:'Graficos_&amp;_Medias'.M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5" draw:style-name="gr1" draw:text-style-name="P1" svg:width="15.27cm" svg:height="8.577cm" svg:x="0cm" svg:y="52.442cm">
            <draw:object draw:notify-on-update-of-ranges="'Graficos_&amp;_Medias'.A41:'Graficos_&amp;_Medias'.A45 'Graficos_&amp;_Medias'.B40:'Graficos_&amp;_Medias'.B40 'Graficos_&amp;_Medias'.B41:'Graficos_&amp;_Medias'.B45 'Graficos_&amp;_Medias'.C40:'Graficos_&amp;_Medias'.C40 'Graficos_&amp;_Medias'.C41:'Graficos_&amp;_Medias'.C45 'Graficos_&amp;_Medias'.D40:'Graficos_&amp;_Medias'.D40 'Graficos_&amp;_Medias'.D41:'Graficos_&amp;_Medias'.D45 'Graficos_&amp;_Medias'.E40:'Graficos_&amp;_Medias'.E40 'Graficos_&amp;_Medias'.E41:'Graficos_&amp;_Medias'.E45 'Graficos_&amp;_Medias'.F40:'Graficos_&amp;_Medias'.F40 'Graficos_&amp;_Medias'.F41:'Graficos_&amp;_Medias'.F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6" draw:style-name="gr1" draw:text-style-name="P1" svg:width="15.99cm" svg:height="8.999cm" svg:x="42.769cm" svg:y="52.606cm">
            <draw:object draw:notify-on-update-of-ranges="'Graficos_&amp;_Medias'.V41:'Graficos_&amp;_Medias'.V45 'Graficos_&amp;_Medias'.W40:'Graficos_&amp;_Medias'.W40 'Graficos_&amp;_Medias'.W41:'Graficos_&amp;_Medias'.W45 'Graficos_&amp;_Medias'.X40:'Graficos_&amp;_Medias'.X40 'Graficos_&amp;_Medias'.X41:'Graficos_&amp;_Medias'.X45 'Graficos_&amp;_Medias'.Y40:'Graficos_&amp;_Medias'.Y40 'Graficos_&amp;_Medias'.Y41:'Graficos_&amp;_Medias'.Y45 'Graficos_&amp;_Medias'.Z40:'Graficos_&amp;_Medias'.Z40 'Graficos_&amp;_Medias'.Z41:'Graficos_&amp;_Medias'.Z45 'Graficos_&amp;_Medias'.AA40:'Graficos_&amp;_Medias'.AA40 'Graficos_&amp;_Medias'.AA41:'Graficos_&amp;_Medias'.AA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7" draw:style-name="gr1" draw:text-style-name="P1" svg:width="15.99cm" svg:height="8.999cm" svg:x="26.52cm" svg:y="52.639cm">
            <draw:object draw:notify-on-update-of-ranges="'Graficos_&amp;_Medias'.O41:'Graficos_&amp;_Medias'.O45 'Graficos_&amp;_Medias'.P40:'Graficos_&amp;_Medias'.P40 'Graficos_&amp;_Medias'.P41:'Graficos_&amp;_Medias'.P45 'Graficos_&amp;_Medias'.Q40:'Graficos_&amp;_Medias'.Q40 'Graficos_&amp;_Medias'.Q41:'Graficos_&amp;_Medias'.Q45 'Graficos_&amp;_Medias'.R40:'Graficos_&amp;_Medias'.R40 'Graficos_&amp;_Medias'.R41:'Graficos_&amp;_Medias'.R45 'Graficos_&amp;_Medias'.S40:'Graficos_&amp;_Medias'.S40 'Graficos_&amp;_Medias'.S41:'Graficos_&amp;_Medias'.S45 'Graficos_&amp;_Medias'.T40:'Graficos_&amp;_Medias'.T40 'Graficos_&amp;_Medias'.T41:'Graficos_&amp;_Medias'.T4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8" draw:style-name="gr1" draw:text-style-name="P1" svg:width="15.978cm" svg:height="9.031cm" svg:x="26.33cm" svg:y="62.561cm">
            <draw:object draw:notify-on-update-of-ranges="'Graficos_&amp;_Medias'.O41:'Graficos_&amp;_Medias'.O47 'Graficos_&amp;_Medias'.P40:'Graficos_&amp;_Medias'.P40 'Graficos_&amp;_Medias'.P41:'Graficos_&amp;_Medias'.P47 'Graficos_&amp;_Medias'.Q40:'Graficos_&amp;_Medias'.Q40 'Graficos_&amp;_Medias'.Q41:'Graficos_&amp;_Medias'.Q47 'Graficos_&amp;_Medias'.R40:'Graficos_&amp;_Medias'.R40 'Graficos_&amp;_Medias'.R41:'Graficos_&amp;_Medias'.R47 'Graficos_&amp;_Medias'.S40:'Graficos_&amp;_Medias'.S40 'Graficos_&amp;_Medias'.S41:'Graficos_&amp;_Medias'.S47 'Graficos_&amp;_Medias'.T40:'Graficos_&amp;_Medias'.T40 'Graficos_&amp;_Medias'.T41:'Graficos_&amp;_Medias'.T4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9" draw:style-name="gr1" draw:text-style-name="P1" svg:width="15.978cm" svg:height="9.031cm" svg:x="42.904cm" svg:y="62.643cm">
            <draw:object draw:notify-on-update-of-ranges="'Graficos_&amp;_Medias'.V41:'Graficos_&amp;_Medias'.V47 'Graficos_&amp;_Medias'.W40:'Graficos_&amp;_Medias'.W40 'Graficos_&amp;_Medias'.W41:'Graficos_&amp;_Medias'.W47 'Graficos_&amp;_Medias'.X40:'Graficos_&amp;_Medias'.X40 'Graficos_&amp;_Medias'.X41:'Graficos_&amp;_Medias'.X47 'Graficos_&amp;_Medias'.Y40:'Graficos_&amp;_Medias'.Y40 'Graficos_&amp;_Medias'.Y41:'Graficos_&amp;_Medias'.Y47 'Graficos_&amp;_Medias'.Z40:'Graficos_&amp;_Medias'.Z40 'Graficos_&amp;_Medias'.Z41:'Graficos_&amp;_Medias'.Z47 'Graficos_&amp;_Medias'.AA40:'Graficos_&amp;_Medias'.AA40 'Graficos_&amp;_Medias'.AA41:'Graficos_&amp;_Medias'.AA4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0" draw:style-name="gr1" draw:text-style-name="P1" svg:width="16.007cm" svg:height="8.998cm" svg:x="57.672cm" svg:y="34.706cm">
            <draw:object draw:notify-on-update-of-ranges="'Graficos_&amp;_Medias'.P65:'Graficos_&amp;_Medias'.P71 'Graficos_&amp;_Medias'.Q64:'Graficos_&amp;_Medias'.Q64 'Graficos_&amp;_Medias'.Q65:'Graficos_&amp;_Medias'.Q71 'Graficos_&amp;_Medias'.R64:'Graficos_&amp;_Medias'.R64 'Graficos_&amp;_Medias'.R65:'Graficos_&amp;_Medias'.R71 'Graficos_&amp;_Medias'.S64:'Graficos_&amp;_Medias'.S64 'Graficos_&amp;_Medias'.S65:'Graficos_&amp;_Medias'.S71 'Graficos_&amp;_Medias'.T64:'Graficos_&amp;_Medias'.T64 'Graficos_&amp;_Medias'.T65:'Graficos_&amp;_Medias'.T7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5.975cm" svg:height="8.999cm" svg:x="74.519cm" svg:y="34.511cm">
            <draw:object draw:notify-on-update-of-ranges="'Graficos_&amp;_Medias'.W65:'Graficos_&amp;_Medias'.W71 'Graficos_&amp;_Medias'.X64:'Graficos_&amp;_Medias'.X64 'Graficos_&amp;_Medias'.X65:'Graficos_&amp;_Medias'.X71 'Graficos_&amp;_Medias'.Y64:'Graficos_&amp;_Medias'.Y64 'Graficos_&amp;_Medias'.Y65:'Graficos_&amp;_Medias'.Y71 'Graficos_&amp;_Medias'.Z64:'Graficos_&amp;_Medias'.Z64 'Graficos_&amp;_Medias'.Z65:'Graficos_&amp;_Medias'.Z71 'Graficos_&amp;_Medias'.AA64:'Graficos_&amp;_Medias'.AA64 'Graficos_&amp;_Medias'.AA65:'Graficos_&amp;_Medias'.AA7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ce9"/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column table:style-name="co10" table:default-cell-style-name="Default"/>
        <table:table-column table:style-name="co1" table:number-columns-repeated="4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48" table:number-columns-repeated="2"/>
          <table:table-cell table:style-name="ce50" office:value-type="string" calcext:value-type="string" table:number-columns-spanned="2" table:number-rows-spanned="2">
            <text:p>Atenas FL Medias</text:p>
          </table:table-cell>
          <table:covered-table-cell table:style-name="ce40"/>
          <table:table-cell table:style-name="ce40" table:number-columns-repeated="2"/>
          <table:table-cell/>
          <table:table-cell table:style-name="ce48" table:number-columns-repeated="2"/>
          <table:table-cell table:style-name="ce50" office:value-type="string" calcext:value-type="string" table:number-columns-spanned="2" table:number-rows-spanned="2">
            <text:p>Atenas FN Medias</text:p>
          </table:table-cell>
          <table:covered-table-cell table:style-name="ce40"/>
          <table:table-cell table:style-name="ce40" table:number-columns-repeated="2"/>
          <table:table-cell/>
          <table:table-cell table:style-name="ce40" table:number-columns-repeated="2"/>
          <table:table-cell table:style-name="ce50" office:value-type="string" calcext:value-type="string" table:number-columns-spanned="2" table:number-rows-spanned="2">
            <text:p>Zeus FL Medias</text:p>
          </table:table-cell>
          <table:covered-table-cell table:style-name="ce40"/>
          <table:table-cell table:style-name="ce40" table:number-columns-repeated="2"/>
          <table:table-cell/>
          <table:table-cell table:style-name="ce40" table:number-columns-repeated="2"/>
          <table:table-cell table:style-name="ce50" office:value-type="string" calcext:value-type="string" table:number-columns-spanned="2" table:number-rows-spanned="2">
            <text:p>Zeus FN Medias</text:p>
          </table:table-cell>
          <table:covered-table-cell table:style-name="ce40"/>
          <table:table-cell table:style-name="ce40" table:number-columns-repeated="2"/>
          <table:table-cell/>
          <table:table-cell table:style-name="ce9" office:value-type="string" calcext:value-type="string">
            <text:p>FL Medias</text:p>
          </table:table-cell>
          <table:table-cell table:style-name="ce18" office:value-type="string" calcext:value-type="string">
            <text:p>Media ET/F</text:p>
          </table:table-cell>
          <table:table-cell table:style-name="ce18" office:value-type="string" calcext:value-type="string">
            <text:p>Media ET</text:p>
          </table:table-cell>
          <table:table-cell table:style-name="ce18" office:value-type="string" calcext:value-type="string">
            <text:p>Media_AFPS</text:p>
          </table:table-cell>
          <table:table-cell table:style-name="ce18" office:value-type="string" calcext:value-type="string">
            <text:p>Meda_MaxFPS</text:p>
          </table:table-cell>
          <table:table-cell/>
          <table:table-cell table:style-name="ce9" office:value-type="string" calcext:value-type="string">
            <text:p>FN Medias</text:p>
          </table:table-cell>
          <table:table-cell table:style-name="ce18" office:value-type="string" calcext:value-type="string">
            <text:p>Media ET/F</text:p>
          </table:table-cell>
          <table:table-cell table:style-name="ce18" office:value-type="string" calcext:value-type="string">
            <text:p>Media ET</text:p>
          </table:table-cell>
          <table:table-cell table:style-name="ce18" office:value-type="string" calcext:value-type="string">
            <text:p>Media_AFPS</text:p>
          </table:table-cell>
          <table:table-cell table:style-name="ce18" office:value-type="string" calcext:value-type="string">
            <text:p>Meda_MaxFPS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FN Media Mais Carga</text:p>
          </table:table-cell>
          <table:table-cell table:style-name="ce8" table:number-columns-repeated="9"/>
          <table:table-cell/>
          <table:table-cell table:style-name="ce8"/>
          <table:table-cell table:style-name="ce8" office:value-type="string" calcext:value-type="string">
            <text:p>FL Media Mais Carga</text:p>
          </table:table-cell>
          <table:table-cell table:style-name="ce8" table:number-columns-repeated="9"/>
        </table:table-row>
        <table:table-row table:style-name="ro1">
          <table:table-cell table:style-name="ce40" table:number-columns-repeated="2"/>
          <table:covered-table-cell table:number-columns-repeated="2" table:style-name="ce40"/>
          <table:table-cell table:style-name="ce40" table:number-columns-repeated="2"/>
          <table:table-cell/>
          <table:table-cell table:style-name="ce40" table:number-columns-repeated="2"/>
          <table:covered-table-cell table:number-columns-repeated="2" table:style-name="ce40"/>
          <table:table-cell table:style-name="ce40" table:number-columns-repeated="2"/>
          <table:table-cell/>
          <table:table-cell table:style-name="ce40" table:number-columns-repeated="2"/>
          <table:covered-table-cell table:number-columns-repeated="2" table:style-name="ce40"/>
          <table:table-cell table:style-name="ce40" table:number-columns-repeated="2"/>
          <table:table-cell/>
          <table:table-cell table:style-name="ce40" table:number-columns-repeated="2"/>
          <table:covered-table-cell table:number-columns-repeated="2" table:style-name="ce40"/>
          <table:table-cell table:style-name="ce40" table:number-columns-repeated="2"/>
          <table:table-cell/>
          <table:table-cell office:value-type="string" calcext:value-type="string">
            <text:p>8t_960</text:p>
          </table:table-cell>
          <table:table-cell table:style-name="ce25" office:value-type="float" office:value="160.296666666667" calcext:value-type="float">
            <text:p>160,296666666667</text:p>
          </table:table-cell>
          <table:table-cell table:style-name="ce25" office:value-type="float" office:value="16029.6666666667" calcext:value-type="float">
            <text:p>16029,6666666667</text:p>
          </table:table-cell>
          <table:table-cell table:style-name="ce25" office:value-type="float" office:value="7.33333333333333" calcext:value-type="float">
            <text:p>7,33333333333333</text:p>
          </table:table-cell>
          <table:table-cell table:style-name="ce25" office:value-type="float" office:value="15.3333333333333" calcext:value-type="float">
            <text:p>15,3333333333333</text:p>
          </table:table-cell>
          <table:table-cell/>
          <table:table-cell office:value-type="string" calcext:value-type="string">
            <text:p>8t_960</text:p>
          </table:table-cell>
          <table:table-cell table:style-name="ce9" office:value-type="float" office:value="25.1991666666667" calcext:value-type="float">
            <text:p>25,1991666666667</text:p>
          </table:table-cell>
          <table:table-cell table:style-name="ce9" office:value-type="float" office:value="2519.91666666667" calcext:value-type="float">
            <text:p>2519,91666666667</text:p>
          </table:table-cell>
          <table:table-cell table:style-name="ce9" office:value-type="float" office:value="37.0833333333333" calcext:value-type="float">
            <text:p>37,0833333333333</text:p>
          </table:table-cell>
          <table:table-cell table:style-name="ce9" office:value-type="float" office:value="48.6666666666667" calcext:value-type="float">
            <text:p>48,6666666666667</text:p>
          </table:table-cell>
          <table:table-cell table:number-columns-repeated="2"/>
          <table:table-cell table:style-name="ce4" office:value-type="string" calcext:value-type="string">
            <text:p>Threads</text:p>
          </table:table-cell>
          <table:table-cell table:style-name="ce4" office:value-type="string" calcext:value-type="string">
            <text:p>Carga</text:p>
          </table:table-cell>
          <table:table-cell table:style-name="ce4" office:value-type="string" calcext:value-type="string">
            <text:p>Media ETF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AFPS</text:p>
          </table:table-cell>
          <table:table-cell table:style-name="ce4" office:value-type="string" calcext:value-type="string">
            <text:p>Max FPS</text:p>
          </table:table-cell>
          <table:table-cell table:style-name="ce4"/>
          <table:table-cell table:style-name="ce4" office:value-type="string" calcext:value-type="string">
            <text:p>Media ETF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AFPS</text:p>
          </table:table-cell>
          <table:table-cell table:style-name="ce4" office:value-type="string" calcext:value-type="string">
            <text:p>MFPS</text:p>
          </table:table-cell>
          <table:table-cell/>
          <table:table-cell table:style-name="ce4" office:value-type="string" calcext:value-type="string">
            <text:p>Threads</text:p>
          </table:table-cell>
          <table:table-cell table:style-name="ce4" office:value-type="string" calcext:value-type="string">
            <text:p>Carga</text:p>
          </table:table-cell>
          <table:table-cell table:style-name="ce4" office:value-type="string" calcext:value-type="string">
            <text:p>Media ETF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AFPS</text:p>
          </table:table-cell>
          <table:table-cell table:style-name="ce4" office:value-type="string" calcext:value-type="string">
            <text:p>Max FPS</text:p>
          </table:table-cell>
          <table:table-cell table:style-name="ce4"/>
          <table:table-cell table:style-name="ce4" office:value-type="string" calcext:value-type="string">
            <text:p>Media ETF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AFPS</text:p>
          </table:table-cell>
          <table:table-cell table:style-name="ce4" office:value-type="string" calcext:value-type="string">
            <text:p>MFPS</text:p>
          </table:table-cell>
        </table:table-row>
        <table:table-row table:style-name="ro1">
          <table:table-cell table:style-name="ce48" office:value-type="string" calcext:value-type="string">
            <text:p>Threads</text:p>
          </table:table-cell>
          <table:table-cell table:style-name="ce48" office:value-type="string" calcext:value-type="string">
            <text:p>Units</text:p>
          </table:table-cell>
          <table:table-cell table:style-name="ce40" office:value-type="string" calcext:value-type="string">
            <text:p>Media ET/F</text:p>
          </table:table-cell>
          <table:table-cell table:style-name="ce40" office:value-type="string" calcext:value-type="string">
            <text:p>M ETIME</text:p>
          </table:table-cell>
          <table:table-cell table:style-name="ce40" office:value-type="string" calcext:value-type="string">
            <text:p>M AFPS</text:p>
          </table:table-cell>
          <table:table-cell table:style-name="ce40" office:value-type="string" calcext:value-type="string">
            <text:p>M MFPS</text:p>
          </table:table-cell>
          <table:table-cell/>
          <table:table-cell table:style-name="ce48" office:value-type="string" calcext:value-type="string">
            <text:p>Threads</text:p>
          </table:table-cell>
          <table:table-cell table:style-name="ce48" office:value-type="string" calcext:value-type="string">
            <text:p>Units</text:p>
          </table:table-cell>
          <table:table-cell table:style-name="ce40" office:value-type="string" calcext:value-type="string">
            <text:p>Media ET/F</text:p>
          </table:table-cell>
          <table:table-cell table:style-name="ce40" office:value-type="string" calcext:value-type="string">
            <text:p>M ETIME</text:p>
          </table:table-cell>
          <table:table-cell table:style-name="ce40" office:value-type="string" calcext:value-type="string">
            <text:p>M AFPS</text:p>
          </table:table-cell>
          <table:table-cell table:style-name="ce40" office:value-type="string" calcext:value-type="string">
            <text:p>M MFPS</text:p>
          </table:table-cell>
          <table:table-cell/>
          <table:table-cell table:style-name="ce48" office:value-type="string" calcext:value-type="string">
            <text:p>Threads</text:p>
          </table:table-cell>
          <table:table-cell table:style-name="ce48" office:value-type="string" calcext:value-type="string">
            <text:p>Units</text:p>
          </table:table-cell>
          <table:table-cell table:style-name="ce40" office:value-type="string" calcext:value-type="string">
            <text:p>Media ET/F</text:p>
          </table:table-cell>
          <table:table-cell table:style-name="ce40" office:value-type="string" calcext:value-type="string">
            <text:p>M ETIME</text:p>
          </table:table-cell>
          <table:table-cell table:style-name="ce40" office:value-type="string" calcext:value-type="string">
            <text:p>M AFPS</text:p>
          </table:table-cell>
          <table:table-cell table:style-name="ce40" office:value-type="string" calcext:value-type="string">
            <text:p>M MFPS</text:p>
          </table:table-cell>
          <table:table-cell/>
          <table:table-cell table:style-name="ce48" office:value-type="string" calcext:value-type="string">
            <text:p>Threads</text:p>
          </table:table-cell>
          <table:table-cell table:style-name="ce48" office:value-type="string" calcext:value-type="string">
            <text:p>Units</text:p>
          </table:table-cell>
          <table:table-cell table:style-name="ce40" office:value-type="string" calcext:value-type="string">
            <text:p>Media ET/F</text:p>
          </table:table-cell>
          <table:table-cell table:style-name="ce40" office:value-type="string" calcext:value-type="string">
            <text:p>M ETIME</text:p>
          </table:table-cell>
          <table:table-cell table:style-name="ce40" office:value-type="string" calcext:value-type="string">
            <text:p>M AFPS</text:p>
          </table:table-cell>
          <table:table-cell table:style-name="ce40" office:value-type="string" calcext:value-type="string">
            <text:p>M MFPS</text:p>
          </table:table-cell>
          <table:table-cell/>
          <table:table-cell table:style-name="ce8" office:value-type="string" calcext:value-type="string">
            <text:p>6t_960</text:p>
          </table:table-cell>
          <table:table-cell table:style-name="ce26" office:value-type="float" office:value="179.751666666667" calcext:value-type="float">
            <text:p>179,751666666667</text:p>
          </table:table-cell>
          <table:table-cell table:style-name="ce26" office:value-type="float" office:value="17975.1666666667" calcext:value-type="float">
            <text:p>17975,1666666667</text:p>
          </table:table-cell>
          <table:table-cell table:style-name="ce26" office:value-type="float" office:value="6.16666666666667" calcext:value-type="float">
            <text:p>6,16666666666667</text:p>
          </table:table-cell>
          <table:table-cell table:style-name="ce26" office:value-type="float" office:value="13.9166666666667" calcext:value-type="float">
            <text:p>13,9166666666667</text:p>
          </table:table-cell>
          <table:table-cell/>
          <table:table-cell table:style-name="ce7" office:value-type="string" calcext:value-type="string">
            <text:p>6t_960</text:p>
          </table:table-cell>
          <table:table-cell table:style-name="ce2" office:value-type="float" office:value="28.0508333333333" calcext:value-type="float">
            <text:p>28,0508333333333</text:p>
          </table:table-cell>
          <table:table-cell table:style-name="ce2" office:value-type="float" office:value="2804.75" calcext:value-type="float">
            <text:p>2804,7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style-name="ce8" office:value-type="float" office:value="1440" calcext:value-type="float">
            <text:p>1440</text:p>
          </table:table-cell>
          <table:table-cell table:style-name="ce8" office:value-type="float" office:value="52.7" calcext:value-type="float">
            <text:p>52,7</text:p>
          </table:table-cell>
          <table:table-cell table:style-name="ce8" office:value-type="float" office:value="5270" calcext:value-type="float">
            <text:p>527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/>
          <table:table-cell table:style-name="ce8" office:value-type="float" office:value="52.2675" calcext:value-type="float">
            <text:p>52,2675</text:p>
          </table:table-cell>
          <table:table-cell table:style-name="ce8" office:value-type="float" office:value="5226.75" calcext:value-type="float">
            <text:p>5226,75</text:p>
          </table:table-cell>
          <table:table-cell table:style-name="ce8" office:value-type="float" office:value="17.25" calcext:value-type="float">
            <text:p>17,25</text:p>
          </table:table-cell>
          <table:table-cell table:style-name="ce8" office:value-type="float" office:value="21.25" calcext:value-type="float">
            <text:p>21,25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1440" calcext:value-type="float">
            <text:p>1440</text:p>
          </table:table-cell>
          <table:table-cell table:style-name="ce8" office:value-type="string" calcext:value-type="string">
            <text:p>217.24</text:p>
          </table:table-cell>
          <table:table-cell table:style-name="ce8" office:value-type="float" office:value="21724" calcext:value-type="float">
            <text:p>2172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8" office:value-type="float" office:value="216.301666666667" calcext:value-type="float">
            <text:p>216,301666666667</text:p>
          </table:table-cell>
          <table:table-cell table:style-name="ce8" office:value-type="float" office:value="21630.1666666667" calcext:value-type="float">
            <text:p>21630,1666666667</text:p>
          </table:table-cell>
          <table:table-cell table:style-name="ce8" office:value-type="float" office:value="4.08333333333333" calcext:value-type="float">
            <text:p>4,08333333333333</text:p>
          </table:table-cell>
          <table:table-cell table:style-name="ce8" office:value-type="float" office:value="7.33333333333333" calcext:value-type="float">
            <text:p>7,33333333333333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8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8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8" table:formula="of:=[.AD7]" office:value-type="float" office:value="192.39" calcext:value-type="float">
            <text:p>192,39</text:p>
          </table:table-cell>
          <table:table-cell table:style-name="ce8" table:formula="of:=[.AE7]" office:value-type="float" office:value="19239" calcext:value-type="float">
            <text:p>19239</text:p>
          </table:table-cell>
          <table:table-cell table:style-name="ce8" table:formula="of:=[.AF7]" office:value-type="float" office:value="5" calcext:value-type="float">
            <text:p>5</text:p>
          </table:table-cell>
          <table:table-cell table:style-name="ce8" table:formula="of:=[.AG7]" office:value-type="float" office:value="8.5" calcext:value-type="float">
            <text:p>8,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960" calcext:value-type="float">
            <text:p>960</text:p>
          </table:table-cell>
          <table:table-cell table:style-name="ce8" table:formula="of:=[.AJ7]" office:value-type="float" office:value="48.6083333333333" calcext:value-type="float">
            <text:p>48,6083333333333</text:p>
          </table:table-cell>
          <table:table-cell table:style-name="ce8" table:formula="of:=[.AK7]" office:value-type="float" office:value="4860.83333333333" calcext:value-type="float">
            <text:p>4860,83333333333</text:p>
          </table:table-cell>
          <table:table-cell table:style-name="ce8" table:formula="of:=[.AL7]" office:value-type="float" office:value="18.8333333333333" calcext:value-type="float">
            <text:p>18,8333333333333</text:p>
          </table:table-cell>
          <table:table-cell table:style-name="ce8" table:formula="of:=[.AM7]" office:value-type="float" office:value="23.1666666666667" calcext:value-type="float">
            <text:p>23,1666666666667</text:p>
          </table:table-cell>
          <table:table-cell/>
          <table:table-cell table:style-name="ce7" office:value-type="string" calcext:value-type="string">
            <text:p>4t_960</text:p>
          </table:table-cell>
          <table:table-cell table:style-name="ce27" office:value-type="float" office:value="199.7125" calcext:value-type="float">
            <text:p>199,7125</text:p>
          </table:table-cell>
          <table:table-cell table:style-name="ce27" office:value-type="float" office:value="19971.25" calcext:value-type="float">
            <text:p>19971,25</text:p>
          </table:table-cell>
          <table:table-cell table:style-name="ce27" office:value-type="float" office:value="5.08333333333333" calcext:value-type="float">
            <text:p>5,08333333333333</text:p>
          </table:table-cell>
          <table:table-cell table:style-name="ce27" office:value-type="float" office:value="11.4166666666667" calcext:value-type="float">
            <text:p>11,4166666666667</text:p>
          </table:table-cell>
          <table:table-cell/>
          <table:table-cell table:style-name="ce24" office:value-type="string" calcext:value-type="string">
            <text:p>4t_960</text:p>
          </table:table-cell>
          <table:table-cell table:style-name="ce29" office:value-type="float" office:value="35.565" calcext:value-type="float">
            <text:p>35,565</text:p>
          </table:table-cell>
          <table:table-cell table:style-name="ce29" office:value-type="float" office:value="3556.5" calcext:value-type="float">
            <text:p>3556,5</text:p>
          </table:table-cell>
          <table:table-cell table:style-name="ce29" office:value-type="float" office:value="26.0833333333333" calcext:value-type="float">
            <text:p>26,0833333333333</text:p>
          </table:table-cell>
          <table:table-cell table:style-name="ce29" office:value-type="float" office:value="35.1666666666667" calcext:value-type="float">
            <text:p>35,1666666666667</text:p>
          </table:table-cell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1440" calcext:value-type="float">
            <text:p>1440</text:p>
          </table:table-cell>
          <table:table-cell table:style-name="ce8" office:value-type="float" office:value="62.05" calcext:value-type="float">
            <text:p>62,05</text:p>
          </table:table-cell>
          <table:table-cell table:style-name="ce8" office:value-type="float" office:value="6205" calcext:value-type="float">
            <text:p>620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8"/>
          <table:table-cell table:style-name="ce8" office:value-type="float" office:value="60.72" calcext:value-type="float">
            <text:p>60,72</text:p>
          </table:table-cell>
          <table:table-cell table:style-name="ce8" office:value-type="float" office:value="6072" calcext:value-type="float">
            <text:p>6072</text:p>
          </table:table-cell>
          <table:table-cell table:style-name="ce8" office:value-type="float" office:value="14.75" calcext:value-type="float">
            <text:p>14,75</text:p>
          </table:table-cell>
          <table:table-cell table:style-name="ce8" office:value-type="float" office:value="19.5833333333333" calcext:value-type="float">
            <text:p>19,5833333333333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1440" calcext:value-type="float">
            <text:p>1440</text:p>
          </table:table-cell>
          <table:table-cell table:style-name="ce8" office:value-type="string" calcext:value-type="string">
            <text:p>222.12</text:p>
          </table:table-cell>
          <table:table-cell table:style-name="ce8" office:value-type="float" office:value="22212" calcext:value-type="float">
            <text:p>222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8" office:value-type="float" office:value="213.263333333333" calcext:value-type="float">
            <text:p>213,263333333333</text:p>
          </table:table-cell>
          <table:table-cell table:style-name="ce8" office:value-type="float" office:value="21326.3333333333" calcext:value-type="float">
            <text:p>21326,333333333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.83333333333333" calcext:value-type="float">
            <text:p>6,83333333333333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8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8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8" table:formula="of:=[.AD11]" office:value-type="float" office:value="159.4825" calcext:value-type="float">
            <text:p>159,4825</text:p>
          </table:table-cell>
          <table:table-cell table:style-name="ce8" table:formula="of:=[.AE11]" office:value-type="float" office:value="15948.25" calcext:value-type="float">
            <text:p>15948,25</text:p>
          </table:table-cell>
          <table:table-cell table:style-name="ce8" table:formula="of:=[.AF11]" office:value-type="float" office:value="6.41666666666667" calcext:value-type="float">
            <text:p>6,41666666666667</text:p>
          </table:table-cell>
          <table:table-cell table:style-name="ce8" table:formula="of:=[.AG11]" office:value-type="float" office:value="13.1666666666667" calcext:value-type="float">
            <text:p>13,166666666666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720" calcext:value-type="float">
            <text:p>720</text:p>
          </table:table-cell>
          <table:table-cell table:style-name="ce8" table:formula="of:=[.AJ11]" office:value-type="float" office:value="31.0183333333333" calcext:value-type="float">
            <text:p>31,0183333333333</text:p>
          </table:table-cell>
          <table:table-cell table:style-name="ce8" table:formula="of:=[.AK11]" office:value-type="float" office:value="3101.83333333333" calcext:value-type="float">
            <text:p>3101,83333333333</text:p>
          </table:table-cell>
          <table:table-cell table:style-name="ce8" table:formula="of:=[.AL11]" office:value-type="float" office:value="29.8333333333333" calcext:value-type="float">
            <text:p>29,8333333333333</text:p>
          </table:table-cell>
          <table:table-cell table:style-name="ce8" table:formula="of:=[.AM11]" office:value-type="float" office:value="37" calcext:value-type="float">
            <text:p>37</text:p>
          </table:table-cell>
          <table:table-cell/>
          <table:table-cell table:style-name="ce24" office:value-type="string" calcext:value-type="string">
            <text:p>2t_960</text:p>
          </table:table-cell>
          <table:table-cell table:style-name="ce28" office:value-type="float" office:value="192.39" calcext:value-type="float">
            <text:p>192,39</text:p>
          </table:table-cell>
          <table:table-cell table:style-name="ce28" office:value-type="float" office:value="19239" calcext:value-type="float">
            <text:p>19239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.5" calcext:value-type="float">
            <text:p>8,5</text:p>
          </table:table-cell>
          <table:table-cell/>
          <table:table-cell office:value-type="string" calcext:value-type="string">
            <text:p>2t_960</text:p>
          </table:table-cell>
          <table:table-cell table:style-name="ce9" office:value-type="float" office:value="48.6083333333333" calcext:value-type="float">
            <text:p>48,6083333333333</text:p>
          </table:table-cell>
          <table:table-cell table:style-name="ce9" office:value-type="float" office:value="4860.83333333333" calcext:value-type="float">
            <text:p>4860,83333333333</text:p>
          </table:table-cell>
          <table:table-cell table:style-name="ce9" office:value-type="float" office:value="18.8333333333333" calcext:value-type="float">
            <text:p>18,8333333333333</text:p>
          </table:table-cell>
          <table:table-cell table:style-name="ce9" office:value-type="float" office:value="23.1666666666667" calcext:value-type="float">
            <text:p>23,1666666666667</text:p>
          </table:table-cell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1440" calcext:value-type="float">
            <text:p>1440</text:p>
          </table:table-cell>
          <table:table-cell table:style-name="ce8" office:value-type="float" office:value="67.98" calcext:value-type="float">
            <text:p>67,98</text:p>
          </table:table-cell>
          <table:table-cell table:style-name="ce8" office:value-type="float" office:value="6798" calcext:value-type="float">
            <text:p>679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style-name="ce8"/>
          <table:table-cell table:style-name="ce8" office:value-type="float" office:value="68.0091666666667" calcext:value-type="float">
            <text:p>68,0091666666667</text:p>
          </table:table-cell>
          <table:table-cell table:style-name="ce8" office:value-type="float" office:value="6800.91666666667" calcext:value-type="float">
            <text:p>6800,9166666666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7.0833333333333" calcext:value-type="float">
            <text:p>17,0833333333333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1440" calcext:value-type="float">
            <text:p>1440</text:p>
          </table:table-cell>
          <table:table-cell table:style-name="ce8" office:value-type="string" calcext:value-type="string">
            <text:p>205.51</text:p>
          </table:table-cell>
          <table:table-cell table:style-name="ce8" office:value-type="float" office:value="20551" calcext:value-type="float">
            <text:p>2055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218.039166666667" calcext:value-type="float">
            <text:p>218,039166666667</text:p>
          </table:table-cell>
          <table:table-cell table:style-name="ce8" office:value-type="float" office:value="21803.9166666667" calcext:value-type="float">
            <text:p>21803,916666666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.83333333333333" calcext:value-type="float">
            <text:p>5,83333333333333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8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8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8" table:formula="of:=[.AD15]" office:value-type="float" office:value="85.4158333333333" calcext:value-type="float">
            <text:p>85,4158333333333</text:p>
          </table:table-cell>
          <table:table-cell table:style-name="ce8" table:formula="of:=[.AE15]" office:value-type="float" office:value="8541.58333333333" calcext:value-type="float">
            <text:p>8541,58333333333</text:p>
          </table:table-cell>
          <table:table-cell table:style-name="ce8" table:formula="of:=[.AF15]" office:value-type="float" office:value="13.8333333333333" calcext:value-type="float">
            <text:p>13,8333333333333</text:p>
          </table:table-cell>
          <table:table-cell table:style-name="ce8" table:formula="of:=[.AG15]" office:value-type="float" office:value="28.0833333333333" calcext:value-type="float">
            <text:p>28,083333333333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80" calcext:value-type="float">
            <text:p>480</text:p>
          </table:table-cell>
          <table:table-cell table:style-name="ce8" table:formula="of:=[.AJ15]" office:value-type="float" office:value="17.2083333333333" calcext:value-type="float">
            <text:p>17,2083333333333</text:p>
          </table:table-cell>
          <table:table-cell table:style-name="ce8" table:formula="of:=[.AK15]" office:value-type="float" office:value="1720.83333333333" calcext:value-type="float">
            <text:p>1720,83333333333</text:p>
          </table:table-cell>
          <table:table-cell table:style-name="ce8" table:formula="of:=[.AL15]" office:value-type="float" office:value="53.9166666666667" calcext:value-type="float">
            <text:p>53,9166666666667</text:p>
          </table:table-cell>
          <table:table-cell table:style-name="ce8" table:formula="of:=[.AM15]" office:value-type="float" office:value="67.0833333333333" calcext:value-type="float">
            <text:p>67,0833333333333</text:p>
          </table:table-cell>
          <table:table-cell/>
          <table:table-cell office:value-type="string" calcext:value-type="string">
            <text:p>8t_720</text:p>
          </table:table-cell>
          <table:table-cell table:style-name="ce25" office:value-type="float" office:value="91.2658333333333" calcext:value-type="float">
            <text:p>91,2658333333333</text:p>
          </table:table-cell>
          <table:table-cell table:style-name="ce25" office:value-type="float" office:value="9126.58333333333" calcext:value-type="float">
            <text:p>9126,58333333333</text:p>
          </table:table-cell>
          <table:table-cell table:style-name="ce25" office:value-type="float" office:value="13.5" calcext:value-type="float">
            <text:p>13,5</text:p>
          </table:table-cell>
          <table:table-cell table:style-name="ce25" office:value-type="float" office:value="27.4166666666667" calcext:value-type="float">
            <text:p>27,4166666666667</text:p>
          </table:table-cell>
          <table:table-cell/>
          <table:table-cell office:value-type="string" calcext:value-type="string">
            <text:p>8t_720</text:p>
          </table:table-cell>
          <table:table-cell table:style-name="ce9" office:value-type="float" office:value="17.4058333333333" calcext:value-type="float">
            <text:p>17,4058333333333</text:p>
          </table:table-cell>
          <table:table-cell table:style-name="ce9" office:value-type="float" office:value="1740.58333333333" calcext:value-type="float">
            <text:p>1740,58333333333</text:p>
          </table:table-cell>
          <table:table-cell table:style-name="ce9" office:value-type="float" office:value="53.1666666666667" calcext:value-type="float">
            <text:p>53,1666666666667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1440" calcext:value-type="float">
            <text:p>1440</text:p>
          </table:table-cell>
          <table:table-cell table:style-name="ce8" office:value-type="float" office:value="93.37" calcext:value-type="float">
            <text:p>93,37</text:p>
          </table:table-cell>
          <table:table-cell table:style-name="ce8" office:value-type="float" office:value="9337" calcext:value-type="float">
            <text:p>933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style-name="ce8"/>
          <table:table-cell table:style-name="ce8" office:value-type="float" office:value="92.17" calcext:value-type="float">
            <text:p>92,17</text:p>
          </table:table-cell>
          <table:table-cell table:style-name="ce8" office:value-type="float" office:value="9217" calcext:value-type="float">
            <text:p>9217</text:p>
          </table:table-cell>
          <table:table-cell table:style-name="ce8" office:value-type="float" office:value="9.58333333333333" calcext:value-type="float">
            <text:p>9,58333333333333</text:p>
          </table:table-cell>
          <table:table-cell table:style-name="ce8" office:value-type="float" office:value="12.0833333333333" calcext:value-type="float">
            <text:p>12,0833333333333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440" calcext:value-type="float">
            <text:p>1440</text:p>
          </table:table-cell>
          <table:table-cell table:style-name="ce8" office:value-type="string" calcext:value-type="string">
            <text:p>254.43</text:p>
          </table:table-cell>
          <table:table-cell table:style-name="ce8" office:value-type="float" office:value="25443" calcext:value-type="float">
            <text:p>2544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251.345833333333" calcext:value-type="float">
            <text:p>251,345833333333</text:p>
          </table:table-cell>
          <table:table-cell table:style-name="ce8" office:value-type="float" office:value="25134.5833333333" calcext:value-type="float">
            <text:p>25134,583333333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8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8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8" table:formula="of:=[.AD19]" office:value-type="float" office:value="29.1125" calcext:value-type="float">
            <text:p>29,1125</text:p>
          </table:table-cell>
          <table:table-cell table:style-name="ce8" table:formula="of:=[.AE19]" office:value-type="float" office:value="2911.25" calcext:value-type="float">
            <text:p>2911,25</text:p>
          </table:table-cell>
          <table:table-cell table:style-name="ce8" table:formula="of:=[.AF19]" office:value-type="float" office:value="40.1666666666667" calcext:value-type="float">
            <text:p>40,1666666666667</text:p>
          </table:table-cell>
          <table:table-cell table:style-name="ce8" table:formula="of:=[.AG19]" office:value-type="float" office:value="62.1666666666667" calcext:value-type="float">
            <text:p>62,166666666666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8" table:formula="of:=[.AJ19]" office:value-type="float" office:value="16.1341666666667" calcext:value-type="float">
            <text:p>16,1341666666667</text:p>
          </table:table-cell>
          <table:table-cell table:style-name="ce8" table:formula="of:=[.AK19]" office:value-type="float" office:value="1613.41666666667" calcext:value-type="float">
            <text:p>1613,41666666667</text:p>
          </table:table-cell>
          <table:table-cell table:style-name="ce8" table:formula="of:=[.AL19]" office:value-type="float" office:value="55.75" calcext:value-type="float">
            <text:p>55,75</text:p>
          </table:table-cell>
          <table:table-cell table:style-name="ce8" table:formula="of:=[.AM19]" office:value-type="float" office:value="132.25" calcext:value-type="float">
            <text:p>132,25</text:p>
          </table:table-cell>
          <table:table-cell/>
          <table:table-cell table:style-name="ce8" office:value-type="string" calcext:value-type="string">
            <text:p>6t_720</text:p>
          </table:table-cell>
          <table:table-cell table:style-name="ce26" office:value-type="float" office:value="111.541666666667" calcext:value-type="float">
            <text:p>111,541666666667</text:p>
          </table:table-cell>
          <table:table-cell table:style-name="ce26" office:value-type="float" office:value="11154.1666666667" calcext:value-type="float">
            <text:p>11154,1666666667</text:p>
          </table:table-cell>
          <table:table-cell table:style-name="ce26" office:value-type="float" office:value="2.08333333333333" calcext:value-type="float">
            <text:p>2,08333333333333</text:p>
          </table:table-cell>
          <table:table-cell table:style-name="ce26" office:value-type="float" office:value="23.1666666666667" calcext:value-type="float">
            <text:p>23,1666666666667</text:p>
          </table:table-cell>
          <table:table-cell/>
          <table:table-cell table:style-name="ce7" office:value-type="string" calcext:value-type="string">
            <text:p>6t_720</text:p>
          </table:table-cell>
          <table:table-cell table:style-name="ce2" office:value-type="float" office:value="19.1275" calcext:value-type="float">
            <text:p>19,1275</text:p>
          </table:table-cell>
          <table:table-cell table:style-name="ce2" office:value-type="float" office:value="1912.75" calcext:value-type="float">
            <text:p>1912,75</text:p>
          </table:table-cell>
          <table:table-cell table:style-name="ce2" office:value-type="float" office:value="49.0833333333333" calcext:value-type="float">
            <text:p>49,0833333333333</text:p>
          </table:table-cell>
          <table:table-cell table:style-name="ce2" office:value-type="float" office:value="62.5" calcext:value-type="float">
            <text:p>62,5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42.49" calcext:value-type="float">
            <text:p>42,49</text:p>
          </table:table-cell>
          <table:table-cell table:style-name="ce8" office:value-type="float" office:value="4249" calcext:value-type="float">
            <text:p>424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" calcext:value-type="float">
            <text:p>25</text:p>
          </table:table-cell>
          <table:table-cell table:style-name="ce8"/>
          <table:table-cell table:style-name="ce8" office:value-type="float" office:value="42.3066666666667" calcext:value-type="float">
            <text:p>42,3066666666667</text:p>
          </table:table-cell>
          <table:table-cell table:style-name="ce8" office:value-type="float" office:value="4230.66666666667" calcext:value-type="float">
            <text:p>4230,6666666666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7.3333333333333" calcext:value-type="float">
            <text:p>27,3333333333333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string" calcext:value-type="string">
            <text:p>216.94</text:p>
          </table:table-cell>
          <table:table-cell table:style-name="ce8" office:value-type="float" office:value="21694" calcext:value-type="float">
            <text:p>2169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214.390833333333" calcext:value-type="float">
            <text:p>214,390833333333</text:p>
          </table:table-cell>
          <table:table-cell table:style-name="ce8" office:value-type="float" office:value="21439.0833333333" calcext:value-type="float">
            <text:p>21439,083333333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.83333333333333" calcext:value-type="float">
            <text:p>3,83333333333333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8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8" table:number-columns-repeated="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8" table:formula="of:=[.AD23]" office:value-type="float" office:value="17.3933333333333" calcext:value-type="float">
            <text:p>17,3933333333333</text:p>
          </table:table-cell>
          <table:table-cell table:style-name="ce8" table:formula="of:=[.AE23]" office:value-type="float" office:value="1739.33333333333" calcext:value-type="float">
            <text:p>1739,33333333333</text:p>
          </table:table-cell>
          <table:table-cell table:style-name="ce8" table:formula="of:=[.AF23]" office:value-type="float" office:value="56.25" calcext:value-type="float">
            <text:p>56,25</text:p>
          </table:table-cell>
          <table:table-cell table:style-name="ce8" table:formula="of:=[.AG23]" office:value-type="float" office:value="92.8333333333333" calcext:value-type="float">
            <text:p>92,833333333333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8" table:formula="of:=[.AJ23]" office:value-type="float" office:value="16.1441666666667" calcext:value-type="float">
            <text:p>16,1441666666667</text:p>
          </table:table-cell>
          <table:table-cell table:style-name="ce8" table:formula="of:=[.AK23]" office:value-type="float" office:value="1614.41666666667" calcext:value-type="float">
            <text:p>1614,41666666667</text:p>
          </table:table-cell>
          <table:table-cell table:style-name="ce8" table:formula="of:=[.AL23]" office:value-type="float" office:value="55.9166666666667" calcext:value-type="float">
            <text:p>55,9166666666667</text:p>
          </table:table-cell>
          <table:table-cell table:style-name="ce8" table:formula="of:=[.AM23]" office:value-type="float" office:value="187.75" calcext:value-type="float">
            <text:p>187,75</text:p>
          </table:table-cell>
          <table:table-cell/>
          <table:table-cell table:style-name="ce7" office:value-type="string" calcext:value-type="string">
            <text:p>4t_720</text:p>
          </table:table-cell>
          <table:table-cell table:style-name="ce27" office:value-type="float" office:value="126.651666666667" calcext:value-type="float">
            <text:p>126,651666666667</text:p>
          </table:table-cell>
          <table:table-cell table:style-name="ce27" office:value-type="float" office:value="12665.1666666667" calcext:value-type="float">
            <text:p>12665,1666666667</text:p>
          </table:table-cell>
          <table:table-cell table:style-name="ce27" office:value-type="float" office:value="6.58333333333333" calcext:value-type="float">
            <text:p>6,58333333333333</text:p>
          </table:table-cell>
          <table:table-cell table:style-name="ce27" office:value-type="float" office:value="17.8333333333333" calcext:value-type="float">
            <text:p>17,8333333333333</text:p>
          </table:table-cell>
          <table:table-cell/>
          <table:table-cell table:style-name="ce24" office:value-type="string" calcext:value-type="string">
            <text:p>4t_720</text:p>
          </table:table-cell>
          <table:table-cell table:style-name="ce29" office:value-type="float" office:value="24.4666666666667" calcext:value-type="float">
            <text:p>24,4666666666667</text:p>
          </table:table-cell>
          <table:table-cell table:style-name="ce29" office:value-type="float" office:value="2446.66666666667" calcext:value-type="float">
            <text:p>2446,66666666667</text:p>
          </table:table-cell>
          <table:table-cell table:style-name="ce29" office:value-type="float" office:value="37.5" calcext:value-type="float">
            <text:p>37,5</text:p>
          </table:table-cell>
          <table:table-cell table:style-name="ce29" office:value-type="float" office:value="52" calcext:value-type="float">
            <text:p>52</text:p>
          </table:table-cell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45.39" calcext:value-type="float">
            <text:p>45,39</text:p>
          </table:table-cell>
          <table:table-cell table:style-name="ce8" office:value-type="float" office:value="4539" calcext:value-type="float">
            <text:p>453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5" calcext:value-type="float">
            <text:p>25</text:p>
          </table:table-cell>
          <table:table-cell table:style-name="ce8"/>
          <table:table-cell table:style-name="ce8" office:value-type="float" office:value="46.3683333333333" calcext:value-type="float">
            <text:p>46,3683333333333</text:p>
          </table:table-cell>
          <table:table-cell table:style-name="ce8" office:value-type="float" office:value="4636.83333333333" calcext:value-type="float">
            <text:p>4636,83333333333</text:p>
          </table:table-cell>
          <table:table-cell table:style-name="ce8" office:value-type="float" office:value="19.3333333333333" calcext:value-type="float">
            <text:p>19,3333333333333</text:p>
          </table:table-cell>
          <table:table-cell table:style-name="ce8" office:value-type="float" office:value="23.1666666666667" calcext:value-type="float">
            <text:p>23,1666666666667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string" calcext:value-type="string">
            <text:p>210.63</text:p>
          </table:table-cell>
          <table:table-cell table:style-name="ce8" office:value-type="float" office:value="21063" calcext:value-type="float">
            <text:p>2106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8" office:value-type="float" office:value="207.5975" calcext:value-type="float">
            <text:p>207,5975</text:p>
          </table:table-cell>
          <table:table-cell table:style-name="ce8" office:value-type="float" office:value="20759.75" calcext:value-type="float">
            <text:p>20759,75</text:p>
          </table:table-cell>
          <table:table-cell table:style-name="ce8" office:value-type="float" office:value="4.75" calcext:value-type="float">
            <text:p>4,75</text:p>
          </table:table-cell>
          <table:table-cell table:style-name="ce8" office:value-type="float" office:value="8.08333333333333" calcext:value-type="float">
            <text:p>8,08333333333333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960" calcext:value-type="float">
            <text:p>960</text:p>
          </table:table-cell>
          <table:table-cell table:style-name="ce8" table:number-columns-repeated="4"/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960" calcext:value-type="float">
            <text:p>960</text:p>
          </table:table-cell>
          <table:table-cell table:style-name="ce8" table:number-columns-repeated="4"/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960" calcext:value-type="float">
            <text:p>960</text:p>
          </table:table-cell>
          <table:table-cell table:style-name="ce8" table:formula="of:=[.AD6]" office:value-type="float" office:value="199.7125" calcext:value-type="float">
            <text:p>199,7125</text:p>
          </table:table-cell>
          <table:table-cell table:style-name="ce8" table:formula="of:=[.AE6]" office:value-type="float" office:value="19971.25" calcext:value-type="float">
            <text:p>19971,25</text:p>
          </table:table-cell>
          <table:table-cell table:style-name="ce8" table:formula="of:=[.AF6]" office:value-type="float" office:value="5.08333333333333" calcext:value-type="float">
            <text:p>5,08333333333333</text:p>
          </table:table-cell>
          <table:table-cell table:style-name="ce8" table:formula="of:=[.AG6]" office:value-type="float" office:value="11.4166666666667" calcext:value-type="float">
            <text:p>11,4166666666667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960" calcext:value-type="float">
            <text:p>960</text:p>
          </table:table-cell>
          <table:table-cell table:style-name="ce8" table:formula="of:=[.AJ6]" office:value-type="float" office:value="35.565" calcext:value-type="float">
            <text:p>35,565</text:p>
          </table:table-cell>
          <table:table-cell table:style-name="ce8" table:formula="of:=[.AK6]" office:value-type="float" office:value="3556.5" calcext:value-type="float">
            <text:p>3556,5</text:p>
          </table:table-cell>
          <table:table-cell table:style-name="ce8" table:formula="of:=[.AL6]" office:value-type="float" office:value="26.0833333333333" calcext:value-type="float">
            <text:p>26,0833333333333</text:p>
          </table:table-cell>
          <table:table-cell table:style-name="ce8" table:formula="of:=[.AM6]" office:value-type="float" office:value="35.1666666666667" calcext:value-type="float">
            <text:p>35,1666666666667</text:p>
          </table:table-cell>
          <table:table-cell/>
          <table:table-cell table:style-name="ce24" office:value-type="string" calcext:value-type="string">
            <text:p>2t_720</text:p>
          </table:table-cell>
          <table:table-cell table:style-name="ce28" office:value-type="float" office:value="159.4825" calcext:value-type="float">
            <text:p>159,4825</text:p>
          </table:table-cell>
          <table:table-cell table:style-name="ce28" office:value-type="float" office:value="15948.25" calcext:value-type="float">
            <text:p>15948,25</text:p>
          </table:table-cell>
          <table:table-cell table:style-name="ce28" office:value-type="float" office:value="6.41666666666667" calcext:value-type="float">
            <text:p>6,41666666666667</text:p>
          </table:table-cell>
          <table:table-cell table:style-name="ce28" office:value-type="float" office:value="13.1666666666667" calcext:value-type="float">
            <text:p>13,1666666666667</text:p>
          </table:table-cell>
          <table:table-cell/>
          <table:table-cell office:value-type="string" calcext:value-type="string">
            <text:p>2t_720</text:p>
          </table:table-cell>
          <table:table-cell table:style-name="ce9" office:value-type="float" office:value="31.0183333333333" calcext:value-type="float">
            <text:p>31,0183333333333</text:p>
          </table:table-cell>
          <table:table-cell table:style-name="ce9" office:value-type="float" office:value="3101.83333333333" calcext:value-type="float">
            <text:p>3101,83333333333</text:p>
          </table:table-cell>
          <table:table-cell table:style-name="ce9" office:value-type="float" office:value="29.8333333333333" calcext:value-type="float">
            <text:p>29,8333333333333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55.67" calcext:value-type="float">
            <text:p>55,67</text:p>
          </table:table-cell>
          <table:table-cell table:style-name="ce8" office:value-type="float" office:value="5567" calcext:value-type="float">
            <text:p>556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style-name="ce8"/>
          <table:table-cell table:style-name="ce8" office:value-type="float" office:value="55.9916666666667" calcext:value-type="float">
            <text:p>55,9916666666667</text:p>
          </table:table-cell>
          <table:table-cell table:style-name="ce8" office:value-type="float" office:value="5599.16666666667" calcext:value-type="float">
            <text:p>5599,1666666666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.3333333333333" calcext:value-type="float">
            <text:p>21,3333333333333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string" calcext:value-type="string">
            <text:p>207.45</text:p>
          </table:table-cell>
          <table:table-cell table:style-name="ce8" office:value-type="float" office:value="20745" calcext:value-type="float">
            <text:p>2074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8" office:value-type="float" office:value="207.293333333333" calcext:value-type="float">
            <text:p>207,293333333333</text:p>
          </table:table-cell>
          <table:table-cell table:style-name="ce8" office:value-type="float" office:value="20729.3333333333" calcext:value-type="float">
            <text:p>20729,3333333333</text:p>
          </table:table-cell>
          <table:table-cell table:style-name="ce8" office:value-type="float" office:value="4.41666666666667" calcext:value-type="float">
            <text:p>4,41666666666667</text:p>
          </table:table-cell>
          <table:table-cell table:style-name="ce8" office:value-type="float" office:value="8.16666666666667" calcext:value-type="float">
            <text:p>8,16666666666667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720" calcext:value-type="float">
            <text:p>720</text:p>
          </table:table-cell>
          <table:table-cell table:style-name="ce8" table:number-columns-repeated="4"/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720" calcext:value-type="float">
            <text:p>720</text:p>
          </table:table-cell>
          <table:table-cell table:style-name="ce8" table:number-columns-repeated="4"/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720" calcext:value-type="float">
            <text:p>720</text:p>
          </table:table-cell>
          <table:table-cell table:style-name="ce8" table:formula="of:=[.AD10]" office:value-type="float" office:value="126.651666666667" calcext:value-type="float">
            <text:p>126,651666666667</text:p>
          </table:table-cell>
          <table:table-cell table:style-name="ce8" table:formula="of:=[.AE10]" office:value-type="float" office:value="12665.1666666667" calcext:value-type="float">
            <text:p>12665,1666666667</text:p>
          </table:table-cell>
          <table:table-cell table:style-name="ce8" table:formula="of:=[.AF10]" office:value-type="float" office:value="6.58333333333333" calcext:value-type="float">
            <text:p>6,58333333333333</text:p>
          </table:table-cell>
          <table:table-cell table:style-name="ce8" table:formula="of:=[.AG10]" office:value-type="float" office:value="17.8333333333333" calcext:value-type="float">
            <text:p>17,8333333333333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720" calcext:value-type="float">
            <text:p>720</text:p>
          </table:table-cell>
          <table:table-cell table:style-name="ce8" table:formula="of:=[.AJ10]" office:value-type="float" office:value="24.4666666666667" calcext:value-type="float">
            <text:p>24,4666666666667</text:p>
          </table:table-cell>
          <table:table-cell table:style-name="ce8" table:formula="of:=[.AK10]" office:value-type="float" office:value="2446.66666666667" calcext:value-type="float">
            <text:p>2446,66666666667</text:p>
          </table:table-cell>
          <table:table-cell table:style-name="ce8" table:formula="of:=[.AL10]" office:value-type="float" office:value="37.5" calcext:value-type="float">
            <text:p>37,5</text:p>
          </table:table-cell>
          <table:table-cell table:style-name="ce8" table:formula="of:=[.AM10]" office:value-type="float" office:value="52" calcext:value-type="float">
            <text:p>52</text:p>
          </table:table-cell>
          <table:table-cell/>
          <table:table-cell office:value-type="string" calcext:value-type="string">
            <text:p>8t_480</text:p>
          </table:table-cell>
          <table:table-cell table:style-name="ce25" office:value-type="float" office:value="43.12" calcext:value-type="float">
            <text:p>43,12</text:p>
          </table:table-cell>
          <table:table-cell table:style-name="ce25" office:value-type="float" office:value="4312" calcext:value-type="float">
            <text:p>4312</text:p>
          </table:table-cell>
          <table:table-cell table:style-name="ce25" office:value-type="float" office:value="29.8333333333333" calcext:value-type="float">
            <text:p>29,8333333333333</text:p>
          </table:table-cell>
          <table:table-cell table:style-name="ce25" office:value-type="float" office:value="45.4166666666667" calcext:value-type="float">
            <text:p>45,4166666666667</text:p>
          </table:table-cell>
          <table:table-cell/>
          <table:table-cell office:value-type="string" calcext:value-type="string">
            <text:p>8t_480</text:p>
          </table:table-cell>
          <table:table-cell table:style-name="ce9" office:value-type="float" office:value="16.2241666666667" calcext:value-type="float">
            <text:p>16,2241666666667</text:p>
          </table:table-cell>
          <table:table-cell table:style-name="ce9" office:value-type="float" office:value="1622.41666666667" calcext:value-type="float">
            <text:p>1622,41666666667</text:p>
          </table:table-cell>
          <table:table-cell table:style-name="ce9" office:value-type="float" office:value="56.5833333333333" calcext:value-type="float">
            <text:p>56,5833333333333</text:p>
          </table:table-cell>
          <table:table-cell table:style-name="ce9" office:value-type="float" office:value="83.0833333333333" calcext:value-type="float">
            <text:p>83,0833333333333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400" calcext:value-type="float">
            <text:p>74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/>
          <table:table-cell table:style-name="ce8" office:value-type="float" office:value="71.9691666666667" calcext:value-type="float">
            <text:p>71,9691666666667</text:p>
          </table:table-cell>
          <table:table-cell table:style-name="ce8" office:value-type="float" office:value="7196.91666666667" calcext:value-type="float">
            <text:p>7196,91666666667</text:p>
          </table:table-cell>
          <table:table-cell table:style-name="ce8" office:value-type="float" office:value="12.1666666666667" calcext:value-type="float">
            <text:p>12,1666666666667</text:p>
          </table:table-cell>
          <table:table-cell table:style-name="ce8" office:value-type="float" office:value="15.3333333333333" calcext:value-type="float">
            <text:p>15,3333333333333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string" calcext:value-type="string">
            <text:p>209.98</text:p>
          </table:table-cell>
          <table:table-cell table:style-name="ce8" office:value-type="float" office:value="20998" calcext:value-type="float">
            <text:p>2099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215.443333333333" calcext:value-type="float">
            <text:p>215,443333333333</text:p>
          </table:table-cell>
          <table:table-cell table:style-name="ce8" office:value-type="float" office:value="21544.3333333333" calcext:value-type="float">
            <text:p>21544,333333333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.58333333333333" calcext:value-type="float">
            <text:p>5,58333333333333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480" calcext:value-type="float">
            <text:p>480</text:p>
          </table:table-cell>
          <table:table-cell table:style-name="ce8" table:number-columns-repeated="4"/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480" calcext:value-type="float">
            <text:p>480</text:p>
          </table:table-cell>
          <table:table-cell table:style-name="ce8" table:number-columns-repeated="4"/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480" calcext:value-type="float">
            <text:p>480</text:p>
          </table:table-cell>
          <table:table-cell table:style-name="ce8" table:formula="of:=[.AD14]" office:value-type="float" office:value="58.1908333333333" calcext:value-type="float">
            <text:p>58,1908333333333</text:p>
          </table:table-cell>
          <table:table-cell table:style-name="ce8" table:formula="of:=[.AE14]" office:value-type="float" office:value="5819.08333333333" calcext:value-type="float">
            <text:p>5819,08333333333</text:p>
          </table:table-cell>
          <table:table-cell table:style-name="ce8" table:formula="of:=[.AF14]" office:value-type="float" office:value="21.9166666666667" calcext:value-type="float">
            <text:p>21,9166666666667</text:p>
          </table:table-cell>
          <table:table-cell table:style-name="ce8" table:formula="of:=[.AG14]" office:value-type="float" office:value="38.0833333333333" calcext:value-type="float">
            <text:p>38,0833333333333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480" calcext:value-type="float">
            <text:p>480</text:p>
          </table:table-cell>
          <table:table-cell table:style-name="ce8" table:formula="of:=[.AJ14]" office:value-type="float" office:value="16.2866666666667" calcext:value-type="float">
            <text:p>16,2866666666667</text:p>
          </table:table-cell>
          <table:table-cell table:style-name="ce8" table:formula="of:=[.AK14]" office:value-type="float" office:value="1628.66666666667" calcext:value-type="float">
            <text:p>1628,66666666667</text:p>
          </table:table-cell>
          <table:table-cell table:style-name="ce8" table:formula="of:=[.AL14]" office:value-type="float" office:value="57" calcext:value-type="float">
            <text:p>57</text:p>
          </table:table-cell>
          <table:table-cell table:style-name="ce8" table:formula="of:=[.AM14]" office:value-type="float" office:value="81.5833333333333" calcext:value-type="float">
            <text:p>81,5833333333333</text:p>
          </table:table-cell>
          <table:table-cell/>
          <table:table-cell table:style-name="ce8" office:value-type="string" calcext:value-type="string">
            <text:p>6t_480</text:p>
          </table:table-cell>
          <table:table-cell table:style-name="ce26" office:value-type="float" office:value="46.8941666666667" calcext:value-type="float">
            <text:p>46,8941666666667</text:p>
          </table:table-cell>
          <table:table-cell table:style-name="ce26" office:value-type="float" office:value="4689.41666666667" calcext:value-type="float">
            <text:p>4689,41666666667</text:p>
          </table:table-cell>
          <table:table-cell table:style-name="ce26" office:value-type="float" office:value="26.8333333333333" calcext:value-type="float">
            <text:p>26,8333333333333</text:p>
          </table:table-cell>
          <table:table-cell table:style-name="ce26" office:value-type="float" office:value="40.3333333333333" calcext:value-type="float">
            <text:p>40,3333333333333</text:p>
          </table:table-cell>
          <table:table-cell/>
          <table:table-cell table:style-name="ce7" office:value-type="string" calcext:value-type="string">
            <text:p>6t_480</text:p>
          </table:table-cell>
          <table:table-cell table:style-name="ce2" office:value-type="float" office:value="16.2233333333333" calcext:value-type="float">
            <text:p>16,2233333333333</text:p>
          </table:table-cell>
          <table:table-cell table:style-name="ce2" office:value-type="float" office:value="1622.33333333333" calcext:value-type="float">
            <text:p>1622,33333333333</text:p>
          </table:table-cell>
          <table:table-cell table:style-name="ce2" office:value-type="float" office:value="56.6666666666667" calcext:value-type="float">
            <text:p>56,6666666666667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1440" calcext:value-type="float">
            <text:p>1440</text:p>
          </table:table-cell>
          <table:table-cell table:style-name="ce8" office:value-type="float" office:value="1264.69" calcext:value-type="float">
            <text:p>1264,69</text:p>
          </table:table-cell>
          <table:table-cell table:style-name="ce8" office:value-type="float" office:value="126469" calcext:value-type="float">
            <text:p>12646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1255.70916666667" calcext:value-type="float">
            <text:p>1255,70916666667</text:p>
          </table:table-cell>
          <table:table-cell table:style-name="ce8" office:value-type="float" office:value="125570.916666667" calcext:value-type="float">
            <text:p>125570,916666667</text:p>
          </table:table-cell>
          <table:table-cell table:style-name="ce8" office:value-type="float" office:value="0.0833333333333333" calcext:value-type="float">
            <text:p>0,0833333333333333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440" calcext:value-type="float">
            <text:p>1440</text:p>
          </table:table-cell>
          <table:table-cell table:style-name="ce8" office:value-type="string" calcext:value-type="string">
            <text:p>2264.40</text:p>
          </table:table-cell>
          <table:table-cell table:style-name="ce8" office:value-type="float" office:value="226440" calcext:value-type="float">
            <text:p>22644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2219.74" calcext:value-type="float">
            <text:p>2219,74</text:p>
          </table:table-cell>
          <table:table-cell table:style-name="ce8" office:value-type="float" office:value="221974" calcext:value-type="float">
            <text:p>221974</text:p>
          </table:table-cell>
          <table:table-cell table:number-columns-repeated="2"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240" calcext:value-type="float">
            <text:p>240</text:p>
          </table:table-cell>
          <table:table-cell table:style-name="ce8" table:number-columns-repeated="4"/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40" calcext:value-type="float">
            <text:p>240</text:p>
          </table:table-cell>
          <table:table-cell table:style-name="ce8" table:number-columns-repeated="4"/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40" calcext:value-type="float">
            <text:p>240</text:p>
          </table:table-cell>
          <table:table-cell table:style-name="ce8" table:formula="of:=[.AD18]" office:value-type="float" office:value="26.5458333333333" calcext:value-type="float">
            <text:p>26,5458333333333</text:p>
          </table:table-cell>
          <table:table-cell table:style-name="ce8" table:formula="of:=[.AE18]" office:value-type="float" office:value="2654.58333333333" calcext:value-type="float">
            <text:p>2654,58333333333</text:p>
          </table:table-cell>
          <table:table-cell table:style-name="ce8" table:formula="of:=[.AF18]" office:value-type="float" office:value="45.75" calcext:value-type="float">
            <text:p>45,75</text:p>
          </table:table-cell>
          <table:table-cell table:style-name="ce8" table:formula="of:=[.AG18]" office:value-type="float" office:value="76.0833333333333" calcext:value-type="float">
            <text:p>76,0833333333333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40" calcext:value-type="float">
            <text:p>240</text:p>
          </table:table-cell>
          <table:table-cell table:style-name="ce8" table:formula="of:=[.AJ18]" office:value-type="float" office:value="16.1866666666667" calcext:value-type="float">
            <text:p>16,1866666666667</text:p>
          </table:table-cell>
          <table:table-cell table:style-name="ce8" table:formula="of:=[.AK18]" office:value-type="float" office:value="1618.66666666667" calcext:value-type="float">
            <text:p>1618,66666666667</text:p>
          </table:table-cell>
          <table:table-cell table:style-name="ce8" table:formula="of:=[.AL18]" office:value-type="float" office:value="55.75" calcext:value-type="float">
            <text:p>55,75</text:p>
          </table:table-cell>
          <table:table-cell table:style-name="ce8" table:formula="of:=[.AM18]" office:value-type="float" office:value="137" calcext:value-type="float">
            <text:p>137</text:p>
          </table:table-cell>
          <table:table-cell/>
          <table:table-cell table:style-name="ce7" office:value-type="string" calcext:value-type="string">
            <text:p>4t_480</text:p>
          </table:table-cell>
          <table:table-cell table:style-name="ce27" office:value-type="float" office:value="58.1908333333333" calcext:value-type="float">
            <text:p>58,1908333333333</text:p>
          </table:table-cell>
          <table:table-cell table:style-name="ce27" office:value-type="float" office:value="5819.08333333333" calcext:value-type="float">
            <text:p>5819,08333333333</text:p>
          </table:table-cell>
          <table:table-cell table:style-name="ce27" office:value-type="float" office:value="21.9166666666667" calcext:value-type="float">
            <text:p>21,9166666666667</text:p>
          </table:table-cell>
          <table:table-cell table:style-name="ce27" office:value-type="float" office:value="38.0833333333333" calcext:value-type="float">
            <text:p>38,0833333333333</text:p>
          </table:table-cell>
          <table:table-cell/>
          <table:table-cell table:style-name="ce24" office:value-type="string" calcext:value-type="string">
            <text:p>4t_480</text:p>
          </table:table-cell>
          <table:table-cell table:style-name="ce29" office:value-type="float" office:value="16.2866666666667" calcext:value-type="float">
            <text:p>16,2866666666667</text:p>
          </table:table-cell>
          <table:table-cell table:style-name="ce29" office:value-type="float" office:value="1628.66666666667" calcext:value-type="float">
            <text:p>1628,66666666667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81.5833333333333" calcext:value-type="float">
            <text:p>81,5833333333333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845.31" calcext:value-type="float">
            <text:p>845,31</text:p>
          </table:table-cell>
          <table:table-cell table:style-name="ce8" office:value-type="float" office:value="84531" calcext:value-type="float">
            <text:p>8453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858.639166666667" calcext:value-type="float">
            <text:p>858,639166666667</text:p>
          </table:table-cell>
          <table:table-cell table:style-name="ce8" office:value-type="float" office:value="85863.9166666667" calcext:value-type="float">
            <text:p>85863,9166666667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string" calcext:value-type="string">
            <text:p>1525.21</text:p>
          </table:table-cell>
          <table:table-cell table:style-name="ce8" office:value-type="float" office:value="152521" calcext:value-type="float">
            <text:p>15252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1552.74583333333" calcext:value-type="float">
            <text:p>1552,74583333333</text:p>
          </table:table-cell>
          <table:table-cell table:style-name="ce8" office:value-type="float" office:value="155274.583333333" calcext:value-type="float">
            <text:p>155274,583333333</text:p>
          </table:table-cell>
          <table:table-cell table:number-columns-repeated="2"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20" calcext:value-type="float">
            <text:p>120</text:p>
          </table:table-cell>
          <table:table-cell table:style-name="ce8" table:number-columns-repeated="4"/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120" calcext:value-type="float">
            <text:p>120</text:p>
          </table:table-cell>
          <table:table-cell table:style-name="ce8" table:number-columns-repeated="4"/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120" calcext:value-type="float">
            <text:p>120</text:p>
          </table:table-cell>
          <table:table-cell table:style-name="ce8" table:formula="of:=[.AD22]" office:value-type="float" office:value="17.2675" calcext:value-type="float">
            <text:p>17,2675</text:p>
          </table:table-cell>
          <table:table-cell table:style-name="ce8" table:formula="of:=[.AE22]" office:value-type="float" office:value="1726.75" calcext:value-type="float">
            <text:p>1726,75</text:p>
          </table:table-cell>
          <table:table-cell table:style-name="ce8" table:formula="of:=[.AF22]" office:value-type="float" office:value="56.4166666666667" calcext:value-type="float">
            <text:p>56,4166666666667</text:p>
          </table:table-cell>
          <table:table-cell table:style-name="ce8" table:formula="of:=[.AG22]" office:value-type="float" office:value="95.4166666666667" calcext:value-type="float">
            <text:p>95,4166666666667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120" calcext:value-type="float">
            <text:p>120</text:p>
          </table:table-cell>
          <table:table-cell table:style-name="ce8" table:formula="of:=[.AJ22]" office:value-type="float" office:value="16.1375" calcext:value-type="float">
            <text:p>16,1375</text:p>
          </table:table-cell>
          <table:table-cell table:style-name="ce8" table:formula="of:=[.AK22]" office:value-type="float" office:value="1613.75" calcext:value-type="float">
            <text:p>1613,75</text:p>
          </table:table-cell>
          <table:table-cell table:style-name="ce8" table:formula="of:=[.AL22]" office:value-type="float" office:value="56" calcext:value-type="float">
            <text:p>56</text:p>
          </table:table-cell>
          <table:table-cell table:style-name="ce8" table:formula="of:=[.AM22]" office:value-type="float" office:value="192.166666666667" calcext:value-type="float">
            <text:p>192,166666666667</text:p>
          </table:table-cell>
          <table:table-cell/>
          <table:table-cell table:style-name="ce24" office:value-type="string" calcext:value-type="string">
            <text:p>2t_480</text:p>
          </table:table-cell>
          <table:table-cell table:style-name="ce28" office:value-type="float" office:value="85.4158333333333" calcext:value-type="float">
            <text:p>85,4158333333333</text:p>
          </table:table-cell>
          <table:table-cell table:style-name="ce28" office:value-type="float" office:value="8541.58333333333" calcext:value-type="float">
            <text:p>8541,58333333333</text:p>
          </table:table-cell>
          <table:table-cell table:style-name="ce28" office:value-type="float" office:value="13.8333333333333" calcext:value-type="float">
            <text:p>13,8333333333333</text:p>
          </table:table-cell>
          <table:table-cell table:style-name="ce28" office:value-type="float" office:value="28.0833333333333" calcext:value-type="float">
            <text:p>28,0833333333333</text:p>
          </table:table-cell>
          <table:table-cell/>
          <table:table-cell office:value-type="string" calcext:value-type="string">
            <text:p>2t_480</text:p>
          </table:table-cell>
          <table:table-cell table:style-name="ce9" office:value-type="float" office:value="17.2083333333333" calcext:value-type="float">
            <text:p>17,2083333333333</text:p>
          </table:table-cell>
          <table:table-cell table:style-name="ce9" office:value-type="float" office:value="1720.83333333333" calcext:value-type="float">
            <text:p>1720,83333333333</text:p>
          </table:table-cell>
          <table:table-cell table:style-name="ce9" office:value-type="float" office:value="53.9166666666667" calcext:value-type="float">
            <text:p>53,9166666666667</text:p>
          </table:table-cell>
          <table:table-cell table:style-name="ce9" office:value-type="float" office:value="67.0833333333333" calcext:value-type="float">
            <text:p>67,0833333333333</text:p>
          </table:table-cell>
          <table:table-cell table:number-columns-repeated="2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8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8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8" table:formula="of:=[.AD5]" office:value-type="float" office:value="179.751666666667" calcext:value-type="float">
            <text:p>179,751666666667</text:p>
          </table:table-cell>
          <table:table-cell table:style-name="ce8" table:formula="of:=[.AE5]" office:value-type="float" office:value="17975.1666666667" calcext:value-type="float">
            <text:p>17975,1666666667</text:p>
          </table:table-cell>
          <table:table-cell table:style-name="ce8" table:formula="of:=[.AF5]" office:value-type="float" office:value="6.16666666666667" calcext:value-type="float">
            <text:p>6,16666666666667</text:p>
          </table:table-cell>
          <table:table-cell table:style-name="ce8" table:formula="of:=[.AG5]" office:value-type="float" office:value="13.9166666666667" calcext:value-type="float">
            <text:p>13,9166666666667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960" calcext:value-type="float">
            <text:p>960</text:p>
          </table:table-cell>
          <table:table-cell table:style-name="ce8" table:formula="of:=[.AJ5]" office:value-type="float" office:value="28.0508333333333" calcext:value-type="float">
            <text:p>28,0508333333333</text:p>
          </table:table-cell>
          <table:table-cell table:style-name="ce8" table:formula="of:=[.AK5]" office:value-type="float" office:value="2804.75" calcext:value-type="float">
            <text:p>2804,75</text:p>
          </table:table-cell>
          <table:table-cell table:style-name="ce8" table:formula="of:=[.AL5]" office:value-type="float" office:value="33" calcext:value-type="float">
            <text:p>33</text:p>
          </table:table-cell>
          <table:table-cell table:style-name="ce8" table:formula="of:=[.AM5]" office:value-type="float" office:value="41" calcext:value-type="float">
            <text:p>41</text:p>
          </table:table-cell>
          <table:table-cell/>
          <table:table-cell office:value-type="string" calcext:value-type="string">
            <text:p>8t_240</text:p>
          </table:table-cell>
          <table:table-cell table:style-name="ce25" office:value-type="float" office:value="27.2133333333333" calcext:value-type="float">
            <text:p>27,2133333333333</text:p>
          </table:table-cell>
          <table:table-cell table:style-name="ce25" office:value-type="float" office:value="2721.33333333333" calcext:value-type="float">
            <text:p>2721,33333333333</text:p>
          </table:table-cell>
          <table:table-cell table:style-name="ce25" office:value-type="float" office:value="44.4166666666667" calcext:value-type="float">
            <text:p>44,4166666666667</text:p>
          </table:table-cell>
          <table:table-cell table:style-name="ce25" office:value-type="float" office:value="75.4166666666667" calcext:value-type="float">
            <text:p>75,4166666666667</text:p>
          </table:table-cell>
          <table:table-cell/>
          <table:table-cell office:value-type="string" calcext:value-type="string">
            <text:p>8t_240</text:p>
          </table:table-cell>
          <table:table-cell table:style-name="ce9" office:value-type="float" office:value="16.1783333333333" calcext:value-type="float">
            <text:p>16,1783333333333</text:p>
          </table:table-cell>
          <table:table-cell table:style-name="ce9" office:value-type="float" office:value="1617.83333333333" calcext:value-type="float">
            <text:p>1617,83333333333</text:p>
          </table:table-cell>
          <table:table-cell table:style-name="ce9" office:value-type="float" office:value="55.75" calcext:value-type="float">
            <text:p>55,75</text:p>
          </table:table-cell>
          <table:table-cell table:style-name="ce9" office:value-type="float" office:value="129.333333333333" calcext:value-type="float">
            <text:p>129,333333333333</text:p>
          </table:table-cell>
          <table:table-cell table:number-columns-repeated="2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8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8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8" table:formula="of:=[.AD9]" office:value-type="float" office:value="111.541666666667" calcext:value-type="float">
            <text:p>111,541666666667</text:p>
          </table:table-cell>
          <table:table-cell table:style-name="ce8" table:formula="of:=[.AE9]" office:value-type="float" office:value="11154.1666666667" calcext:value-type="float">
            <text:p>11154,1666666667</text:p>
          </table:table-cell>
          <table:table-cell table:style-name="ce8" table:formula="of:=[.AF9]" office:value-type="float" office:value="2.08333333333333" calcext:value-type="float">
            <text:p>2,08333333333333</text:p>
          </table:table-cell>
          <table:table-cell table:style-name="ce8" table:formula="of:=[.AG9]" office:value-type="float" office:value="23.1666666666667" calcext:value-type="float">
            <text:p>23,1666666666667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style-name="ce8" table:formula="of:=[.AJ9]" office:value-type="float" office:value="19.1275" calcext:value-type="float">
            <text:p>19,1275</text:p>
          </table:table-cell>
          <table:table-cell table:style-name="ce8" table:formula="of:=[.AK9]" office:value-type="float" office:value="1912.75" calcext:value-type="float">
            <text:p>1912,75</text:p>
          </table:table-cell>
          <table:table-cell table:style-name="ce8" table:formula="of:=[.AL9]" office:value-type="float" office:value="49.0833333333333" calcext:value-type="float">
            <text:p>49,0833333333333</text:p>
          </table:table-cell>
          <table:table-cell table:style-name="ce8" table:formula="of:=[.AM9]" office:value-type="float" office:value="62.5" calcext:value-type="float">
            <text:p>62,5</text:p>
          </table:table-cell>
          <table:table-cell/>
          <table:table-cell table:style-name="ce8" office:value-type="string" calcext:value-type="string">
            <text:p>6t_240</text:p>
          </table:table-cell>
          <table:table-cell table:style-name="ce26" office:value-type="float" office:value="26.0266666666667" calcext:value-type="float">
            <text:p>26,0266666666667</text:p>
          </table:table-cell>
          <table:table-cell table:style-name="ce26" office:value-type="float" office:value="2602.66666666667" calcext:value-type="float">
            <text:p>2602,66666666667</text:p>
          </table:table-cell>
          <table:table-cell table:style-name="ce26" office:value-type="float" office:value="45.5833333333333" calcext:value-type="float">
            <text:p>45,5833333333333</text:p>
          </table:table-cell>
          <table:table-cell table:style-name="ce26" office:value-type="float" office:value="76.6666666666667" calcext:value-type="float">
            <text:p>76,6666666666667</text:p>
          </table:table-cell>
          <table:table-cell/>
          <table:table-cell table:style-name="ce7" office:value-type="string" calcext:value-type="string">
            <text:p>6t_240</text:p>
          </table:table-cell>
          <table:table-cell table:style-name="ce2" office:value-type="float" office:value="16.1375" calcext:value-type="float">
            <text:p>16,1375</text:p>
          </table:table-cell>
          <table:table-cell table:style-name="ce2" office:value-type="float" office:value="1613.75" calcext:value-type="float">
            <text:p>1613,75</text:p>
          </table:table-cell>
          <table:table-cell table:style-name="ce2" office:value-type="float" office:value="55.9166666666667" calcext:value-type="float">
            <text:p>55,9166666666667</text:p>
          </table:table-cell>
          <table:table-cell table:style-name="ce2" office:value-type="float" office:value="131.166666666667" calcext:value-type="float">
            <text:p>131,166666666667</text:p>
          </table:table-cell>
          <table:table-cell table:number-columns-repeated="2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8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8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8" table:formula="of:=[.AD13]" office:value-type="float" office:value="46.8941666666667" calcext:value-type="float">
            <text:p>46,8941666666667</text:p>
          </table:table-cell>
          <table:table-cell table:style-name="ce8" table:formula="of:=[.AE13]" office:value-type="float" office:value="4689.41666666667" calcext:value-type="float">
            <text:p>4689,41666666667</text:p>
          </table:table-cell>
          <table:table-cell table:style-name="ce8" table:formula="of:=[.AF13]" office:value-type="float" office:value="26.8333333333333" calcext:value-type="float">
            <text:p>26,8333333333333</text:p>
          </table:table-cell>
          <table:table-cell table:style-name="ce8" table:formula="of:=[.AG13]" office:value-type="float" office:value="40.3333333333333" calcext:value-type="float">
            <text:p>40,3333333333333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80" calcext:value-type="float">
            <text:p>480</text:p>
          </table:table-cell>
          <table:table-cell table:style-name="ce8" table:formula="of:=[.AJ13]" office:value-type="float" office:value="16.2233333333333" calcext:value-type="float">
            <text:p>16,2233333333333</text:p>
          </table:table-cell>
          <table:table-cell table:style-name="ce8" table:formula="of:=[.AK13]" office:value-type="float" office:value="1622.33333333333" calcext:value-type="float">
            <text:p>1622,33333333333</text:p>
          </table:table-cell>
          <table:table-cell table:style-name="ce8" table:formula="of:=[.AL13]" office:value-type="float" office:value="56.6666666666667" calcext:value-type="float">
            <text:p>56,6666666666667</text:p>
          </table:table-cell>
          <table:table-cell table:style-name="ce8" table:formula="of:=[.AM13]" office:value-type="float" office:value="83" calcext:value-type="float">
            <text:p>83</text:p>
          </table:table-cell>
          <table:table-cell/>
          <table:table-cell table:style-name="ce7" office:value-type="string" calcext:value-type="string">
            <text:p>4t_240</text:p>
          </table:table-cell>
          <table:table-cell table:style-name="ce27" office:value-type="float" office:value="26.5458333333333" calcext:value-type="float">
            <text:p>26,5458333333333</text:p>
          </table:table-cell>
          <table:table-cell table:style-name="ce27" office:value-type="float" office:value="2654.58333333333" calcext:value-type="float">
            <text:p>2654,58333333333</text:p>
          </table:table-cell>
          <table:table-cell table:style-name="ce27" office:value-type="float" office:value="45.75" calcext:value-type="float">
            <text:p>45,75</text:p>
          </table:table-cell>
          <table:table-cell table:style-name="ce27" office:value-type="float" office:value="76.0833333333333" calcext:value-type="float">
            <text:p>76,0833333333333</text:p>
          </table:table-cell>
          <table:table-cell/>
          <table:table-cell table:style-name="ce24" office:value-type="string" calcext:value-type="string">
            <text:p>4t_240</text:p>
          </table:table-cell>
          <table:table-cell table:style-name="ce29" office:value-type="float" office:value="16.1866666666667" calcext:value-type="float">
            <text:p>16,1866666666667</text:p>
          </table:table-cell>
          <table:table-cell table:style-name="ce29" office:value-type="float" office:value="1618.66666666667" calcext:value-type="float">
            <text:p>1618,66666666667</text:p>
          </table:table-cell>
          <table:table-cell table:style-name="ce29" office:value-type="float" office:value="55.75" calcext:value-type="float">
            <text:p>55,75</text:p>
          </table:table-cell>
          <table:table-cell table:style-name="ce29" office:value-type="float" office:value="137" calcext:value-type="float">
            <text:p>137</text:p>
          </table:table-cell>
          <table:table-cell table:number-columns-repeated="2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8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8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8" table:formula="of:=[.AD17]" office:value-type="float" office:value="26.0266666666667" calcext:value-type="float">
            <text:p>26,0266666666667</text:p>
          </table:table-cell>
          <table:table-cell table:style-name="ce8" table:formula="of:=[.AE17]" office:value-type="float" office:value="2602.66666666667" calcext:value-type="float">
            <text:p>2602,66666666667</text:p>
          </table:table-cell>
          <table:table-cell table:style-name="ce8" table:formula="of:=[.AF17]" office:value-type="float" office:value="45.5833333333333" calcext:value-type="float">
            <text:p>45,5833333333333</text:p>
          </table:table-cell>
          <table:table-cell table:style-name="ce8" table:formula="of:=[.AG17]" office:value-type="float" office:value="76.6666666666667" calcext:value-type="float">
            <text:p>76,6666666666667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8" table:formula="of:=[.AJ17]" office:value-type="float" office:value="16.1375" calcext:value-type="float">
            <text:p>16,1375</text:p>
          </table:table-cell>
          <table:table-cell table:style-name="ce8" table:formula="of:=[.AK17]" office:value-type="float" office:value="1613.75" calcext:value-type="float">
            <text:p>1613,75</text:p>
          </table:table-cell>
          <table:table-cell table:style-name="ce8" table:formula="of:=[.AL17]" office:value-type="float" office:value="55.9166666666667" calcext:value-type="float">
            <text:p>55,9166666666667</text:p>
          </table:table-cell>
          <table:table-cell table:style-name="ce8" table:formula="of:=[.AM17]" office:value-type="float" office:value="131.166666666667" calcext:value-type="float">
            <text:p>131,166666666667</text:p>
          </table:table-cell>
          <table:table-cell/>
          <table:table-cell table:style-name="ce24" office:value-type="string" calcext:value-type="string">
            <text:p>2t_240</text:p>
          </table:table-cell>
          <table:table-cell table:style-name="ce28" office:value-type="float" office:value="29.1125" calcext:value-type="float">
            <text:p>29,1125</text:p>
          </table:table-cell>
          <table:table-cell table:style-name="ce28" office:value-type="float" office:value="2911.25" calcext:value-type="float">
            <text:p>2911,25</text:p>
          </table:table-cell>
          <table:table-cell table:style-name="ce28" office:value-type="float" office:value="40.1666666666667" calcext:value-type="float">
            <text:p>40,1666666666667</text:p>
          </table:table-cell>
          <table:table-cell table:style-name="ce28" office:value-type="float" office:value="62.1666666666667" calcext:value-type="float">
            <text:p>62,1666666666667</text:p>
          </table:table-cell>
          <table:table-cell/>
          <table:table-cell office:value-type="string" calcext:value-type="string">
            <text:p>2t_240</text:p>
          </table:table-cell>
          <table:table-cell table:style-name="ce9" office:value-type="float" office:value="16.1341666666667" calcext:value-type="float">
            <text:p>16,1341666666667</text:p>
          </table:table-cell>
          <table:table-cell table:style-name="ce9" office:value-type="float" office:value="1613.41666666667" calcext:value-type="float">
            <text:p>1613,41666666667</text:p>
          </table:table-cell>
          <table:table-cell table:style-name="ce9" office:value-type="float" office:value="55.75" calcext:value-type="float">
            <text:p>55,75</text:p>
          </table:table-cell>
          <table:table-cell table:style-name="ce9" office:value-type="float" office:value="132.25" calcext:value-type="float">
            <text:p>132,25</text:p>
          </table:table-cell>
          <table:table-cell table:number-columns-repeated="2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8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8" table:number-columns-repeated="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8" table:formula="of:=[.AD21]" office:value-type="float" office:value="17.285" calcext:value-type="float">
            <text:p>17,285</text:p>
          </table:table-cell>
          <table:table-cell table:style-name="ce8" table:formula="of:=[.AE21]" office:value-type="float" office:value="1728.5" calcext:value-type="float">
            <text:p>1728,5</text:p>
          </table:table-cell>
          <table:table-cell table:style-name="ce8" table:formula="of:=[.AF21]" office:value-type="float" office:value="56.1666666666667" calcext:value-type="float">
            <text:p>56,1666666666667</text:p>
          </table:table-cell>
          <table:table-cell table:style-name="ce8" table:formula="of:=[.AG21]" office:value-type="float" office:value="91.4166666666667" calcext:value-type="float">
            <text:p>91,4166666666667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8" table:formula="of:=[.AJ21]" office:value-type="float" office:value="16.1416666666667" calcext:value-type="float">
            <text:p>16,1416666666667</text:p>
          </table:table-cell>
          <table:table-cell table:style-name="ce8" table:formula="of:=[.AK21]" office:value-type="float" office:value="1614.16666666667" calcext:value-type="float">
            <text:p>1614,16666666667</text:p>
          </table:table-cell>
          <table:table-cell table:style-name="ce8" table:formula="of:=[.AL21]" office:value-type="float" office:value="55.8333333333333" calcext:value-type="float">
            <text:p>55,8333333333333</text:p>
          </table:table-cell>
          <table:table-cell table:style-name="ce8" table:formula="of:=[.AM21]" office:value-type="float" office:value="189" calcext:value-type="float">
            <text:p>189</text:p>
          </table:table-cell>
          <table:table-cell/>
          <table:table-cell office:value-type="string" calcext:value-type="string">
            <text:p>8t_120</text:p>
          </table:table-cell>
          <table:table-cell table:style-name="ce25" office:value-type="float" office:value="17.3033333333333" calcext:value-type="float">
            <text:p>17,3033333333333</text:p>
          </table:table-cell>
          <table:table-cell table:style-name="ce25" office:value-type="float" office:value="1730.33333333333" calcext:value-type="float">
            <text:p>1730,33333333333</text:p>
          </table:table-cell>
          <table:table-cell table:style-name="ce25" office:value-type="float" office:value="56.1666666666667" calcext:value-type="float">
            <text:p>56,1666666666667</text:p>
          </table:table-cell>
          <table:table-cell table:style-name="ce25" office:value-type="float" office:value="92.3333333333333" calcext:value-type="float">
            <text:p>92,3333333333333</text:p>
          </table:table-cell>
          <table:table-cell/>
          <table:table-cell office:value-type="string" calcext:value-type="string">
            <text:p>8t_120</text:p>
          </table:table-cell>
          <table:table-cell table:style-name="ce9" office:value-type="float" office:value="16.1425" calcext:value-type="float">
            <text:p>16,1425</text:p>
          </table:table-cell>
          <table:table-cell table:style-name="ce9" office:value-type="float" office:value="1614.25" calcext:value-type="float">
            <text:p>1614,25</text:p>
          </table:table-cell>
          <table:table-cell table:style-name="ce9" office:value-type="float" office:value="55.9166666666667" calcext:value-type="float">
            <text:p>55,9166666666667</text:p>
          </table:table-cell>
          <table:table-cell table:style-name="ce9" office:value-type="float" office:value="196.083333333333" calcext:value-type="float">
            <text:p>196,083333333333</text:p>
          </table:table-cell>
          <table:table-cell table:number-columns-repeated="2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960" calcext:value-type="float">
            <text:p>960</text:p>
          </table:table-cell>
          <table:table-cell table:style-name="ce8" table:number-columns-repeated="4"/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960" calcext:value-type="float">
            <text:p>960</text:p>
          </table:table-cell>
          <table:table-cell table:style-name="ce8" table:number-columns-repeated="4"/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960" calcext:value-type="float">
            <text:p>960</text:p>
          </table:table-cell>
          <table:table-cell table:style-name="ce8" table:formula="of:=[.AD4]" office:value-type="float" office:value="160.296666666667" calcext:value-type="float">
            <text:p>160,296666666667</text:p>
          </table:table-cell>
          <table:table-cell table:style-name="ce8" table:formula="of:=[.AE4]" office:value-type="float" office:value="16029.6666666667" calcext:value-type="float">
            <text:p>16029,6666666667</text:p>
          </table:table-cell>
          <table:table-cell table:style-name="ce8" table:formula="of:=[.AF4]" office:value-type="float" office:value="7.33333333333333" calcext:value-type="float">
            <text:p>7,33333333333333</text:p>
          </table:table-cell>
          <table:table-cell table:style-name="ce8" table:formula="of:=[.AG4]" office:value-type="float" office:value="15.3333333333333" calcext:value-type="float">
            <text:p>15,3333333333333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960" calcext:value-type="float">
            <text:p>960</text:p>
          </table:table-cell>
          <table:table-cell table:style-name="ce8" table:formula="of:=[.AJ4]" office:value-type="float" office:value="25.1991666666667" calcext:value-type="float">
            <text:p>25,1991666666667</text:p>
          </table:table-cell>
          <table:table-cell table:style-name="ce8" table:formula="of:=[.AK4]" office:value-type="float" office:value="2519.91666666667" calcext:value-type="float">
            <text:p>2519,91666666667</text:p>
          </table:table-cell>
          <table:table-cell table:style-name="ce8" table:formula="of:=[.AL4]" office:value-type="float" office:value="37.0833333333333" calcext:value-type="float">
            <text:p>37,0833333333333</text:p>
          </table:table-cell>
          <table:table-cell table:style-name="ce8" table:formula="of:=[.AM4]" office:value-type="float" office:value="48.6666666666667" calcext:value-type="float">
            <text:p>48,6666666666667</text:p>
          </table:table-cell>
          <table:table-cell/>
          <table:table-cell table:style-name="ce8" office:value-type="string" calcext:value-type="string">
            <text:p>6t_120</text:p>
          </table:table-cell>
          <table:table-cell table:style-name="ce26" office:value-type="float" office:value="17.285" calcext:value-type="float">
            <text:p>17,285</text:p>
          </table:table-cell>
          <table:table-cell table:style-name="ce26" office:value-type="float" office:value="1728.5" calcext:value-type="float">
            <text:p>1728,5</text:p>
          </table:table-cell>
          <table:table-cell table:style-name="ce26" office:value-type="float" office:value="56.1666666666667" calcext:value-type="float">
            <text:p>56,1666666666667</text:p>
          </table:table-cell>
          <table:table-cell table:style-name="ce26" office:value-type="float" office:value="91.4166666666667" calcext:value-type="float">
            <text:p>91,4166666666667</text:p>
          </table:table-cell>
          <table:table-cell/>
          <table:table-cell table:style-name="ce7" office:value-type="string" calcext:value-type="string">
            <text:p>6t_120</text:p>
          </table:table-cell>
          <table:table-cell table:style-name="ce2" office:value-type="float" office:value="16.1416666666667" calcext:value-type="float">
            <text:p>16,1416666666667</text:p>
          </table:table-cell>
          <table:table-cell table:style-name="ce2" office:value-type="float" office:value="1614.16666666667" calcext:value-type="float">
            <text:p>1614,16666666667</text:p>
          </table:table-cell>
          <table:table-cell table:style-name="ce2" office:value-type="float" office:value="55.8333333333333" calcext:value-type="float">
            <text:p>55,8333333333333</text:p>
          </table:table-cell>
          <table:table-cell table:style-name="ce2" office:value-type="float" office:value="189" calcext:value-type="float">
            <text:p>189</text:p>
          </table:table-cell>
          <table:table-cell table:number-columns-repeated="2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720" calcext:value-type="float">
            <text:p>720</text:p>
          </table:table-cell>
          <table:table-cell table:style-name="ce8" table:number-columns-repeated="4"/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720" calcext:value-type="float">
            <text:p>720</text:p>
          </table:table-cell>
          <table:table-cell table:style-name="ce8" table:number-columns-repeated="4"/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720" calcext:value-type="float">
            <text:p>720</text:p>
          </table:table-cell>
          <table:table-cell table:style-name="ce8" table:formula="of:=[.AD8]" office:value-type="float" office:value="91.2658333333333" calcext:value-type="float">
            <text:p>91,2658333333333</text:p>
          </table:table-cell>
          <table:table-cell table:style-name="ce8" table:formula="of:=[.AE8]" office:value-type="float" office:value="9126.58333333333" calcext:value-type="float">
            <text:p>9126,58333333333</text:p>
          </table:table-cell>
          <table:table-cell table:style-name="ce8" table:formula="of:=[.AF8]" office:value-type="float" office:value="13.5" calcext:value-type="float">
            <text:p>13,5</text:p>
          </table:table-cell>
          <table:table-cell table:style-name="ce8" table:formula="of:=[.AG8]" office:value-type="float" office:value="27.4166666666667" calcext:value-type="float">
            <text:p>27,4166666666667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720" calcext:value-type="float">
            <text:p>720</text:p>
          </table:table-cell>
          <table:table-cell table:style-name="ce8" table:formula="of:=[.AJ8]" office:value-type="float" office:value="17.4058333333333" calcext:value-type="float">
            <text:p>17,4058333333333</text:p>
          </table:table-cell>
          <table:table-cell table:style-name="ce8" table:formula="of:=[.AK8]" office:value-type="float" office:value="1740.58333333333" calcext:value-type="float">
            <text:p>1740,58333333333</text:p>
          </table:table-cell>
          <table:table-cell table:style-name="ce8" table:formula="of:=[.AL8]" office:value-type="float" office:value="53.1666666666667" calcext:value-type="float">
            <text:p>53,1666666666667</text:p>
          </table:table-cell>
          <table:table-cell table:style-name="ce8" table:formula="of:=[.AM8]" office:value-type="float" office:value="63" calcext:value-type="float">
            <text:p>63</text:p>
          </table:table-cell>
          <table:table-cell/>
          <table:table-cell table:style-name="ce7" office:value-type="string" calcext:value-type="string">
            <text:p>4t_120</text:p>
          </table:table-cell>
          <table:table-cell table:style-name="ce27" office:value-type="float" office:value="17.2675" calcext:value-type="float">
            <text:p>17,2675</text:p>
          </table:table-cell>
          <table:table-cell table:style-name="ce27" office:value-type="float" office:value="1726.75" calcext:value-type="float">
            <text:p>1726,75</text:p>
          </table:table-cell>
          <table:table-cell table:style-name="ce27" office:value-type="float" office:value="56.4166666666667" calcext:value-type="float">
            <text:p>56,4166666666667</text:p>
          </table:table-cell>
          <table:table-cell table:style-name="ce27" office:value-type="float" office:value="95.4166666666667" calcext:value-type="float">
            <text:p>95,4166666666667</text:p>
          </table:table-cell>
          <table:table-cell/>
          <table:table-cell table:style-name="ce24" office:value-type="string" calcext:value-type="string">
            <text:p>4t_120</text:p>
          </table:table-cell>
          <table:table-cell table:style-name="ce29" office:value-type="float" office:value="16.1375" calcext:value-type="float">
            <text:p>16,1375</text:p>
          </table:table-cell>
          <table:table-cell table:style-name="ce29" office:value-type="float" office:value="1613.75" calcext:value-type="float">
            <text:p>1613,7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192.166666666667" calcext:value-type="float">
            <text:p>192,166666666667</text:p>
          </table:table-cell>
          <table:table-cell table:number-columns-repeated="2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480" calcext:value-type="float">
            <text:p>480</text:p>
          </table:table-cell>
          <table:table-cell table:style-name="ce8" table:number-columns-repeated="4"/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480" calcext:value-type="float">
            <text:p>480</text:p>
          </table:table-cell>
          <table:table-cell table:style-name="ce8" table:number-columns-repeated="4"/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480" calcext:value-type="float">
            <text:p>480</text:p>
          </table:table-cell>
          <table:table-cell table:style-name="ce8" table:formula="of:=[.AD12]" office:value-type="float" office:value="43.12" calcext:value-type="float">
            <text:p>43,12</text:p>
          </table:table-cell>
          <table:table-cell table:style-name="ce8" table:formula="of:=[.AE12]" office:value-type="float" office:value="4312" calcext:value-type="float">
            <text:p>4312</text:p>
          </table:table-cell>
          <table:table-cell table:style-name="ce8" table:formula="of:=[.AF12]" office:value-type="float" office:value="29.8333333333333" calcext:value-type="float">
            <text:p>29,8333333333333</text:p>
          </table:table-cell>
          <table:table-cell table:style-name="ce8" table:formula="of:=[.AG12]" office:value-type="float" office:value="45.4166666666667" calcext:value-type="float">
            <text:p>45,4166666666667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480" calcext:value-type="float">
            <text:p>480</text:p>
          </table:table-cell>
          <table:table-cell table:style-name="ce8" table:formula="of:=[.AJ12]" office:value-type="float" office:value="16.2241666666667" calcext:value-type="float">
            <text:p>16,2241666666667</text:p>
          </table:table-cell>
          <table:table-cell table:style-name="ce8" table:formula="of:=[.AK12]" office:value-type="float" office:value="1622.41666666667" calcext:value-type="float">
            <text:p>1622,41666666667</text:p>
          </table:table-cell>
          <table:table-cell table:style-name="ce8" table:formula="of:=[.AL12]" office:value-type="float" office:value="56.5833333333333" calcext:value-type="float">
            <text:p>56,5833333333333</text:p>
          </table:table-cell>
          <table:table-cell table:style-name="ce8" table:formula="of:=[.AM12]" office:value-type="float" office:value="83.0833333333333" calcext:value-type="float">
            <text:p>83,0833333333333</text:p>
          </table:table-cell>
          <table:table-cell/>
          <table:table-cell table:style-name="ce24" office:value-type="string" calcext:value-type="string">
            <text:p>2t_120</text:p>
          </table:table-cell>
          <table:table-cell table:style-name="ce28" office:value-type="float" office:value="17.3933333333333" calcext:value-type="float">
            <text:p>17,3933333333333</text:p>
          </table:table-cell>
          <table:table-cell table:style-name="ce28" office:value-type="float" office:value="1739.33333333333" calcext:value-type="float">
            <text:p>1739,33333333333</text:p>
          </table:table-cell>
          <table:table-cell table:style-name="ce28" office:value-type="float" office:value="56.25" calcext:value-type="float">
            <text:p>56,25</text:p>
          </table:table-cell>
          <table:table-cell table:style-name="ce28" office:value-type="float" office:value="92.8333333333333" calcext:value-type="float">
            <text:p>92,8333333333333</text:p>
          </table:table-cell>
          <table:table-cell/>
          <table:table-cell office:value-type="string" calcext:value-type="string">
            <text:p>2t_120</text:p>
          </table:table-cell>
          <table:table-cell table:style-name="ce9" office:value-type="float" office:value="16.1441666666667" calcext:value-type="float">
            <text:p>16,1441666666667</text:p>
          </table:table-cell>
          <table:table-cell table:style-name="ce9" office:value-type="float" office:value="1614.41666666667" calcext:value-type="float">
            <text:p>1614,41666666667</text:p>
          </table:table-cell>
          <table:table-cell table:style-name="ce9" office:value-type="float" office:value="55.9166666666667" calcext:value-type="float">
            <text:p>55,9166666666667</text:p>
          </table:table-cell>
          <table:table-cell table:style-name="ce9" office:value-type="float" office:value="187.75" calcext:value-type="float">
            <text:p>187,75</text:p>
          </table:table-cell>
          <table:table-cell table:number-columns-repeated="2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240" calcext:value-type="float">
            <text:p>240</text:p>
          </table:table-cell>
          <table:table-cell table:style-name="ce8" table:number-columns-repeated="4"/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240" calcext:value-type="float">
            <text:p>240</text:p>
          </table:table-cell>
          <table:table-cell table:style-name="ce8" table:number-columns-repeated="4"/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240" calcext:value-type="float">
            <text:p>240</text:p>
          </table:table-cell>
          <table:table-cell table:style-name="ce8" table:formula="of:=[.AD16]" office:value-type="float" office:value="27.2133333333333" calcext:value-type="float">
            <text:p>27,2133333333333</text:p>
          </table:table-cell>
          <table:table-cell table:style-name="ce8" table:formula="of:=[.AE16]" office:value-type="float" office:value="2721.33333333333" calcext:value-type="float">
            <text:p>2721,33333333333</text:p>
          </table:table-cell>
          <table:table-cell table:style-name="ce8" table:formula="of:=[.AF16]" office:value-type="float" office:value="44.4166666666667" calcext:value-type="float">
            <text:p>44,4166666666667</text:p>
          </table:table-cell>
          <table:table-cell table:style-name="ce8" table:formula="of:=[.AG16]" office:value-type="float" office:value="75.4166666666667" calcext:value-type="float">
            <text:p>75,4166666666667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240" calcext:value-type="float">
            <text:p>240</text:p>
          </table:table-cell>
          <table:table-cell table:style-name="ce8" table:formula="of:=[.AJ16]" office:value-type="float" office:value="16.1783333333333" calcext:value-type="float">
            <text:p>16,1783333333333</text:p>
          </table:table-cell>
          <table:table-cell table:style-name="ce8" table:formula="of:=[.AK16]" office:value-type="float" office:value="1617.83333333333" calcext:value-type="float">
            <text:p>1617,83333333333</text:p>
          </table:table-cell>
          <table:table-cell table:style-name="ce8" table:formula="of:=[.AL16]" office:value-type="float" office:value="55.75" calcext:value-type="float">
            <text:p>55,75</text:p>
          </table:table-cell>
          <table:table-cell table:style-name="ce8" table:formula="of:=[.AM16]" office:value-type="float" office:value="129.333333333333" calcext:value-type="float">
            <text:p>129,333333333333</text:p>
          </table:table-cell>
          <table:table-cell/>
          <table:table-cell office:value-type="string" calcext:value-type="string">
            <text:p>1_960</text:p>
          </table:table-cell>
          <table:table-cell table:style-name="ce25" office:value-type="float" office:value="978.434166666667" calcext:value-type="float">
            <text:p>978,434166666667</text:p>
          </table:table-cell>
          <table:table-cell table:style-name="ce25" office:value-type="float" office:value="97843.4166666667" calcext:value-type="float">
            <text:p>97843,4166666667</text:p>
          </table:table-cell>
          <table:table-cell table:style-name="ce25" office:value-type="float" office:value="0.0833333333333333" calcext:value-type="float">
            <text:p>0,0833333333333333</text:p>
          </table:table-cell>
          <table:table-cell table:style-name="ce25" office:value-type="float" office:value="3.83333333333333" calcext:value-type="float">
            <text:p>3,83333333333333</text:p>
          </table:table-cell>
          <table:table-cell/>
          <table:table-cell office:value-type="string" calcext:value-type="string">
            <text:p>1_960</text:p>
          </table:table-cell>
          <table:table-cell table:style-name="ce9" office:value-type="float" office:value="522.4175" calcext:value-type="float">
            <text:p>522,4175</text:p>
          </table:table-cell>
          <table:table-cell table:style-name="ce9" office:value-type="float" office:value="52241.75" calcext:value-type="float">
            <text:p>52241,75</text:p>
          </table:table-cell>
          <table:table-cell table:style-name="ce9" office:value-type="float" office:value="1.08333333333333" calcext:value-type="float">
            <text:p>1,0833333333333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120" calcext:value-type="float">
            <text:p>120</text:p>
          </table:table-cell>
          <table:table-cell table:style-name="ce8" table:number-columns-repeated="4"/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120" calcext:value-type="float">
            <text:p>120</text:p>
          </table:table-cell>
          <table:table-cell table:style-name="ce8" table:number-columns-repeated="4"/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120" calcext:value-type="float">
            <text:p>120</text:p>
          </table:table-cell>
          <table:table-cell table:style-name="ce8" table:formula="of:=[.AD20]" office:value-type="float" office:value="17.3033333333333" calcext:value-type="float">
            <text:p>17,3033333333333</text:p>
          </table:table-cell>
          <table:table-cell table:style-name="ce8" table:formula="of:=[.AE20]" office:value-type="float" office:value="1730.33333333333" calcext:value-type="float">
            <text:p>1730,33333333333</text:p>
          </table:table-cell>
          <table:table-cell table:style-name="ce8" table:formula="of:=[.AF20]" office:value-type="float" office:value="56.1666666666667" calcext:value-type="float">
            <text:p>56,1666666666667</text:p>
          </table:table-cell>
          <table:table-cell table:style-name="ce8" table:formula="of:=[.AG20]" office:value-type="float" office:value="92.3333333333333" calcext:value-type="float">
            <text:p>92,3333333333333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120" calcext:value-type="float">
            <text:p>120</text:p>
          </table:table-cell>
          <table:table-cell table:style-name="ce8" table:formula="of:=[.AJ20]" office:value-type="float" office:value="16.1425" calcext:value-type="float">
            <text:p>16,1425</text:p>
          </table:table-cell>
          <table:table-cell table:style-name="ce8" table:formula="of:=[.AK20]" office:value-type="float" office:value="1614.25" calcext:value-type="float">
            <text:p>1614,25</text:p>
          </table:table-cell>
          <table:table-cell table:style-name="ce8" table:formula="of:=[.AL20]" office:value-type="float" office:value="55.9166666666667" calcext:value-type="float">
            <text:p>55,9166666666667</text:p>
          </table:table-cell>
          <table:table-cell table:style-name="ce8" table:formula="of:=[.AM20]" office:value-type="float" office:value="196.083333333333" calcext:value-type="float">
            <text:p>196,083333333333</text:p>
          </table:table-cell>
          <table:table-cell/>
          <table:table-cell office:value-type="string" calcext:value-type="string">
            <text:p>1_720</text:p>
          </table:table-cell>
          <table:table-cell table:style-name="ce25" office:value-type="float" office:value="573.299166666667" calcext:value-type="float">
            <text:p>573,299166666667</text:p>
          </table:table-cell>
          <table:table-cell table:style-name="ce25" office:value-type="float" office:value="57329.9166666667" calcext:value-type="float">
            <text:p>57329,9166666667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/>
          <table:table-cell office:value-type="string" calcext:value-type="string">
            <text:p>1_720</text:p>
          </table:table-cell>
          <table:table-cell table:style-name="ce9" office:value-type="float" office:value="299.134166666667" calcext:value-type="float">
            <text:p>299,134166666667</text:p>
          </table:table-cell>
          <table:table-cell table:style-name="ce9" office:value-type="float" office:value="29913.4166666667" calcext:value-type="float">
            <text:p>29913,4166666667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960" calcext:value-type="float">
            <text:p>960</text:p>
          </table:table-cell>
          <table:table-cell table:style-name="ce8" table:number-columns-repeated="4"/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960" calcext:value-type="float">
            <text:p>960</text:p>
          </table:table-cell>
          <table:table-cell table:style-name="ce8" table:number-columns-repeated="4"/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960" calcext:value-type="float">
            <text:p>960</text:p>
          </table:table-cell>
          <table:table-cell table:style-name="ce8" table:formula="of:=[.AD24]" office:value-type="float" office:value="978.434166666667" calcext:value-type="float">
            <text:p>978,434166666667</text:p>
          </table:table-cell>
          <table:table-cell table:style-name="ce8" table:formula="of:=[.AE24]" office:value-type="float" office:value="97843.4166666667" calcext:value-type="float">
            <text:p>97843,4166666667</text:p>
          </table:table-cell>
          <table:table-cell table:style-name="ce8" table:formula="of:=[.AF24]" office:value-type="float" office:value="0.0833333333333333" calcext:value-type="float">
            <text:p>0,0833333333333333</text:p>
          </table:table-cell>
          <table:table-cell table:style-name="ce8" table:formula="of:=[.AG24]" office:value-type="float" office:value="3.83333333333333" calcext:value-type="float">
            <text:p>3,8333333333333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960" calcext:value-type="float">
            <text:p>960</text:p>
          </table:table-cell>
          <table:table-cell table:style-name="ce8" table:formula="of:=[.AJ24]" office:value-type="float" office:value="522.4175" calcext:value-type="float">
            <text:p>522,4175</text:p>
          </table:table-cell>
          <table:table-cell table:style-name="ce8" table:formula="of:=[.AK24]" office:value-type="float" office:value="52241.75" calcext:value-type="float">
            <text:p>52241,75</text:p>
          </table:table-cell>
          <table:table-cell table:style-name="ce8" table:formula="of:=[.AL24]" office:value-type="float" office:value="1.08333333333333" calcext:value-type="float">
            <text:p>1,08333333333333</text:p>
          </table:table-cell>
          <table:table-cell table:style-name="ce8" table:formula="of:=[.AM24]" office:value-type="float" office:value="0" calcext:value-type="float">
            <text:p>0</text:p>
          </table:table-cell>
          <table:table-cell/>
          <table:table-cell office:value-type="string" calcext:value-type="string">
            <text:p>1_480</text:p>
          </table:table-cell>
          <table:table-cell table:style-name="ce25" office:value-type="float" office:value="296.67" calcext:value-type="float">
            <text:p>296,67</text:p>
          </table:table-cell>
          <table:table-cell table:style-name="ce25" office:value-type="float" office:value="29667" calcext:value-type="float">
            <text:p>29667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/>
          <table:table-cell office:value-type="string" calcext:value-type="string">
            <text:p>1_480</text:p>
          </table:table-cell>
          <table:table-cell table:style-name="ce9" office:value-type="float" office:value="140.18" calcext:value-type="float">
            <text:p>140,18</text:p>
          </table:table-cell>
          <table:table-cell table:style-name="ce9" office:value-type="float" office:value="14018" calcext:value-type="float">
            <text:p>14018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8" table:number-columns-repeated="4"/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8" table:number-columns-repeated="4"/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8" table:formula="of:=[.AD25]" office:value-type="float" office:value="573.299166666667" calcext:value-type="float">
            <text:p>573,299166666667</text:p>
          </table:table-cell>
          <table:table-cell table:style-name="ce8" table:formula="of:=[.AE25]" office:value-type="float" office:value="57329.9166666667" calcext:value-type="float">
            <text:p>57329,9166666667</text:p>
          </table:table-cell>
          <table:table-cell table:style-name="ce8" table:formula="of:=[.AF25]" office:value-type="float" office:value="1" calcext:value-type="float">
            <text:p>1</text:p>
          </table:table-cell>
          <table:table-cell table:style-name="ce8" table:formula="of:=[.AG25]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720" calcext:value-type="float">
            <text:p>720</text:p>
          </table:table-cell>
          <table:table-cell table:style-name="ce8" table:formula="of:=[.AJ25]" office:value-type="float" office:value="299.134166666667" calcext:value-type="float">
            <text:p>299,134166666667</text:p>
          </table:table-cell>
          <table:table-cell table:style-name="ce8" table:formula="of:=[.AK25]" office:value-type="float" office:value="29913.4166666667" calcext:value-type="float">
            <text:p>29913,4166666667</text:p>
          </table:table-cell>
          <table:table-cell table:style-name="ce8" table:formula="of:=[.AL25]" office:value-type="float" office:value="3" calcext:value-type="float">
            <text:p>3</text:p>
          </table:table-cell>
          <table:table-cell table:style-name="ce8" table:formula="of:=[.AM25]" office:value-type="float" office:value="3" calcext:value-type="float">
            <text:p>3</text:p>
          </table:table-cell>
          <table:table-cell/>
          <table:table-cell office:value-type="string" calcext:value-type="string">
            <text:p>1_240</text:p>
          </table:table-cell>
          <table:table-cell table:style-name="ce25" office:value-type="float" office:value="106.076666666667" calcext:value-type="float">
            <text:p>106,076666666667</text:p>
          </table:table-cell>
          <table:table-cell table:style-name="ce25" office:value-type="float" office:value="10607.6666666667" calcext:value-type="float">
            <text:p>10607,6666666667</text:p>
          </table:table-cell>
          <table:table-cell table:style-name="ce25" office:value-type="float" office:value="8.58333333333333" calcext:value-type="float">
            <text:p>8,58333333333333</text:p>
          </table:table-cell>
          <table:table-cell table:style-name="ce25" office:value-type="float" office:value="12.25" calcext:value-type="float">
            <text:p>12,25</text:p>
          </table:table-cell>
          <table:table-cell/>
          <table:table-cell office:value-type="string" calcext:value-type="string">
            <text:p>1_240</text:p>
          </table:table-cell>
          <table:table-cell table:style-name="ce9" office:value-type="float" office:value="43.4183333333333" calcext:value-type="float">
            <text:p>43,4183333333333</text:p>
          </table:table-cell>
          <table:table-cell table:style-name="ce9" office:value-type="float" office:value="4341.83333333333" calcext:value-type="float">
            <text:p>4341,83333333333</text:p>
          </table:table-cell>
          <table:table-cell table:style-name="ce9" office:value-type="float" office:value="20.8333333333333" calcext:value-type="float">
            <text:p>20,8333333333333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480" calcext:value-type="float">
            <text:p>480</text:p>
          </table:table-cell>
          <table:table-cell table:style-name="ce8" table:number-columns-repeated="4"/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480" calcext:value-type="float">
            <text:p>480</text:p>
          </table:table-cell>
          <table:table-cell table:style-name="ce8" table:number-columns-repeated="4"/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480" calcext:value-type="float">
            <text:p>480</text:p>
          </table:table-cell>
          <table:table-cell table:style-name="ce8" table:formula="of:=[.AD26]" office:value-type="float" office:value="296.67" calcext:value-type="float">
            <text:p>296,67</text:p>
          </table:table-cell>
          <table:table-cell table:style-name="ce8" table:formula="of:=[.AE26]" office:value-type="float" office:value="29667" calcext:value-type="float">
            <text:p>29667</text:p>
          </table:table-cell>
          <table:table-cell table:style-name="ce8" table:formula="of:=[.AF26]" office:value-type="float" office:value="3" calcext:value-type="float">
            <text:p>3</text:p>
          </table:table-cell>
          <table:table-cell table:style-name="ce8" table:formula="of:=[.AG26]" office:value-type="float" office:value="3" calcext:value-type="float">
            <text:p>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480" calcext:value-type="float">
            <text:p>480</text:p>
          </table:table-cell>
          <table:table-cell table:style-name="ce8" table:formula="of:=[.AJ26]" office:value-type="float" office:value="140.18" calcext:value-type="float">
            <text:p>140,18</text:p>
          </table:table-cell>
          <table:table-cell table:style-name="ce8" table:formula="of:=[.AK26]" office:value-type="float" office:value="14018" calcext:value-type="float">
            <text:p>14018</text:p>
          </table:table-cell>
          <table:table-cell table:style-name="ce8" table:formula="of:=[.AL26]" office:value-type="float" office:value="6" calcext:value-type="float">
            <text:p>6</text:p>
          </table:table-cell>
          <table:table-cell table:style-name="ce8" table:formula="of:=[.AM26]" office:value-type="float" office:value="7" calcext:value-type="float">
            <text:p>7</text:p>
          </table:table-cell>
          <table:table-cell/>
          <table:table-cell office:value-type="string" calcext:value-type="string">
            <text:p>1_120</text:p>
          </table:table-cell>
          <table:table-cell table:style-name="ce25" office:value-type="float" office:value="43.6983333333333" calcext:value-type="float">
            <text:p>43,6983333333333</text:p>
          </table:table-cell>
          <table:table-cell table:style-name="ce25" office:value-type="float" office:value="4369.83333333333" calcext:value-type="float">
            <text:p>4369,8333333333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5" calcext:value-type="float">
            <text:p>35</text:p>
          </table:table-cell>
          <table:table-cell/>
          <table:table-cell office:value-type="string" calcext:value-type="string">
            <text:p>1_120</text:p>
          </table:table-cell>
          <table:table-cell table:style-name="ce9" office:value-type="float" office:value="18.0425" calcext:value-type="float">
            <text:p>18,0425</text:p>
          </table:table-cell>
          <table:table-cell table:style-name="ce9" office:value-type="float" office:value="1804.25" calcext:value-type="float">
            <text:p>1804,25</text:p>
          </table:table-cell>
          <table:table-cell table:style-name="ce9" office:value-type="float" office:value="51.3333333333333" calcext:value-type="float">
            <text:p>51,3333333333333</text:p>
          </table:table-cell>
          <table:table-cell table:style-name="ce9" office:value-type="float" office:value="59.5" calcext:value-type="float">
            <text:p>59,5</text:p>
          </table:table-cell>
          <table:table-cell table:number-columns-repeated="2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8" table:number-columns-repeated="4"/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8" table:number-columns-repeated="4"/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8" table:formula="of:=[.AD27]" office:value-type="float" office:value="106.076666666667" calcext:value-type="float">
            <text:p>106,076666666667</text:p>
          </table:table-cell>
          <table:table-cell table:style-name="ce8" table:formula="of:=[.AE27]" office:value-type="float" office:value="10607.6666666667" calcext:value-type="float">
            <text:p>10607,6666666667</text:p>
          </table:table-cell>
          <table:table-cell table:style-name="ce8" table:formula="of:=[.AF27]" office:value-type="float" office:value="8.58333333333333" calcext:value-type="float">
            <text:p>8,58333333333333</text:p>
          </table:table-cell>
          <table:table-cell table:style-name="ce8" table:formula="of:=[.AG27]" office:value-type="float" office:value="12.25" calcext:value-type="float">
            <text:p>12,25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8" table:formula="of:=[.AJ27]" office:value-type="float" office:value="43.4183333333333" calcext:value-type="float">
            <text:p>43,4183333333333</text:p>
          </table:table-cell>
          <table:table-cell table:style-name="ce8" table:formula="of:=[.AK27]" office:value-type="float" office:value="4341.83333333333" calcext:value-type="float">
            <text:p>4341,83333333333</text:p>
          </table:table-cell>
          <table:table-cell table:style-name="ce8" table:formula="of:=[.AL27]" office:value-type="float" office:value="20.8333333333333" calcext:value-type="float">
            <text:p>20,8333333333333</text:p>
          </table:table-cell>
          <table:table-cell table:style-name="ce8" table:formula="of:=[.AM27]"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120" calcext:value-type="float">
            <text:p>120</text:p>
          </table:table-cell>
          <table:table-cell table:style-name="ce8" table:number-columns-repeated="4"/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120" calcext:value-type="float">
            <text:p>120</text:p>
          </table:table-cell>
          <table:table-cell table:style-name="ce8" table:number-columns-repeated="4"/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120" calcext:value-type="float">
            <text:p>120</text:p>
          </table:table-cell>
          <table:table-cell table:style-name="ce8" table:formula="of:=[.AD28]" office:value-type="float" office:value="43.6983333333333" calcext:value-type="float">
            <text:p>43,6983333333333</text:p>
          </table:table-cell>
          <table:table-cell table:style-name="ce8" table:formula="of:=[.AE28]" office:value-type="float" office:value="4369.83333333333" calcext:value-type="float">
            <text:p>4369,83333333333</text:p>
          </table:table-cell>
          <table:table-cell table:style-name="ce8" table:formula="of:=[.AF28]" office:value-type="float" office:value="21" calcext:value-type="float">
            <text:p>21</text:p>
          </table:table-cell>
          <table:table-cell table:style-name="ce8" table:formula="of:=[.AG28]" office:value-type="float" office:value="35" calcext:value-type="float">
            <text:p>35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120" calcext:value-type="float">
            <text:p>120</text:p>
          </table:table-cell>
          <table:table-cell table:style-name="ce8" table:formula="of:=[.AJ28]" office:value-type="float" office:value="18.0425" calcext:value-type="float">
            <text:p>18,0425</text:p>
          </table:table-cell>
          <table:table-cell table:style-name="ce8" table:formula="of:=[.AK28]" office:value-type="float" office:value="1804.25" calcext:value-type="float">
            <text:p>1804,25</text:p>
          </table:table-cell>
          <table:table-cell table:style-name="ce8" table:formula="of:=[.AL28]" office:value-type="float" office:value="51.3333333333333" calcext:value-type="float">
            <text:p>51,3333333333333</text:p>
          </table:table-cell>
          <table:table-cell table:style-name="ce8" table:formula="of:=[.AM28]" office:value-type="float" office:value="59.5" calcext:value-type="float">
            <text:p>59,5</text:p>
          </table:table-cell>
          <table:table-cell table:number-columns-repeated="37"/>
        </table:table-row>
        <table:table-row table:style-name="ro1" table:number-rows-repeated="7">
          <table:table-cell table:style-name="Default" table:number-columns-repeated="2"/>
          <table:table-cell table:number-columns-repeated="62"/>
        </table:table-row>
        <table:table-row table:style-name="ro1">
          <table:table-cell table:style-name="ce50" office:value-type="string" calcext:value-type="string" table:number-columns-spanned="2" table:number-rows-spanned="2">
            <text:p>Atena FL Medias</text:p>
          </table:table-cell>
          <table:covered-table-cell table:style-name="ce40"/>
          <table:table-cell table:number-columns-repeated="5"/>
          <table:table-cell table:style-name="ce50" office:value-type="string" calcext:value-type="string" table:number-columns-spanned="2" table:number-rows-spanned="2">
            <text:p>Atena FN Medias</text:p>
          </table:table-cell>
          <table:covered-table-cell table:style-name="ce40"/>
          <table:table-cell table:number-columns-repeated="5"/>
          <table:table-cell table:style-name="ce43" office:value-type="string" calcext:value-type="string" table:number-columns-spanned="4" table:number-rows-spanned="2">
            <text:p>Flocking Execution Time ms Medias (ms)</text:p>
          </table:table-cell>
          <table:covered-table-cell table:style-name="ce40"/>
          <table:covered-table-cell table:number-columns-repeated="2"/>
          <table:table-cell table:number-columns-repeated="3"/>
          <table:table-cell table:style-name="ce43" office:value-type="string" calcext:value-type="string" table:number-columns-spanned="4" table:number-rows-spanned="2">
            <text:p>Find Nearest Execution Time Medias (ms)</text:p>
          </table:table-cell>
          <table:covered-table-cell table:style-name="ce40"/>
          <table:covered-table-cell table:number-columns-repeated="2"/>
          <table:table-cell table:number-columns-repeated="39"/>
        </table:table-row>
        <table:table-row table:style-name="ro1">
          <table:covered-table-cell table:number-columns-repeated="2" table:style-name="ce40"/>
          <table:table-cell table:number-columns-repeated="5"/>
          <table:covered-table-cell table:number-columns-repeated="2" table:style-name="ce40"/>
          <table:table-cell table:number-columns-repeated="5"/>
          <table:covered-table-cell table:number-columns-repeated="2" table:style-name="ce40"/>
          <table:covered-table-cell table:number-columns-repeated="2"/>
          <table:table-cell table:number-columns-repeated="3"/>
          <table:covered-table-cell table:number-columns-repeated="2" table:style-name="ce40"/>
          <table:covered-table-cell table:number-columns-repeated="2"/>
          <table:table-cell table:number-columns-repeated="39"/>
        </table:table-row>
        <table:table-row table:style-name="ro1">
          <table:table-cell table:style-name="ce8" office:value-type="string" calcext:value-type="string">
            <text:p>Units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2t</text:p>
          </table:table-cell>
          <table:table-cell table:style-name="ce8" office:value-type="string" calcext:value-type="string">
            <text:p>4t</text:p>
          </table:table-cell>
          <table:table-cell table:style-name="ce8" office:value-type="string" calcext:value-type="string">
            <text:p>6t</text:p>
          </table:table-cell>
          <table:table-cell table:style-name="ce8" office:value-type="string" calcext:value-type="string">
            <text:p>8t</text:p>
          </table:table-cell>
          <table:table-cell/>
          <table:table-cell table:style-name="ce8" office:value-type="string" calcext:value-type="string">
            <text:p>Units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2t</text:p>
          </table:table-cell>
          <table:table-cell table:style-name="ce8" office:value-type="string" calcext:value-type="string">
            <text:p>4t</text:p>
          </table:table-cell>
          <table:table-cell table:style-name="ce8" office:value-type="string" calcext:value-type="string">
            <text:p>6t</text:p>
          </table:table-cell>
          <table:table-cell table:style-name="ce8" office:value-type="string" calcext:value-type="string">
            <text:p>8t</text:p>
          </table:table-cell>
          <table:table-cell/>
          <table:table-cell table:style-name="ce8" office:value-type="string" calcext:value-type="string">
            <text:p>Units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2t</text:p>
          </table:table-cell>
          <table:table-cell table:style-name="ce8" office:value-type="string" calcext:value-type="string">
            <text:p>4t</text:p>
          </table:table-cell>
          <table:table-cell table:style-name="ce8" office:value-type="string" calcext:value-type="string">
            <text:p>6t</text:p>
          </table:table-cell>
          <table:table-cell table:style-name="ce8" office:value-type="string" calcext:value-type="string">
            <text:p>8t</text:p>
          </table:table-cell>
          <table:table-cell/>
          <table:table-cell table:style-name="ce8" office:value-type="string" calcext:value-type="string">
            <text:p>Units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2t</text:p>
          </table:table-cell>
          <table:table-cell table:style-name="ce8" office:value-type="string" calcext:value-type="string">
            <text:p>4t</text:p>
          </table:table-cell>
          <table:table-cell table:style-name="ce8" office:value-type="string" calcext:value-type="string">
            <text:p>6t</text:p>
          </table:table-cell>
          <table:table-cell table:style-name="ce8" office:value-type="string" calcext:value-type="string">
            <text:p>8t</text:p>
          </table:table-cell>
          <table:table-cell table:number-columns-repeated="37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/>
          <table:table-cell table:style-name="ce8" table:formula="of:=[.C10]" office:value-type="float" office:value="0" calcext:value-type="float">
            <text:p>0</text:p>
          </table:table-cell>
          <table:table-cell table:style-name="ce8" table:formula="of:=[.C15]" office:value-type="float" office:value="0" calcext:value-type="float">
            <text:p>0</text:p>
          </table:table-cell>
          <table:table-cell table:style-name="ce8" table:formula="of:=[.C20]" office:value-type="float" office:value="0" calcext:value-type="float">
            <text:p>0</text:p>
          </table:table-cell>
          <table:table-cell table:style-name="ce8" table:formula="of:=[.C25]" office:value-type="float" office:value="0" calcext:value-type="float">
            <text:p>0</text:p>
          </table:table-cell>
          <table:table-cell/>
          <table:table-cell table:style-name="ce4" office:value-type="float" office:value="120" calcext:value-type="float">
            <text:p>120</text:p>
          </table:table-cell>
          <table:table-cell table:style-name="ce4"/>
          <table:table-cell table:style-name="ce8" table:formula="of:=[.J10]" office:value-type="float" office:value="0" calcext:value-type="float">
            <text:p>0</text:p>
          </table:table-cell>
          <table:table-cell table:style-name="ce8" table:formula="of:=[.J15]" office:value-type="float" office:value="0" calcext:value-type="float">
            <text:p>0</text:p>
          </table:table-cell>
          <table:table-cell table:style-name="ce8" table:formula="of:=[.J20]" office:value-type="float" office:value="0" calcext:value-type="float">
            <text:p>0</text:p>
          </table:table-cell>
          <table:table-cell table:style-name="ce8" table:formula="of:=[.J25]" office:value-type="float" office:value="0" calcext:value-type="float">
            <text:p>0</text:p>
          </table:table-cell>
          <table:table-cell/>
          <table:table-cell table:style-name="ce4" office:value-type="float" office:value="120" calcext:value-type="float">
            <text:p>120</text:p>
          </table:table-cell>
          <table:table-cell table:style-name="ce4" table:formula="of:=[.Q30]" office:value-type="float" office:value="43.6983333333333" calcext:value-type="float">
            <text:p>43,6983333333333</text:p>
          </table:table-cell>
          <table:table-cell table:style-name="ce8" table:formula="of:=[.Q10]" office:value-type="float" office:value="17.3933333333333" calcext:value-type="float">
            <text:p>17,3933333333333</text:p>
          </table:table-cell>
          <table:table-cell table:style-name="ce8" table:formula="of:=[.Q15]" office:value-type="float" office:value="17.2675" calcext:value-type="float">
            <text:p>17,2675</text:p>
          </table:table-cell>
          <table:table-cell table:style-name="ce8" table:formula="of:=[.Q20]" office:value-type="float" office:value="17.285" calcext:value-type="float">
            <text:p>17,285</text:p>
          </table:table-cell>
          <table:table-cell table:style-name="ce8" table:formula="of:=[.Q25]" office:value-type="float" office:value="17.3033333333333" calcext:value-type="float">
            <text:p>17,3033333333333</text:p>
          </table:table-cell>
          <table:table-cell/>
          <table:table-cell table:style-name="ce4" office:value-type="float" office:value="120" calcext:value-type="float">
            <text:p>120</text:p>
          </table:table-cell>
          <table:table-cell table:style-name="ce4" table:formula="of:=[.X30]" office:value-type="float" office:value="18.0425" calcext:value-type="float">
            <text:p>18,0425</text:p>
          </table:table-cell>
          <table:table-cell table:style-name="ce8" table:formula="of:=[.X10]" office:value-type="float" office:value="16.1441666666667" calcext:value-type="float">
            <text:p>16,1441666666667</text:p>
          </table:table-cell>
          <table:table-cell table:style-name="ce8" table:formula="of:=[.X15]" office:value-type="float" office:value="16.1375" calcext:value-type="float">
            <text:p>16,1375</text:p>
          </table:table-cell>
          <table:table-cell table:style-name="ce8" table:formula="of:=[.X20]" office:value-type="float" office:value="16.1416666666667" calcext:value-type="float">
            <text:p>16,1416666666667</text:p>
          </table:table-cell>
          <table:table-cell table:style-name="ce8" table:formula="of:=[.X25]" office:value-type="float" office:value="16.1425" calcext:value-type="float">
            <text:p>16,1425</text:p>
          </table:table-cell>
          <table:table-cell table:number-columns-repeated="37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/>
          <table:table-cell table:style-name="ce8" table:formula="of:=[.C9]" office:value-type="float" office:value="0" calcext:value-type="float">
            <text:p>0</text:p>
          </table:table-cell>
          <table:table-cell table:style-name="ce8" table:formula="of:=[.C14]" office:value-type="float" office:value="0" calcext:value-type="float">
            <text:p>0</text:p>
          </table:table-cell>
          <table:table-cell table:style-name="ce8" table:formula="of:=[.C19]" office:value-type="float" office:value="0" calcext:value-type="float">
            <text:p>0</text:p>
          </table:table-cell>
          <table:table-cell table:style-name="ce8" table:formula="of:=[.C24]" office:value-type="float" office:value="0" calcext:value-type="float">
            <text:p>0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4"/>
          <table:table-cell table:style-name="ce8" table:formula="of:=[.J9]" office:value-type="float" office:value="0" calcext:value-type="float">
            <text:p>0</text:p>
          </table:table-cell>
          <table:table-cell table:style-name="ce8" table:formula="of:=[.J14]" office:value-type="float" office:value="0" calcext:value-type="float">
            <text:p>0</text:p>
          </table:table-cell>
          <table:table-cell table:style-name="ce8" table:formula="of:=[.J19]" office:value-type="float" office:value="0" calcext:value-type="float">
            <text:p>0</text:p>
          </table:table-cell>
          <table:table-cell table:style-name="ce8" table:formula="of:=[.J24]" office:value-type="float" office:value="0" calcext:value-type="float">
            <text:p>0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4" table:formula="of:=[.Q29]" office:value-type="float" office:value="106.076666666667" calcext:value-type="float">
            <text:p>106,076666666667</text:p>
          </table:table-cell>
          <table:table-cell table:style-name="ce8" table:formula="of:=[.Q9]" office:value-type="float" office:value="29.1125" calcext:value-type="float">
            <text:p>29,1125</text:p>
          </table:table-cell>
          <table:table-cell table:style-name="ce8" table:formula="of:=[.Q14]" office:value-type="float" office:value="26.5458333333333" calcext:value-type="float">
            <text:p>26,5458333333333</text:p>
          </table:table-cell>
          <table:table-cell table:style-name="ce8" table:formula="of:=[.Q19]" office:value-type="float" office:value="26.0266666666667" calcext:value-type="float">
            <text:p>26,0266666666667</text:p>
          </table:table-cell>
          <table:table-cell table:style-name="ce8" table:formula="of:=[.Q24]" office:value-type="float" office:value="27.2133333333333" calcext:value-type="float">
            <text:p>27,2133333333333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4" table:formula="of:=[.X29]" office:value-type="float" office:value="43.4183333333333" calcext:value-type="float">
            <text:p>43,4183333333333</text:p>
          </table:table-cell>
          <table:table-cell table:style-name="ce8" table:formula="of:=[.X9]" office:value-type="float" office:value="16.1341666666667" calcext:value-type="float">
            <text:p>16,1341666666667</text:p>
          </table:table-cell>
          <table:table-cell table:style-name="ce8" table:formula="of:=[.X14]" office:value-type="float" office:value="16.1866666666667" calcext:value-type="float">
            <text:p>16,1866666666667</text:p>
          </table:table-cell>
          <table:table-cell table:style-name="ce8" table:formula="of:=[.X19]" office:value-type="float" office:value="16.1375" calcext:value-type="float">
            <text:p>16,1375</text:p>
          </table:table-cell>
          <table:table-cell table:style-name="ce8" table:formula="of:=[.X24]" office:value-type="float" office:value="16.1783333333333" calcext:value-type="float">
            <text:p>16,1783333333333</text:p>
          </table:table-cell>
          <table:table-cell table:number-columns-repeated="37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4"/>
          <table:table-cell table:style-name="ce8" table:formula="of:=[.C8]" office:value-type="float" office:value="0" calcext:value-type="float">
            <text:p>0</text:p>
          </table:table-cell>
          <table:table-cell table:style-name="ce8" table:formula="of:=[.C13]" office:value-type="float" office:value="0" calcext:value-type="float">
            <text:p>0</text:p>
          </table:table-cell>
          <table:table-cell table:style-name="ce8" table:formula="of:=[.C18]" office:value-type="float" office:value="0" calcext:value-type="float">
            <text:p>0</text:p>
          </table:table-cell>
          <table:table-cell table:style-name="ce8" table:formula="of:=[.C23]" office:value-type="float" office:value="0" calcext:value-type="float">
            <text:p>0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4"/>
          <table:table-cell table:style-name="ce8" table:formula="of:=[.J8]" office:value-type="float" office:value="0" calcext:value-type="float">
            <text:p>0</text:p>
          </table:table-cell>
          <table:table-cell table:style-name="ce8" table:formula="of:=[.J13]" office:value-type="float" office:value="0" calcext:value-type="float">
            <text:p>0</text:p>
          </table:table-cell>
          <table:table-cell table:style-name="ce8" table:formula="of:=[.J18]" office:value-type="float" office:value="0" calcext:value-type="float">
            <text:p>0</text:p>
          </table:table-cell>
          <table:table-cell table:style-name="ce8" table:formula="of:=[.J23]" office:value-type="float" office:value="0" calcext:value-type="float">
            <text:p>0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4" table:formula="of:=[.Q28]" office:value-type="float" office:value="296.67" calcext:value-type="float">
            <text:p>296,67</text:p>
          </table:table-cell>
          <table:table-cell table:style-name="ce8" table:formula="of:=[.Q8]" office:value-type="float" office:value="85.4158333333333" calcext:value-type="float">
            <text:p>85,4158333333333</text:p>
          </table:table-cell>
          <table:table-cell table:style-name="ce8" table:formula="of:=[.Q13]" office:value-type="float" office:value="58.1908333333333" calcext:value-type="float">
            <text:p>58,1908333333333</text:p>
          </table:table-cell>
          <table:table-cell table:style-name="ce8" table:formula="of:=[.Q18]" office:value-type="float" office:value="46.8941666666667" calcext:value-type="float">
            <text:p>46,8941666666667</text:p>
          </table:table-cell>
          <table:table-cell table:style-name="ce8" table:formula="of:=[.Q23]" office:value-type="float" office:value="43.12" calcext:value-type="float">
            <text:p>43,12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4" table:formula="of:=[.X28]" office:value-type="float" office:value="140.18" calcext:value-type="float">
            <text:p>140,18</text:p>
          </table:table-cell>
          <table:table-cell table:style-name="ce8" table:formula="of:=[.X8]" office:value-type="float" office:value="17.2083333333333" calcext:value-type="float">
            <text:p>17,2083333333333</text:p>
          </table:table-cell>
          <table:table-cell table:style-name="ce8" table:formula="of:=[.X13]" office:value-type="float" office:value="16.2866666666667" calcext:value-type="float">
            <text:p>16,2866666666667</text:p>
          </table:table-cell>
          <table:table-cell table:style-name="ce8" table:formula="of:=[.X18]" office:value-type="float" office:value="16.2233333333333" calcext:value-type="float">
            <text:p>16,2233333333333</text:p>
          </table:table-cell>
          <table:table-cell table:style-name="ce8" table:formula="of:=[.X23]" office:value-type="float" office:value="16.2241666666667" calcext:value-type="float">
            <text:p>16,2241666666667</text:p>
          </table:table-cell>
          <table:table-cell table:number-columns-repeated="37"/>
        </table:table-row>
        <table:table-row table:style-name="ro1">
          <table:table-cell table:style-name="ce4" office:value-type="float" office:value="720" calcext:value-type="float">
            <text:p>720</text:p>
          </table:table-cell>
          <table:table-cell table:style-name="ce4"/>
          <table:table-cell table:style-name="ce8" table:formula="of:=[.C7]" office:value-type="float" office:value="0" calcext:value-type="float">
            <text:p>0</text:p>
          </table:table-cell>
          <table:table-cell table:style-name="ce8" table:formula="of:=[.C12]" office:value-type="float" office:value="0" calcext:value-type="float">
            <text:p>0</text:p>
          </table:table-cell>
          <table:table-cell table:style-name="ce8" table:formula="of:=[.C17]" office:value-type="float" office:value="0" calcext:value-type="float">
            <text:p>0</text:p>
          </table:table-cell>
          <table:table-cell table:style-name="ce8" table:formula="of:=[.C22]" office:value-type="float" office:value="0" calcext:value-type="float">
            <text:p>0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4"/>
          <table:table-cell table:style-name="ce8" table:formula="of:=[.J7]" office:value-type="float" office:value="0" calcext:value-type="float">
            <text:p>0</text:p>
          </table:table-cell>
          <table:table-cell table:style-name="ce8" table:formula="of:=[.J12]" office:value-type="float" office:value="0" calcext:value-type="float">
            <text:p>0</text:p>
          </table:table-cell>
          <table:table-cell table:style-name="ce8" table:formula="of:=[.J17]" office:value-type="float" office:value="0" calcext:value-type="float">
            <text:p>0</text:p>
          </table:table-cell>
          <table:table-cell table:style-name="ce8" table:formula="of:=[.J22]" office:value-type="float" office:value="0" calcext:value-type="float">
            <text:p>0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4" table:formula="of:=[.Q27]" office:value-type="float" office:value="573.299166666667" calcext:value-type="float">
            <text:p>573,299166666667</text:p>
          </table:table-cell>
          <table:table-cell table:style-name="ce8" table:formula="of:=[.Q7]" office:value-type="float" office:value="159.4825" calcext:value-type="float">
            <text:p>159,4825</text:p>
          </table:table-cell>
          <table:table-cell table:style-name="ce8" table:formula="of:=[.Q12]" office:value-type="float" office:value="126.651666666667" calcext:value-type="float">
            <text:p>126,651666666667</text:p>
          </table:table-cell>
          <table:table-cell table:style-name="ce8" table:formula="of:=[.Q17]" office:value-type="float" office:value="111.541666666667" calcext:value-type="float">
            <text:p>111,541666666667</text:p>
          </table:table-cell>
          <table:table-cell table:style-name="ce8" table:formula="of:=[.Q22]" office:value-type="float" office:value="91.2658333333333" calcext:value-type="float">
            <text:p>91,2658333333333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4" table:formula="of:=[.X27]" office:value-type="float" office:value="299.134166666667" calcext:value-type="float">
            <text:p>299,134166666667</text:p>
          </table:table-cell>
          <table:table-cell table:style-name="ce8" table:formula="of:=[.X7]" office:value-type="float" office:value="31.0183333333333" calcext:value-type="float">
            <text:p>31,0183333333333</text:p>
          </table:table-cell>
          <table:table-cell table:style-name="ce8" table:formula="of:=[.X12]" office:value-type="float" office:value="24.4666666666667" calcext:value-type="float">
            <text:p>24,4666666666667</text:p>
          </table:table-cell>
          <table:table-cell table:style-name="ce8" table:formula="of:=[.X17]" office:value-type="float" office:value="19.1275" calcext:value-type="float">
            <text:p>19,1275</text:p>
          </table:table-cell>
          <table:table-cell table:style-name="ce8" table:formula="of:=[.X22]" office:value-type="float" office:value="17.4058333333333" calcext:value-type="float">
            <text:p>17,4058333333333</text:p>
          </table:table-cell>
          <table:table-cell table:number-columns-repeated="37"/>
        </table:table-row>
        <table:table-row table:style-name="ro1">
          <table:table-cell table:style-name="ce4" office:value-type="float" office:value="960" calcext:value-type="float">
            <text:p>960</text:p>
          </table:table-cell>
          <table:table-cell table:style-name="ce4"/>
          <table:table-cell table:style-name="ce8" table:formula="of:=[.C6]" office:value-type="float" office:value="0" calcext:value-type="float">
            <text:p>0</text:p>
          </table:table-cell>
          <table:table-cell table:style-name="ce8" table:formula="of:=[.C11]" office:value-type="float" office:value="0" calcext:value-type="float">
            <text:p>0</text:p>
          </table:table-cell>
          <table:table-cell table:style-name="ce8" table:formula="of:=[.C16]" office:value-type="float" office:value="0" calcext:value-type="float">
            <text:p>0</text:p>
          </table:table-cell>
          <table:table-cell table:style-name="ce8" table:formula="of:=[.C21]" office:value-type="float" office:value="0" calcext:value-type="float">
            <text:p>0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4"/>
          <table:table-cell table:style-name="ce8" table:formula="of:=[.J6]" office:value-type="float" office:value="0" calcext:value-type="float">
            <text:p>0</text:p>
          </table:table-cell>
          <table:table-cell table:style-name="ce8" table:formula="of:=[.J11]" office:value-type="float" office:value="0" calcext:value-type="float">
            <text:p>0</text:p>
          </table:table-cell>
          <table:table-cell table:style-name="ce8" table:formula="of:=[.J16]" office:value-type="float" office:value="0" calcext:value-type="float">
            <text:p>0</text:p>
          </table:table-cell>
          <table:table-cell table:style-name="ce8" table:formula="of:=[.J21]" office:value-type="float" office:value="0" calcext:value-type="float">
            <text:p>0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4" table:formula="of:=[.Q26]" office:value-type="float" office:value="978.434166666667" calcext:value-type="float">
            <text:p>978,434166666667</text:p>
          </table:table-cell>
          <table:table-cell table:style-name="ce8" table:formula="of:=[.Q6]" office:value-type="float" office:value="192.39" calcext:value-type="float">
            <text:p>192,39</text:p>
          </table:table-cell>
          <table:table-cell table:style-name="ce8" table:formula="of:=[.Q11]" office:value-type="float" office:value="199.7125" calcext:value-type="float">
            <text:p>199,7125</text:p>
          </table:table-cell>
          <table:table-cell table:style-name="ce8" table:formula="of:=[.Q16]" office:value-type="float" office:value="179.751666666667" calcext:value-type="float">
            <text:p>179,751666666667</text:p>
          </table:table-cell>
          <table:table-cell table:style-name="ce8" table:formula="of:=[.Q21]" office:value-type="float" office:value="160.296666666667" calcext:value-type="float">
            <text:p>160,296666666667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4" table:formula="of:=[.X26]" office:value-type="float" office:value="522.4175" calcext:value-type="float">
            <text:p>522,4175</text:p>
          </table:table-cell>
          <table:table-cell table:style-name="ce8" table:formula="of:=[.X6]" office:value-type="float" office:value="48.6083333333333" calcext:value-type="float">
            <text:p>48,6083333333333</text:p>
          </table:table-cell>
          <table:table-cell table:style-name="ce8" table:formula="of:=[.X11]" office:value-type="float" office:value="35.565" calcext:value-type="float">
            <text:p>35,565</text:p>
          </table:table-cell>
          <table:table-cell table:style-name="ce8" table:formula="of:=[.X16]" office:value-type="float" office:value="28.0508333333333" calcext:value-type="float">
            <text:p>28,0508333333333</text:p>
          </table:table-cell>
          <table:table-cell table:style-name="ce8" table:formula="of:=[.X21]" office:value-type="float" office:value="25.1991666666667" calcext:value-type="float">
            <text:p>25,1991666666667</text:p>
          </table:table-cell>
          <table:table-cell table:number-columns-repeated="37"/>
        </table:table-row>
        <table:table-row table:style-name="ro1">
          <table:table-cell table:number-columns-repeated="14"/>
          <table:table-cell table:style-name="ce29" office:value-type="float" office:value="1200" calcext:value-type="float">
            <text:p>1200</text:p>
          </table:table-cell>
          <table:table-cell table:style-name="ce24" table:formula="of:=[.BJ14]" office:value-type="float" office:value="155274.583333333" calcext:value-type="float">
            <text:p>155274,583333333</text:p>
          </table:table-cell>
          <table:table-cell table:style-name="ce24" table:formula="of:=[.BJ12]" office:value-type="float" office:value="21544.3333333333" calcext:value-type="float">
            <text:p>21544,3333333333</text:p>
          </table:table-cell>
          <table:table-cell table:style-name="ce24" table:formula="of:=[.BJ11]" office:value-type="float" office:value="20729.3333333333" calcext:value-type="float">
            <text:p>20729,3333333333</text:p>
          </table:table-cell>
          <table:table-cell table:style-name="ce24" table:formula="of:=[.BJ10]" office:value-type="float" office:value="20759.75" calcext:value-type="float">
            <text:p>20759,75</text:p>
          </table:table-cell>
          <table:table-cell table:style-name="ce24" table:formula="of:=[.BJ9]" office:value-type="float" office:value="21439.0833333333" calcext:value-type="float">
            <text:p>21439,0833333333</text:p>
          </table:table-cell>
          <table:table-cell/>
          <table:table-cell table:style-name="ce29" office:value-type="float" office:value="1200" calcext:value-type="float">
            <text:p>1200</text:p>
          </table:table-cell>
          <table:table-cell table:style-name="ce24" table:formula="of:=[.AX14]" office:value-type="float" office:value="85863.9166666667" calcext:value-type="float">
            <text:p>85863,9166666667</text:p>
          </table:table-cell>
          <table:table-cell table:style-name="ce24" table:formula="of:=[.AX12]" office:value-type="float" office:value="7196.91666666667" calcext:value-type="float">
            <text:p>7196,91666666667</text:p>
          </table:table-cell>
          <table:table-cell table:style-name="ce24" table:formula="of:=[.AX11]" office:value-type="float" office:value="5599.16666666667" calcext:value-type="float">
            <text:p>5599,16666666667</text:p>
          </table:table-cell>
          <table:table-cell table:style-name="ce24" table:formula="of:=[.AX10]" office:value-type="float" office:value="4636.83333333333" calcext:value-type="float">
            <text:p>4636,83333333333</text:p>
          </table:table-cell>
          <table:table-cell table:style-name="ce24" table:formula="of:=[.AX9]" office:value-type="float" office:value="4230.66666666667" calcext:value-type="float">
            <text:p>4230,66666666667</text:p>
          </table:table-cell>
          <table:table-cell table:number-columns-repeated="37"/>
        </table:table-row>
        <table:table-row table:style-name="ro1">
          <table:table-cell table:number-columns-repeated="14"/>
          <table:table-cell table:style-name="ce29" office:value-type="float" office:value="1440" calcext:value-type="float">
            <text:p>1440</text:p>
          </table:table-cell>
          <table:table-cell table:style-name="ce24" table:formula="of:=[.BJ13]" office:value-type="float" office:value="221974" calcext:value-type="float">
            <text:p>221974</text:p>
          </table:table-cell>
          <table:table-cell table:style-name="ce24" table:formula="of:=[.BJ8]" office:value-type="float" office:value="25134.5833333333" calcext:value-type="float">
            <text:p>25134,5833333333</text:p>
          </table:table-cell>
          <table:table-cell table:style-name="ce24" table:formula="of:=[.BJ7]" office:value-type="float" office:value="21803.9166666667" calcext:value-type="float">
            <text:p>21803,9166666667</text:p>
          </table:table-cell>
          <table:table-cell table:style-name="ce24" table:formula="of:=[.BJ6]" office:value-type="float" office:value="21326.3333333333" calcext:value-type="float">
            <text:p>21326,3333333333</text:p>
          </table:table-cell>
          <table:table-cell table:style-name="ce24" table:formula="of:=[.BJ5]" office:value-type="float" office:value="21630.1666666667" calcext:value-type="float">
            <text:p>21630,1666666667</text:p>
          </table:table-cell>
          <table:table-cell/>
          <table:table-cell table:style-name="ce29" office:value-type="float" office:value="1440" calcext:value-type="float">
            <text:p>1440</text:p>
          </table:table-cell>
          <table:table-cell table:style-name="ce24" table:formula="of:=[.AX13]" office:value-type="float" office:value="125570.916666667" calcext:value-type="float">
            <text:p>125570,916666667</text:p>
          </table:table-cell>
          <table:table-cell table:style-name="ce24" table:formula="of:=[.AX8]" office:value-type="float" office:value="9217" calcext:value-type="float">
            <text:p>9217</text:p>
          </table:table-cell>
          <table:table-cell table:style-name="ce24" table:formula="of:=[.AX7]" office:value-type="float" office:value="6800.91666666667" calcext:value-type="float">
            <text:p>6800,91666666667</text:p>
          </table:table-cell>
          <table:table-cell table:style-name="ce24" table:formula="of:=[.AX6]" office:value-type="float" office:value="6072" calcext:value-type="float">
            <text:p>6072</text:p>
          </table:table-cell>
          <table:table-cell table:style-name="ce24" table:formula="of:=[.AX5]" office:value-type="float" office:value="5226.75" calcext:value-type="float">
            <text:p>5226,75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8"/>
          <table:table-cell office:value-type="string" calcext:value-type="string">
            <text:p>a</text:p>
          </table:table-cell>
          <table:table-cell table:number-columns-repeated="45"/>
        </table:table-row>
        <table:table-row table:style-name="ro1">
          <table:table-cell table:number-columns-repeated="14"/>
          <table:table-cell table:style-name="ce45" office:value-type="string" calcext:value-type="string">
            <text:p>Flocking Gain</text:p>
          </table:table-cell>
          <table:table-cell table:style-name="ce46"/>
          <table:table-cell table:number-columns-repeated="5"/>
          <table:table-cell table:style-name="ce45" office:value-type="string" calcext:value-type="string">
            <text:p>Find Nearest Gain</text:p>
          </table:table-cell>
          <table:table-cell table:style-name="ce45"/>
          <table:table-cell table:number-columns-repeated="41"/>
        </table:table-row>
        <table:table-row table:style-name="ro1">
          <table:table-cell table:number-columns-repeated="14"/>
          <table:table-cell table:style-name="ce46" table:number-columns-repeated="2"/>
          <table:table-cell table:number-columns-repeated="5"/>
          <table:table-cell table:style-name="ce45" table:number-columns-repeated="2"/>
          <table:table-cell table:number-columns-repeated="41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47" office:value-type="string" calcext:value-type="string">
            <text:p>S</text:p>
          </table:table-cell>
          <table:table-cell table:style-name="ce54" office:value-type="string" calcext:value-type="string">
            <text:p>Units</text:p>
          </table:table-cell>
          <table:table-cell table:style-name="ce56" office:value-type="string" calcext:value-type="string">
            <text:p>2t</text:p>
          </table:table-cell>
          <table:table-cell table:style-name="ce56" office:value-type="string" calcext:value-type="string">
            <text:p>4t</text:p>
          </table:table-cell>
          <table:table-cell table:style-name="ce56" office:value-type="string" calcext:value-type="string">
            <text:p>6t</text:p>
          </table:table-cell>
          <table:table-cell table:style-name="ce56" office:value-type="string" calcext:value-type="string">
            <text:p>8t</text:p>
          </table:table-cell>
          <table:table-cell/>
          <table:table-cell table:style-name="ce47" office:value-type="string" calcext:value-type="string">
            <text:p>S</text:p>
          </table:table-cell>
          <table:table-cell table:style-name="ce54" office:value-type="string" calcext:value-type="string">
            <text:p>Units</text:p>
          </table:table-cell>
          <table:table-cell table:style-name="ce56" office:value-type="string" calcext:value-type="string">
            <text:p>2t</text:p>
          </table:table-cell>
          <table:table-cell table:style-name="ce56" office:value-type="string" calcext:value-type="string">
            <text:p>4t</text:p>
          </table:table-cell>
          <table:table-cell table:style-name="ce56" office:value-type="string" calcext:value-type="string">
            <text:p>6t</text:p>
          </table:table-cell>
          <table:table-cell table:style-name="ce56" office:value-type="string" calcext:value-type="string">
            <text:p>8t</text:p>
          </table:table-cell>
          <table:table-cell table:number-columns-repeated="37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47" office:value-type="float" office:value="43.6983333333333" calcext:value-type="float">
            <text:p>43,6983333333333</text:p>
          </table:table-cell>
          <table:table-cell table:style-name="ce54" office:value-type="float" office:value="120" calcext:value-type="float">
            <text:p>120</text:p>
          </table:table-cell>
          <table:table-cell table:style-name="ce56" table:formula="of:=[.O53]/[.Q41]" office:value-type="float" office:value="2.51236105787658" calcext:value-type="float">
            <text:p>2,51236105787658</text:p>
          </table:table-cell>
          <table:table-cell table:style-name="ce56" table:formula="of:=[.O53]/[.R41]" office:value-type="float" office:value="2.53066936923893" calcext:value-type="float">
            <text:p>2,53066936923893</text:p>
          </table:table-cell>
          <table:table-cell table:style-name="ce56" table:formula="of:=[.O53]/[.S41]" office:value-type="float" office:value="2.52810722206152" calcext:value-type="float">
            <text:p>2,52810722206152</text:p>
          </table:table-cell>
          <table:table-cell table:style-name="ce56" table:formula="of:=[.O53]/[.T41]" office:value-type="float" office:value="2.52542862646889" calcext:value-type="float">
            <text:p>2,52542862646889</text:p>
          </table:table-cell>
          <table:table-cell/>
          <table:table-cell table:style-name="ce47" office:value-type="float" office:value="18.0425" calcext:value-type="float">
            <text:p>18,0425</text:p>
          </table:table-cell>
          <table:table-cell table:style-name="ce54" office:value-type="float" office:value="120" calcext:value-type="float">
            <text:p>120</text:p>
          </table:table-cell>
          <table:table-cell table:style-name="ce56" table:formula="of:=[.V53]/[.X41]" office:value-type="float" office:value="1.11758633149228" calcext:value-type="float">
            <text:p>1,11758633149228</text:p>
          </table:table-cell>
          <table:table-cell table:style-name="ce56" table:formula="of:=[.V53]/[.Y41]" office:value-type="float" office:value="1.11804802478699" calcext:value-type="float">
            <text:p>1,11804802478699</text:p>
          </table:table-cell>
          <table:table-cell table:style-name="ce56" table:formula="of:=[.V53]/[.Z41]" office:value-type="float" office:value="1.11775942178627" calcext:value-type="float">
            <text:p>1,11775942178627</text:p>
          </table:table-cell>
          <table:table-cell table:style-name="ce56" table:formula="of:=[.V53]/[.AA41]" office:value-type="float" office:value="1.11770171906458" calcext:value-type="float">
            <text:p>1,11770171906458</text:p>
          </table:table-cell>
          <table:table-cell table:number-columns-repeated="37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47" office:value-type="float" office:value="106.076666666667" calcext:value-type="float">
            <text:p>106,076666666667</text:p>
          </table:table-cell>
          <table:table-cell table:style-name="ce54" office:value-type="float" office:value="240" calcext:value-type="float">
            <text:p>240</text:p>
          </table:table-cell>
          <table:table-cell table:style-name="ce56" table:formula="of:=[.O54]/[.Q42]" office:value-type="float" office:value="3.64368112208388" calcext:value-type="float">
            <text:p>3,64368112208388</text:p>
          </table:table-cell>
          <table:table-cell table:style-name="ce56" table:formula="of:=[.O54]/[.R42]" office:value-type="float" office:value="3.99598179249727" calcext:value-type="float">
            <text:p>3,99598179249727</text:p>
          </table:table-cell>
          <table:table-cell table:style-name="ce56" table:formula="of:=[.O54]/[.S42]" office:value-type="float" office:value="4.07569159836066" calcext:value-type="float">
            <text:p>4,07569159836066</text:p>
          </table:table-cell>
          <table:table-cell table:style-name="ce56" table:formula="of:=[.O54]/[.T42]" office:value-type="float" office:value="3.89796668299855" calcext:value-type="float">
            <text:p>3,89796668299855</text:p>
          </table:table-cell>
          <table:table-cell/>
          <table:table-cell table:style-name="ce47" office:value-type="float" office:value="43.4183333333333" calcext:value-type="float">
            <text:p>43,4183333333333</text:p>
          </table:table-cell>
          <table:table-cell table:style-name="ce54" office:value-type="float" office:value="240" calcext:value-type="float">
            <text:p>240</text:p>
          </table:table-cell>
          <table:table-cell table:style-name="ce56" table:formula="of:=[.V54]/[.X42]" office:value-type="float" office:value="2.69108000619802" calcext:value-type="float">
            <text:p>2,69108000619802</text:p>
          </table:table-cell>
          <table:table-cell table:style-name="ce56" table:formula="of:=[.V54]/[.Y42]" office:value-type="float" office:value="2.68235172981877" calcext:value-type="float">
            <text:p>2,68235172981877</text:p>
          </table:table-cell>
          <table:table-cell table:style-name="ce56" table:formula="of:=[.V54]/[.Z42]" office:value-type="float" office:value="2.69052414149238" calcext:value-type="float">
            <text:p>2,69052414149238</text:p>
          </table:table-cell>
          <table:table-cell table:style-name="ce56" table:formula="of:=[.V54]/[.AA42]" office:value-type="float" office:value="2.68373338827651" calcext:value-type="float">
            <text:p>2,68373338827651</text:p>
          </table:table-cell>
          <table:table-cell table:number-columns-repeated="37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47" office:value-type="float" office:value="296.67" calcext:value-type="float">
            <text:p>296,67</text:p>
          </table:table-cell>
          <table:table-cell table:style-name="ce54" office:value-type="float" office:value="480" calcext:value-type="float">
            <text:p>480</text:p>
          </table:table-cell>
          <table:table-cell table:style-name="ce56" table:formula="of:=[.O55]/[.Q43]" office:value-type="float" office:value="3.47324364140138" calcext:value-type="float">
            <text:p>3,47324364140138</text:p>
          </table:table-cell>
          <table:table-cell table:style-name="ce56" table:formula="of:=[.O55]/[.R43]" office:value-type="float" office:value="5.09822566555443" calcext:value-type="float">
            <text:p>5,09822566555443</text:p>
          </table:table-cell>
          <table:table-cell table:style-name="ce56" table:formula="of:=[.O55]/[.S43]" office:value-type="float" office:value="6.32637321628489" calcext:value-type="float">
            <text:p>6,32637321628489</text:p>
          </table:table-cell>
          <table:table-cell table:style-name="ce56" table:formula="of:=[.O55]/[.T43]" office:value-type="float" office:value="6.88010204081633" calcext:value-type="float">
            <text:p>6,88010204081633</text:p>
          </table:table-cell>
          <table:table-cell/>
          <table:table-cell table:style-name="ce47" office:value-type="float" office:value="140.18" calcext:value-type="float">
            <text:p>140,18</text:p>
          </table:table-cell>
          <table:table-cell table:style-name="ce54" office:value-type="float" office:value="480" calcext:value-type="float">
            <text:p>480</text:p>
          </table:table-cell>
          <table:table-cell table:style-name="ce56" table:formula="of:=[.V55]/[.X43]" office:value-type="float" office:value="8.14605326876515" calcext:value-type="float">
            <text:p>8,14605326876515</text:p>
          </table:table-cell>
          <table:table-cell table:style-name="ce56" table:formula="of:=[.V55]/[.Y43]" office:value-type="float" office:value="8.60704052394595" calcext:value-type="float">
            <text:p>8,60704052394595</text:p>
          </table:table-cell>
          <table:table-cell table:style-name="ce56" table:formula="of:=[.V55]/[.Z43]" office:value-type="float" office:value="8.64064105198276" calcext:value-type="float">
            <text:p>8,64064105198276</text:p>
          </table:table-cell>
          <table:table-cell table:style-name="ce56" table:formula="of:=[.V55]/[.AA43]" office:value-type="float" office:value="8.64019723663258" calcext:value-type="float">
            <text:p>8,64019723663258</text:p>
          </table:table-cell>
          <table:table-cell table:number-columns-repeated="37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47" office:value-type="float" office:value="573.299166666667" calcext:value-type="float">
            <text:p>573,299166666667</text:p>
          </table:table-cell>
          <table:table-cell table:style-name="ce54" office:value-type="float" office:value="720" calcext:value-type="float">
            <text:p>720</text:p>
          </table:table-cell>
          <table:table-cell table:style-name="ce56" table:formula="of:=[.O56]/[.Q44]" office:value-type="float" office:value="3.59474655003945" calcext:value-type="float">
            <text:p>3,59474655003945</text:p>
          </table:table-cell>
          <table:table-cell table:style-name="ce56" table:formula="of:=[.O56]/[.R44]" office:value-type="float" office:value="4.52658209524811" calcext:value-type="float">
            <text:p>4,52658209524811</text:p>
          </table:table-cell>
          <table:table-cell table:style-name="ce56" table:formula="of:=[.O56]/[.S44]" office:value-type="float" office:value="5.13977586850951" calcext:value-type="float">
            <text:p>5,13977586850951</text:p>
          </table:table-cell>
          <table:table-cell table:style-name="ce56" table:formula="of:=[.O56]/[.T44]" office:value-type="float" office:value="6.28164062856674" calcext:value-type="float">
            <text:p>6,28164062856674</text:p>
          </table:table-cell>
          <table:table-cell/>
          <table:table-cell table:style-name="ce47" office:value-type="float" office:value="299.134166666667" calcext:value-type="float">
            <text:p>299,134166666667</text:p>
          </table:table-cell>
          <table:table-cell table:style-name="ce54" office:value-type="float" office:value="720" calcext:value-type="float">
            <text:p>720</text:p>
          </table:table-cell>
          <table:table-cell table:style-name="ce56" table:formula="of:=[.V56]/[.X44]" office:value-type="float" office:value="9.64378593305037" calcext:value-type="float">
            <text:p>9,64378593305037</text:p>
          </table:table-cell>
          <table:table-cell table:style-name="ce56" table:formula="of:=[.V56]/[.Y44]" office:value-type="float" office:value="12.2261920980926" calcext:value-type="float">
            <text:p>12,2261920980926</text:p>
          </table:table-cell>
          <table:table-cell table:style-name="ce56" table:formula="of:=[.V56]/[.Z44]" office:value-type="float" office:value="15.6389578704309" calcext:value-type="float">
            <text:p>15,6389578704309</text:p>
          </table:table-cell>
          <table:table-cell table:style-name="ce56" table:formula="of:=[.V56]/[.AA44]" office:value-type="float" office:value="17.185857231771" calcext:value-type="float">
            <text:p>17,185857231771</text:p>
          </table:table-cell>
          <table:table-cell table:number-columns-repeated="37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47" office:value-type="float" office:value="978.434166666667" calcext:value-type="float">
            <text:p>978,434166666667</text:p>
          </table:table-cell>
          <table:table-cell table:style-name="ce54" office:value-type="float" office:value="960" calcext:value-type="float">
            <text:p>960</text:p>
          </table:table-cell>
          <table:table-cell table:style-name="ce56" table:formula="of:=[.O57]/[.Q45]" office:value-type="float" office:value="5.08568099520072" calcext:value-type="float">
            <text:p>5,08568099520072</text:p>
          </table:table-cell>
          <table:table-cell table:style-name="ce56" table:formula="of:=[.O57]/[.R45]" office:value-type="float" office:value="4.89921345267155" calcext:value-type="float">
            <text:p>4,89921345267155</text:p>
          </table:table-cell>
          <table:table-cell table:style-name="ce56" table:formula="of:=[.O57]/[.S45]" office:value-type="float" office:value="5.44325504631389" calcext:value-type="float">
            <text:p>5,44325504631389</text:p>
          </table:table-cell>
          <table:table-cell table:style-name="ce56" table:formula="of:=[.O57]/[.T45]" office:value-type="float" office:value="6.10389590134957" calcext:value-type="float">
            <text:p>6,10389590134957</text:p>
          </table:table-cell>
          <table:table-cell/>
          <table:table-cell table:style-name="ce47" office:value-type="float" office:value="522.4175" calcext:value-type="float">
            <text:p>522,4175</text:p>
          </table:table-cell>
          <table:table-cell table:style-name="ce54" office:value-type="float" office:value="960" calcext:value-type="float">
            <text:p>960</text:p>
          </table:table-cell>
          <table:table-cell table:style-name="ce56" table:formula="of:=[.V57]/[.X45]" office:value-type="float" office:value="10.7474884279102" calcext:value-type="float">
            <text:p>10,7474884279102</text:p>
          </table:table-cell>
          <table:table-cell table:style-name="ce56" table:formula="of:=[.V57]/[.Y45]" office:value-type="float" office:value="14.6890903978631" calcext:value-type="float">
            <text:p>14,6890903978631</text:p>
          </table:table-cell>
          <table:table-cell table:style-name="ce56" table:formula="of:=[.V57]/[.Z45]" office:value-type="float" office:value="18.623956507531" calcext:value-type="float">
            <text:p>18,623956507531</text:p>
          </table:table-cell>
          <table:table-cell table:style-name="ce56" table:formula="of:=[.V57]/[.AA45]" office:value-type="float" office:value="20.7315387413605" calcext:value-type="float">
            <text:p>20,7315387413605</text:p>
          </table:table-cell>
          <table:table-cell table:number-columns-repeated="37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47" office:value-type="float" office:value="155274.583333333" calcext:value-type="float">
            <text:p>155274,583333333</text:p>
          </table:table-cell>
          <table:table-cell table:style-name="ce54" office:value-type="float" office:value="1200" calcext:value-type="float">
            <text:p>1200</text:p>
          </table:table-cell>
          <table:table-cell table:style-name="ce56" table:formula="of:=[.O58]/[.Q46]" office:value-type="float" office:value="7.20721225999102" calcext:value-type="float">
            <text:p>7,20721225999102</text:p>
          </table:table-cell>
          <table:table-cell table:style-name="ce56" table:formula="of:=[.O58]/[.R46]" office:value-type="float" office:value="7.49057294011706" calcext:value-type="float">
            <text:p>7,49057294011706</text:p>
          </table:table-cell>
          <table:table-cell table:style-name="ce56" table:formula="of:=[.O58]/[.S46]" office:value-type="float" office:value="7.4795979399238" calcext:value-type="float">
            <text:p>7,4795979399238</text:p>
          </table:table-cell>
          <table:table-cell table:style-name="ce56" table:formula="of:=[.O58]/[.T46]" office:value-type="float" office:value="7.24259432733831" calcext:value-type="float">
            <text:p>7,24259432733831</text:p>
          </table:table-cell>
          <table:table-cell/>
          <table:table-cell table:style-name="ce47" office:value-type="float" office:value="85863.9166666667" calcext:value-type="float">
            <text:p>85863,9166666667</text:p>
          </table:table-cell>
          <table:table-cell table:style-name="ce54" office:value-type="float" office:value="1200" calcext:value-type="float">
            <text:p>1200</text:p>
          </table:table-cell>
          <table:table-cell table:style-name="ce56" table:formula="of:=[.V58]/[.X46]" office:value-type="float" office:value="11.9306531732339" calcext:value-type="float">
            <text:p>11,9306531732339</text:p>
          </table:table-cell>
          <table:table-cell table:style-name="ce56" table:formula="of:=[.V58]/[.Y46]" office:value-type="float" office:value="15.3351242744456" calcext:value-type="float">
            <text:p>15,3351242744456</text:p>
          </table:table-cell>
          <table:table-cell table:style-name="ce56" table:formula="of:=[.V58]/[.Z46]" office:value-type="float" office:value="18.5177923151576" calcext:value-type="float">
            <text:p>18,5177923151576</text:p>
          </table:table-cell>
          <table:table-cell table:style-name="ce56" table:formula="of:=[.V58]/[.AA46]" office:value-type="float" office:value="20.2955995902931" calcext:value-type="float">
            <text:p>20,2955995902931</text:p>
          </table:table-cell>
          <table:table-cell table:number-columns-repeated="37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47" office:value-type="float" office:value="221974" calcext:value-type="float">
            <text:p>221974</text:p>
          </table:table-cell>
          <table:table-cell table:style-name="ce54" office:value-type="float" office:value="1440" calcext:value-type="float">
            <text:p>1440</text:p>
          </table:table-cell>
          <table:table-cell table:style-name="ce56" table:formula="of:=[.O59]/[.Q47]" office:value-type="float" office:value="8.83141753560003" calcext:value-type="float">
            <text:p>8,83141753560003</text:p>
          </table:table-cell>
          <table:table-cell table:style-name="ce56" table:formula="of:=[.O59]/[.R47]" office:value-type="float" office:value="10.1804645189893" calcext:value-type="float">
            <text:p>10,1804645189893</text:p>
          </table:table-cell>
          <table:table-cell table:style-name="ce56" table:formula="of:=[.O59]/[.S47]" office:value-type="float" office:value="10.4084465215149" calcext:value-type="float">
            <text:p>10,4084465215149</text:p>
          </table:table-cell>
          <table:table-cell table:style-name="ce56" table:formula="of:=[.O59]/[.T47]" office:value-type="float" office:value="10.2622417765312" calcext:value-type="float">
            <text:p>10,2622417765312</text:p>
          </table:table-cell>
          <table:table-cell/>
          <table:table-cell table:style-name="ce47" office:value-type="float" office:value="125570.916666667" calcext:value-type="float">
            <text:p>125570,916666667</text:p>
          </table:table-cell>
          <table:table-cell table:style-name="ce54" office:value-type="float" office:value="1440" calcext:value-type="float">
            <text:p>1440</text:p>
          </table:table-cell>
          <table:table-cell table:style-name="ce56" table:formula="of:=[.V59]/[.X47]" office:value-type="float" office:value="13.6238381975336" calcext:value-type="float">
            <text:p>13,6238381975336</text:p>
          </table:table-cell>
          <table:table-cell table:style-name="ce56" table:formula="of:=[.V59]/[.Y47]" office:value-type="float" office:value="18.4638222788595" calcext:value-type="float">
            <text:p>18,4638222788595</text:p>
          </table:table-cell>
          <table:table-cell table:style-name="ce56" table:formula="of:=[.V59]/[.Z47]" office:value-type="float" office:value="20.680322244181" calcext:value-type="float">
            <text:p>20,680322244181</text:p>
          </table:table-cell>
          <table:table-cell table:style-name="ce56" table:formula="of:=[.V59]/[.AA47]" office:value-type="float" office:value="24.0246647853192" calcext:value-type="float">
            <text:p>24,0246647853192</text:p>
          </table:table-cell>
          <table:table-cell table:number-columns-repeated="37"/>
        </table:table-row>
        <table:table-row table:style-name="ro1" table:number-rows-repeated="2">
          <table:table-cell table:style-name="Default" table:number-columns-repeated="2"/>
          <table:table-cell table:number-columns-repeated="62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49" office:value-type="string" calcext:value-type="string">
            <text:p>Flocking Efficience</text:p>
          </table:table-cell>
          <table:table-cell table:style-name="ce49"/>
          <table:table-cell table:number-columns-repeated="5"/>
          <table:table-cell table:style-name="ce49" office:value-type="string" calcext:value-type="string">
            <text:p>Find Nearest Efficience</text:p>
          </table:table-cell>
          <table:table-cell table:style-name="ce49"/>
          <table:table-cell table:number-columns-repeated="41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51" table:number-columns-repeated="2"/>
          <table:table-cell table:number-columns-repeated="5"/>
          <table:table-cell table:style-name="ce51" table:number-columns-repeated="2"/>
          <table:table-cell table:number-columns-repeated="41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52" office:value-type="string" calcext:value-type="string">
            <text:p>S</text:p>
          </table:table-cell>
          <table:table-cell table:style-name="ce55" office:value-type="string" calcext:value-type="string">
            <text:p>Units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8" calcext:value-type="float">
            <text:p>8</text:p>
          </table:table-cell>
          <table:table-cell/>
          <table:table-cell table:style-name="ce52" office:value-type="string" calcext:value-type="string">
            <text:p>S</text:p>
          </table:table-cell>
          <table:table-cell table:style-name="ce55" office:value-type="string" calcext:value-type="string">
            <text:p>Units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52" office:value-type="float" office:value="43.6983333333333" calcext:value-type="float">
            <text:p>43,6983333333333</text:p>
          </table:table-cell>
          <table:table-cell table:style-name="ce55" office:value-type="float" office:value="120" calcext:value-type="float">
            <text:p>120</text:p>
          </table:table-cell>
          <table:table-cell table:style-name="ce57" table:formula="of:=[.Q53]/[.Q64]" office:value-type="float" office:value="1.25618052893829" calcext:value-type="float">
            <text:p>1,25618052893829</text:p>
          </table:table-cell>
          <table:table-cell table:style-name="ce57" table:formula="of:=[.R53]/[.R64]" office:value-type="float" office:value="0.632667342309734" calcext:value-type="float">
            <text:p>0,632667342309734</text:p>
          </table:table-cell>
          <table:table-cell table:style-name="ce57" table:formula="of:=[.S53]/[.S64]" office:value-type="float" office:value="0.421351203676919" calcext:value-type="float">
            <text:p>0,421351203676919</text:p>
          </table:table-cell>
          <table:table-cell table:style-name="ce57" table:formula="of:=[.T53]/[.T64]" office:value-type="float" office:value="0.315678578308611" calcext:value-type="float">
            <text:p>0,315678578308611</text:p>
          </table:table-cell>
          <table:table-cell/>
          <table:table-cell table:style-name="ce52" office:value-type="float" office:value="18.0425" calcext:value-type="float">
            <text:p>18,0425</text:p>
          </table:table-cell>
          <table:table-cell table:style-name="ce55" office:value-type="float" office:value="120" calcext:value-type="float">
            <text:p>120</text:p>
          </table:table-cell>
          <table:table-cell table:style-name="ce57" table:formula="of:=[.X53]/[.X64]" office:value-type="float" office:value="0.558793165746141" calcext:value-type="float">
            <text:p>0,558793165746141</text:p>
          </table:table-cell>
          <table:table-cell table:style-name="ce57" table:formula="of:=[.Y53]/[.Y64]" office:value-type="float" office:value="0.279512006196747" calcext:value-type="float">
            <text:p>0,279512006196747</text:p>
          </table:table-cell>
          <table:table-cell table:style-name="ce57" table:formula="of:=[.Z53]/[.Z64]" office:value-type="float" office:value="0.186293236964378" calcext:value-type="float">
            <text:p>0,186293236964378</text:p>
          </table:table-cell>
          <table:table-cell table:style-name="ce57" table:formula="of:=[.AA53]/[.AA64]" office:value-type="float" office:value="0.139712714883073" calcext:value-type="float">
            <text:p>0,139712714883073</text:p>
          </table:table-cell>
          <table:table-cell table:number-columns-repeated="37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52" office:value-type="float" office:value="106.076666666667" calcext:value-type="float">
            <text:p>106,076666666667</text:p>
          </table:table-cell>
          <table:table-cell table:style-name="ce55" office:value-type="float" office:value="240" calcext:value-type="float">
            <text:p>240</text:p>
          </table:table-cell>
          <table:table-cell table:style-name="ce57" table:formula="of:=[.Q54]/[.Q64]" office:value-type="float" office:value="1.82184056104194" calcext:value-type="float">
            <text:p>1,82184056104194</text:p>
          </table:table-cell>
          <table:table-cell table:style-name="ce57" table:formula="of:=[.R54]/[.R64]" office:value-type="float" office:value="0.998995448124318" calcext:value-type="float">
            <text:p>0,998995448124318</text:p>
          </table:table-cell>
          <table:table-cell table:style-name="ce57" table:formula="of:=[.S54]/[.S64]" office:value-type="float" office:value="0.679281933060111" calcext:value-type="float">
            <text:p>0,679281933060111</text:p>
          </table:table-cell>
          <table:table-cell table:style-name="ce57" table:formula="of:=[.T54]/[.T64]" office:value-type="float" office:value="0.487245835374818" calcext:value-type="float">
            <text:p>0,487245835374818</text:p>
          </table:table-cell>
          <table:table-cell/>
          <table:table-cell table:style-name="ce52" office:value-type="float" office:value="43.4183333333333" calcext:value-type="float">
            <text:p>43,4183333333333</text:p>
          </table:table-cell>
          <table:table-cell table:style-name="ce55" office:value-type="float" office:value="240" calcext:value-type="float">
            <text:p>240</text:p>
          </table:table-cell>
          <table:table-cell table:style-name="ce57" table:formula="of:=[.X54]/[.X64]" office:value-type="float" office:value="1.34554000309901" calcext:value-type="float">
            <text:p>1,34554000309901</text:p>
          </table:table-cell>
          <table:table-cell table:style-name="ce57" table:formula="of:=[.Y54]/[.Y64]" office:value-type="float" office:value="0.670587932454693" calcext:value-type="float">
            <text:p>0,670587932454693</text:p>
          </table:table-cell>
          <table:table-cell table:style-name="ce57" table:formula="of:=[.Z54]/[.Z64]" office:value-type="float" office:value="0.44842069024873" calcext:value-type="float">
            <text:p>0,44842069024873</text:p>
          </table:table-cell>
          <table:table-cell table:style-name="ce57" table:formula="of:=[.AA54]/[.AA64]" office:value-type="float" office:value="0.335466673534563" calcext:value-type="float">
            <text:p>0,335466673534563</text:p>
          </table:table-cell>
          <table:table-cell table:number-columns-repeated="37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52" office:value-type="float" office:value="296.67" calcext:value-type="float">
            <text:p>296,67</text:p>
          </table:table-cell>
          <table:table-cell table:style-name="ce55" office:value-type="float" office:value="480" calcext:value-type="float">
            <text:p>480</text:p>
          </table:table-cell>
          <table:table-cell table:style-name="ce57" table:formula="of:=[.Q55]/[.Q64]" office:value-type="float" office:value="1.73662182070069" calcext:value-type="float">
            <text:p>1,73662182070069</text:p>
          </table:table-cell>
          <table:table-cell table:style-name="ce57" table:formula="of:=[.R55]/[.R64]" office:value-type="float" office:value="1.27455641638861" calcext:value-type="float">
            <text:p>1,27455641638861</text:p>
          </table:table-cell>
          <table:table-cell table:style-name="ce57" table:formula="of:=[.S55]/[.S64]" office:value-type="float" office:value="1.05439553604748" calcext:value-type="float">
            <text:p>1,05439553604748</text:p>
          </table:table-cell>
          <table:table-cell table:style-name="ce57" table:formula="of:=[.T55]/[.T64]" office:value-type="float" office:value="0.860012755102041" calcext:value-type="float">
            <text:p>0,860012755102041</text:p>
          </table:table-cell>
          <table:table-cell/>
          <table:table-cell table:style-name="ce52" office:value-type="float" office:value="140.18" calcext:value-type="float">
            <text:p>140,18</text:p>
          </table:table-cell>
          <table:table-cell table:style-name="ce55" office:value-type="float" office:value="480" calcext:value-type="float">
            <text:p>480</text:p>
          </table:table-cell>
          <table:table-cell table:style-name="ce57" table:formula="of:=[.X55]/[.X64]" office:value-type="float" office:value="4.07302663438257" calcext:value-type="float">
            <text:p>4,07302663438257</text:p>
          </table:table-cell>
          <table:table-cell table:style-name="ce57" table:formula="of:=[.Y55]/[.Y64]" office:value-type="float" office:value="2.15176013098649" calcext:value-type="float">
            <text:p>2,15176013098649</text:p>
          </table:table-cell>
          <table:table-cell table:style-name="ce57" table:formula="of:=[.Z55]/[.Z64]" office:value-type="float" office:value="1.44010684199713" calcext:value-type="float">
            <text:p>1,44010684199713</text:p>
          </table:table-cell>
          <table:table-cell table:style-name="ce57" table:formula="of:=[.AA55]/[.AA64]" office:value-type="float" office:value="1.08002465457907" calcext:value-type="float">
            <text:p>1,08002465457907</text:p>
          </table:table-cell>
          <table:table-cell table:number-columns-repeated="37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52" office:value-type="float" office:value="573.299166666667" calcext:value-type="float">
            <text:p>573,299166666667</text:p>
          </table:table-cell>
          <table:table-cell table:style-name="ce55" office:value-type="float" office:value="720" calcext:value-type="float">
            <text:p>720</text:p>
          </table:table-cell>
          <table:table-cell table:style-name="ce57" table:formula="of:=[.Q56]/[.Q64]" office:value-type="float" office:value="1.79737327501973" calcext:value-type="float">
            <text:p>1,79737327501973</text:p>
          </table:table-cell>
          <table:table-cell table:style-name="ce57" table:formula="of:=[.R56]/[.R64]" office:value-type="float" office:value="1.13164552381203" calcext:value-type="float">
            <text:p>1,13164552381203</text:p>
          </table:table-cell>
          <table:table-cell table:style-name="ce57" table:formula="of:=[.S56]/[.S64]" office:value-type="float" office:value="0.856629311418252" calcext:value-type="float">
            <text:p>0,856629311418252</text:p>
          </table:table-cell>
          <table:table-cell table:style-name="ce57" table:formula="of:=[.T56]/[.T64]" office:value-type="float" office:value="0.785205078570842" calcext:value-type="float">
            <text:p>0,785205078570842</text:p>
          </table:table-cell>
          <table:table-cell/>
          <table:table-cell table:style-name="ce52" office:value-type="float" office:value="299.134166666667" calcext:value-type="float">
            <text:p>299,134166666667</text:p>
          </table:table-cell>
          <table:table-cell table:style-name="ce55" office:value-type="float" office:value="720" calcext:value-type="float">
            <text:p>720</text:p>
          </table:table-cell>
          <table:table-cell table:style-name="ce57" table:formula="of:=[.X56]/[.X64]" office:value-type="float" office:value="4.82189296652518" calcext:value-type="float">
            <text:p>4,82189296652518</text:p>
          </table:table-cell>
          <table:table-cell table:style-name="ce57" table:formula="of:=[.Y56]/[.Y64]" office:value-type="float" office:value="3.05654802452316" calcext:value-type="float">
            <text:p>3,05654802452316</text:p>
          </table:table-cell>
          <table:table-cell table:style-name="ce57" table:formula="of:=[.Z56]/[.Z64]" office:value-type="float" office:value="2.60649297840515" calcext:value-type="float">
            <text:p>2,60649297840515</text:p>
          </table:table-cell>
          <table:table-cell table:style-name="ce57" table:formula="of:=[.AA56]/[.AA64]" office:value-type="float" office:value="2.14823215397138" calcext:value-type="float">
            <text:p>2,14823215397138</text:p>
          </table:table-cell>
          <table:table-cell table:number-columns-repeated="37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52" office:value-type="float" office:value="978.434166666667" calcext:value-type="float">
            <text:p>978,434166666667</text:p>
          </table:table-cell>
          <table:table-cell table:style-name="ce55" office:value-type="float" office:value="960" calcext:value-type="float">
            <text:p>960</text:p>
          </table:table-cell>
          <table:table-cell table:style-name="ce57" table:formula="of:=[.Q57]/[.Q64]" office:value-type="float" office:value="2.54284049760036" calcext:value-type="float">
            <text:p>2,54284049760036</text:p>
          </table:table-cell>
          <table:table-cell table:style-name="ce57" table:formula="of:=[.R57]/[.R64]" office:value-type="float" office:value="1.22480336316789" calcext:value-type="float">
            <text:p>1,22480336316789</text:p>
          </table:table-cell>
          <table:table-cell table:style-name="ce57" table:formula="of:=[.S57]/[.S64]" office:value-type="float" office:value="0.907209174385648" calcext:value-type="float">
            <text:p>0,907209174385648</text:p>
          </table:table-cell>
          <table:table-cell table:style-name="ce57" table:formula="of:=[.T57]/[.T64]" office:value-type="float" office:value="0.762986987668696" calcext:value-type="float">
            <text:p>0,762986987668696</text:p>
          </table:table-cell>
          <table:table-cell/>
          <table:table-cell table:style-name="ce52" office:value-type="float" office:value="522.4175" calcext:value-type="float">
            <text:p>522,4175</text:p>
          </table:table-cell>
          <table:table-cell table:style-name="ce55" office:value-type="float" office:value="960" calcext:value-type="float">
            <text:p>960</text:p>
          </table:table-cell>
          <table:table-cell table:style-name="ce57" table:formula="of:=[.X57]/[.X64]" office:value-type="float" office:value="5.37374421395509" calcext:value-type="float">
            <text:p>5,37374421395509</text:p>
          </table:table-cell>
          <table:table-cell table:style-name="ce57" table:formula="of:=[.Y57]/[.Y64]" office:value-type="float" office:value="3.67227259946577" calcext:value-type="float">
            <text:p>3,67227259946577</text:p>
          </table:table-cell>
          <table:table-cell table:style-name="ce57" table:formula="of:=[.Z57]/[.Z64]" office:value-type="float" office:value="3.10399275125517" calcext:value-type="float">
            <text:p>3,10399275125517</text:p>
          </table:table-cell>
          <table:table-cell table:style-name="ce57" table:formula="of:=[.AA57]/[.AA64]" office:value-type="float" office:value="2.59144234267006" calcext:value-type="float">
            <text:p>2,59144234267006</text:p>
          </table:table-cell>
          <table:table-cell table:number-columns-repeated="37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52" office:value-type="float" office:value="155274.583333333" calcext:value-type="float">
            <text:p>155274,583333333</text:p>
          </table:table-cell>
          <table:table-cell table:style-name="ce55" office:value-type="float" office:value="1200" calcext:value-type="float">
            <text:p>1200</text:p>
          </table:table-cell>
          <table:table-cell table:style-name="ce57" table:formula="of:=[.Q58]/[.Q64]" office:value-type="float" office:value="3.60360612999551" calcext:value-type="float">
            <text:p>3,60360612999551</text:p>
          </table:table-cell>
          <table:table-cell table:style-name="ce57" table:formula="of:=[.R58]/[.R64]" office:value-type="float" office:value="1.87264323502927" calcext:value-type="float">
            <text:p>1,87264323502927</text:p>
          </table:table-cell>
          <table:table-cell table:style-name="ce57" table:formula="of:=[.S58]/[.S64]" office:value-type="float" office:value="1.24659965665397" calcext:value-type="float">
            <text:p>1,24659965665397</text:p>
          </table:table-cell>
          <table:table-cell table:style-name="ce57" table:formula="of:=[.T58]/[.T64]" office:value-type="float" office:value="0.905324290917288" calcext:value-type="float">
            <text:p>0,905324290917288</text:p>
          </table:table-cell>
          <table:table-cell/>
          <table:table-cell table:style-name="ce52" office:value-type="float" office:value="85863.9166666667" calcext:value-type="float">
            <text:p>85863,9166666667</text:p>
          </table:table-cell>
          <table:table-cell table:style-name="ce55" office:value-type="float" office:value="1200" calcext:value-type="float">
            <text:p>1200</text:p>
          </table:table-cell>
          <table:table-cell table:style-name="ce57" table:formula="of:=[.X58]/[.X64]" office:value-type="float" office:value="5.96532658661695" calcext:value-type="float">
            <text:p>5,96532658661695</text:p>
          </table:table-cell>
          <table:table-cell table:style-name="ce57" table:formula="of:=[.Y58]/[.Y64]" office:value-type="float" office:value="3.8337810686114" calcext:value-type="float">
            <text:p>3,8337810686114</text:p>
          </table:table-cell>
          <table:table-cell table:style-name="ce57" table:formula="of:=[.Z58]/[.Z64]" office:value-type="float" office:value="3.08629871919294" calcext:value-type="float">
            <text:p>3,08629871919294</text:p>
          </table:table-cell>
          <table:table-cell table:style-name="ce57" table:formula="of:=[.AA58]/[.AA64]" office:value-type="float" office:value="2.53694994878664" calcext:value-type="float">
            <text:p>2,53694994878664</text:p>
          </table:table-cell>
          <table:table-cell table:number-columns-repeated="37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52" office:value-type="float" office:value="221974" calcext:value-type="float">
            <text:p>221974</text:p>
          </table:table-cell>
          <table:table-cell table:style-name="ce55" office:value-type="float" office:value="1440" calcext:value-type="float">
            <text:p>1440</text:p>
          </table:table-cell>
          <table:table-cell table:style-name="ce57" table:formula="of:=[.Q59]/[.Q64]" office:value-type="float" office:value="4.41570876780002" calcext:value-type="float">
            <text:p>4,41570876780002</text:p>
          </table:table-cell>
          <table:table-cell table:style-name="ce57" table:formula="of:=[.R59]/[.R64]" office:value-type="float" office:value="2.54511612974733" calcext:value-type="float">
            <text:p>2,54511612974733</text:p>
          </table:table-cell>
          <table:table-cell table:style-name="ce57" table:formula="of:=[.S59]/[.S64]" office:value-type="float" office:value="1.73474108691915" calcext:value-type="float">
            <text:p>1,73474108691915</text:p>
          </table:table-cell>
          <table:table-cell table:style-name="ce57" table:formula="of:=[.T59]/[.T64]" office:value-type="float" office:value="1.2827802220664" calcext:value-type="float">
            <text:p>1,2827802220664</text:p>
          </table:table-cell>
          <table:table-cell/>
          <table:table-cell table:style-name="ce52" office:value-type="float" office:value="125570.916666667" calcext:value-type="float">
            <text:p>125570,916666667</text:p>
          </table:table-cell>
          <table:table-cell table:style-name="ce55" office:value-type="float" office:value="1440" calcext:value-type="float">
            <text:p>1440</text:p>
          </table:table-cell>
          <table:table-cell table:style-name="ce57" table:formula="of:=[.X59]/[.X64]" office:value-type="float" office:value="6.81191909876679" calcext:value-type="float">
            <text:p>6,81191909876679</text:p>
          </table:table-cell>
          <table:table-cell table:style-name="ce57" table:formula="of:=[.Y59]/[.Y64]" office:value-type="float" office:value="4.61595556971488" calcext:value-type="float">
            <text:p>4,61595556971488</text:p>
          </table:table-cell>
          <table:table-cell table:style-name="ce57" table:formula="of:=[.Z59]/[.Z64]" office:value-type="float" office:value="3.44672037403017" calcext:value-type="float">
            <text:p>3,44672037403017</text:p>
          </table:table-cell>
          <table:table-cell table:style-name="ce57" table:formula="of:=[.AA59]/[.AA64]" office:value-type="float" office:value="3.0030830981649" calcext:value-type="float">
            <text:p>3,0030830981649</text:p>
          </table:table-cell>
          <table:table-cell table:number-columns-repeated="37"/>
        </table:table-row>
        <table:table-row table:style-name="ro1" table:number-rows-repeated="3">
          <table:table-cell table:style-name="Default" table:number-columns-repeated="2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40">
          <table:table-cell table:style-name="Default" table:number-columns-repeated="2"/>
          <table:table-cell table:number-columns-repeated="62"/>
        </table:table-row>
        <table:table-row table:style-name="ro1" table:number-rows-repeated="23">
          <table:table-cell table:number-columns-repeated="64"/>
        </table:table-row>
        <table:table-row table:style-name="ro1">
          <table:table-cell/>
          <table:table-cell table:style-name="ce42" office:value-type="string" calcext:value-type="string">
            <text:p>Calcular: Ganho = Ts/Tp ; Eficiência = G/núcleos ; Energia (J) = Texecução (s) x Potência (W)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Default" table:number-columns-repeated="2"/>
          <table:table-cell table:number-columns-repeated="62"/>
        </table:table-row>
        <table:table-row table:style-name="ro1" table:number-rows-repeated="15">
          <table:table-cell table:number-columns-repeated="64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 table:number-rows-repeated="3">
          <table:table-cell table:style-name="Default" table:number-columns-repeated="2"/>
          <table:table-cell table:number-columns-repeated="62"/>
        </table:table-row>
        <table:table-row table:style-name="ro1" table:number-rows-repeated="9">
          <table:table-cell table:number-columns-repeated="64"/>
        </table:table-row>
        <table:table-row table:style-name="ro1" table:number-rows-repeated="32">
          <table:table-cell table:style-name="Default" table:number-columns-repeated="2"/>
          <table:table-cell table:number-columns-repeated="62"/>
        </table:table-row>
        <table:table-row table:style-name="ro1" table:number-rows-repeated="10483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ilha6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47"/>
        <table:table-column table:style-name="co1" table:default-cell-style-name="ce77"/>
        <table:table-column table:style-name="co1" table:number-columns-repeated="5" table:default-cell-style-name="Default"/>
        <table:table-column table:style-name="co1" table:default-cell-style-name="ce47"/>
        <table:table-column table:style-name="co1" table:default-cell-style-name="ce77"/>
        <table:table-column table:style-name="co1" table:number-columns-repeated="15" table:default-cell-style-name="Default"/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ce43" office:value-type="string" calcext:value-type="string" table:number-columns-spanned="4" table:number-rows-spanned="2">
            <text:p>Flocking Execution Time Medias (ms)</text:p>
          </table:table-cell>
          <table:covered-table-cell table:style-name="ce40"/>
          <table:covered-table-cell table:number-columns-repeated="2"/>
          <table:table-cell table:number-columns-repeated="3"/>
          <table:table-cell table:style-name="ce43" office:value-type="string" calcext:value-type="string" table:number-columns-spanned="4" table:number-rows-spanned="2">
            <text:p>Find Nearest Execution Time Medias (ms)</text:p>
          </table:table-cell>
          <table:covered-table-cell table:style-name="ce40"/>
          <table:covered-table-cell table:number-columns-repeated="2"/>
          <table:table-cell table:number-columns-repeated="13"/>
        </table:table-row>
        <table:table-row table:style-name="ro1">
          <table:table-cell/>
          <table:covered-table-cell table:number-columns-repeated="2" table:style-name="ce40"/>
          <table:covered-table-cell table:number-columns-repeated="2"/>
          <table:table-cell table:number-columns-repeated="3"/>
          <table:covered-table-cell table:number-columns-repeated="2" table:style-name="ce40"/>
          <table:covered-table-cell table:number-columns-repeated="2"/>
          <table:table-cell table:number-columns-repeated="13"/>
        </table:table-row>
        <table:table-row table:style-name="ro1">
          <table:table-cell/>
          <table:table-cell table:style-name="ce74" office:value-type="string" calcext:value-type="string">
            <text:p>Units</text:p>
          </table:table-cell>
          <table:table-cell table:style-name="ce74" office:value-type="string" calcext:value-type="string">
            <text:p>S</text:p>
          </table:table-cell>
          <table:table-cell table:style-name="ce74" office:value-type="string" calcext:value-type="string">
            <text:p>2t</text:p>
          </table:table-cell>
          <table:table-cell table:style-name="ce74" office:value-type="string" calcext:value-type="string">
            <text:p>4t</text:p>
          </table:table-cell>
          <table:table-cell table:style-name="ce74" office:value-type="string" calcext:value-type="string">
            <text:p>6t</text:p>
          </table:table-cell>
          <table:table-cell table:style-name="ce74" office:value-type="string" calcext:value-type="string">
            <text:p>8t</text:p>
          </table:table-cell>
          <table:table-cell/>
          <table:table-cell table:style-name="ce74" office:value-type="string" calcext:value-type="string">
            <text:p>Units</text:p>
          </table:table-cell>
          <table:table-cell table:style-name="ce74" office:value-type="string" calcext:value-type="string">
            <text:p>S</text:p>
          </table:table-cell>
          <table:table-cell table:style-name="ce74" office:value-type="string" calcext:value-type="string">
            <text:p>2t</text:p>
          </table:table-cell>
          <table:table-cell table:style-name="ce74" office:value-type="string" calcext:value-type="string">
            <text:p>4t</text:p>
          </table:table-cell>
          <table:table-cell table:style-name="ce74" office:value-type="string" calcext:value-type="string">
            <text:p>6t</text:p>
          </table:table-cell>
          <table:table-cell table:style-name="ce74" office:value-type="string" calcext:value-type="string">
            <text:p>8t</text:p>
          </table:table-cell>
          <table:table-cell table:number-columns-repeated="11"/>
        </table:table-row>
        <table:table-row table:style-name="ro1">
          <table:table-cell/>
          <table:table-cell table:style-name="ce75" office:value-type="float" office:value="120" calcext:value-type="float">
            <text:p>120</text:p>
          </table:table-cell>
          <table:table-cell office:value-type="float" office:value="43.6983333333333" calcext:value-type="float">
            <text:p>43,6983333333333</text:p>
          </table:table-cell>
          <table:table-cell table:style-name="ce77" office:value-type="float" office:value="17.3933333333333" calcext:value-type="float">
            <text:p>17,3933333333333</text:p>
          </table:table-cell>
          <table:table-cell table:style-name="ce77" office:value-type="float" office:value="17.2675" calcext:value-type="float">
            <text:p>17,2675</text:p>
          </table:table-cell>
          <table:table-cell table:style-name="ce77" office:value-type="float" office:value="17.285" calcext:value-type="float">
            <text:p>17,285</text:p>
          </table:table-cell>
          <table:table-cell table:style-name="ce77" office:value-type="float" office:value="17.3033333333333" calcext:value-type="float">
            <text:p>17,3033333333333</text:p>
          </table:table-cell>
          <table:table-cell/>
          <table:table-cell table:style-name="ce75" office:value-type="float" office:value="120" calcext:value-type="float">
            <text:p>120</text:p>
          </table:table-cell>
          <table:table-cell office:value-type="float" office:value="18.0425" calcext:value-type="float">
            <text:p>18,0425</text:p>
          </table:table-cell>
          <table:table-cell table:style-name="ce77" office:value-type="float" office:value="16.1441666666667" calcext:value-type="float">
            <text:p>16,1441666666667</text:p>
          </table:table-cell>
          <table:table-cell table:style-name="ce77" office:value-type="float" office:value="16.1375" calcext:value-type="float">
            <text:p>16,1375</text:p>
          </table:table-cell>
          <table:table-cell table:style-name="ce77" office:value-type="float" office:value="16.1416666666667" calcext:value-type="float">
            <text:p>16,1416666666667</text:p>
          </table:table-cell>
          <table:table-cell table:style-name="ce77" office:value-type="float" office:value="16.1425" calcext:value-type="float">
            <text:p>16,1425</text:p>
          </table:table-cell>
          <table:table-cell table:number-columns-repeated="11"/>
        </table:table-row>
        <table:table-row table:style-name="ro1">
          <table:table-cell/>
          <table:table-cell table:style-name="ce75" office:value-type="float" office:value="240" calcext:value-type="float">
            <text:p>240</text:p>
          </table:table-cell>
          <table:table-cell office:value-type="float" office:value="106.076666666667" calcext:value-type="float">
            <text:p>106,076666666667</text:p>
          </table:table-cell>
          <table:table-cell table:style-name="ce77" office:value-type="float" office:value="29.1125" calcext:value-type="float">
            <text:p>29,1125</text:p>
          </table:table-cell>
          <table:table-cell table:style-name="ce77" office:value-type="float" office:value="26.5458333333333" calcext:value-type="float">
            <text:p>26,5458333333333</text:p>
          </table:table-cell>
          <table:table-cell table:style-name="ce77" office:value-type="float" office:value="26.0266666666667" calcext:value-type="float">
            <text:p>26,0266666666667</text:p>
          </table:table-cell>
          <table:table-cell table:style-name="ce77" office:value-type="float" office:value="27.2133333333333" calcext:value-type="float">
            <text:p>27,2133333333333</text:p>
          </table:table-cell>
          <table:table-cell/>
          <table:table-cell table:style-name="ce75" office:value-type="float" office:value="240" calcext:value-type="float">
            <text:p>240</text:p>
          </table:table-cell>
          <table:table-cell office:value-type="float" office:value="43.4183333333333" calcext:value-type="float">
            <text:p>43,4183333333333</text:p>
          </table:table-cell>
          <table:table-cell table:style-name="ce77" office:value-type="float" office:value="16.1341666666667" calcext:value-type="float">
            <text:p>16,1341666666667</text:p>
          </table:table-cell>
          <table:table-cell table:style-name="ce77" office:value-type="float" office:value="16.1866666666667" calcext:value-type="float">
            <text:p>16,1866666666667</text:p>
          </table:table-cell>
          <table:table-cell table:style-name="ce77" office:value-type="float" office:value="16.1375" calcext:value-type="float">
            <text:p>16,1375</text:p>
          </table:table-cell>
          <table:table-cell table:style-name="ce77" office:value-type="float" office:value="16.1783333333333" calcext:value-type="float">
            <text:p>16,1783333333333</text:p>
          </table:table-cell>
          <table:table-cell table:number-columns-repeated="11"/>
        </table:table-row>
        <table:table-row table:style-name="ro1">
          <table:table-cell/>
          <table:table-cell table:style-name="ce75" office:value-type="float" office:value="480" calcext:value-type="float">
            <text:p>480</text:p>
          </table:table-cell>
          <table:table-cell office:value-type="float" office:value="296.67" calcext:value-type="float">
            <text:p>296,67</text:p>
          </table:table-cell>
          <table:table-cell table:style-name="ce77" office:value-type="float" office:value="85.4158333333333" calcext:value-type="float">
            <text:p>85,4158333333333</text:p>
          </table:table-cell>
          <table:table-cell table:style-name="ce77" office:value-type="float" office:value="58.1908333333333" calcext:value-type="float">
            <text:p>58,1908333333333</text:p>
          </table:table-cell>
          <table:table-cell table:style-name="ce77" office:value-type="float" office:value="46.8941666666667" calcext:value-type="float">
            <text:p>46,8941666666667</text:p>
          </table:table-cell>
          <table:table-cell table:style-name="ce77" office:value-type="float" office:value="43.12" calcext:value-type="float">
            <text:p>43,12</text:p>
          </table:table-cell>
          <table:table-cell/>
          <table:table-cell table:style-name="ce75" office:value-type="float" office:value="480" calcext:value-type="float">
            <text:p>480</text:p>
          </table:table-cell>
          <table:table-cell office:value-type="float" office:value="140.18" calcext:value-type="float">
            <text:p>140,18</text:p>
          </table:table-cell>
          <table:table-cell table:style-name="ce77" office:value-type="float" office:value="17.2083333333333" calcext:value-type="float">
            <text:p>17,2083333333333</text:p>
          </table:table-cell>
          <table:table-cell table:style-name="ce77" office:value-type="float" office:value="16.2866666666667" calcext:value-type="float">
            <text:p>16,2866666666667</text:p>
          </table:table-cell>
          <table:table-cell table:style-name="ce77" office:value-type="float" office:value="16.2233333333333" calcext:value-type="float">
            <text:p>16,2233333333333</text:p>
          </table:table-cell>
          <table:table-cell table:style-name="ce77" office:value-type="float" office:value="16.2241666666667" calcext:value-type="float">
            <text:p>16,2241666666667</text:p>
          </table:table-cell>
          <table:table-cell table:number-columns-repeated="11"/>
        </table:table-row>
        <table:table-row table:style-name="ro1">
          <table:table-cell/>
          <table:table-cell table:style-name="ce75" office:value-type="float" office:value="720" calcext:value-type="float">
            <text:p>720</text:p>
          </table:table-cell>
          <table:table-cell office:value-type="float" office:value="573.299166666667" calcext:value-type="float">
            <text:p>573,299166666667</text:p>
          </table:table-cell>
          <table:table-cell table:style-name="ce77" office:value-type="float" office:value="159.4825" calcext:value-type="float">
            <text:p>159,4825</text:p>
          </table:table-cell>
          <table:table-cell table:style-name="ce77" office:value-type="float" office:value="126.651666666667" calcext:value-type="float">
            <text:p>126,651666666667</text:p>
          </table:table-cell>
          <table:table-cell table:style-name="ce77" office:value-type="float" office:value="111.541666666667" calcext:value-type="float">
            <text:p>111,541666666667</text:p>
          </table:table-cell>
          <table:table-cell table:style-name="ce77" office:value-type="float" office:value="91.2658333333333" calcext:value-type="float">
            <text:p>91,2658333333333</text:p>
          </table:table-cell>
          <table:table-cell/>
          <table:table-cell table:style-name="ce75" office:value-type="float" office:value="720" calcext:value-type="float">
            <text:p>720</text:p>
          </table:table-cell>
          <table:table-cell office:value-type="float" office:value="299.134166666667" calcext:value-type="float">
            <text:p>299,134166666667</text:p>
          </table:table-cell>
          <table:table-cell table:style-name="ce77" office:value-type="float" office:value="31.0183333333333" calcext:value-type="float">
            <text:p>31,0183333333333</text:p>
          </table:table-cell>
          <table:table-cell table:style-name="ce77" office:value-type="float" office:value="24.4666666666667" calcext:value-type="float">
            <text:p>24,4666666666667</text:p>
          </table:table-cell>
          <table:table-cell table:style-name="ce77" office:value-type="float" office:value="19.1275" calcext:value-type="float">
            <text:p>19,1275</text:p>
          </table:table-cell>
          <table:table-cell table:style-name="ce77" office:value-type="float" office:value="17.4058333333333" calcext:value-type="float">
            <text:p>17,4058333333333</text:p>
          </table:table-cell>
          <table:table-cell table:number-columns-repeated="11"/>
        </table:table-row>
        <table:table-row table:style-name="ro1">
          <table:table-cell/>
          <table:table-cell table:style-name="ce75" office:value-type="float" office:value="960" calcext:value-type="float">
            <text:p>960</text:p>
          </table:table-cell>
          <table:table-cell office:value-type="float" office:value="978.434166666667" calcext:value-type="float">
            <text:p>978,434166666667</text:p>
          </table:table-cell>
          <table:table-cell table:style-name="ce77" office:value-type="float" office:value="192.39" calcext:value-type="float">
            <text:p>192,39</text:p>
          </table:table-cell>
          <table:table-cell table:style-name="ce77" office:value-type="float" office:value="199.7125" calcext:value-type="float">
            <text:p>199,7125</text:p>
          </table:table-cell>
          <table:table-cell table:style-name="ce77" office:value-type="float" office:value="179.751666666667" calcext:value-type="float">
            <text:p>179,751666666667</text:p>
          </table:table-cell>
          <table:table-cell table:style-name="ce77" office:value-type="float" office:value="160.296666666667" calcext:value-type="float">
            <text:p>160,296666666667</text:p>
          </table:table-cell>
          <table:table-cell/>
          <table:table-cell table:style-name="ce75" office:value-type="float" office:value="960" calcext:value-type="float">
            <text:p>960</text:p>
          </table:table-cell>
          <table:table-cell office:value-type="float" office:value="522.4175" calcext:value-type="float">
            <text:p>522,4175</text:p>
          </table:table-cell>
          <table:table-cell table:style-name="ce77" office:value-type="float" office:value="48.6083333333333" calcext:value-type="float">
            <text:p>48,6083333333333</text:p>
          </table:table-cell>
          <table:table-cell table:style-name="ce77" office:value-type="float" office:value="35.565" calcext:value-type="float">
            <text:p>35,565</text:p>
          </table:table-cell>
          <table:table-cell table:style-name="ce77" office:value-type="float" office:value="28.0508333333333" calcext:value-type="float">
            <text:p>28,0508333333333</text:p>
          </table:table-cell>
          <table:table-cell table:style-name="ce77" office:value-type="float" office:value="25.1991666666667" calcext:value-type="float">
            <text:p>25,1991666666667</text:p>
          </table:table-cell>
          <table:table-cell table:number-columns-repeated="11"/>
        </table:table-row>
        <table:table-row table:style-name="ro1">
          <table:table-cell/>
          <table:table-cell table:style-name="ce75" office:value-type="float" office:value="1200" calcext:value-type="float">
            <text:p>1200</text:p>
          </table:table-cell>
          <table:table-cell office:value-type="float" office:value="155274.583333333" calcext:value-type="float">
            <text:p>155274,583333333</text:p>
          </table:table-cell>
          <table:table-cell table:style-name="ce77" office:value-type="float" office:value="21544.3333333333" calcext:value-type="float">
            <text:p>21544,3333333333</text:p>
          </table:table-cell>
          <table:table-cell table:style-name="ce77" office:value-type="float" office:value="20729.3333333333" calcext:value-type="float">
            <text:p>20729,3333333333</text:p>
          </table:table-cell>
          <table:table-cell table:style-name="ce77" office:value-type="float" office:value="20759.75" calcext:value-type="float">
            <text:p>20759,75</text:p>
          </table:table-cell>
          <table:table-cell table:style-name="ce77" office:value-type="float" office:value="21439.0833333333" calcext:value-type="float">
            <text:p>21439,0833333333</text:p>
          </table:table-cell>
          <table:table-cell/>
          <table:table-cell table:style-name="ce75" office:value-type="float" office:value="1200" calcext:value-type="float">
            <text:p>1200</text:p>
          </table:table-cell>
          <table:table-cell office:value-type="float" office:value="85863.9166666667" calcext:value-type="float">
            <text:p>85863,9166666667</text:p>
          </table:table-cell>
          <table:table-cell table:style-name="ce77" office:value-type="float" office:value="7196.91666666667" calcext:value-type="float">
            <text:p>7196,91666666667</text:p>
          </table:table-cell>
          <table:table-cell table:style-name="ce77" office:value-type="float" office:value="5599.16666666667" calcext:value-type="float">
            <text:p>5599,16666666667</text:p>
          </table:table-cell>
          <table:table-cell table:style-name="ce77" office:value-type="float" office:value="4636.83333333333" calcext:value-type="float">
            <text:p>4636,83333333333</text:p>
          </table:table-cell>
          <table:table-cell table:style-name="ce77" office:value-type="float" office:value="4230.66666666667" calcext:value-type="float">
            <text:p>4230,66666666667</text:p>
          </table:table-cell>
          <table:table-cell table:number-columns-repeated="11"/>
        </table:table-row>
        <table:table-row table:style-name="ro1">
          <table:table-cell/>
          <table:table-cell table:style-name="ce75" office:value-type="float" office:value="1440" calcext:value-type="float">
            <text:p>1440</text:p>
          </table:table-cell>
          <table:table-cell office:value-type="float" office:value="221974" calcext:value-type="float">
            <text:p>221974</text:p>
          </table:table-cell>
          <table:table-cell table:style-name="ce77" office:value-type="float" office:value="25134.5833333333" calcext:value-type="float">
            <text:p>25134,5833333333</text:p>
          </table:table-cell>
          <table:table-cell table:style-name="ce77" office:value-type="float" office:value="21803.9166666667" calcext:value-type="float">
            <text:p>21803,9166666667</text:p>
          </table:table-cell>
          <table:table-cell table:style-name="ce77" office:value-type="float" office:value="21326.3333333333" calcext:value-type="float">
            <text:p>21326,3333333333</text:p>
          </table:table-cell>
          <table:table-cell table:style-name="ce77" office:value-type="float" office:value="21630.1666666667" calcext:value-type="float">
            <text:p>21630,1666666667</text:p>
          </table:table-cell>
          <table:table-cell/>
          <table:table-cell table:style-name="ce75" office:value-type="float" office:value="1440" calcext:value-type="float">
            <text:p>1440</text:p>
          </table:table-cell>
          <table:table-cell office:value-type="float" office:value="125570.916666667" calcext:value-type="float">
            <text:p>125570,916666667</text:p>
          </table:table-cell>
          <table:table-cell table:style-name="ce77" office:value-type="float" office:value="9217" calcext:value-type="float">
            <text:p>9217</text:p>
          </table:table-cell>
          <table:table-cell table:style-name="ce77" office:value-type="float" office:value="6800.91666666667" calcext:value-type="float">
            <text:p>6800,91666666667</text:p>
          </table:table-cell>
          <table:table-cell table:style-name="ce77" office:value-type="float" office:value="6072" calcext:value-type="float">
            <text:p>6072</text:p>
          </table:table-cell>
          <table:table-cell table:style-name="ce77" office:value-type="float" office:value="5226.75" calcext:value-type="float">
            <text:p>5226,75</text:p>
          </table:table-cell>
          <table:table-cell table:number-columns-repeated="11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ce45" office:value-type="string" calcext:value-type="string">
            <text:p>Flocking Gain</text:p>
          </table:table-cell>
          <table:table-cell table:style-name="ce46"/>
          <table:table-cell table:number-columns-repeated="5"/>
          <table:table-cell table:style-name="ce45" office:value-type="string" calcext:value-type="string">
            <text:p>Find Nearest Gain</text:p>
          </table:table-cell>
          <table:table-cell table:style-name="ce45"/>
          <table:table-cell table:number-columns-repeated="15"/>
        </table:table-row>
        <table:table-row table:style-name="ro1">
          <table:table-cell/>
          <table:table-cell table:style-name="ce46" table:number-columns-repeated="2"/>
          <table:table-cell table:number-columns-repeated="5"/>
          <table:table-cell table:style-name="ce45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78" office:value-type="string" calcext:value-type="string">
            <text:p>Units</text:p>
          </table:table-cell>
          <table:table-cell table:style-name="ce47" office:value-type="string" calcext:value-type="string">
            <text:p>2t</text:p>
          </table:table-cell>
          <table:table-cell table:style-name="ce47" office:value-type="string" calcext:value-type="string">
            <text:p>4t</text:p>
          </table:table-cell>
          <table:table-cell table:style-name="ce47" office:value-type="string" calcext:value-type="string">
            <text:p>6t</text:p>
          </table:table-cell>
          <table:table-cell table:style-name="ce47" office:value-type="string" calcext:value-type="string">
            <text:p>8t</text:p>
          </table:table-cell>
          <table:table-cell/>
          <table:table-cell office:value-type="string" calcext:value-type="string">
            <text:p>S</text:p>
          </table:table-cell>
          <table:table-cell table:style-name="ce78" office:value-type="string" calcext:value-type="string">
            <text:p>Units</text:p>
          </table:table-cell>
          <table:table-cell table:style-name="ce47" office:value-type="string" calcext:value-type="string">
            <text:p>2t</text:p>
          </table:table-cell>
          <table:table-cell table:style-name="ce47" office:value-type="string" calcext:value-type="string">
            <text:p>4t</text:p>
          </table:table-cell>
          <table:table-cell table:style-name="ce47" office:value-type="string" calcext:value-type="string">
            <text:p>6t</text:p>
          </table:table-cell>
          <table:table-cell table:style-name="ce47" office:value-type="string" calcext:value-type="string">
            <text:p>8t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3.6983333333333" calcext:value-type="float">
            <text:p>43,6983333333333</text:p>
          </table:table-cell>
          <table:table-cell table:style-name="ce54" office:value-type="float" office:value="120" calcext:value-type="float">
            <text:p>120</text:p>
          </table:table-cell>
          <table:table-cell table:style-name="ce80" office:value-type="float" office:value="2.51236105787658" calcext:value-type="float">
            <text:p>2,51236105787658</text:p>
          </table:table-cell>
          <table:table-cell table:style-name="ce80" office:value-type="float" office:value="2.53066936923893" calcext:value-type="float">
            <text:p>2,53066936923893</text:p>
          </table:table-cell>
          <table:table-cell table:style-name="ce80" office:value-type="float" office:value="2.52810722206152" calcext:value-type="float">
            <text:p>2,52810722206152</text:p>
          </table:table-cell>
          <table:table-cell table:style-name="ce80" office:value-type="float" office:value="2.52542862646889" calcext:value-type="float">
            <text:p>2,52542862646889</text:p>
          </table:table-cell>
          <table:table-cell/>
          <table:table-cell office:value-type="float" office:value="18.0425" calcext:value-type="float">
            <text:p>18,0425</text:p>
          </table:table-cell>
          <table:table-cell table:style-name="ce54" office:value-type="float" office:value="120" calcext:value-type="float">
            <text:p>120</text:p>
          </table:table-cell>
          <table:table-cell table:style-name="ce80" office:value-type="float" office:value="1.11758633149228" calcext:value-type="float">
            <text:p>1,11758633149228</text:p>
          </table:table-cell>
          <table:table-cell table:style-name="ce80" office:value-type="float" office:value="1.11804802478699" calcext:value-type="float">
            <text:p>1,11804802478699</text:p>
          </table:table-cell>
          <table:table-cell table:style-name="ce80" office:value-type="float" office:value="1.11775942178627" calcext:value-type="float">
            <text:p>1,11775942178627</text:p>
          </table:table-cell>
          <table:table-cell table:style-name="ce80" office:value-type="float" office:value="1.11770171906458" calcext:value-type="float">
            <text:p>1,1177017190645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6.076666666667" calcext:value-type="float">
            <text:p>106,076666666667</text:p>
          </table:table-cell>
          <table:table-cell table:style-name="ce54" office:value-type="float" office:value="240" calcext:value-type="float">
            <text:p>240</text:p>
          </table:table-cell>
          <table:table-cell table:style-name="ce80" office:value-type="float" office:value="3.64368112208388" calcext:value-type="float">
            <text:p>3,64368112208388</text:p>
          </table:table-cell>
          <table:table-cell table:style-name="ce80" office:value-type="float" office:value="3.99598179249727" calcext:value-type="float">
            <text:p>3,99598179249727</text:p>
          </table:table-cell>
          <table:table-cell table:style-name="ce80" office:value-type="float" office:value="4.07569159836066" calcext:value-type="float">
            <text:p>4,07569159836066</text:p>
          </table:table-cell>
          <table:table-cell table:style-name="ce80" office:value-type="float" office:value="3.89796668299855" calcext:value-type="float">
            <text:p>3,89796668299855</text:p>
          </table:table-cell>
          <table:table-cell/>
          <table:table-cell office:value-type="float" office:value="43.4183333333333" calcext:value-type="float">
            <text:p>43,4183333333333</text:p>
          </table:table-cell>
          <table:table-cell table:style-name="ce54" office:value-type="float" office:value="240" calcext:value-type="float">
            <text:p>240</text:p>
          </table:table-cell>
          <table:table-cell table:style-name="ce80" office:value-type="float" office:value="2.69108000619802" calcext:value-type="float">
            <text:p>2,69108000619802</text:p>
          </table:table-cell>
          <table:table-cell table:style-name="ce80" office:value-type="float" office:value="2.68235172981877" calcext:value-type="float">
            <text:p>2,68235172981877</text:p>
          </table:table-cell>
          <table:table-cell table:style-name="ce80" office:value-type="float" office:value="2.69052414149238" calcext:value-type="float">
            <text:p>2,69052414149238</text:p>
          </table:table-cell>
          <table:table-cell table:style-name="ce80" office:value-type="float" office:value="2.68373338827651" calcext:value-type="float">
            <text:p>2,6837333882765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96.67" calcext:value-type="float">
            <text:p>296,67</text:p>
          </table:table-cell>
          <table:table-cell table:style-name="ce54" office:value-type="float" office:value="480" calcext:value-type="float">
            <text:p>480</text:p>
          </table:table-cell>
          <table:table-cell table:style-name="ce80" office:value-type="float" office:value="3.47324364140138" calcext:value-type="float">
            <text:p>3,47324364140138</text:p>
          </table:table-cell>
          <table:table-cell table:style-name="ce80" office:value-type="float" office:value="5.09822566555443" calcext:value-type="float">
            <text:p>5,09822566555443</text:p>
          </table:table-cell>
          <table:table-cell table:style-name="ce80" office:value-type="float" office:value="6.32637321628489" calcext:value-type="float">
            <text:p>6,32637321628489</text:p>
          </table:table-cell>
          <table:table-cell table:style-name="ce80" office:value-type="float" office:value="6.88010204081633" calcext:value-type="float">
            <text:p>6,88010204081633</text:p>
          </table:table-cell>
          <table:table-cell/>
          <table:table-cell office:value-type="float" office:value="140.18" calcext:value-type="float">
            <text:p>140,18</text:p>
          </table:table-cell>
          <table:table-cell table:style-name="ce54" office:value-type="float" office:value="480" calcext:value-type="float">
            <text:p>480</text:p>
          </table:table-cell>
          <table:table-cell table:style-name="ce80" office:value-type="float" office:value="8.14605326876515" calcext:value-type="float">
            <text:p>8,14605326876515</text:p>
          </table:table-cell>
          <table:table-cell table:style-name="ce80" office:value-type="float" office:value="8.60704052394595" calcext:value-type="float">
            <text:p>8,60704052394595</text:p>
          </table:table-cell>
          <table:table-cell table:style-name="ce80" office:value-type="float" office:value="8.64064105198276" calcext:value-type="float">
            <text:p>8,64064105198276</text:p>
          </table:table-cell>
          <table:table-cell table:style-name="ce80" office:value-type="float" office:value="8.64019723663258" calcext:value-type="float">
            <text:p>8,6401972366325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73.299166666667" calcext:value-type="float">
            <text:p>573,299166666667</text:p>
          </table:table-cell>
          <table:table-cell table:style-name="ce54" office:value-type="float" office:value="720" calcext:value-type="float">
            <text:p>720</text:p>
          </table:table-cell>
          <table:table-cell table:style-name="ce80" office:value-type="float" office:value="3.59474655003945" calcext:value-type="float">
            <text:p>3,59474655003945</text:p>
          </table:table-cell>
          <table:table-cell table:style-name="ce80" office:value-type="float" office:value="4.52658209524811" calcext:value-type="float">
            <text:p>4,52658209524811</text:p>
          </table:table-cell>
          <table:table-cell table:style-name="ce80" office:value-type="float" office:value="5.13977586850951" calcext:value-type="float">
            <text:p>5,13977586850951</text:p>
          </table:table-cell>
          <table:table-cell table:style-name="ce80" office:value-type="float" office:value="6.28164062856674" calcext:value-type="float">
            <text:p>6,28164062856674</text:p>
          </table:table-cell>
          <table:table-cell/>
          <table:table-cell office:value-type="float" office:value="299.134166666667" calcext:value-type="float">
            <text:p>299,134166666667</text:p>
          </table:table-cell>
          <table:table-cell table:style-name="ce54" office:value-type="float" office:value="720" calcext:value-type="float">
            <text:p>720</text:p>
          </table:table-cell>
          <table:table-cell table:style-name="ce80" office:value-type="float" office:value="9.64378593305037" calcext:value-type="float">
            <text:p>9,64378593305037</text:p>
          </table:table-cell>
          <table:table-cell table:style-name="ce80" office:value-type="float" office:value="12.2261920980926" calcext:value-type="float">
            <text:p>12,2261920980926</text:p>
          </table:table-cell>
          <table:table-cell table:style-name="ce80" office:value-type="float" office:value="15.6389578704309" calcext:value-type="float">
            <text:p>15,6389578704309</text:p>
          </table:table-cell>
          <table:table-cell table:style-name="ce80" office:value-type="float" office:value="17.185857231771" calcext:value-type="float">
            <text:p>17,18585723177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78.434166666667" calcext:value-type="float">
            <text:p>978,434166666667</text:p>
          </table:table-cell>
          <table:table-cell table:style-name="ce54" office:value-type="float" office:value="960" calcext:value-type="float">
            <text:p>960</text:p>
          </table:table-cell>
          <table:table-cell table:style-name="ce80" office:value-type="float" office:value="5.08568099520072" calcext:value-type="float">
            <text:p>5,08568099520072</text:p>
          </table:table-cell>
          <table:table-cell table:style-name="ce80" office:value-type="float" office:value="4.89921345267155" calcext:value-type="float">
            <text:p>4,89921345267155</text:p>
          </table:table-cell>
          <table:table-cell table:style-name="ce80" office:value-type="float" office:value="5.44325504631389" calcext:value-type="float">
            <text:p>5,44325504631389</text:p>
          </table:table-cell>
          <table:table-cell table:style-name="ce80" office:value-type="float" office:value="6.10389590134957" calcext:value-type="float">
            <text:p>6,10389590134957</text:p>
          </table:table-cell>
          <table:table-cell/>
          <table:table-cell office:value-type="float" office:value="522.4175" calcext:value-type="float">
            <text:p>522,4175</text:p>
          </table:table-cell>
          <table:table-cell table:style-name="ce54" office:value-type="float" office:value="960" calcext:value-type="float">
            <text:p>960</text:p>
          </table:table-cell>
          <table:table-cell table:style-name="ce80" office:value-type="float" office:value="10.7474884279102" calcext:value-type="float">
            <text:p>10,7474884279102</text:p>
          </table:table-cell>
          <table:table-cell table:style-name="ce80" office:value-type="float" office:value="14.6890903978631" calcext:value-type="float">
            <text:p>14,6890903978631</text:p>
          </table:table-cell>
          <table:table-cell table:style-name="ce80" office:value-type="float" office:value="18.623956507531" calcext:value-type="float">
            <text:p>18,623956507531</text:p>
          </table:table-cell>
          <table:table-cell table:style-name="ce80" office:value-type="float" office:value="20.7315387413605" calcext:value-type="float">
            <text:p>20,731538741360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5274.583333333" calcext:value-type="float">
            <text:p>155274,583333333</text:p>
          </table:table-cell>
          <table:table-cell table:style-name="ce54" office:value-type="float" office:value="1200" calcext:value-type="float">
            <text:p>1200</text:p>
          </table:table-cell>
          <table:table-cell table:style-name="ce80" office:value-type="float" office:value="7.20721225999102" calcext:value-type="float">
            <text:p>7,20721225999102</text:p>
          </table:table-cell>
          <table:table-cell table:style-name="ce80" office:value-type="float" office:value="7.49057294011706" calcext:value-type="float">
            <text:p>7,49057294011706</text:p>
          </table:table-cell>
          <table:table-cell table:style-name="ce80" office:value-type="float" office:value="7.4795979399238" calcext:value-type="float">
            <text:p>7,4795979399238</text:p>
          </table:table-cell>
          <table:table-cell table:style-name="ce80" office:value-type="float" office:value="7.24259432733831" calcext:value-type="float">
            <text:p>7,24259432733831</text:p>
          </table:table-cell>
          <table:table-cell/>
          <table:table-cell office:value-type="float" office:value="85863.9166666667" calcext:value-type="float">
            <text:p>85863,9166666667</text:p>
          </table:table-cell>
          <table:table-cell table:style-name="ce54" office:value-type="float" office:value="1200" calcext:value-type="float">
            <text:p>1200</text:p>
          </table:table-cell>
          <table:table-cell table:style-name="ce80" office:value-type="float" office:value="11.9306531732339" calcext:value-type="float">
            <text:p>11,9306531732339</text:p>
          </table:table-cell>
          <table:table-cell table:style-name="ce80" office:value-type="float" office:value="15.3351242744456" calcext:value-type="float">
            <text:p>15,3351242744456</text:p>
          </table:table-cell>
          <table:table-cell table:style-name="ce80" office:value-type="float" office:value="18.5177923151576" calcext:value-type="float">
            <text:p>18,5177923151576</text:p>
          </table:table-cell>
          <table:table-cell table:style-name="ce80" office:value-type="float" office:value="20.2955995902931" calcext:value-type="float">
            <text:p>20,295599590293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21974" calcext:value-type="float">
            <text:p>221974</text:p>
          </table:table-cell>
          <table:table-cell table:style-name="ce54" office:value-type="float" office:value="1440" calcext:value-type="float">
            <text:p>1440</text:p>
          </table:table-cell>
          <table:table-cell table:style-name="ce80" office:value-type="float" office:value="8.83141753560003" calcext:value-type="float">
            <text:p>8,83141753560003</text:p>
          </table:table-cell>
          <table:table-cell table:style-name="ce80" office:value-type="float" office:value="10.1804645189893" calcext:value-type="float">
            <text:p>10,1804645189893</text:p>
          </table:table-cell>
          <table:table-cell table:style-name="ce80" office:value-type="float" office:value="10.4084465215149" calcext:value-type="float">
            <text:p>10,4084465215149</text:p>
          </table:table-cell>
          <table:table-cell table:style-name="ce80" office:value-type="float" office:value="10.2622417765312" calcext:value-type="float">
            <text:p>10,2622417765312</text:p>
          </table:table-cell>
          <table:table-cell/>
          <table:table-cell office:value-type="float" office:value="125570.916666667" calcext:value-type="float">
            <text:p>125570,916666667</text:p>
          </table:table-cell>
          <table:table-cell table:style-name="ce54" office:value-type="float" office:value="1440" calcext:value-type="float">
            <text:p>1440</text:p>
          </table:table-cell>
          <table:table-cell table:style-name="ce80" office:value-type="float" office:value="13.6238381975336" calcext:value-type="float">
            <text:p>13,6238381975336</text:p>
          </table:table-cell>
          <table:table-cell table:style-name="ce80" office:value-type="float" office:value="18.4638222788595" calcext:value-type="float">
            <text:p>18,4638222788595</text:p>
          </table:table-cell>
          <table:table-cell table:style-name="ce80" office:value-type="float" office:value="20.680322244181" calcext:value-type="float">
            <text:p>20,680322244181</text:p>
          </table:table-cell>
          <table:table-cell table:style-name="ce80" office:value-type="float" office:value="24.0246647853192" calcext:value-type="float">
            <text:p>24,0246647853192</text:p>
          </table:table-cell>
          <table:table-cell table:number-columns-repeated="11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ce49" office:value-type="string" calcext:value-type="string">
            <text:p>Flocking Efficiency</text:p>
          </table:table-cell>
          <table:table-cell table:style-name="ce49"/>
          <table:table-cell table:number-columns-repeated="5"/>
          <table:table-cell table:style-name="ce49" office:value-type="string" calcext:value-type="string">
            <text:p>Find Nearest Efficiency</text:p>
          </table:table-cell>
          <table:table-cell table:style-name="ce49"/>
          <table:table-cell table:number-columns-repeated="15"/>
        </table:table-row>
        <table:table-row table:style-name="ro1">
          <table:table-cell/>
          <table:table-cell table:style-name="ce51" table:number-columns-repeated="2"/>
          <table:table-cell table:number-columns-repeated="5"/>
          <table:table-cell table:style-name="ce51" table:number-columns-repeated="2"/>
          <table:table-cell table:number-columns-repeated="15"/>
        </table:table-row>
        <table:table-row table:style-name="ro1">
          <table:table-cell/>
          <table:table-cell table:style-name="ce76" office:value-type="string" calcext:value-type="string">
            <text:p>S</text:p>
          </table:table-cell>
          <table:table-cell table:style-name="ce79" office:value-type="string" calcext:value-type="string">
            <text:p>Units</text:p>
          </table:table-cell>
          <table:table-cell table:style-name="ce81" office:value-type="string" calcext:value-type="string">
            <text:p>2t</text:p>
          </table:table-cell>
          <table:table-cell table:style-name="ce81" office:value-type="string" calcext:value-type="string">
            <text:p>4t</text:p>
          </table:table-cell>
          <table:table-cell table:style-name="ce81" office:value-type="string" calcext:value-type="string">
            <text:p>6t</text:p>
          </table:table-cell>
          <table:table-cell table:style-name="ce81" office:value-type="string" calcext:value-type="string">
            <text:p>8t</text:p>
          </table:table-cell>
          <table:table-cell/>
          <table:table-cell table:style-name="ce76" office:value-type="string" calcext:value-type="string">
            <text:p>S</text:p>
          </table:table-cell>
          <table:table-cell table:style-name="ce79" office:value-type="string" calcext:value-type="string">
            <text:p>Units</text:p>
          </table:table-cell>
          <table:table-cell table:style-name="ce81" office:value-type="string" calcext:value-type="string">
            <text:p>2t</text:p>
          </table:table-cell>
          <table:table-cell table:style-name="ce81" office:value-type="string" calcext:value-type="string">
            <text:p>4t</text:p>
          </table:table-cell>
          <table:table-cell table:style-name="ce81" office:value-type="string" calcext:value-type="string">
            <text:p>6t</text:p>
          </table:table-cell>
          <table:table-cell table:style-name="ce81" office:value-type="string" calcext:value-type="string">
            <text:p>8t</text:p>
          </table:table-cell>
          <table:table-cell table:style-name="ce42" table:number-columns-repeated="11"/>
        </table:table-row>
        <table:table-row table:style-name="ro1">
          <table:table-cell/>
          <table:table-cell table:style-name="ce76" office:value-type="float" office:value="43.6983333333333" calcext:value-type="float">
            <text:p>43,6983333333333</text:p>
          </table:table-cell>
          <table:table-cell table:style-name="ce55" office:value-type="float" office:value="120" calcext:value-type="float">
            <text:p>120</text:p>
          </table:table-cell>
          <table:table-cell table:style-name="ce82" office:value-type="float" office:value="1.25618052893829" calcext:value-type="float">
            <text:p>1,25618052893829</text:p>
          </table:table-cell>
          <table:table-cell table:style-name="ce82" office:value-type="float" office:value="0.632667342309734" calcext:value-type="float">
            <text:p>0,632667342309734</text:p>
          </table:table-cell>
          <table:table-cell table:style-name="ce82" office:value-type="float" office:value="0.421351203676919" calcext:value-type="float">
            <text:p>0,421351203676919</text:p>
          </table:table-cell>
          <table:table-cell table:style-name="ce82" office:value-type="float" office:value="0.315678578308611" calcext:value-type="float">
            <text:p>0,315678578308611</text:p>
          </table:table-cell>
          <table:table-cell/>
          <table:table-cell table:style-name="ce76" office:value-type="float" office:value="18.0425" calcext:value-type="float">
            <text:p>18,0425</text:p>
          </table:table-cell>
          <table:table-cell table:style-name="ce55" office:value-type="float" office:value="120" calcext:value-type="float">
            <text:p>120</text:p>
          </table:table-cell>
          <table:table-cell table:style-name="ce83" office:value-type="float" office:value="0.558793165746141" calcext:value-type="float">
            <text:p>0,558793165746141</text:p>
          </table:table-cell>
          <table:table-cell table:style-name="ce83" office:value-type="float" office:value="0.279512006196747" calcext:value-type="float">
            <text:p>0,279512006196747</text:p>
          </table:table-cell>
          <table:table-cell table:style-name="ce83" office:value-type="float" office:value="0.186293236964378" calcext:value-type="float">
            <text:p>0,186293236964378</text:p>
          </table:table-cell>
          <table:table-cell table:style-name="ce83" office:value-type="float" office:value="0.139712714883073" calcext:value-type="float">
            <text:p>0,139712714883073</text:p>
          </table:table-cell>
          <table:table-cell table:number-columns-repeated="11"/>
        </table:table-row>
        <table:table-row table:style-name="ro1">
          <table:table-cell/>
          <table:table-cell table:style-name="ce76" office:value-type="float" office:value="106.076666666667" calcext:value-type="float">
            <text:p>106,076666666667</text:p>
          </table:table-cell>
          <table:table-cell table:style-name="ce55" office:value-type="float" office:value="240" calcext:value-type="float">
            <text:p>240</text:p>
          </table:table-cell>
          <table:table-cell table:style-name="ce82" office:value-type="float" office:value="1.82184056104194" calcext:value-type="float">
            <text:p>1,82184056104194</text:p>
          </table:table-cell>
          <table:table-cell table:style-name="ce82" office:value-type="float" office:value="0.998995448124318" calcext:value-type="float">
            <text:p>0,998995448124318</text:p>
          </table:table-cell>
          <table:table-cell table:style-name="ce82" office:value-type="float" office:value="0.679281933060111" calcext:value-type="float">
            <text:p>0,679281933060111</text:p>
          </table:table-cell>
          <table:table-cell table:style-name="ce82" office:value-type="float" office:value="0.487245835374818" calcext:value-type="float">
            <text:p>0,487245835374818</text:p>
          </table:table-cell>
          <table:table-cell/>
          <table:table-cell table:style-name="ce76" office:value-type="float" office:value="43.4183333333333" calcext:value-type="float">
            <text:p>43,4183333333333</text:p>
          </table:table-cell>
          <table:table-cell table:style-name="ce55" office:value-type="float" office:value="240" calcext:value-type="float">
            <text:p>240</text:p>
          </table:table-cell>
          <table:table-cell table:style-name="ce83" office:value-type="float" office:value="1.34554000309901" calcext:value-type="float">
            <text:p>1,34554000309901</text:p>
          </table:table-cell>
          <table:table-cell table:style-name="ce83" office:value-type="float" office:value="0.670587932454693" calcext:value-type="float">
            <text:p>0,670587932454693</text:p>
          </table:table-cell>
          <table:table-cell table:style-name="ce83" office:value-type="float" office:value="0.44842069024873" calcext:value-type="float">
            <text:p>0,44842069024873</text:p>
          </table:table-cell>
          <table:table-cell table:style-name="ce83" office:value-type="float" office:value="0.335466673534563" calcext:value-type="float">
            <text:p>0,335466673534563</text:p>
          </table:table-cell>
          <table:table-cell table:number-columns-repeated="11"/>
        </table:table-row>
        <table:table-row table:style-name="ro1">
          <table:table-cell/>
          <table:table-cell table:style-name="ce76" office:value-type="float" office:value="296.67" calcext:value-type="float">
            <text:p>296,67</text:p>
          </table:table-cell>
          <table:table-cell table:style-name="ce55" office:value-type="float" office:value="480" calcext:value-type="float">
            <text:p>480</text:p>
          </table:table-cell>
          <table:table-cell table:style-name="ce82" office:value-type="float" office:value="1.73662182070069" calcext:value-type="float">
            <text:p>1,73662182070069</text:p>
          </table:table-cell>
          <table:table-cell table:style-name="ce82" office:value-type="float" office:value="1.27455641638861" calcext:value-type="float">
            <text:p>1,27455641638861</text:p>
          </table:table-cell>
          <table:table-cell table:style-name="ce82" office:value-type="float" office:value="1.05439553604748" calcext:value-type="float">
            <text:p>1,05439553604748</text:p>
          </table:table-cell>
          <table:table-cell table:style-name="ce82" office:value-type="float" office:value="0.860012755102041" calcext:value-type="float">
            <text:p>0,860012755102041</text:p>
          </table:table-cell>
          <table:table-cell/>
          <table:table-cell table:style-name="ce76" office:value-type="float" office:value="140.18" calcext:value-type="float">
            <text:p>140,18</text:p>
          </table:table-cell>
          <table:table-cell table:style-name="ce55" office:value-type="float" office:value="480" calcext:value-type="float">
            <text:p>480</text:p>
          </table:table-cell>
          <table:table-cell table:style-name="ce83" office:value-type="float" office:value="4.07302663438257" calcext:value-type="float">
            <text:p>4,07302663438257</text:p>
          </table:table-cell>
          <table:table-cell table:style-name="ce83" office:value-type="float" office:value="2.15176013098649" calcext:value-type="float">
            <text:p>2,15176013098649</text:p>
          </table:table-cell>
          <table:table-cell table:style-name="ce83" office:value-type="float" office:value="1.44010684199713" calcext:value-type="float">
            <text:p>1,44010684199713</text:p>
          </table:table-cell>
          <table:table-cell table:style-name="ce83" office:value-type="float" office:value="1.08002465457907" calcext:value-type="float">
            <text:p>1,08002465457907</text:p>
          </table:table-cell>
          <table:table-cell table:number-columns-repeated="11"/>
        </table:table-row>
        <table:table-row table:style-name="ro1">
          <table:table-cell/>
          <table:table-cell table:style-name="ce76" office:value-type="float" office:value="573.299166666667" calcext:value-type="float">
            <text:p>573,299166666667</text:p>
          </table:table-cell>
          <table:table-cell table:style-name="ce55" office:value-type="float" office:value="720" calcext:value-type="float">
            <text:p>720</text:p>
          </table:table-cell>
          <table:table-cell table:style-name="ce82" office:value-type="float" office:value="1.79737327501973" calcext:value-type="float">
            <text:p>1,79737327501973</text:p>
          </table:table-cell>
          <table:table-cell table:style-name="ce82" office:value-type="float" office:value="1.13164552381203" calcext:value-type="float">
            <text:p>1,13164552381203</text:p>
          </table:table-cell>
          <table:table-cell table:style-name="ce82" office:value-type="float" office:value="0.856629311418252" calcext:value-type="float">
            <text:p>0,856629311418252</text:p>
          </table:table-cell>
          <table:table-cell table:style-name="ce82" office:value-type="float" office:value="0.785205078570842" calcext:value-type="float">
            <text:p>0,785205078570842</text:p>
          </table:table-cell>
          <table:table-cell/>
          <table:table-cell table:style-name="ce76" office:value-type="float" office:value="299.134166666667" calcext:value-type="float">
            <text:p>299,134166666667</text:p>
          </table:table-cell>
          <table:table-cell table:style-name="ce55" office:value-type="float" office:value="720" calcext:value-type="float">
            <text:p>720</text:p>
          </table:table-cell>
          <table:table-cell table:style-name="ce83" office:value-type="float" office:value="4.82189296652518" calcext:value-type="float">
            <text:p>4,82189296652518</text:p>
          </table:table-cell>
          <table:table-cell table:style-name="ce83" office:value-type="float" office:value="3.05654802452316" calcext:value-type="float">
            <text:p>3,05654802452316</text:p>
          </table:table-cell>
          <table:table-cell table:style-name="ce83" office:value-type="float" office:value="2.60649297840515" calcext:value-type="float">
            <text:p>2,60649297840515</text:p>
          </table:table-cell>
          <table:table-cell table:style-name="ce83" office:value-type="float" office:value="2.14823215397138" calcext:value-type="float">
            <text:p>2,14823215397138</text:p>
          </table:table-cell>
          <table:table-cell table:number-columns-repeated="11"/>
        </table:table-row>
        <table:table-row table:style-name="ro1">
          <table:table-cell/>
          <table:table-cell table:style-name="ce76" office:value-type="float" office:value="978.434166666667" calcext:value-type="float">
            <text:p>978,434166666667</text:p>
          </table:table-cell>
          <table:table-cell table:style-name="ce55" office:value-type="float" office:value="960" calcext:value-type="float">
            <text:p>960</text:p>
          </table:table-cell>
          <table:table-cell table:style-name="ce82" office:value-type="float" office:value="2.54284049760036" calcext:value-type="float">
            <text:p>2,54284049760036</text:p>
          </table:table-cell>
          <table:table-cell table:style-name="ce82" office:value-type="float" office:value="1.22480336316789" calcext:value-type="float">
            <text:p>1,22480336316789</text:p>
          </table:table-cell>
          <table:table-cell table:style-name="ce82" office:value-type="float" office:value="0.907209174385648" calcext:value-type="float">
            <text:p>0,907209174385648</text:p>
          </table:table-cell>
          <table:table-cell table:style-name="ce82" office:value-type="float" office:value="0.762986987668696" calcext:value-type="float">
            <text:p>0,762986987668696</text:p>
          </table:table-cell>
          <table:table-cell/>
          <table:table-cell table:style-name="ce76" office:value-type="float" office:value="522.4175" calcext:value-type="float">
            <text:p>522,4175</text:p>
          </table:table-cell>
          <table:table-cell table:style-name="ce55" office:value-type="float" office:value="960" calcext:value-type="float">
            <text:p>960</text:p>
          </table:table-cell>
          <table:table-cell table:style-name="ce83" office:value-type="float" office:value="5.37374421395509" calcext:value-type="float">
            <text:p>5,37374421395509</text:p>
          </table:table-cell>
          <table:table-cell table:style-name="ce83" office:value-type="float" office:value="3.67227259946577" calcext:value-type="float">
            <text:p>3,67227259946577</text:p>
          </table:table-cell>
          <table:table-cell table:style-name="ce83" office:value-type="float" office:value="3.10399275125517" calcext:value-type="float">
            <text:p>3,10399275125517</text:p>
          </table:table-cell>
          <table:table-cell table:style-name="ce83" office:value-type="float" office:value="2.59144234267006" calcext:value-type="float">
            <text:p>2,59144234267006</text:p>
          </table:table-cell>
          <table:table-cell table:number-columns-repeated="11"/>
        </table:table-row>
        <table:table-row table:style-name="ro1">
          <table:table-cell/>
          <table:table-cell table:style-name="ce76" office:value-type="float" office:value="155274.583333333" calcext:value-type="float">
            <text:p>155274,583333333</text:p>
          </table:table-cell>
          <table:table-cell table:style-name="ce55" office:value-type="float" office:value="1200" calcext:value-type="float">
            <text:p>1200</text:p>
          </table:table-cell>
          <table:table-cell table:style-name="ce82" office:value-type="float" office:value="3.60360612999551" calcext:value-type="float">
            <text:p>3,60360612999551</text:p>
          </table:table-cell>
          <table:table-cell table:style-name="ce82" office:value-type="float" office:value="1.87264323502927" calcext:value-type="float">
            <text:p>1,87264323502927</text:p>
          </table:table-cell>
          <table:table-cell table:style-name="ce82" office:value-type="float" office:value="1.24659965665397" calcext:value-type="float">
            <text:p>1,24659965665397</text:p>
          </table:table-cell>
          <table:table-cell table:style-name="ce82" office:value-type="float" office:value="0.905324290917288" calcext:value-type="float">
            <text:p>0,905324290917288</text:p>
          </table:table-cell>
          <table:table-cell/>
          <table:table-cell table:style-name="ce76" office:value-type="float" office:value="85863.9166666667" calcext:value-type="float">
            <text:p>85863,9166666667</text:p>
          </table:table-cell>
          <table:table-cell table:style-name="ce55" office:value-type="float" office:value="1200" calcext:value-type="float">
            <text:p>1200</text:p>
          </table:table-cell>
          <table:table-cell table:style-name="ce83" office:value-type="float" office:value="5.96532658661695" calcext:value-type="float">
            <text:p>5,96532658661695</text:p>
          </table:table-cell>
          <table:table-cell table:style-name="ce83" office:value-type="float" office:value="3.8337810686114" calcext:value-type="float">
            <text:p>3,8337810686114</text:p>
          </table:table-cell>
          <table:table-cell table:style-name="ce83" office:value-type="float" office:value="3.08629871919294" calcext:value-type="float">
            <text:p>3,08629871919294</text:p>
          </table:table-cell>
          <table:table-cell table:style-name="ce83" office:value-type="float" office:value="2.53694994878664" calcext:value-type="float">
            <text:p>2,53694994878664</text:p>
          </table:table-cell>
          <table:table-cell table:number-columns-repeated="11"/>
        </table:table-row>
        <table:table-row table:style-name="ro1">
          <table:table-cell/>
          <table:table-cell table:style-name="ce76" office:value-type="float" office:value="221974" calcext:value-type="float">
            <text:p>221974</text:p>
          </table:table-cell>
          <table:table-cell table:style-name="ce55" office:value-type="float" office:value="1440" calcext:value-type="float">
            <text:p>1440</text:p>
          </table:table-cell>
          <table:table-cell table:style-name="ce82" office:value-type="float" office:value="4.41570876780002" calcext:value-type="float">
            <text:p>4,41570876780002</text:p>
          </table:table-cell>
          <table:table-cell table:style-name="ce82" office:value-type="float" office:value="2.54511612974733" calcext:value-type="float">
            <text:p>2,54511612974733</text:p>
          </table:table-cell>
          <table:table-cell table:style-name="ce82" office:value-type="float" office:value="1.73474108691915" calcext:value-type="float">
            <text:p>1,73474108691915</text:p>
          </table:table-cell>
          <table:table-cell table:style-name="ce82" office:value-type="float" office:value="1.2827802220664" calcext:value-type="float">
            <text:p>1,2827802220664</text:p>
          </table:table-cell>
          <table:table-cell/>
          <table:table-cell table:style-name="ce76" office:value-type="float" office:value="125570.916666667" calcext:value-type="float">
            <text:p>125570,916666667</text:p>
          </table:table-cell>
          <table:table-cell table:style-name="ce55" office:value-type="float" office:value="1440" calcext:value-type="float">
            <text:p>1440</text:p>
          </table:table-cell>
          <table:table-cell table:style-name="ce83" office:value-type="float" office:value="6.81191909876679" calcext:value-type="float">
            <text:p>6,81191909876679</text:p>
          </table:table-cell>
          <table:table-cell table:style-name="ce83" office:value-type="float" office:value="4.61595556971488" calcext:value-type="float">
            <text:p>4,61595556971488</text:p>
          </table:table-cell>
          <table:table-cell table:style-name="ce83" office:value-type="float" office:value="3.44672037403017" calcext:value-type="float">
            <text:p>3,44672037403017</text:p>
          </table:table-cell>
          <table:table-cell table:style-name="ce83" office:value-type="float" office:value="3.0030830981649" calcext:value-type="float">
            <text:p>3,0030830981649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6T09:19:53.772000000</meta:creation-date>
    <dc:date>2023-11-13T02:39:58.025000000</dc:date>
    <meta:editing-duration>PT19H23M31S</meta:editing-duration>
    <meta:editing-cycles>111</meta:editing-cycles>
    <meta:generator>LibreOffice/7.5.2.2$Windows_X86_64 LibreOffice_project/53bb9681a964705cf672590721dbc85eb4d0c3a2</meta:generator>
    <meta:document-statistic meta:table-count="6" meta:cell-count="13449" meta:object-count="1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163cm" svg:height="8.517cm" xlink:href=".." xlink:type="simple" chart:class="chart:bar" chart:style-name="ch1">
        <chart:title svg:x="5.487cm" svg:y="0.306cm" chart:style-name="ch2">
          <text:p>Atena FN P.P Media</text:p>
        </chart:title>
        <chart:legend chart:legend-position="end" svg:x="14.117cm" svg:y="2.963cm" style:legend-expansion="high" chart:style-name="ch3"/>
        <chart:plot-area chart:style-name="ch4" table:cell-range-address="'Graficos_&amp;_Medias'.H40:'Graficos_&amp;_Medias'.M45" chart:data-source-has-labels="both" svg:x="1.314cm" svg:y="1.255cm" svg:width="12.5cm" svg:height="6.111cm">
          <chart:coordinate-region svg:x="2.041cm" svg:y="1.454cm" svg:width="11.773cm" svg:height="5.265cm"/>
          <chart:axis chart:dimension="x" chart:name="primary-x" chart:style-name="ch5" chartooo:axis-type="auto">
            <chartooo:date-scale/>
            <chart:title svg:x="7.136cm" svg:y="7.536cm" chart:style-name="ch6">
              <text:p>Units</text:p>
            </chart:title>
            <chart:categories table:cell-range-address="'Graficos_&amp;_Medias'.H41:'Graficos_&amp;_Medias'.H45"/>
          </chart:axis>
          <chart:axis chart:dimension="y" chart:name="primary-y" chart:style-name="ch7">
            <chart:title svg:x="0.451cm" svg:y="5.849cm" chart:style-name="ch8">
              <text:p>Execution time in ms</text:p>
            </chart:title>
            <chart:grid chart:style-name="ch9" chart:class="major"/>
          </chart:axis>
          <chart:series chart:style-name="ch10" chart:values-cell-range-address="'Graficos_&amp;_Medias'.I41:'Graficos_&amp;_Medias'.I45" chart:label-cell-address="'Graficos_&amp;_Medias'.I40:'Graficos_&amp;_Medias'.I40" chart:class="chart:bar">
            <chart:data-point chart:repeated="5"/>
          </chart:series>
          <chart:series chart:style-name="ch11" chart:values-cell-range-address="'Graficos_&amp;_Medias'.J41:'Graficos_&amp;_Medias'.J45" chart:label-cell-address="'Graficos_&amp;_Medias'.J40:'Graficos_&amp;_Medias'.J40" chart:class="chart:bar">
            <chart:data-point chart:repeated="5"/>
          </chart:series>
          <chart:series chart:style-name="ch12" chart:values-cell-range-address="'Graficos_&amp;_Medias'.K41:'Graficos_&amp;_Medias'.K45" chart:label-cell-address="'Graficos_&amp;_Medias'.K40:'Graficos_&amp;_Medias'.K40" chart:class="chart:bar">
            <chart:data-point chart:repeated="5"/>
          </chart:series>
          <chart:series chart:style-name="ch13" chart:values-cell-range-address="'Graficos_&amp;_Medias'.L41:'Graficos_&amp;_Medias'.L45" chart:label-cell-address="'Graficos_&amp;_Medias'.L40:'Graficos_&amp;_Medias'.L40" chart:class="chart:bar">
            <chart:data-point chart:repeated="5"/>
          </chart:series>
          <chart:series chart:style-name="ch14" chart:values-cell-range-address="'Graficos_&amp;_Medias'.M41:'Graficos_&amp;_Medias'.M45" chart:label-cell-address="'Graficos_&amp;_Medias'.M40:'Graficos_&amp;_Medias'.M40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</text:p>
                <draw:g>
                  <svg:desc>'Graficos_&amp;_Medias'.I40:'Graficos_&amp;_Medias'.I40</svg:desc>
                </draw:g>
              </table:table-cell>
              <table:table-cell office:value-type="string">
                <text:p>2t</text:p>
                <draw:g>
                  <svg:desc>'Graficos_&amp;_Medias'.J40:'Graficos_&amp;_Medias'.J40</svg:desc>
                </draw:g>
              </table:table-cell>
              <table:table-cell office:value-type="string">
                <text:p>4t</text:p>
                <draw:g>
                  <svg:desc>'Graficos_&amp;_Medias'.K40:'Graficos_&amp;_Medias'.K40</svg:desc>
                </draw:g>
              </table:table-cell>
              <table:table-cell office:value-type="string">
                <text:p>6t</text:p>
                <draw:g>
                  <svg:desc>'Graficos_&amp;_Medias'.L40:'Graficos_&amp;_Medias'.L40</svg:desc>
                </draw:g>
              </table:table-cell>
              <table:table-cell office:value-type="string">
                <text:p>8t</text:p>
                <draw:g>
                  <svg:desc>'Graficos_&amp;_Medias'.M40:'Graficos_&amp;_Medias'.M40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Graficos_&amp;_Medias'.H41:'Graficos_&amp;_Medias'.H45</svg:desc>
                </draw:g>
              </table:table-cell>
              <table:table-cell office:value-type="float" office:value="NaN">
                <text:p>NaN</text:p>
                <draw:g>
                  <svg:desc>'Graficos_&amp;_Medias'.I41:'Graficos_&amp;_Medias'.I45</svg:desc>
                </draw:g>
              </table:table-cell>
              <table:table-cell office:value-type="float" office:value="0">
                <text:p>0</text:p>
                <draw:g>
                  <svg:desc>'Graficos_&amp;_Medias'.J41:'Graficos_&amp;_Medias'.J45</svg:desc>
                </draw:g>
              </table:table-cell>
              <table:table-cell office:value-type="float" office:value="0">
                <text:p>0</text:p>
                <draw:g>
                  <svg:desc>'Graficos_&amp;_Medias'.K41:'Graficos_&amp;_Medias'.K45</svg:desc>
                </draw:g>
              </table:table-cell>
              <table:table-cell office:value-type="float" office:value="0">
                <text:p>0</text:p>
                <draw:g>
                  <svg:desc>'Graficos_&amp;_Medias'.L41:'Graficos_&amp;_Medias'.L45</svg:desc>
                </draw:g>
              </table:table-cell>
              <table:table-cell office:value-type="float" office:value="0">
                <text:p>0</text:p>
                <draw:g>
                  <svg:desc>'Graficos_&amp;_Medias'.M41:'Graficos_&amp;_Medias'.M45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e16173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7b59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972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3cm" svg:height="8.975cm" xlink:href=".." xlink:type="simple" chart:class="chart:bar" chart:style-name="ch1">
        <chart:title svg:x="6.124cm" svg:y="0.315cm" chart:style-name="ch2">
          <text:p>Find Nearest Gain</text:p>
        </chart:title>
        <chart:legend chart:legend-position="end" svg:x="14.967cm" svg:y="3.441cm" style:legend-expansion="high" chart:style-name="ch3"/>
        <chart:plot-area chart:style-name="ch4" table:cell-range-address="'Graficos_&amp;_Medias'.W52:'Graficos_&amp;_Medias'.AA59" chart:data-source-has-labels="both" svg:x="1.331cm" svg:y="1.273cm" svg:width="13.316cm" svg:height="6.542cm">
          <chart:coordinate-region svg:x="1.952cm" svg:y="1.472cm" svg:width="12.695cm" svg:height="5.696cm"/>
          <chart:axis chart:dimension="x" chart:name="primary-x" chart:style-name="ch5" chartooo:axis-type="auto">
            <chartooo:date-scale/>
            <chart:title svg:x="7.561cm" svg:y="7.994cm" chart:style-name="ch6">
              <text:p>Units</text:p>
            </chart:title>
            <chart:categories table:cell-range-address="'Graficos_&amp;_Medias'.W53:'Graficos_&amp;_Medias'.W59"/>
          </chart:axis>
          <chart:axis chart:dimension="y" chart:name="primary-y" chart:style-name="ch7">
            <chart:title svg:x="0.451cm" svg:y="4.945cm" chart:style-name="ch8">
              <text:p>Gain</text:p>
            </chart:title>
            <chart:grid chart:style-name="ch9" chart:class="major"/>
          </chart:axis>
          <chart:series chart:style-name="ch10" chart:values-cell-range-address="'Graficos_&amp;_Medias'.X53:'Graficos_&amp;_Medias'.X59" chart:label-cell-address="'Graficos_&amp;_Medias'.X52:'Graficos_&amp;_Medias'.X52" chart:class="chart:bar">
            <chart:data-point chart:repeated="7"/>
          </chart:series>
          <chart:series chart:style-name="ch11" chart:values-cell-range-address="'Graficos_&amp;_Medias'.Y53:'Graficos_&amp;_Medias'.Y59" chart:label-cell-address="'Graficos_&amp;_Medias'.Y52:'Graficos_&amp;_Medias'.Y52" chart:class="chart:bar">
            <chart:data-point chart:repeated="7"/>
          </chart:series>
          <chart:series chart:style-name="ch12" chart:values-cell-range-address="'Graficos_&amp;_Medias'.Z53:'Graficos_&amp;_Medias'.Z59" chart:label-cell-address="'Graficos_&amp;_Medias'.Z52:'Graficos_&amp;_Medias'.Z52" chart:class="chart:bar">
            <chart:data-point chart:repeated="7"/>
          </chart:series>
          <chart:series chart:style-name="ch13" chart:values-cell-range-address="'Graficos_&amp;_Medias'.AA53:'Graficos_&amp;_Medias'.AA59" chart:label-cell-address="'Graficos_&amp;_Medias'.AA52:'Graficos_&amp;_Medias'.AA52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t</text:p>
                <draw:g>
                  <svg:desc>'Graficos_&amp;_Medias'.X52:'Graficos_&amp;_Medias'.X52</svg:desc>
                </draw:g>
              </table:table-cell>
              <table:table-cell office:value-type="string">
                <text:p>4t</text:p>
                <draw:g>
                  <svg:desc>'Graficos_&amp;_Medias'.Y52:'Graficos_&amp;_Medias'.Y52</svg:desc>
                </draw:g>
              </table:table-cell>
              <table:table-cell office:value-type="string">
                <text:p>6t</text:p>
                <draw:g>
                  <svg:desc>'Graficos_&amp;_Medias'.Z52:'Graficos_&amp;_Medias'.Z52</svg:desc>
                </draw:g>
              </table:table-cell>
              <table:table-cell office:value-type="string">
                <text:p>8t</text:p>
                <draw:g>
                  <svg:desc>'Graficos_&amp;_Medias'.AA52:'Graficos_&amp;_Medias'.AA52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Graficos_&amp;_Medias'.W53:'Graficos_&amp;_Medias'.W59</svg:desc>
                </draw:g>
              </table:table-cell>
              <table:table-cell office:value-type="float" office:value="1.11758633149228">
                <text:p>1.11758633149228</text:p>
                <draw:g>
                  <svg:desc>'Graficos_&amp;_Medias'.X53:'Graficos_&amp;_Medias'.X59</svg:desc>
                </draw:g>
              </table:table-cell>
              <table:table-cell office:value-type="float" office:value="1.11804802478699">
                <text:p>1.11804802478699</text:p>
                <draw:g>
                  <svg:desc>'Graficos_&amp;_Medias'.Y53:'Graficos_&amp;_Medias'.Y59</svg:desc>
                </draw:g>
              </table:table-cell>
              <table:table-cell office:value-type="float" office:value="1.11775942178627">
                <text:p>1.11775942178627</text:p>
                <draw:g>
                  <svg:desc>'Graficos_&amp;_Medias'.Z53:'Graficos_&amp;_Medias'.Z59</svg:desc>
                </draw:g>
              </table:table-cell>
              <table:table-cell office:value-type="float" office:value="1.11770171906458">
                <text:p>1.11770171906458</text:p>
                <draw:g>
                  <svg:desc>'Graficos_&amp;_Medias'.AA53:'Graficos_&amp;_Medias'.AA59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.69108000619802">
                <text:p>2.69108000619802</text:p>
              </table:table-cell>
              <table:table-cell office:value-type="float" office:value="2.68235172981877">
                <text:p>2.68235172981877</text:p>
              </table:table-cell>
              <table:table-cell office:value-type="float" office:value="2.69052414149238">
                <text:p>2.69052414149238</text:p>
              </table:table-cell>
              <table:table-cell office:value-type="float" office:value="2.68373338827651">
                <text:p>2.6837333882765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8.14605326876515">
                <text:p>8.14605326876515</text:p>
              </table:table-cell>
              <table:table-cell office:value-type="float" office:value="8.60704052394595">
                <text:p>8.60704052394595</text:p>
              </table:table-cell>
              <table:table-cell office:value-type="float" office:value="8.64064105198276">
                <text:p>8.64064105198276</text:p>
              </table:table-cell>
              <table:table-cell office:value-type="float" office:value="8.64019723663258">
                <text:p>8.6401972366325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9.64378593305037">
                <text:p>9.64378593305037</text:p>
              </table:table-cell>
              <table:table-cell office:value-type="float" office:value="12.2261920980926">
                <text:p>12.2261920980926</text:p>
              </table:table-cell>
              <table:table-cell office:value-type="float" office:value="15.6389578704309">
                <text:p>15.6389578704309</text:p>
              </table:table-cell>
              <table:table-cell office:value-type="float" office:value="17.185857231771">
                <text:p>17.18585723177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0.7474884279102">
                <text:p>10.7474884279102</text:p>
              </table:table-cell>
              <table:table-cell office:value-type="float" office:value="14.6890903978631">
                <text:p>14.6890903978631</text:p>
              </table:table-cell>
              <table:table-cell office:value-type="float" office:value="18.623956507531">
                <text:p>18.623956507531</text:p>
              </table:table-cell>
              <table:table-cell office:value-type="float" office:value="20.7315387413605">
                <text:p>20.731538741360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1.9306531732339">
                <text:p>11.9306531732339</text:p>
              </table:table-cell>
              <table:table-cell office:value-type="float" office:value="15.3351242744456">
                <text:p>15.3351242744456</text:p>
              </table:table-cell>
              <table:table-cell office:value-type="float" office:value="18.5177923151576">
                <text:p>18.5177923151576</text:p>
              </table:table-cell>
              <table:table-cell office:value-type="float" office:value="20.2955995902931">
                <text:p>20.2955995902931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3.6238381975336">
                <text:p>13.6238381975336</text:p>
              </table:table-cell>
              <table:table-cell office:value-type="float" office:value="18.4638222788595">
                <text:p>18.4638222788595</text:p>
              </table:table-cell>
              <table:table-cell office:value-type="float" office:value="20.680322244181">
                <text:p>20.680322244181</text:p>
              </table:table-cell>
              <table:table-cell office:value-type="float" office:value="24.0246647853192">
                <text:p>24.024664785319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bf004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8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8cm" svg:height="8.999cm" xlink:href=".." xlink:type="simple" chart:class="chart:bar" chart:style-name="ch1">
        <chart:title svg:x="6.042cm" svg:y="0.315cm" chart:style-name="ch2">
          <text:p>Flocking Efficience</text:p>
        </chart:title>
        <chart:legend chart:legend-position="end" svg:x="15.068cm" svg:y="3.453cm" style:legend-expansion="high" chart:style-name="ch3"/>
        <chart:plot-area chart:style-name="ch4" table:cell-range-address="'Graficos_&amp;_Medias'.P64:'Graficos_&amp;_Medias'.T71" chart:data-source-has-labels="both" svg:x="1.331cm" svg:y="1.273cm" svg:width="13.417cm" svg:height="6.566cm">
          <chart:coordinate-region svg:x="2.058cm" svg:y="1.472cm" svg:width="12.69cm" svg:height="5.72cm"/>
          <chart:axis chart:dimension="x" chart:name="primary-x" chart:style-name="ch5" chartooo:axis-type="auto">
            <chartooo:date-scale/>
            <chart:title svg:x="7.611cm" svg:y="8.018cm" chart:style-name="ch6">
              <text:p>Units</text:p>
            </chart:title>
            <chart:categories table:cell-range-address="'Graficos_&amp;_Medias'.P65:'Graficos_&amp;_Medias'.P71"/>
          </chart:axis>
          <chart:axis chart:dimension="y" chart:name="primary-y" chart:style-name="ch7">
            <chart:title svg:x="0.451cm" svg:y="5.314cm" chart:style-name="ch8">
              <text:p>Efficience</text:p>
            </chart:title>
            <chart:grid chart:style-name="ch9" chart:class="major"/>
          </chart:axis>
          <chart:series chart:style-name="ch10" chart:values-cell-range-address="'Graficos_&amp;_Medias'.Q65:'Graficos_&amp;_Medias'.Q71" chart:label-cell-address="'Graficos_&amp;_Medias'.Q64:'Graficos_&amp;_Medias'.Q64" chart:class="chart:bar">
            <chart:data-point chart:repeated="7"/>
          </chart:series>
          <chart:series chart:style-name="ch11" chart:values-cell-range-address="'Graficos_&amp;_Medias'.R65:'Graficos_&amp;_Medias'.R71" chart:label-cell-address="'Graficos_&amp;_Medias'.R64:'Graficos_&amp;_Medias'.R64" chart:class="chart:bar">
            <chart:data-point chart:repeated="7"/>
          </chart:series>
          <chart:series chart:style-name="ch12" chart:values-cell-range-address="'Graficos_&amp;_Medias'.S65:'Graficos_&amp;_Medias'.S71" chart:label-cell-address="'Graficos_&amp;_Medias'.S64:'Graficos_&amp;_Medias'.S64" chart:class="chart:bar">
            <chart:data-point chart:repeated="7"/>
          </chart:series>
          <chart:series chart:style-name="ch13" chart:values-cell-range-address="'Graficos_&amp;_Medias'.T65:'Graficos_&amp;_Medias'.T71" chart:label-cell-address="'Graficos_&amp;_Medias'.T64:'Graficos_&amp;_Medias'.T6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'Graficos_&amp;_Medias'.Q64:'Graficos_&amp;_Medias'.Q64</svg:desc>
                </draw:g>
              </table:table-cell>
              <table:table-cell office:value-type="string">
                <text:p>4</text:p>
                <draw:g>
                  <svg:desc>'Graficos_&amp;_Medias'.R64:'Graficos_&amp;_Medias'.R64</svg:desc>
                </draw:g>
              </table:table-cell>
              <table:table-cell office:value-type="string">
                <text:p>6</text:p>
                <draw:g>
                  <svg:desc>'Graficos_&amp;_Medias'.S64:'Graficos_&amp;_Medias'.S64</svg:desc>
                </draw:g>
              </table:table-cell>
              <table:table-cell office:value-type="string">
                <text:p>8</text:p>
                <draw:g>
                  <svg:desc>'Graficos_&amp;_Medias'.T64:'Graficos_&amp;_Medias'.T64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Graficos_&amp;_Medias'.P65:'Graficos_&amp;_Medias'.P71</svg:desc>
                </draw:g>
              </table:table-cell>
              <table:table-cell office:value-type="float" office:value="1.25618052893829">
                <text:p>1.25618052893829</text:p>
                <draw:g>
                  <svg:desc>'Graficos_&amp;_Medias'.Q65:'Graficos_&amp;_Medias'.Q71</svg:desc>
                </draw:g>
              </table:table-cell>
              <table:table-cell office:value-type="float" office:value="0.632667342309734">
                <text:p>0.632667342309734</text:p>
                <draw:g>
                  <svg:desc>'Graficos_&amp;_Medias'.R65:'Graficos_&amp;_Medias'.R71</svg:desc>
                </draw:g>
              </table:table-cell>
              <table:table-cell office:value-type="float" office:value="0.421351203676919">
                <text:p>0.421351203676919</text:p>
                <draw:g>
                  <svg:desc>'Graficos_&amp;_Medias'.S65:'Graficos_&amp;_Medias'.S71</svg:desc>
                </draw:g>
              </table:table-cell>
              <table:table-cell office:value-type="float" office:value="0.315678578308611">
                <text:p>0.315678578308611</text:p>
                <draw:g>
                  <svg:desc>'Graficos_&amp;_Medias'.T65:'Graficos_&amp;_Medias'.T71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82184056104194">
                <text:p>1.82184056104194</text:p>
              </table:table-cell>
              <table:table-cell office:value-type="float" office:value="0.998995448124318">
                <text:p>0.998995448124318</text:p>
              </table:table-cell>
              <table:table-cell office:value-type="float" office:value="0.679281933060111">
                <text:p>0.679281933060111</text:p>
              </table:table-cell>
              <table:table-cell office:value-type="float" office:value="0.487245835374818">
                <text:p>0.48724583537481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73662182070069">
                <text:p>1.73662182070069</text:p>
              </table:table-cell>
              <table:table-cell office:value-type="float" office:value="1.27455641638861">
                <text:p>1.27455641638861</text:p>
              </table:table-cell>
              <table:table-cell office:value-type="float" office:value="1.05439553604748">
                <text:p>1.05439553604748</text:p>
              </table:table-cell>
              <table:table-cell office:value-type="float" office:value="0.860012755102041">
                <text:p>0.86001275510204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.79737327501973">
                <text:p>1.79737327501973</text:p>
              </table:table-cell>
              <table:table-cell office:value-type="float" office:value="1.13164552381203">
                <text:p>1.13164552381203</text:p>
              </table:table-cell>
              <table:table-cell office:value-type="float" office:value="0.856629311418252">
                <text:p>0.856629311418252</text:p>
              </table:table-cell>
              <table:table-cell office:value-type="float" office:value="0.785205078570842">
                <text:p>0.78520507857084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.54284049760036">
                <text:p>2.54284049760036</text:p>
              </table:table-cell>
              <table:table-cell office:value-type="float" office:value="1.22480336316789">
                <text:p>1.22480336316789</text:p>
              </table:table-cell>
              <table:table-cell office:value-type="float" office:value="0.907209174385648">
                <text:p>0.907209174385648</text:p>
              </table:table-cell>
              <table:table-cell office:value-type="float" office:value="0.762986987668696">
                <text:p>0.76298698766869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.60360612999551">
                <text:p>3.60360612999551</text:p>
              </table:table-cell>
              <table:table-cell office:value-type="float" office:value="1.87264323502927">
                <text:p>1.87264323502927</text:p>
              </table:table-cell>
              <table:table-cell office:value-type="float" office:value="1.24659965665397">
                <text:p>1.24659965665397</text:p>
              </table:table-cell>
              <table:table-cell office:value-type="float" office:value="0.905324290917288">
                <text:p>0.905324290917288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4.41570876780002">
                <text:p>4.41570876780002</text:p>
              </table:table-cell>
              <table:table-cell office:value-type="float" office:value="2.54511612974733">
                <text:p>2.54511612974733</text:p>
              </table:table-cell>
              <table:table-cell office:value-type="float" office:value="1.73474108691915">
                <text:p>1.73474108691915</text:p>
              </table:table-cell>
              <table:table-cell office:value-type="float" office:value="1.2827802220664">
                <text:p>1.282780222066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bf004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8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6cm" svg:height="9cm" xlink:href=".." xlink:type="simple" chart:class="chart:bar" chart:style-name="ch1">
        <chart:title svg:x="5.59cm" svg:y="0.316cm" chart:style-name="ch2">
          <text:p>Find Nearest Efficience</text:p>
        </chart:title>
        <chart:legend chart:legend-position="end" svg:x="15.036cm" svg:y="3.454cm" style:legend-expansion="high" chart:style-name="ch3"/>
        <chart:plot-area chart:style-name="ch4" table:cell-range-address="'Graficos_&amp;_Medias'.W64:'Graficos_&amp;_Medias'.AA71" chart:data-source-has-labels="both" svg:x="1.33cm" svg:y="1.275cm" svg:width="13.387cm" svg:height="6.564cm">
          <chart:coordinate-region svg:x="1.766cm" svg:y="1.474cm" svg:width="12.951cm" svg:height="5.718cm"/>
          <chart:axis chart:dimension="x" chart:name="primary-x" chart:style-name="ch5" chartooo:axis-type="auto">
            <chartooo:date-scale/>
            <chart:title svg:x="7.595cm" svg:y="8.019cm" chart:style-name="ch6">
              <text:p>Units</text:p>
            </chart:title>
            <chart:categories table:cell-range-address="'Graficos_&amp;_Medias'.W65:'Graficos_&amp;_Medias'.W71"/>
          </chart:axis>
          <chart:axis chart:dimension="y" chart:name="primary-y" chart:style-name="ch7">
            <chart:title svg:x="0.451cm" svg:y="5.315cm" chart:style-name="ch8">
              <text:p>Efficience</text:p>
            </chart:title>
            <chart:grid chart:style-name="ch9" chart:class="major"/>
          </chart:axis>
          <chart:series chart:style-name="ch10" chart:values-cell-range-address="'Graficos_&amp;_Medias'.X65:'Graficos_&amp;_Medias'.X71" chart:label-cell-address="'Graficos_&amp;_Medias'.X64:'Graficos_&amp;_Medias'.X64" chart:class="chart:bar">
            <chart:data-point chart:repeated="7"/>
          </chart:series>
          <chart:series chart:style-name="ch11" chart:values-cell-range-address="'Graficos_&amp;_Medias'.Y65:'Graficos_&amp;_Medias'.Y71" chart:label-cell-address="'Graficos_&amp;_Medias'.Y64:'Graficos_&amp;_Medias'.Y64" chart:class="chart:bar">
            <chart:data-point chart:repeated="7"/>
          </chart:series>
          <chart:series chart:style-name="ch12" chart:values-cell-range-address="'Graficos_&amp;_Medias'.Z65:'Graficos_&amp;_Medias'.Z71" chart:label-cell-address="'Graficos_&amp;_Medias'.Z64:'Graficos_&amp;_Medias'.Z64" chart:class="chart:bar">
            <chart:data-point chart:repeated="7"/>
          </chart:series>
          <chart:series chart:style-name="ch13" chart:values-cell-range-address="'Graficos_&amp;_Medias'.AA65:'Graficos_&amp;_Medias'.AA71" chart:label-cell-address="'Graficos_&amp;_Medias'.AA64:'Graficos_&amp;_Medias'.AA6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'Graficos_&amp;_Medias'.X64:'Graficos_&amp;_Medias'.X64</svg:desc>
                </draw:g>
              </table:table-cell>
              <table:table-cell office:value-type="string">
                <text:p>4</text:p>
                <draw:g>
                  <svg:desc>'Graficos_&amp;_Medias'.Y64:'Graficos_&amp;_Medias'.Y64</svg:desc>
                </draw:g>
              </table:table-cell>
              <table:table-cell office:value-type="string">
                <text:p>6</text:p>
                <draw:g>
                  <svg:desc>'Graficos_&amp;_Medias'.Z64:'Graficos_&amp;_Medias'.Z64</svg:desc>
                </draw:g>
              </table:table-cell>
              <table:table-cell office:value-type="string">
                <text:p>8</text:p>
                <draw:g>
                  <svg:desc>'Graficos_&amp;_Medias'.AA64:'Graficos_&amp;_Medias'.AA64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Graficos_&amp;_Medias'.W65:'Graficos_&amp;_Medias'.W71</svg:desc>
                </draw:g>
              </table:table-cell>
              <table:table-cell office:value-type="float" office:value="0.558793165746141">
                <text:p>0.558793165746141</text:p>
                <draw:g>
                  <svg:desc>'Graficos_&amp;_Medias'.X65:'Graficos_&amp;_Medias'.X71</svg:desc>
                </draw:g>
              </table:table-cell>
              <table:table-cell office:value-type="float" office:value="0.279512006196747">
                <text:p>0.279512006196747</text:p>
                <draw:g>
                  <svg:desc>'Graficos_&amp;_Medias'.Y65:'Graficos_&amp;_Medias'.Y71</svg:desc>
                </draw:g>
              </table:table-cell>
              <table:table-cell office:value-type="float" office:value="0.186293236964378">
                <text:p>0.186293236964378</text:p>
                <draw:g>
                  <svg:desc>'Graficos_&amp;_Medias'.Z65:'Graficos_&amp;_Medias'.Z71</svg:desc>
                </draw:g>
              </table:table-cell>
              <table:table-cell office:value-type="float" office:value="0.139712714883073">
                <text:p>0.139712714883073</text:p>
                <draw:g>
                  <svg:desc>'Graficos_&amp;_Medias'.AA65:'Graficos_&amp;_Medias'.AA71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34554000309901">
                <text:p>1.34554000309901</text:p>
              </table:table-cell>
              <table:table-cell office:value-type="float" office:value="0.670587932454693">
                <text:p>0.670587932454693</text:p>
              </table:table-cell>
              <table:table-cell office:value-type="float" office:value="0.44842069024873">
                <text:p>0.44842069024873</text:p>
              </table:table-cell>
              <table:table-cell office:value-type="float" office:value="0.335466673534563">
                <text:p>0.33546667353456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.07302663438257">
                <text:p>4.07302663438257</text:p>
              </table:table-cell>
              <table:table-cell office:value-type="float" office:value="2.15176013098649">
                <text:p>2.15176013098649</text:p>
              </table:table-cell>
              <table:table-cell office:value-type="float" office:value="1.44010684199713">
                <text:p>1.44010684199713</text:p>
              </table:table-cell>
              <table:table-cell office:value-type="float" office:value="1.08002465457907">
                <text:p>1.0800246545790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4.82189296652518">
                <text:p>4.82189296652518</text:p>
              </table:table-cell>
              <table:table-cell office:value-type="float" office:value="3.05654802452316">
                <text:p>3.05654802452316</text:p>
              </table:table-cell>
              <table:table-cell office:value-type="float" office:value="2.60649297840515">
                <text:p>2.60649297840515</text:p>
              </table:table-cell>
              <table:table-cell office:value-type="float" office:value="2.14823215397138">
                <text:p>2.1482321539713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5.37374421395509">
                <text:p>5.37374421395509</text:p>
              </table:table-cell>
              <table:table-cell office:value-type="float" office:value="3.67227259946577">
                <text:p>3.67227259946577</text:p>
              </table:table-cell>
              <table:table-cell office:value-type="float" office:value="3.10399275125517">
                <text:p>3.10399275125517</text:p>
              </table:table-cell>
              <table:table-cell office:value-type="float" office:value="2.59144234267006">
                <text:p>2.5914423426700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5.96532658661695">
                <text:p>5.96532658661695</text:p>
              </table:table-cell>
              <table:table-cell office:value-type="float" office:value="3.8337810686114">
                <text:p>3.8337810686114</text:p>
              </table:table-cell>
              <table:table-cell office:value-type="float" office:value="3.08629871919294">
                <text:p>3.08629871919294</text:p>
              </table:table-cell>
              <table:table-cell office:value-type="float" office:value="2.53694994878664">
                <text:p>2.53694994878664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6.81191909876679">
                <text:p>6.81191909876679</text:p>
              </table:table-cell>
              <table:table-cell office:value-type="float" office:value="4.61595556971488">
                <text:p>4.61595556971488</text:p>
              </table:table-cell>
              <table:table-cell office:value-type="float" office:value="3.44672037403017">
                <text:p>3.44672037403017</text:p>
              </table:table-cell>
              <table:table-cell office:value-type="float" office:value="3.0030830981649">
                <text:p>3.003083098164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271cm" svg:height="8.578cm" xlink:href=".." xlink:type="simple" chart:class="chart:bar" chart:style-name="ch1">
        <chart:title svg:x="5.329cm" svg:y="0.307cm" chart:style-name="ch2">
          <text:p>Ateana FL P. P. Media</text:p>
        </chart:title>
        <chart:legend chart:legend-position="end" svg:x="14.225cm" svg:y="2.994cm" style:legend-expansion="high" chart:style-name="ch3"/>
        <chart:plot-area chart:style-name="ch4" table:cell-range-address="'Graficos_&amp;_Medias'.A40:'Graficos_&amp;_Medias'.F45" chart:data-source-has-labels="both" svg:x="1.316cm" svg:y="1.257cm" svg:width="12.604cm" svg:height="6.169cm">
          <chart:coordinate-region svg:x="2.043cm" svg:y="1.456cm" svg:width="11.877cm" svg:height="5.323cm"/>
          <chart:axis chart:dimension="x" chart:name="primary-x" chart:style-name="ch5" chartooo:axis-type="auto">
            <chartooo:date-scale/>
            <chart:title svg:x="7.19cm" svg:y="7.597cm" chart:style-name="ch6">
              <text:p>Units</text:p>
            </chart:title>
            <chart:categories table:cell-range-address="'Graficos_&amp;_Medias'.A41:'Graficos_&amp;_Medias'.A45"/>
          </chart:axis>
          <chart:axis chart:dimension="y" chart:name="primary-y" chart:style-name="ch7">
            <chart:title svg:x="0.451cm" svg:y="5.88cm" chart:style-name="ch8">
              <text:p>Execution time in ms</text:p>
            </chart:title>
            <chart:grid chart:style-name="ch9" chart:class="major"/>
          </chart:axis>
          <chart:series chart:style-name="ch10" chart:values-cell-range-address="'Graficos_&amp;_Medias'.B41:'Graficos_&amp;_Medias'.B45" chart:label-cell-address="'Graficos_&amp;_Medias'.B40:'Graficos_&amp;_Medias'.B40" chart:class="chart:bar">
            <chart:data-point chart:repeated="5"/>
          </chart:series>
          <chart:series chart:style-name="ch11" chart:values-cell-range-address="'Graficos_&amp;_Medias'.C41:'Graficos_&amp;_Medias'.C45" chart:label-cell-address="'Graficos_&amp;_Medias'.C40:'Graficos_&amp;_Medias'.C40" chart:class="chart:bar">
            <chart:data-point chart:repeated="5"/>
          </chart:series>
          <chart:series chart:style-name="ch12" chart:values-cell-range-address="'Graficos_&amp;_Medias'.D41:'Graficos_&amp;_Medias'.D45" chart:label-cell-address="'Graficos_&amp;_Medias'.D40:'Graficos_&amp;_Medias'.D40" chart:class="chart:bar">
            <chart:data-point chart:repeated="5"/>
          </chart:series>
          <chart:series chart:style-name="ch13" chart:values-cell-range-address="'Graficos_&amp;_Medias'.E41:'Graficos_&amp;_Medias'.E45" chart:label-cell-address="'Graficos_&amp;_Medias'.E40:'Graficos_&amp;_Medias'.E40" chart:class="chart:bar">
            <chart:data-point chart:repeated="5"/>
          </chart:series>
          <chart:series chart:style-name="ch14" chart:values-cell-range-address="'Graficos_&amp;_Medias'.F41:'Graficos_&amp;_Medias'.F45" chart:label-cell-address="'Graficos_&amp;_Medias'.F40:'Graficos_&amp;_Medias'.F40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</text:p>
                <draw:g>
                  <svg:desc>'Graficos_&amp;_Medias'.B40:'Graficos_&amp;_Medias'.B40</svg:desc>
                </draw:g>
              </table:table-cell>
              <table:table-cell office:value-type="string">
                <text:p>2t</text:p>
                <draw:g>
                  <svg:desc>'Graficos_&amp;_Medias'.C40:'Graficos_&amp;_Medias'.C40</svg:desc>
                </draw:g>
              </table:table-cell>
              <table:table-cell office:value-type="string">
                <text:p>4t</text:p>
                <draw:g>
                  <svg:desc>'Graficos_&amp;_Medias'.D40:'Graficos_&amp;_Medias'.D40</svg:desc>
                </draw:g>
              </table:table-cell>
              <table:table-cell office:value-type="string">
                <text:p>6t</text:p>
                <draw:g>
                  <svg:desc>'Graficos_&amp;_Medias'.E40:'Graficos_&amp;_Medias'.E40</svg:desc>
                </draw:g>
              </table:table-cell>
              <table:table-cell office:value-type="string">
                <text:p>8t</text:p>
                <draw:g>
                  <svg:desc>'Graficos_&amp;_Medias'.F40:'Graficos_&amp;_Medias'.F40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Graficos_&amp;_Medias'.A41:'Graficos_&amp;_Medias'.A45</svg:desc>
                </draw:g>
              </table:table-cell>
              <table:table-cell office:value-type="float" office:value="NaN">
                <text:p>NaN</text:p>
                <draw:g>
                  <svg:desc>'Graficos_&amp;_Medias'.B41:'Graficos_&amp;_Medias'.B45</svg:desc>
                </draw:g>
              </table:table-cell>
              <table:table-cell office:value-type="float" office:value="0">
                <text:p>0</text:p>
                <draw:g>
                  <svg:desc>'Graficos_&amp;_Medias'.C41:'Graficos_&amp;_Medias'.C45</svg:desc>
                </draw:g>
              </table:table-cell>
              <table:table-cell office:value-type="float" office:value="0">
                <text:p>0</text:p>
                <draw:g>
                  <svg:desc>'Graficos_&amp;_Medias'.D41:'Graficos_&amp;_Medias'.D45</svg:desc>
                </draw:g>
              </table:table-cell>
              <table:table-cell office:value-type="float" office:value="0">
                <text:p>0</text:p>
                <draw:g>
                  <svg:desc>'Graficos_&amp;_Medias'.E41:'Graficos_&amp;_Medias'.E45</svg:desc>
                </draw:g>
              </table:table-cell>
              <table:table-cell office:value-type="float" office:value="0">
                <text:p>0</text:p>
                <draw:g>
                  <svg:desc>'Graficos_&amp;_Medias'.F41:'Graficos_&amp;_Medias'.F45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1cm" svg:height="9cm" xlink:href=".." xlink:type="simple" chart:class="chart:bar" chart:style-name="ch1">
        <chart:title svg:x="5.663cm" svg:y="0.316cm" chart:style-name="ch2">
          <text:p>Zeus FN Performance </text:p>
        </chart:title>
        <chart:legend chart:legend-position="end" svg:x="14.945cm" svg:y="3.205cm" style:legend-expansion="high" chart:style-name="ch3"/>
        <chart:plot-area chart:style-name="ch4" table:cell-range-address="'Graficos_&amp;_Medias'.V40:'Graficos_&amp;_Medias'.AA45" chart:data-source-has-labels="both" svg:x="1.33cm" svg:y="1.275cm" svg:width="13.296cm" svg:height="6.564cm">
          <chart:coordinate-region svg:x="2.322cm" svg:y="1.475cm" svg:width="12.304cm" svg:height="5.717cm"/>
          <chart:axis chart:dimension="x" chart:name="primary-x" chart:style-name="ch5" chartooo:axis-type="auto">
            <chartooo:date-scale/>
            <chart:title svg:x="7.55cm" svg:y="8.019cm" chart:style-name="ch6">
              <text:p>Units</text:p>
            </chart:title>
            <chart:categories table:cell-range-address="'Graficos_&amp;_Medias'.V41:'Graficos_&amp;_Medias'.V45"/>
          </chart:axis>
          <chart:axis chart:dimension="y" chart:name="primary-y" chart:style-name="ch7">
            <chart:title svg:x="0.451cm" svg:y="5.395cm" chart:style-name="ch8">
              <text:p>Time in ms</text:p>
            </chart:title>
            <chart:grid chart:style-name="ch9" chart:class="major"/>
          </chart:axis>
          <chart:series chart:style-name="ch10" chart:values-cell-range-address="'Graficos_&amp;_Medias'.W41:'Graficos_&amp;_Medias'.W45" chart:label-cell-address="'Graficos_&amp;_Medias'.W40:'Graficos_&amp;_Medias'.W40" chart:class="chart:bar">
            <chart:data-point chart:repeated="5"/>
          </chart:series>
          <chart:series chart:style-name="ch11" chart:values-cell-range-address="'Graficos_&amp;_Medias'.X41:'Graficos_&amp;_Medias'.X45" chart:label-cell-address="'Graficos_&amp;_Medias'.X40:'Graficos_&amp;_Medias'.X40" chart:class="chart:bar">
            <chart:data-point chart:repeated="5"/>
          </chart:series>
          <chart:series chart:style-name="ch12" chart:values-cell-range-address="'Graficos_&amp;_Medias'.Y41:'Graficos_&amp;_Medias'.Y45" chart:label-cell-address="'Graficos_&amp;_Medias'.Y40:'Graficos_&amp;_Medias'.Y40" chart:class="chart:bar">
            <chart:data-point chart:repeated="5"/>
          </chart:series>
          <chart:series chart:style-name="ch13" chart:values-cell-range-address="'Graficos_&amp;_Medias'.Z41:'Graficos_&amp;_Medias'.Z45" chart:label-cell-address="'Graficos_&amp;_Medias'.Z40:'Graficos_&amp;_Medias'.Z40" chart:class="chart:bar">
            <chart:data-point chart:repeated="5"/>
          </chart:series>
          <chart:series chart:style-name="ch14" chart:values-cell-range-address="'Graficos_&amp;_Medias'.AA41:'Graficos_&amp;_Medias'.AA45" chart:label-cell-address="'Graficos_&amp;_Medias'.AA40:'Graficos_&amp;_Medias'.AA40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</text:p>
                <draw:g>
                  <svg:desc>'Graficos_&amp;_Medias'.W40:'Graficos_&amp;_Medias'.W40</svg:desc>
                </draw:g>
              </table:table-cell>
              <table:table-cell office:value-type="string">
                <text:p>2t</text:p>
                <draw:g>
                  <svg:desc>'Graficos_&amp;_Medias'.X40:'Graficos_&amp;_Medias'.X40</svg:desc>
                </draw:g>
              </table:table-cell>
              <table:table-cell office:value-type="string">
                <text:p>4t</text:p>
                <draw:g>
                  <svg:desc>'Graficos_&amp;_Medias'.Y40:'Graficos_&amp;_Medias'.Y40</svg:desc>
                </draw:g>
              </table:table-cell>
              <table:table-cell office:value-type="string">
                <text:p>6t</text:p>
                <draw:g>
                  <svg:desc>'Graficos_&amp;_Medias'.Z40:'Graficos_&amp;_Medias'.Z40</svg:desc>
                </draw:g>
              </table:table-cell>
              <table:table-cell office:value-type="string">
                <text:p>8t</text:p>
                <draw:g>
                  <svg:desc>'Graficos_&amp;_Medias'.AA40:'Graficos_&amp;_Medias'.AA40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Graficos_&amp;_Medias'.V41:'Graficos_&amp;_Medias'.V45</svg:desc>
                </draw:g>
              </table:table-cell>
              <table:table-cell office:value-type="float" office:value="18.0425">
                <text:p>18.0425</text:p>
                <draw:g>
                  <svg:desc>'Graficos_&amp;_Medias'.W41:'Graficos_&amp;_Medias'.W45</svg:desc>
                </draw:g>
              </table:table-cell>
              <table:table-cell office:value-type="float" office:value="16.1441666666667">
                <text:p>16.1441666666667</text:p>
                <draw:g>
                  <svg:desc>'Graficos_&amp;_Medias'.X41:'Graficos_&amp;_Medias'.X45</svg:desc>
                </draw:g>
              </table:table-cell>
              <table:table-cell office:value-type="float" office:value="16.1375">
                <text:p>16.1375</text:p>
                <draw:g>
                  <svg:desc>'Graficos_&amp;_Medias'.Y41:'Graficos_&amp;_Medias'.Y45</svg:desc>
                </draw:g>
              </table:table-cell>
              <table:table-cell office:value-type="float" office:value="16.1416666666667">
                <text:p>16.1416666666667</text:p>
                <draw:g>
                  <svg:desc>'Graficos_&amp;_Medias'.Z41:'Graficos_&amp;_Medias'.Z45</svg:desc>
                </draw:g>
              </table:table-cell>
              <table:table-cell office:value-type="float" office:value="16.1425">
                <text:p>16.1425</text:p>
                <draw:g>
                  <svg:desc>'Graficos_&amp;_Medias'.AA41:'Graficos_&amp;_Medias'.AA45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3.4183333333333">
                <text:p>43.4183333333333</text:p>
              </table:table-cell>
              <table:table-cell office:value-type="float" office:value="16.1341666666667">
                <text:p>16.1341666666667</text:p>
              </table:table-cell>
              <table:table-cell office:value-type="float" office:value="16.1866666666667">
                <text:p>16.1866666666667</text:p>
              </table:table-cell>
              <table:table-cell office:value-type="float" office:value="16.1375">
                <text:p>16.1375</text:p>
              </table:table-cell>
              <table:table-cell office:value-type="float" office:value="16.1783333333333">
                <text:p>16.178333333333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40.18">
                <text:p>140.18</text:p>
              </table:table-cell>
              <table:table-cell office:value-type="float" office:value="17.2083333333333">
                <text:p>17.2083333333333</text:p>
              </table:table-cell>
              <table:table-cell office:value-type="float" office:value="16.2866666666667">
                <text:p>16.2866666666667</text:p>
              </table:table-cell>
              <table:table-cell office:value-type="float" office:value="16.2233333333333">
                <text:p>16.2233333333333</text:p>
              </table:table-cell>
              <table:table-cell office:value-type="float" office:value="16.2241666666667">
                <text:p>16.224166666666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99.134166666667">
                <text:p>299.134166666667</text:p>
              </table:table-cell>
              <table:table-cell office:value-type="float" office:value="31.0183333333333">
                <text:p>31.0183333333333</text:p>
              </table:table-cell>
              <table:table-cell office:value-type="float" office:value="24.4666666666667">
                <text:p>24.4666666666667</text:p>
              </table:table-cell>
              <table:table-cell office:value-type="float" office:value="19.1275">
                <text:p>19.1275</text:p>
              </table:table-cell>
              <table:table-cell office:value-type="float" office:value="17.4058333333333">
                <text:p>17.405833333333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522.4175">
                <text:p>522.4175</text:p>
              </table:table-cell>
              <table:table-cell office:value-type="float" office:value="48.6083333333333">
                <text:p>48.6083333333333</text:p>
              </table:table-cell>
              <table:table-cell office:value-type="float" office:value="35.565">
                <text:p>35.565</text:p>
              </table:table-cell>
              <table:table-cell office:value-type="float" office:value="28.0508333333333">
                <text:p>28.0508333333333</text:p>
              </table:table-cell>
              <table:table-cell office:value-type="float" office:value="25.1991666666667">
                <text:p>25.1991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1cm" svg:height="9cm" xlink:href=".." xlink:type="simple" chart:class="chart:bar" chart:style-name="ch1">
        <chart:title svg:x="5.769cm" svg:y="0.316cm" chart:style-name="ch2">
          <text:p>Zeus FL Performance</text:p>
        </chart:title>
        <chart:legend chart:legend-position="end" svg:x="14.945cm" svg:y="3.205cm" style:legend-expansion="high" chart:style-name="ch3"/>
        <chart:plot-area chart:style-name="ch4" table:cell-range-address="'Graficos_&amp;_Medias'.O40:'Graficos_&amp;_Medias'.T45" chart:data-source-has-labels="both" svg:x="1.33cm" svg:y="1.275cm" svg:width="13.296cm" svg:height="6.564cm">
          <chart:coordinate-region svg:x="2.322cm" svg:y="1.475cm" svg:width="12.304cm" svg:height="5.717cm"/>
          <chart:axis chart:dimension="x" chart:name="primary-x" chart:style-name="ch5" chartooo:axis-type="auto">
            <chartooo:date-scale/>
            <chart:title svg:x="7.55cm" svg:y="8.019cm" chart:style-name="ch6">
              <text:p>Units</text:p>
            </chart:title>
            <chart:categories table:cell-range-address="'Graficos_&amp;_Medias'.O41:'Graficos_&amp;_Medias'.O45"/>
          </chart:axis>
          <chart:axis chart:dimension="y" chart:name="primary-y" chart:style-name="ch7">
            <chart:title svg:x="0.451cm" svg:y="5.395cm" chart:style-name="ch8">
              <text:p>Time in ms</text:p>
            </chart:title>
            <chart:grid chart:style-name="ch9" chart:class="major"/>
          </chart:axis>
          <chart:series chart:style-name="ch10" chart:values-cell-range-address="'Graficos_&amp;_Medias'.P41:'Graficos_&amp;_Medias'.P45" chart:label-cell-address="'Graficos_&amp;_Medias'.P40:'Graficos_&amp;_Medias'.P40" chart:class="chart:bar">
            <chart:data-point chart:repeated="5"/>
          </chart:series>
          <chart:series chart:style-name="ch11" chart:values-cell-range-address="'Graficos_&amp;_Medias'.Q41:'Graficos_&amp;_Medias'.Q45" chart:label-cell-address="'Graficos_&amp;_Medias'.Q40:'Graficos_&amp;_Medias'.Q40" chart:class="chart:bar">
            <chart:data-point chart:repeated="5"/>
          </chart:series>
          <chart:series chart:style-name="ch12" chart:values-cell-range-address="'Graficos_&amp;_Medias'.R41:'Graficos_&amp;_Medias'.R45" chart:label-cell-address="'Graficos_&amp;_Medias'.R40:'Graficos_&amp;_Medias'.R40" chart:class="chart:bar">
            <chart:data-point chart:repeated="5"/>
          </chart:series>
          <chart:series chart:style-name="ch13" chart:values-cell-range-address="'Graficos_&amp;_Medias'.S41:'Graficos_&amp;_Medias'.S45" chart:label-cell-address="'Graficos_&amp;_Medias'.S40:'Graficos_&amp;_Medias'.S40" chart:class="chart:bar">
            <chart:data-point chart:repeated="5"/>
          </chart:series>
          <chart:series chart:style-name="ch14" chart:values-cell-range-address="'Graficos_&amp;_Medias'.T41:'Graficos_&amp;_Medias'.T45" chart:label-cell-address="'Graficos_&amp;_Medias'.T40:'Graficos_&amp;_Medias'.T40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</text:p>
                <draw:g>
                  <svg:desc>'Graficos_&amp;_Medias'.P40:'Graficos_&amp;_Medias'.P40</svg:desc>
                </draw:g>
              </table:table-cell>
              <table:table-cell office:value-type="string">
                <text:p>2t</text:p>
                <draw:g>
                  <svg:desc>'Graficos_&amp;_Medias'.Q40:'Graficos_&amp;_Medias'.Q40</svg:desc>
                </draw:g>
              </table:table-cell>
              <table:table-cell office:value-type="string">
                <text:p>4t</text:p>
                <draw:g>
                  <svg:desc>'Graficos_&amp;_Medias'.R40:'Graficos_&amp;_Medias'.R40</svg:desc>
                </draw:g>
              </table:table-cell>
              <table:table-cell office:value-type="string">
                <text:p>6t</text:p>
                <draw:g>
                  <svg:desc>'Graficos_&amp;_Medias'.S40:'Graficos_&amp;_Medias'.S40</svg:desc>
                </draw:g>
              </table:table-cell>
              <table:table-cell office:value-type="string">
                <text:p>8t</text:p>
                <draw:g>
                  <svg:desc>'Graficos_&amp;_Medias'.T40:'Graficos_&amp;_Medias'.T40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Graficos_&amp;_Medias'.O41:'Graficos_&amp;_Medias'.O45</svg:desc>
                </draw:g>
              </table:table-cell>
              <table:table-cell office:value-type="float" office:value="43.6983333333333">
                <text:p>43.6983333333333</text:p>
                <draw:g>
                  <svg:desc>'Graficos_&amp;_Medias'.P41:'Graficos_&amp;_Medias'.P45</svg:desc>
                </draw:g>
              </table:table-cell>
              <table:table-cell office:value-type="float" office:value="17.3933333333333">
                <text:p>17.3933333333333</text:p>
                <draw:g>
                  <svg:desc>'Graficos_&amp;_Medias'.Q41:'Graficos_&amp;_Medias'.Q45</svg:desc>
                </draw:g>
              </table:table-cell>
              <table:table-cell office:value-type="float" office:value="17.2675">
                <text:p>17.2675</text:p>
                <draw:g>
                  <svg:desc>'Graficos_&amp;_Medias'.R41:'Graficos_&amp;_Medias'.R45</svg:desc>
                </draw:g>
              </table:table-cell>
              <table:table-cell office:value-type="float" office:value="17.285">
                <text:p>17.285</text:p>
                <draw:g>
                  <svg:desc>'Graficos_&amp;_Medias'.S41:'Graficos_&amp;_Medias'.S45</svg:desc>
                </draw:g>
              </table:table-cell>
              <table:table-cell office:value-type="float" office:value="17.3033333333333">
                <text:p>17.3033333333333</text:p>
                <draw:g>
                  <svg:desc>'Graficos_&amp;_Medias'.T41:'Graficos_&amp;_Medias'.T45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6.076666666667">
                <text:p>106.076666666667</text:p>
              </table:table-cell>
              <table:table-cell office:value-type="float" office:value="29.1125">
                <text:p>29.1125</text:p>
              </table:table-cell>
              <table:table-cell office:value-type="float" office:value="26.5458333333333">
                <text:p>26.5458333333333</text:p>
              </table:table-cell>
              <table:table-cell office:value-type="float" office:value="26.0266666666667">
                <text:p>26.0266666666667</text:p>
              </table:table-cell>
              <table:table-cell office:value-type="float" office:value="27.2133333333333">
                <text:p>27.213333333333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96.67">
                <text:p>296.67</text:p>
              </table:table-cell>
              <table:table-cell office:value-type="float" office:value="85.4158333333333">
                <text:p>85.4158333333333</text:p>
              </table:table-cell>
              <table:table-cell office:value-type="float" office:value="58.1908333333333">
                <text:p>58.1908333333333</text:p>
              </table:table-cell>
              <table:table-cell office:value-type="float" office:value="46.8941666666667">
                <text:p>46.8941666666667</text:p>
              </table:table-cell>
              <table:table-cell office:value-type="float" office:value="43.12">
                <text:p>43.12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573.299166666667">
                <text:p>573.299166666667</text:p>
              </table:table-cell>
              <table:table-cell office:value-type="float" office:value="159.4825">
                <text:p>159.4825</text:p>
              </table:table-cell>
              <table:table-cell office:value-type="float" office:value="126.651666666667">
                <text:p>126.651666666667</text:p>
              </table:table-cell>
              <table:table-cell office:value-type="float" office:value="111.541666666667">
                <text:p>111.541666666667</text:p>
              </table:table-cell>
              <table:table-cell office:value-type="float" office:value="91.2658333333333">
                <text:p>91.265833333333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978.434166666667">
                <text:p>978.434166666667</text:p>
              </table:table-cell>
              <table:table-cell office:value-type="float" office:value="192.39">
                <text:p>192.39</text:p>
              </table:table-cell>
              <table:table-cell office:value-type="float" office:value="199.7125">
                <text:p>199.7125</text:p>
              </table:table-cell>
              <table:table-cell office:value-type="float" office:value="179.751666666667">
                <text:p>179.751666666667</text:p>
              </table:table-cell>
              <table:table-cell office:value-type="float" office:value="160.296666666667">
                <text:p>160.29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9cm" svg:height="9.032cm" xlink:href=".." xlink:type="simple" chart:class="chart:bar" chart:style-name="ch1">
        <chart:title svg:x="5.472cm" svg:y="0.315cm" chart:style-name="ch2">
          <text:p>Flocking Execution Time
 </text:p>
        </chart:title>
        <chart:legend chart:legend-position="end" svg:x="14.933cm" svg:y="3.221cm" style:legend-expansion="high" chart:style-name="ch3"/>
        <chart:plot-area chart:style-name="ch4" table:cell-range-address="'Graficos_&amp;_Medias'.O40:'Graficos_&amp;_Medias'.T47" chart:data-source-has-labels="both" svg:x="0.319cm" svg:y="1.778cm" svg:width="14.295cm" svg:height="7.074cm">
          <chart:coordinate-region svg:x="1.866cm" svg:y="1.978cm" svg:width="12.748cm" svg:height="6.227cm"/>
          <chart:axis chart:dimension="x" chart:name="primary-x" chart:style-name="ch5" chartooo:axis-type="auto">
            <chartooo:date-scale/>
            <chart:categories table:cell-range-address="'Graficos_&amp;_Medias'.O41:'Graficos_&amp;_Medias'.O4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raficos_&amp;_Medias'.P41:'Graficos_&amp;_Medias'.P47" chart:label-cell-address="'Graficos_&amp;_Medias'.P40:'Graficos_&amp;_Medias'.P40" chart:class="chart:bar">
            <chart:data-point chart:repeated="7"/>
          </chart:series>
          <chart:series chart:style-name="ch9" chart:values-cell-range-address="'Graficos_&amp;_Medias'.Q41:'Graficos_&amp;_Medias'.Q47" chart:label-cell-address="'Graficos_&amp;_Medias'.Q40:'Graficos_&amp;_Medias'.Q40" chart:class="chart:bar">
            <chart:data-point chart:repeated="7"/>
          </chart:series>
          <chart:series chart:style-name="ch10" chart:values-cell-range-address="'Graficos_&amp;_Medias'.R41:'Graficos_&amp;_Medias'.R47" chart:label-cell-address="'Graficos_&amp;_Medias'.R40:'Graficos_&amp;_Medias'.R40" chart:class="chart:bar">
            <chart:data-point chart:repeated="7"/>
          </chart:series>
          <chart:series chart:style-name="ch11" chart:values-cell-range-address="'Graficos_&amp;_Medias'.S41:'Graficos_&amp;_Medias'.S47" chart:label-cell-address="'Graficos_&amp;_Medias'.S40:'Graficos_&amp;_Medias'.S40" chart:class="chart:bar">
            <chart:data-point chart:repeated="7"/>
          </chart:series>
          <chart:series chart:style-name="ch12" chart:values-cell-range-address="'Graficos_&amp;_Medias'.T41:'Graficos_&amp;_Medias'.T47" chart:label-cell-address="'Graficos_&amp;_Medias'.T40:'Graficos_&amp;_Medias'.T40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</text:p>
                <draw:g>
                  <svg:desc>'Graficos_&amp;_Medias'.P40:'Graficos_&amp;_Medias'.P40</svg:desc>
                </draw:g>
              </table:table-cell>
              <table:table-cell office:value-type="string">
                <text:p>2t</text:p>
                <draw:g>
                  <svg:desc>'Graficos_&amp;_Medias'.Q40:'Graficos_&amp;_Medias'.Q40</svg:desc>
                </draw:g>
              </table:table-cell>
              <table:table-cell office:value-type="string">
                <text:p>4t</text:p>
                <draw:g>
                  <svg:desc>'Graficos_&amp;_Medias'.R40:'Graficos_&amp;_Medias'.R40</svg:desc>
                </draw:g>
              </table:table-cell>
              <table:table-cell office:value-type="string">
                <text:p>6t</text:p>
                <draw:g>
                  <svg:desc>'Graficos_&amp;_Medias'.S40:'Graficos_&amp;_Medias'.S40</svg:desc>
                </draw:g>
              </table:table-cell>
              <table:table-cell office:value-type="string">
                <text:p>8t</text:p>
                <draw:g>
                  <svg:desc>'Graficos_&amp;_Medias'.T40:'Graficos_&amp;_Medias'.T40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Graficos_&amp;_Medias'.O41:'Graficos_&amp;_Medias'.O47</svg:desc>
                </draw:g>
              </table:table-cell>
              <table:table-cell office:value-type="float" office:value="43.6983333333333">
                <text:p>43.6983333333333</text:p>
                <draw:g>
                  <svg:desc>'Graficos_&amp;_Medias'.P41:'Graficos_&amp;_Medias'.P47</svg:desc>
                </draw:g>
              </table:table-cell>
              <table:table-cell office:value-type="float" office:value="17.3933333333333">
                <text:p>17.3933333333333</text:p>
                <draw:g>
                  <svg:desc>'Graficos_&amp;_Medias'.Q41:'Graficos_&amp;_Medias'.Q47</svg:desc>
                </draw:g>
              </table:table-cell>
              <table:table-cell office:value-type="float" office:value="17.2675">
                <text:p>17.2675</text:p>
                <draw:g>
                  <svg:desc>'Graficos_&amp;_Medias'.R41:'Graficos_&amp;_Medias'.R47</svg:desc>
                </draw:g>
              </table:table-cell>
              <table:table-cell office:value-type="float" office:value="17.285">
                <text:p>17.285</text:p>
                <draw:g>
                  <svg:desc>'Graficos_&amp;_Medias'.S41:'Graficos_&amp;_Medias'.S47</svg:desc>
                </draw:g>
              </table:table-cell>
              <table:table-cell office:value-type="float" office:value="17.3033333333333">
                <text:p>17.3033333333333</text:p>
                <draw:g>
                  <svg:desc>'Graficos_&amp;_Medias'.T41:'Graficos_&amp;_Medias'.T47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6.076666666667">
                <text:p>106.076666666667</text:p>
              </table:table-cell>
              <table:table-cell office:value-type="float" office:value="29.1125">
                <text:p>29.1125</text:p>
              </table:table-cell>
              <table:table-cell office:value-type="float" office:value="26.5458333333333">
                <text:p>26.5458333333333</text:p>
              </table:table-cell>
              <table:table-cell office:value-type="float" office:value="26.0266666666667">
                <text:p>26.0266666666667</text:p>
              </table:table-cell>
              <table:table-cell office:value-type="float" office:value="27.2133333333333">
                <text:p>27.213333333333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96.67">
                <text:p>296.67</text:p>
              </table:table-cell>
              <table:table-cell office:value-type="float" office:value="85.4158333333333">
                <text:p>85.4158333333333</text:p>
              </table:table-cell>
              <table:table-cell office:value-type="float" office:value="58.1908333333333">
                <text:p>58.1908333333333</text:p>
              </table:table-cell>
              <table:table-cell office:value-type="float" office:value="46.8941666666667">
                <text:p>46.8941666666667</text:p>
              </table:table-cell>
              <table:table-cell office:value-type="float" office:value="43.12">
                <text:p>43.12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573.299166666667">
                <text:p>573.299166666667</text:p>
              </table:table-cell>
              <table:table-cell office:value-type="float" office:value="159.4825">
                <text:p>159.4825</text:p>
              </table:table-cell>
              <table:table-cell office:value-type="float" office:value="126.651666666667">
                <text:p>126.651666666667</text:p>
              </table:table-cell>
              <table:table-cell office:value-type="float" office:value="111.541666666667">
                <text:p>111.541666666667</text:p>
              </table:table-cell>
              <table:table-cell office:value-type="float" office:value="91.2658333333333">
                <text:p>91.265833333333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978.434166666667">
                <text:p>978.434166666667</text:p>
              </table:table-cell>
              <table:table-cell office:value-type="float" office:value="192.39">
                <text:p>192.39</text:p>
              </table:table-cell>
              <table:table-cell office:value-type="float" office:value="199.7125">
                <text:p>199.7125</text:p>
              </table:table-cell>
              <table:table-cell office:value-type="float" office:value="179.751666666667">
                <text:p>179.751666666667</text:p>
              </table:table-cell>
              <table:table-cell office:value-type="float" office:value="160.296666666667">
                <text:p>160.29666666666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55274.583333333">
                <text:p>155274.583333333</text:p>
              </table:table-cell>
              <table:table-cell office:value-type="float" office:value="21544.3333333333">
                <text:p>21544.3333333333</text:p>
              </table:table-cell>
              <table:table-cell office:value-type="float" office:value="20729.3333333333">
                <text:p>20729.3333333333</text:p>
              </table:table-cell>
              <table:table-cell office:value-type="float" office:value="20759.75">
                <text:p>20759.75</text:p>
              </table:table-cell>
              <table:table-cell office:value-type="float" office:value="21439.0833333333">
                <text:p>21439.0833333333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221974">
                <text:p>221974</text:p>
              </table:table-cell>
              <table:table-cell office:value-type="float" office:value="25134.5833333333">
                <text:p>25134.5833333333</text:p>
              </table:table-cell>
              <table:table-cell office:value-type="float" office:value="21803.9166666667">
                <text:p>21803.9166666667</text:p>
              </table:table-cell>
              <table:table-cell office:value-type="float" office:value="21326.3333333333">
                <text:p>21326.3333333333</text:p>
              </table:table-cell>
              <table:table-cell office:value-type="float" office:value="21630.1666666667">
                <text:p>21630.1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9cm" svg:height="9.032cm" xlink:href=".." xlink:type="simple" chart:class="chart:bar" chart:style-name="ch1">
        <chart:title svg:x="5.035cm" svg:y="0.315cm" chart:style-name="ch2">
          <text:p>Find Nearest Execution Time
</text:p>
        </chart:title>
        <chart:legend chart:legend-position="end" svg:x="14.933cm" svg:y="3.221cm" style:legend-expansion="high" chart:style-name="ch3"/>
        <chart:plot-area chart:style-name="ch4" table:cell-range-address="'Graficos_&amp;_Medias'.V40:'Graficos_&amp;_Medias'.AA47" chart:data-source-has-labels="both" svg:x="0.319cm" svg:y="1.778cm" svg:width="14.295cm" svg:height="7.074cm">
          <chart:coordinate-region svg:x="1.866cm" svg:y="1.978cm" svg:width="12.748cm" svg:height="6.227cm"/>
          <chart:axis chart:dimension="x" chart:name="primary-x" chart:style-name="ch5" chartooo:axis-type="auto">
            <chartooo:date-scale/>
            <chart:categories table:cell-range-address="'Graficos_&amp;_Medias'.V41:'Graficos_&amp;_Medias'.V4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raficos_&amp;_Medias'.W41:'Graficos_&amp;_Medias'.W47" chart:label-cell-address="'Graficos_&amp;_Medias'.W40:'Graficos_&amp;_Medias'.W40" chart:class="chart:bar">
            <chart:data-point chart:repeated="7"/>
          </chart:series>
          <chart:series chart:style-name="ch9" chart:values-cell-range-address="'Graficos_&amp;_Medias'.X41:'Graficos_&amp;_Medias'.X47" chart:label-cell-address="'Graficos_&amp;_Medias'.X40:'Graficos_&amp;_Medias'.X40" chart:class="chart:bar">
            <chart:data-point chart:repeated="7"/>
          </chart:series>
          <chart:series chart:style-name="ch10" chart:values-cell-range-address="'Graficos_&amp;_Medias'.Y41:'Graficos_&amp;_Medias'.Y47" chart:label-cell-address="'Graficos_&amp;_Medias'.Y40:'Graficos_&amp;_Medias'.Y40" chart:class="chart:bar">
            <chart:data-point chart:repeated="7"/>
          </chart:series>
          <chart:series chart:style-name="ch11" chart:values-cell-range-address="'Graficos_&amp;_Medias'.Z41:'Graficos_&amp;_Medias'.Z47" chart:label-cell-address="'Graficos_&amp;_Medias'.Z40:'Graficos_&amp;_Medias'.Z40" chart:class="chart:bar">
            <chart:data-point chart:repeated="7"/>
          </chart:series>
          <chart:series chart:style-name="ch12" chart:values-cell-range-address="'Graficos_&amp;_Medias'.AA41:'Graficos_&amp;_Medias'.AA47" chart:label-cell-address="'Graficos_&amp;_Medias'.AA40:'Graficos_&amp;_Medias'.AA40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</text:p>
                <draw:g>
                  <svg:desc>'Graficos_&amp;_Medias'.W40:'Graficos_&amp;_Medias'.W40</svg:desc>
                </draw:g>
              </table:table-cell>
              <table:table-cell office:value-type="string">
                <text:p>2t</text:p>
                <draw:g>
                  <svg:desc>'Graficos_&amp;_Medias'.X40:'Graficos_&amp;_Medias'.X40</svg:desc>
                </draw:g>
              </table:table-cell>
              <table:table-cell office:value-type="string">
                <text:p>4t</text:p>
                <draw:g>
                  <svg:desc>'Graficos_&amp;_Medias'.Y40:'Graficos_&amp;_Medias'.Y40</svg:desc>
                </draw:g>
              </table:table-cell>
              <table:table-cell office:value-type="string">
                <text:p>6t</text:p>
                <draw:g>
                  <svg:desc>'Graficos_&amp;_Medias'.Z40:'Graficos_&amp;_Medias'.Z40</svg:desc>
                </draw:g>
              </table:table-cell>
              <table:table-cell office:value-type="string">
                <text:p>8t</text:p>
                <draw:g>
                  <svg:desc>'Graficos_&amp;_Medias'.AA40:'Graficos_&amp;_Medias'.AA40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Graficos_&amp;_Medias'.V41:'Graficos_&amp;_Medias'.V47</svg:desc>
                </draw:g>
              </table:table-cell>
              <table:table-cell office:value-type="float" office:value="18.0425">
                <text:p>18.0425</text:p>
                <draw:g>
                  <svg:desc>'Graficos_&amp;_Medias'.W41:'Graficos_&amp;_Medias'.W47</svg:desc>
                </draw:g>
              </table:table-cell>
              <table:table-cell office:value-type="float" office:value="16.1441666666667">
                <text:p>16.1441666666667</text:p>
                <draw:g>
                  <svg:desc>'Graficos_&amp;_Medias'.X41:'Graficos_&amp;_Medias'.X47</svg:desc>
                </draw:g>
              </table:table-cell>
              <table:table-cell office:value-type="float" office:value="16.1375">
                <text:p>16.1375</text:p>
                <draw:g>
                  <svg:desc>'Graficos_&amp;_Medias'.Y41:'Graficos_&amp;_Medias'.Y47</svg:desc>
                </draw:g>
              </table:table-cell>
              <table:table-cell office:value-type="float" office:value="16.1416666666667">
                <text:p>16.1416666666667</text:p>
                <draw:g>
                  <svg:desc>'Graficos_&amp;_Medias'.Z41:'Graficos_&amp;_Medias'.Z47</svg:desc>
                </draw:g>
              </table:table-cell>
              <table:table-cell office:value-type="float" office:value="16.1425">
                <text:p>16.1425</text:p>
                <draw:g>
                  <svg:desc>'Graficos_&amp;_Medias'.AA41:'Graficos_&amp;_Medias'.AA47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3.4183333333333">
                <text:p>43.4183333333333</text:p>
              </table:table-cell>
              <table:table-cell office:value-type="float" office:value="16.1341666666667">
                <text:p>16.1341666666667</text:p>
              </table:table-cell>
              <table:table-cell office:value-type="float" office:value="16.1866666666667">
                <text:p>16.1866666666667</text:p>
              </table:table-cell>
              <table:table-cell office:value-type="float" office:value="16.1375">
                <text:p>16.1375</text:p>
              </table:table-cell>
              <table:table-cell office:value-type="float" office:value="16.1783333333333">
                <text:p>16.178333333333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40.18">
                <text:p>140.18</text:p>
              </table:table-cell>
              <table:table-cell office:value-type="float" office:value="17.2083333333333">
                <text:p>17.2083333333333</text:p>
              </table:table-cell>
              <table:table-cell office:value-type="float" office:value="16.2866666666667">
                <text:p>16.2866666666667</text:p>
              </table:table-cell>
              <table:table-cell office:value-type="float" office:value="16.2233333333333">
                <text:p>16.2233333333333</text:p>
              </table:table-cell>
              <table:table-cell office:value-type="float" office:value="16.2241666666667">
                <text:p>16.224166666666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99.134166666667">
                <text:p>299.134166666667</text:p>
              </table:table-cell>
              <table:table-cell office:value-type="float" office:value="31.0183333333333">
                <text:p>31.0183333333333</text:p>
              </table:table-cell>
              <table:table-cell office:value-type="float" office:value="24.4666666666667">
                <text:p>24.4666666666667</text:p>
              </table:table-cell>
              <table:table-cell office:value-type="float" office:value="19.1275">
                <text:p>19.1275</text:p>
              </table:table-cell>
              <table:table-cell office:value-type="float" office:value="17.4058333333333">
                <text:p>17.405833333333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522.4175">
                <text:p>522.4175</text:p>
              </table:table-cell>
              <table:table-cell office:value-type="float" office:value="48.6083333333333">
                <text:p>48.6083333333333</text:p>
              </table:table-cell>
              <table:table-cell office:value-type="float" office:value="35.565">
                <text:p>35.565</text:p>
              </table:table-cell>
              <table:table-cell office:value-type="float" office:value="28.0508333333333">
                <text:p>28.0508333333333</text:p>
              </table:table-cell>
              <table:table-cell office:value-type="float" office:value="25.1991666666667">
                <text:p>25.199166666666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5863.9166666667">
                <text:p>85863.9166666667</text:p>
              </table:table-cell>
              <table:table-cell office:value-type="float" office:value="7196.91666666667">
                <text:p>7196.91666666667</text:p>
              </table:table-cell>
              <table:table-cell office:value-type="float" office:value="5599.16666666667">
                <text:p>5599.16666666667</text:p>
              </table:table-cell>
              <table:table-cell office:value-type="float" office:value="4636.83333333333">
                <text:p>4636.83333333333</text:p>
              </table:table-cell>
              <table:table-cell office:value-type="float" office:value="4230.66666666667">
                <text:p>4230.66666666667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25570.916666667">
                <text:p>125570.916666667</text:p>
              </table:table-cell>
              <table:table-cell office:value-type="float" office:value="9217">
                <text:p>9217</text:p>
              </table:table-cell>
              <table:table-cell office:value-type="float" office:value="6800.91666666667">
                <text:p>6800.91666666667</text:p>
              </table:table-cell>
              <table:table-cell office:value-type="float" office:value="6072">
                <text:p>6072</text:p>
              </table:table-cell>
              <table:table-cell office:value-type="float" office:value="5226.75">
                <text:p>5226.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4cm" svg:height="8.975cm" xlink:href=".." xlink:type="simple" chart:class="chart:bar" chart:style-name="ch1">
        <chart:title svg:x="5.49cm" svg:y="0.315cm" chart:style-name="ch2">
          <text:p>Flocking Execution Time</text:p>
        </chart:title>
        <chart:legend chart:legend-position="end" svg:x="14.968cm" svg:y="3.192cm" style:legend-expansion="high" chart:style-name="ch3"/>
        <chart:plot-area chart:style-name="ch4" table:cell-range-address="'Graficos_&amp;_Medias'.O40:'Graficos_&amp;_Medias'.T47" chart:data-source-has-labels="both" svg:x="1.331cm" svg:y="1.273cm" svg:width="13.317cm" svg:height="6.542cm">
          <chart:coordinate-region svg:x="2.878cm" svg:y="1.473cm" svg:width="11.77cm" svg:height="5.695cm"/>
          <chart:axis chart:dimension="x" chart:name="primary-x" chart:style-name="ch5" chartooo:axis-type="auto">
            <chartooo:date-scale/>
            <chart:title svg:x="7.561cm" svg:y="7.994cm" chart:style-name="ch6">
              <text:p>Units</text:p>
            </chart:title>
            <chart:categories table:cell-range-address="'Graficos_&amp;_Medias'.O41:'Graficos_&amp;_Medias'.O47"/>
          </chart:axis>
          <chart:axis chart:dimension="y" chart:name="primary-y" chart:style-name="ch7">
            <chart:title svg:x="0.451cm" svg:y="5.95cm" chart:style-name="ch8">
              <text:p> Time in µ seconds</text:p>
            </chart:title>
            <chart:grid chart:style-name="ch9" chart:class="major"/>
          </chart:axis>
          <chart:series chart:style-name="ch10" chart:values-cell-range-address="'Graficos_&amp;_Medias'.P41:'Graficos_&amp;_Medias'.P47" chart:label-cell-address="'Graficos_&amp;_Medias'.P40:'Graficos_&amp;_Medias'.P40" chart:class="chart:bar">
            <chart:data-point chart:repeated="7"/>
          </chart:series>
          <chart:series chart:style-name="ch11" chart:values-cell-range-address="'Graficos_&amp;_Medias'.Q41:'Graficos_&amp;_Medias'.Q47" chart:label-cell-address="'Graficos_&amp;_Medias'.Q40:'Graficos_&amp;_Medias'.Q40" chart:class="chart:bar">
            <chart:data-point chart:repeated="7"/>
          </chart:series>
          <chart:series chart:style-name="ch12" chart:values-cell-range-address="'Graficos_&amp;_Medias'.R41:'Graficos_&amp;_Medias'.R47" chart:label-cell-address="'Graficos_&amp;_Medias'.R40:'Graficos_&amp;_Medias'.R40" chart:class="chart:bar">
            <chart:data-point chart:repeated="7"/>
          </chart:series>
          <chart:series chart:style-name="ch13" chart:values-cell-range-address="'Graficos_&amp;_Medias'.S41:'Graficos_&amp;_Medias'.S47" chart:label-cell-address="'Graficos_&amp;_Medias'.S40:'Graficos_&amp;_Medias'.S40" chart:class="chart:bar">
            <chart:data-point chart:repeated="7"/>
          </chart:series>
          <chart:series chart:style-name="ch14" chart:values-cell-range-address="'Graficos_&amp;_Medias'.T41:'Graficos_&amp;_Medias'.T47" chart:label-cell-address="'Graficos_&amp;_Medias'.T40:'Graficos_&amp;_Medias'.T40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</text:p>
                <draw:g>
                  <svg:desc>'Graficos_&amp;_Medias'.P40:'Graficos_&amp;_Medias'.P40</svg:desc>
                </draw:g>
              </table:table-cell>
              <table:table-cell office:value-type="string">
                <text:p>2t</text:p>
                <draw:g>
                  <svg:desc>'Graficos_&amp;_Medias'.Q40:'Graficos_&amp;_Medias'.Q40</svg:desc>
                </draw:g>
              </table:table-cell>
              <table:table-cell office:value-type="string">
                <text:p>4t</text:p>
                <draw:g>
                  <svg:desc>'Graficos_&amp;_Medias'.R40:'Graficos_&amp;_Medias'.R40</svg:desc>
                </draw:g>
              </table:table-cell>
              <table:table-cell office:value-type="string">
                <text:p>6t</text:p>
                <draw:g>
                  <svg:desc>'Graficos_&amp;_Medias'.S40:'Graficos_&amp;_Medias'.S40</svg:desc>
                </draw:g>
              </table:table-cell>
              <table:table-cell office:value-type="string">
                <text:p>8t</text:p>
                <draw:g>
                  <svg:desc>'Graficos_&amp;_Medias'.T40:'Graficos_&amp;_Medias'.T40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Graficos_&amp;_Medias'.O41:'Graficos_&amp;_Medias'.O47</svg:desc>
                </draw:g>
              </table:table-cell>
              <table:table-cell office:value-type="float" office:value="43.6983333333333">
                <text:p>43.6983333333333</text:p>
                <draw:g>
                  <svg:desc>'Graficos_&amp;_Medias'.P41:'Graficos_&amp;_Medias'.P47</svg:desc>
                </draw:g>
              </table:table-cell>
              <table:table-cell office:value-type="float" office:value="17.3933333333333">
                <text:p>17.3933333333333</text:p>
                <draw:g>
                  <svg:desc>'Graficos_&amp;_Medias'.Q41:'Graficos_&amp;_Medias'.Q47</svg:desc>
                </draw:g>
              </table:table-cell>
              <table:table-cell office:value-type="float" office:value="17.2675">
                <text:p>17.2675</text:p>
                <draw:g>
                  <svg:desc>'Graficos_&amp;_Medias'.R41:'Graficos_&amp;_Medias'.R47</svg:desc>
                </draw:g>
              </table:table-cell>
              <table:table-cell office:value-type="float" office:value="17.285">
                <text:p>17.285</text:p>
                <draw:g>
                  <svg:desc>'Graficos_&amp;_Medias'.S41:'Graficos_&amp;_Medias'.S47</svg:desc>
                </draw:g>
              </table:table-cell>
              <table:table-cell office:value-type="float" office:value="17.3033333333333">
                <text:p>17.3033333333333</text:p>
                <draw:g>
                  <svg:desc>'Graficos_&amp;_Medias'.T41:'Graficos_&amp;_Medias'.T47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6.076666666667">
                <text:p>106.076666666667</text:p>
              </table:table-cell>
              <table:table-cell office:value-type="float" office:value="29.1125">
                <text:p>29.1125</text:p>
              </table:table-cell>
              <table:table-cell office:value-type="float" office:value="26.5458333333333">
                <text:p>26.5458333333333</text:p>
              </table:table-cell>
              <table:table-cell office:value-type="float" office:value="26.0266666666667">
                <text:p>26.0266666666667</text:p>
              </table:table-cell>
              <table:table-cell office:value-type="float" office:value="27.2133333333333">
                <text:p>27.213333333333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96.67">
                <text:p>296.67</text:p>
              </table:table-cell>
              <table:table-cell office:value-type="float" office:value="85.4158333333333">
                <text:p>85.4158333333333</text:p>
              </table:table-cell>
              <table:table-cell office:value-type="float" office:value="58.1908333333333">
                <text:p>58.1908333333333</text:p>
              </table:table-cell>
              <table:table-cell office:value-type="float" office:value="46.8941666666667">
                <text:p>46.8941666666667</text:p>
              </table:table-cell>
              <table:table-cell office:value-type="float" office:value="43.12">
                <text:p>43.12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573.299166666667">
                <text:p>573.299166666667</text:p>
              </table:table-cell>
              <table:table-cell office:value-type="float" office:value="159.4825">
                <text:p>159.4825</text:p>
              </table:table-cell>
              <table:table-cell office:value-type="float" office:value="126.651666666667">
                <text:p>126.651666666667</text:p>
              </table:table-cell>
              <table:table-cell office:value-type="float" office:value="111.541666666667">
                <text:p>111.541666666667</text:p>
              </table:table-cell>
              <table:table-cell office:value-type="float" office:value="91.2658333333333">
                <text:p>91.265833333333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978.434166666667">
                <text:p>978.434166666667</text:p>
              </table:table-cell>
              <table:table-cell office:value-type="float" office:value="192.39">
                <text:p>192.39</text:p>
              </table:table-cell>
              <table:table-cell office:value-type="float" office:value="199.7125">
                <text:p>199.7125</text:p>
              </table:table-cell>
              <table:table-cell office:value-type="float" office:value="179.751666666667">
                <text:p>179.751666666667</text:p>
              </table:table-cell>
              <table:table-cell office:value-type="float" office:value="160.296666666667">
                <text:p>160.29666666666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55274.583333333">
                <text:p>155274.583333333</text:p>
              </table:table-cell>
              <table:table-cell office:value-type="float" office:value="21544.3333333333">
                <text:p>21544.3333333333</text:p>
              </table:table-cell>
              <table:table-cell office:value-type="float" office:value="20729.3333333333">
                <text:p>20729.3333333333</text:p>
              </table:table-cell>
              <table:table-cell office:value-type="float" office:value="20759.75">
                <text:p>20759.75</text:p>
              </table:table-cell>
              <table:table-cell office:value-type="float" office:value="21439.0833333333">
                <text:p>21439.0833333333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221974">
                <text:p>221974</text:p>
              </table:table-cell>
              <table:table-cell office:value-type="float" office:value="25134.5833333333">
                <text:p>25134.5833333333</text:p>
              </table:table-cell>
              <table:table-cell office:value-type="float" office:value="21803.9166666667">
                <text:p>21803.9166666667</text:p>
              </table:table-cell>
              <table:table-cell office:value-type="float" office:value="21326.3333333333">
                <text:p>21326.3333333333</text:p>
              </table:table-cell>
              <table:table-cell office:value-type="float" office:value="21630.1666666667">
                <text:p>21630.1666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4cm" svg:height="8.976cm" xlink:href=".." xlink:type="simple" chart:class="chart:bar" chart:style-name="ch1">
        <chart:title svg:x="5.053cm" svg:y="0.315cm" chart:style-name="ch2">
          <text:p>Find Nearest Execution Time</text:p>
        </chart:title>
        <chart:legend chart:legend-position="end" svg:x="14.968cm" svg:y="3.193cm" style:legend-expansion="high" chart:style-name="ch3"/>
        <chart:plot-area chart:style-name="ch4" table:cell-range-address="'Graficos_&amp;_Medias'.V40:'Graficos_&amp;_Medias'.AA47" chart:data-source-has-labels="both" svg:x="1.331cm" svg:y="1.273cm" svg:width="13.317cm" svg:height="6.543cm">
          <chart:coordinate-region svg:x="2.878cm" svg:y="1.473cm" svg:width="11.77cm" svg:height="5.697cm"/>
          <chart:axis chart:dimension="x" chart:name="primary-x" chart:style-name="ch5" chartooo:axis-type="auto">
            <chartooo:date-scale/>
            <chart:title svg:x="7.561cm" svg:y="7.995cm" chart:style-name="ch6">
              <text:p>Units</text:p>
            </chart:title>
            <chart:categories table:cell-range-address="'Graficos_&amp;_Medias'.V41:'Graficos_&amp;_Medias'.V47"/>
          </chart:axis>
          <chart:axis chart:dimension="y" chart:name="primary-y" chart:style-name="ch7">
            <chart:title svg:x="0.451cm" svg:y="5.95cm" chart:style-name="ch8">
              <text:p> Time in µ seconds</text:p>
            </chart:title>
            <chart:grid chart:style-name="ch9" chart:class="major"/>
          </chart:axis>
          <chart:series chart:style-name="ch10" chart:values-cell-range-address="'Graficos_&amp;_Medias'.W41:'Graficos_&amp;_Medias'.W47" chart:label-cell-address="'Graficos_&amp;_Medias'.W40:'Graficos_&amp;_Medias'.W40" chart:class="chart:bar">
            <chart:data-point chart:repeated="7"/>
          </chart:series>
          <chart:series chart:style-name="ch11" chart:values-cell-range-address="'Graficos_&amp;_Medias'.X41:'Graficos_&amp;_Medias'.X47" chart:label-cell-address="'Graficos_&amp;_Medias'.X40:'Graficos_&amp;_Medias'.X40" chart:class="chart:bar">
            <chart:data-point chart:repeated="7"/>
          </chart:series>
          <chart:series chart:style-name="ch12" chart:values-cell-range-address="'Graficos_&amp;_Medias'.Y41:'Graficos_&amp;_Medias'.Y47" chart:label-cell-address="'Graficos_&amp;_Medias'.Y40:'Graficos_&amp;_Medias'.Y40" chart:class="chart:bar">
            <chart:data-point chart:repeated="7"/>
          </chart:series>
          <chart:series chart:style-name="ch13" chart:values-cell-range-address="'Graficos_&amp;_Medias'.Z41:'Graficos_&amp;_Medias'.Z47" chart:label-cell-address="'Graficos_&amp;_Medias'.Z40:'Graficos_&amp;_Medias'.Z40" chart:class="chart:bar">
            <chart:data-point chart:repeated="7"/>
          </chart:series>
          <chart:series chart:style-name="ch14" chart:values-cell-range-address="'Graficos_&amp;_Medias'.AA41:'Graficos_&amp;_Medias'.AA47" chart:label-cell-address="'Graficos_&amp;_Medias'.AA40:'Graficos_&amp;_Medias'.AA40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</text:p>
                <draw:g>
                  <svg:desc>'Graficos_&amp;_Medias'.W40:'Graficos_&amp;_Medias'.W40</svg:desc>
                </draw:g>
              </table:table-cell>
              <table:table-cell office:value-type="string">
                <text:p>2t</text:p>
                <draw:g>
                  <svg:desc>'Graficos_&amp;_Medias'.X40:'Graficos_&amp;_Medias'.X40</svg:desc>
                </draw:g>
              </table:table-cell>
              <table:table-cell office:value-type="string">
                <text:p>4t</text:p>
                <draw:g>
                  <svg:desc>'Graficos_&amp;_Medias'.Y40:'Graficos_&amp;_Medias'.Y40</svg:desc>
                </draw:g>
              </table:table-cell>
              <table:table-cell office:value-type="string">
                <text:p>6t</text:p>
                <draw:g>
                  <svg:desc>'Graficos_&amp;_Medias'.Z40:'Graficos_&amp;_Medias'.Z40</svg:desc>
                </draw:g>
              </table:table-cell>
              <table:table-cell office:value-type="string">
                <text:p>8t</text:p>
                <draw:g>
                  <svg:desc>'Graficos_&amp;_Medias'.AA40:'Graficos_&amp;_Medias'.AA40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Graficos_&amp;_Medias'.V41:'Graficos_&amp;_Medias'.V47</svg:desc>
                </draw:g>
              </table:table-cell>
              <table:table-cell office:value-type="float" office:value="18.0425">
                <text:p>18.0425</text:p>
                <draw:g>
                  <svg:desc>'Graficos_&amp;_Medias'.W41:'Graficos_&amp;_Medias'.W47</svg:desc>
                </draw:g>
              </table:table-cell>
              <table:table-cell office:value-type="float" office:value="16.1441666666667">
                <text:p>16.1441666666667</text:p>
                <draw:g>
                  <svg:desc>'Graficos_&amp;_Medias'.X41:'Graficos_&amp;_Medias'.X47</svg:desc>
                </draw:g>
              </table:table-cell>
              <table:table-cell office:value-type="float" office:value="16.1375">
                <text:p>16.1375</text:p>
                <draw:g>
                  <svg:desc>'Graficos_&amp;_Medias'.Y41:'Graficos_&amp;_Medias'.Y47</svg:desc>
                </draw:g>
              </table:table-cell>
              <table:table-cell office:value-type="float" office:value="16.1416666666667">
                <text:p>16.1416666666667</text:p>
                <draw:g>
                  <svg:desc>'Graficos_&amp;_Medias'.Z41:'Graficos_&amp;_Medias'.Z47</svg:desc>
                </draw:g>
              </table:table-cell>
              <table:table-cell office:value-type="float" office:value="16.1425">
                <text:p>16.1425</text:p>
                <draw:g>
                  <svg:desc>'Graficos_&amp;_Medias'.AA41:'Graficos_&amp;_Medias'.AA47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3.4183333333333">
                <text:p>43.4183333333333</text:p>
              </table:table-cell>
              <table:table-cell office:value-type="float" office:value="16.1341666666667">
                <text:p>16.1341666666667</text:p>
              </table:table-cell>
              <table:table-cell office:value-type="float" office:value="16.1866666666667">
                <text:p>16.1866666666667</text:p>
              </table:table-cell>
              <table:table-cell office:value-type="float" office:value="16.1375">
                <text:p>16.1375</text:p>
              </table:table-cell>
              <table:table-cell office:value-type="float" office:value="16.1783333333333">
                <text:p>16.178333333333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40.18">
                <text:p>140.18</text:p>
              </table:table-cell>
              <table:table-cell office:value-type="float" office:value="17.2083333333333">
                <text:p>17.2083333333333</text:p>
              </table:table-cell>
              <table:table-cell office:value-type="float" office:value="16.2866666666667">
                <text:p>16.2866666666667</text:p>
              </table:table-cell>
              <table:table-cell office:value-type="float" office:value="16.2233333333333">
                <text:p>16.2233333333333</text:p>
              </table:table-cell>
              <table:table-cell office:value-type="float" office:value="16.2241666666667">
                <text:p>16.224166666666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99.134166666667">
                <text:p>299.134166666667</text:p>
              </table:table-cell>
              <table:table-cell office:value-type="float" office:value="31.0183333333333">
                <text:p>31.0183333333333</text:p>
              </table:table-cell>
              <table:table-cell office:value-type="float" office:value="24.4666666666667">
                <text:p>24.4666666666667</text:p>
              </table:table-cell>
              <table:table-cell office:value-type="float" office:value="19.1275">
                <text:p>19.1275</text:p>
              </table:table-cell>
              <table:table-cell office:value-type="float" office:value="17.4058333333333">
                <text:p>17.405833333333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522.4175">
                <text:p>522.4175</text:p>
              </table:table-cell>
              <table:table-cell office:value-type="float" office:value="48.6083333333333">
                <text:p>48.6083333333333</text:p>
              </table:table-cell>
              <table:table-cell office:value-type="float" office:value="35.565">
                <text:p>35.565</text:p>
              </table:table-cell>
              <table:table-cell office:value-type="float" office:value="28.0508333333333">
                <text:p>28.0508333333333</text:p>
              </table:table-cell>
              <table:table-cell office:value-type="float" office:value="25.1991666666667">
                <text:p>25.199166666666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5863.9166666667">
                <text:p>85863.9166666667</text:p>
              </table:table-cell>
              <table:table-cell office:value-type="float" office:value="7196.91666666667">
                <text:p>7196.91666666667</text:p>
              </table:table-cell>
              <table:table-cell office:value-type="float" office:value="5599.16666666667">
                <text:p>5599.16666666667</text:p>
              </table:table-cell>
              <table:table-cell office:value-type="float" office:value="4636.83333333333">
                <text:p>4636.83333333333</text:p>
              </table:table-cell>
              <table:table-cell office:value-type="float" office:value="4230.66666666667">
                <text:p>4230.66666666667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25570.916666667">
                <text:p>125570.916666667</text:p>
              </table:table-cell>
              <table:table-cell office:value-type="float" office:value="9217">
                <text:p>9217</text:p>
              </table:table-cell>
              <table:table-cell office:value-type="float" office:value="6800.91666666667">
                <text:p>6800.91666666667</text:p>
              </table:table-cell>
              <table:table-cell office:value-type="float" office:value="6072">
                <text:p>6072</text:p>
              </table:table-cell>
              <table:table-cell office:value-type="float" office:value="5226.75">
                <text:p>5226.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e16173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7b59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972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4cm" svg:height="8.976cm" xlink:href=".." xlink:type="simple" chart:class="chart:bar" chart:style-name="ch1">
        <chart:title svg:x="6.561cm" svg:y="0.315cm" chart:style-name="ch2">
          <text:p>Flocking Gain</text:p>
        </chart:title>
        <chart:legend chart:legend-position="end" svg:x="14.968cm" svg:y="3.442cm" style:legend-expansion="high" chart:style-name="ch3"/>
        <chart:plot-area chart:style-name="ch4" table:cell-range-address="'Graficos_&amp;_Medias'.P52:'Graficos_&amp;_Medias'.T59" chart:data-source-has-labels="both" svg:x="1.331cm" svg:y="1.273cm" svg:width="13.317cm" svg:height="6.543cm">
          <chart:coordinate-region svg:x="1.952cm" svg:y="1.472cm" svg:width="12.696cm" svg:height="5.697cm"/>
          <chart:axis chart:dimension="x" chart:name="primary-x" chart:style-name="ch5" chartooo:axis-type="auto">
            <chartooo:date-scale/>
            <chart:title svg:x="7.561cm" svg:y="7.995cm" chart:style-name="ch6">
              <text:p>Units</text:p>
            </chart:title>
            <chart:categories table:cell-range-address="'Graficos_&amp;_Medias'.P53:'Graficos_&amp;_Medias'.P59"/>
          </chart:axis>
          <chart:axis chart:dimension="y" chart:name="primary-y" chart:style-name="ch7">
            <chart:title svg:x="0.451cm" svg:y="4.945cm" chart:style-name="ch8">
              <text:p>Gain</text:p>
            </chart:title>
            <chart:grid chart:style-name="ch9" chart:class="major"/>
          </chart:axis>
          <chart:series chart:style-name="ch10" chart:values-cell-range-address="'Graficos_&amp;_Medias'.Q53:'Graficos_&amp;_Medias'.Q59" chart:label-cell-address="'Graficos_&amp;_Medias'.Q52:'Graficos_&amp;_Medias'.Q52" chart:class="chart:bar">
            <chart:data-point chart:repeated="7"/>
          </chart:series>
          <chart:series chart:style-name="ch11" chart:values-cell-range-address="'Graficos_&amp;_Medias'.R53:'Graficos_&amp;_Medias'.R59" chart:label-cell-address="'Graficos_&amp;_Medias'.R52:'Graficos_&amp;_Medias'.R52" chart:class="chart:bar">
            <chart:data-point chart:repeated="7"/>
          </chart:series>
          <chart:series chart:style-name="ch12" chart:values-cell-range-address="'Graficos_&amp;_Medias'.S53:'Graficos_&amp;_Medias'.S59" chart:label-cell-address="'Graficos_&amp;_Medias'.S52:'Graficos_&amp;_Medias'.S52" chart:class="chart:bar">
            <chart:data-point chart:repeated="7"/>
          </chart:series>
          <chart:series chart:style-name="ch13" chart:values-cell-range-address="'Graficos_&amp;_Medias'.T53:'Graficos_&amp;_Medias'.T59" chart:label-cell-address="'Graficos_&amp;_Medias'.T52:'Graficos_&amp;_Medias'.T52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t</text:p>
                <draw:g>
                  <svg:desc>'Graficos_&amp;_Medias'.Q52:'Graficos_&amp;_Medias'.Q52</svg:desc>
                </draw:g>
              </table:table-cell>
              <table:table-cell office:value-type="string">
                <text:p>4t</text:p>
                <draw:g>
                  <svg:desc>'Graficos_&amp;_Medias'.R52:'Graficos_&amp;_Medias'.R52</svg:desc>
                </draw:g>
              </table:table-cell>
              <table:table-cell office:value-type="string">
                <text:p>6t</text:p>
                <draw:g>
                  <svg:desc>'Graficos_&amp;_Medias'.S52:'Graficos_&amp;_Medias'.S52</svg:desc>
                </draw:g>
              </table:table-cell>
              <table:table-cell office:value-type="string">
                <text:p>8t</text:p>
                <draw:g>
                  <svg:desc>'Graficos_&amp;_Medias'.T52:'Graficos_&amp;_Medias'.T52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Graficos_&amp;_Medias'.P53:'Graficos_&amp;_Medias'.P59</svg:desc>
                </draw:g>
              </table:table-cell>
              <table:table-cell office:value-type="float" office:value="2.51236105787658">
                <text:p>2.51236105787658</text:p>
                <draw:g>
                  <svg:desc>'Graficos_&amp;_Medias'.Q53:'Graficos_&amp;_Medias'.Q59</svg:desc>
                </draw:g>
              </table:table-cell>
              <table:table-cell office:value-type="float" office:value="2.53066936923893">
                <text:p>2.53066936923893</text:p>
                <draw:g>
                  <svg:desc>'Graficos_&amp;_Medias'.R53:'Graficos_&amp;_Medias'.R59</svg:desc>
                </draw:g>
              </table:table-cell>
              <table:table-cell office:value-type="float" office:value="2.52810722206152">
                <text:p>2.52810722206152</text:p>
                <draw:g>
                  <svg:desc>'Graficos_&amp;_Medias'.S53:'Graficos_&amp;_Medias'.S59</svg:desc>
                </draw:g>
              </table:table-cell>
              <table:table-cell office:value-type="float" office:value="2.52542862646889">
                <text:p>2.52542862646889</text:p>
                <draw:g>
                  <svg:desc>'Graficos_&amp;_Medias'.T53:'Graficos_&amp;_Medias'.T59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.64368112208388">
                <text:p>3.64368112208388</text:p>
              </table:table-cell>
              <table:table-cell office:value-type="float" office:value="3.99598179249727">
                <text:p>3.99598179249727</text:p>
              </table:table-cell>
              <table:table-cell office:value-type="float" office:value="4.07569159836066">
                <text:p>4.07569159836066</text:p>
              </table:table-cell>
              <table:table-cell office:value-type="float" office:value="3.89796668299855">
                <text:p>3.8979666829985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.47324364140138">
                <text:p>3.47324364140138</text:p>
              </table:table-cell>
              <table:table-cell office:value-type="float" office:value="5.09822566555443">
                <text:p>5.09822566555443</text:p>
              </table:table-cell>
              <table:table-cell office:value-type="float" office:value="6.32637321628489">
                <text:p>6.32637321628489</text:p>
              </table:table-cell>
              <table:table-cell office:value-type="float" office:value="6.88010204081633">
                <text:p>6.88010204081633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.59474655003945">
                <text:p>3.59474655003945</text:p>
              </table:table-cell>
              <table:table-cell office:value-type="float" office:value="4.52658209524811">
                <text:p>4.52658209524811</text:p>
              </table:table-cell>
              <table:table-cell office:value-type="float" office:value="5.13977586850951">
                <text:p>5.13977586850951</text:p>
              </table:table-cell>
              <table:table-cell office:value-type="float" office:value="6.28164062856674">
                <text:p>6.2816406285667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5.08568099520072">
                <text:p>5.08568099520072</text:p>
              </table:table-cell>
              <table:table-cell office:value-type="float" office:value="4.89921345267155">
                <text:p>4.89921345267155</text:p>
              </table:table-cell>
              <table:table-cell office:value-type="float" office:value="5.44325504631389">
                <text:p>5.44325504631389</text:p>
              </table:table-cell>
              <table:table-cell office:value-type="float" office:value="6.10389590134957">
                <text:p>6.1038959013495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7.20721225999102">
                <text:p>7.20721225999102</text:p>
              </table:table-cell>
              <table:table-cell office:value-type="float" office:value="7.49057294011706">
                <text:p>7.49057294011706</text:p>
              </table:table-cell>
              <table:table-cell office:value-type="float" office:value="7.4795979399238">
                <text:p>7.4795979399238</text:p>
              </table:table-cell>
              <table:table-cell office:value-type="float" office:value="7.24259432733831">
                <text:p>7.24259432733831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8.83141753560003">
                <text:p>8.83141753560003</text:p>
              </table:table-cell>
              <table:table-cell office:value-type="float" office:value="10.1804645189893">
                <text:p>10.1804645189893</text:p>
              </table:table-cell>
              <table:table-cell office:value-type="float" office:value="10.4084465215149">
                <text:p>10.4084465215149</text:p>
              </table:table-cell>
              <table:table-cell office:value-type="float" office:value="10.2622417765312">
                <text:p>10.26224177653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